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500000000F6A8F29D3A7C22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6.22cm" fo:min-width="6.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9cm" fo:min-width="0.37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.30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6cm" fo:min-width="0.7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f2f2f2"/>
    </style:style>
    <style:style style:name="gr17" style:family="graphic" style:parent-style-name="standard">
      <style:graphic-properties draw:stroke="solid" svg:stroke-width="0.034cm" svg:stroke-color="#231f20" draw:stroke-linejoin="miter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solid" draw:fill-color="#231f2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6.399993896484pt" style:font-size-asian="176.399993896484pt" style:font-size-complex="176.39999389648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5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2.2999992370605pt" style:font-size-asian="22.2999992370605pt" style:font-size-complex="22.2999992370605pt"/>
    </style:style>
    <style:style style:name="P8" style:family="paragraph">
      <loext:graphic-properties draw:fill="none"/>
      <style:text-properties fo:font-size="15.5pt" style:font-size-asian="15.5pt" style:font-size-complex="15.5pt"/>
    </style:style>
    <style:style style:name="P9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1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14" style:family="paragraph">
      <loext:graphic-properties draw:fill="solid" draw:fill-color="#f2f2f2"/>
    </style:style>
    <style:style style:name="P15" style:family="paragraph">
      <loext:graphic-properties draw:fill="solid" draw:fill-color="#231f20"/>
    </style:style>
    <style:style style:name="T1" style:family="text">
      <style:text-properties fo:color="#cccccc" style:font-name="Nimbus Sans L1" fo:font-size="176.399993896484pt" fo:font-weight="bold" style:font-size-asian="176.399993896484pt" style:font-name-complex="Nimbus Sans L1" style:font-size-complex="176.399993896484pt" style:font-weight-complex="bold"/>
    </style:style>
    <style:style style:name="T2" style:family="text">
      <style:text-properties fo:color="#000000" style:font-name="Nimbus Roman No9 L1" fo:font-size="12pt" style:font-size-asian="12pt" style:font-name-complex="Nimbus Roman No9 L1" style:font-size-complex="12pt"/>
    </style:style>
    <style:style style:name="T3" style:family="text">
      <style:text-properties fo:color="#000000" style:font-name="Nimbus Sans L1" fo:font-size="10.8000001907349pt" style:font-size-asian="10.8000001907349pt" style:font-name-complex="Nimbus Sans L1" style:font-size-complex="10.8000001907349pt"/>
    </style:style>
    <style:style style:name="T4" style:family="text">
      <style:text-properties fo:color="#000000" style:font-name="Nimbus Sans L1" fo:font-size="8.60000038146973pt" style:font-size-asian="8.60000038146973pt" style:font-name-complex="Nimbus Sans L1" style:font-size-complex="8.60000038146973pt"/>
    </style:style>
    <style:style style:name="T5" style:family="text">
      <style:text-properties fo:color="#000000" style:font-name="Nimbus Sans L1" fo:font-size="22.2999992370605pt" fo:font-weight="bold" style:font-size-asian="22.2999992370605pt" style:font-name-complex="Nimbus Sans L1" style:font-size-complex="22.2999992370605pt" style:font-weight-complex="bold"/>
    </style:style>
    <style:style style:name="T6" style:family="text">
      <style:text-properties fo:color="#000000" style:font-name="Nimbus Sans L1" fo:font-size="15.5pt" style:font-size-asian="15.5pt" style:font-name-complex="Nimbus Sans L1" style:font-size-complex="15.5pt"/>
    </style:style>
    <style:style style:name="T7" style:family="text">
      <style:text-properties fo:color="#000000" style:font-name="Nimbus Roman No9 L1" fo:font-size="10.8999996185303pt" style:font-size-asian="10.8999996185303pt" style:font-name-complex="Nimbus Roman No9 L1" style:font-size-complex="10.8999996185303pt"/>
    </style:style>
    <style:style style:name="T8" style:family="text">
      <style:text-properties fo:color="#00adef" style:font-name="Nimbus Roman No9 L1" fo:font-size="10.8999996185303pt" style:font-size-asian="10.8999996185303pt" style:font-name-complex="Nimbus Roman No9 L1" style:font-size-complex="10.8999996185303pt"/>
    </style:style>
    <style:style style:name="T9" style:family="text">
      <style:text-properties fo:color="#000000" style:font-name="Nimbus Sans L1" fo:font-size="10.8000001907349pt" fo:font-weight="bold" style:font-size-asian="10.8000001907349pt" style:font-name-complex="Nimbus Sans L1" style:font-size-complex="10.8000001907349pt" style:font-weight-complex="bold"/>
    </style:style>
    <style:style style:name="T10" style:family="text">
      <style:text-properties fo:color="#000000" style:font-name="Nimbus Sans L1" fo:font-size="10.8000001907349pt" fo:font-style="italic" style:font-size-asian="10.8000001907349pt" style:font-name-complex="Nimbus Sans L1" style:font-size-complex="10.8000001907349pt" style:font-style-complex="italic"/>
    </style:style>
    <style:style style:name="T11" style:family="text">
      <style:text-properties fo:color="#00adef" style:font-name="Nimbus Sans L1" fo:font-size="10.8000001907349pt" style:font-size-asian="10.8000001907349pt" style:font-name-complex="Nimbus Sans L1" style:font-size-complex="10.8000001907349pt"/>
    </style:style>
    <style:style style:name="T12" style:family="text">
      <style:text-properties fo:color="#000000" style:font-name="Nimbus Roman No9 L1" fo:font-size="24.7999992370605pt" fo:font-weight="bold" style:font-size-asian="24.7999992370605pt" style:font-name-complex="Nimbus Roman No9 L1" style:font-size-complex="24.7999992370605pt" style:font-weight-complex="bold"/>
    </style:style>
    <style:style style:name="T13" style:family="text">
      <style:text-properties fo:color="#000000" style:font-name="Nimbus Roman No9 L1" fo:font-size="12pt" fo:font-style="italic" style:font-size-asian="12pt" style:font-name-complex="Nimbus Roman No9 L1" style:font-size-complex="12pt" style:font-style-complex="italic"/>
    </style:style>
    <style:style style:name="T14" style:family="text">
      <style:text-properties fo:color="#00ff00" style:font-name="Nimbus Roman No9 L1" fo:font-size="12pt" style:font-size-asian="12pt" style:font-name-complex="Nimbus Roman No9 L1" style:font-size-complex="12pt"/>
    </style:style>
    <style:style style:name="T15" style:family="text">
      <style:text-properties fo:color="#ff0000" style:font-name="Nimbus Roman No9 L1" fo:font-size="14.3999996185303pt" fo:font-weight="bold" style:font-size-asian="14.3999996185303pt" style:font-name-complex="Nimbus Roman No9 L1" style:font-size-complex="14.3999996185303pt" style:font-weight-complex="bold"/>
    </style:style>
    <style:style style:name="T16" style:family="text">
      <style:text-properties fo:color="#000000" style:font-name="Nimbus Roman No9 L1" fo:font-size="14.3999996185303pt" fo:font-weight="bold" style:font-size-asian="14.3999996185303pt" style:font-name-complex="Nimbus Roman No9 L1" style:font-size-complex="14.3999996185303pt" style:font-weight-complex="bold"/>
    </style:style>
    <style:style style:name="T17" style:family="text">
      <style:text-properties fo:color="#ff0000" style:font-name="Nimbus Roman No9 L1" fo:font-size="12pt" fo:font-weight="bold" style:font-size-asian="12pt" style:font-name-complex="Nimbus Roman No9 L1" style:font-size-complex="12pt" style:font-weight-complex="bold"/>
    </style:style>
    <style:style style:name="T18" style:family="text">
      <style:text-properties fo:color="#000000" style:font-name="Nimbus Roman No9 L1" fo:font-size="12pt" fo:font-weight="bold" style:font-size-asian="12pt" style:font-name-complex="Nimbus Roman No9 L1" style:font-size-complex="12pt" style:font-weight-complex="bold"/>
    </style:style>
    <style:style style:name="T19" style:family="text">
      <style:text-properties fo:color="#ff0000" style:font-name="Nimbus Roman No9 L1" fo:font-size="12pt" style:font-size-asian="12pt" style:font-name-complex="Nimbus Roman No9 L1" style:font-size-complex="12pt"/>
    </style:style>
    <style:style style:name="T20" style:family="text">
      <style:text-properties fo:color="#ff0000" style:font-name="Nimbus Roman No9 L1" fo:font-size="9pt" style:font-size-asian="9pt" style:font-name-complex="Nimbus Roman No9 L1" style:font-size-complex="9pt"/>
    </style:style>
    <style:style style:name="T21" style:family="text">
      <style:text-properties fo:color="#ff0000" style:font-name="Nimbus Mono L1" fo:font-size="12pt" style:font-size-asian="12pt" style:font-name-complex="Nimbus Mono L1" style:font-size-complex="12pt"/>
    </style:style>
    <style:style style:name="T22" style:family="text">
      <style:text-properties fo:color="#000000" style:font-name="Nimbus Sans L1" fo:font-size="15.5pt" fo:font-weight="bold" style:font-size-asian="15.5pt" style:font-name-complex="Nimbus Sans L1" style:font-size-complex="15.5pt" style:font-weight-complex="bold"/>
    </style:style>
    <style:style style:name="T23" style:family="text">
      <style:text-properties fo:color="#000000" style:font-name="Nimbus Sans L1" fo:font-size="12.8999996185303pt" fo:font-weight="bold" style:font-size-asian="12.8999996185303pt" style:font-name-complex="Nimbus Sans L1" style:font-size-complex="12.8999996185303pt" style:font-weight-complex="bold"/>
    </style:style>
    <style:style style:name="T24" style:family="text">
      <style:text-properties fo:color="#00adef" style:font-name="Nimbus Roman No9 L1" fo:font-size="12pt" style:font-size-asian="12pt" style:font-name-complex="Nimbus Roman No9 L1" style:font-size-complex="12pt"/>
    </style:style>
    <style:style style:name="T25" style:family="text">
      <style:text-properties fo:color="#000000" style:font-name="Nimbus Mono L1" fo:font-size="10.8999996185303pt" style:font-size-asian="10.8999996185303pt" style:font-name-complex="Nimbus Mono L1" style:font-size-complex="10.8999996185303pt"/>
    </style:style>
    <style:style style:name="T26" style:family="text">
      <style:text-properties fo:color="#000000" style:font-name="Computer Modern1" fo:font-size="10.8999996185303pt" fo:font-style="italic" style:font-size-asian="10.8999996185303pt" style:font-name-complex="Computer Modern1" style:font-size-complex="10.8999996185303pt" style:font-style-complex="italic"/>
    </style:style>
    <style:style style:name="T27" style:family="text">
      <style:text-properties fo:color="#000000" style:font-name="Nimbus Mono L1" fo:font-size="12pt" style:font-size-asian="12pt" style:font-name-complex="Nimbus Mono 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916cm" svg:y="1.257cm">
          <draw:text-box>
            <text:p text:style-name="P1"><text:span text:style-name="T3">i</text:span></text:p>
          </draw:text-box>
        </draw:frame>
        <draw:line draw:style-name="gr7" draw:text-style-name="P6" draw:layer="layout" svg:x1="9.796cm" svg:y1="14.617cm" svg:x2="12.203cm" svg:y2="14.617cm">
          <text:p/>
        </draw:line>
        <draw:frame draw:style-name="gr8" draw:text-style-name="P7" draw:layer="layout" svg:width="9.315cm" svg:height="1.127cm" svg:x="6.35cm" svg:y="12.537cm">
          <draw:text-box>
            <text:p text:style-name="P1"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z</text:span><text:span text:style-name="T5">á</text:span><text:span text:style-name="T5">l</text:span><text:span text:style-name="T5">i</text:span><text:span text:style-name="T5">s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o</text:span><text:span text:style-name="T5">z</text:span><text:span text:style-name="T5">á</text:span><text:span text:style-name="T5">s</text:span></text:p>
          </draw:text-box>
        </draw:frame>
        <draw:frame draw:style-name="gr8" draw:text-style-name="P7" draw:layer="layout" svg:width="16.228cm" svg:height="1.127cm" svg:x="2.911cm" svg:y="15.7cm">
          <draw:text-box>
            <text:p text:style-name="P1"><text:span text:style-name="T5">Í</text:span><text:span text:style-name="T5">r</text:span><text:span text:style-name="T5">d</text:span><text:span text:style-name="T5"> </text:span><text:span text:style-name="T5">m</text:span><text:span text:style-name="T5">e</text:span><text:span text:style-name="T5">g</text:span><text:span text:style-name="T5"> </text:span><text:span text:style-name="T5">a</text:span><text:span text:style-name="T5"> </text:span><text:span text:style-name="T5">s</text:span><text:span text:style-name="T5">a</text:span><text:span text:style-name="T5">j</text:span><text:span text:style-name="T5">á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o</text:span><text:span text:style-name="T5">z</text:span><text:span text:style-name="T5">á</text:span><text:span text:style-name="T5">s</text:span><text:span text:style-name="T5"> </text:span><text:span text:style-name="T5">t</text:span><text:span text:style-name="T5">a</text:span><text:span text:style-name="T5">n</text:span><text:span text:style-name="T5">k</text:span><text:span text:style-name="T5">ö</text:span><text:span text:style-name="T5">n</text:span><text:span text:style-name="T5">y</text:span><text:span text:style-name="T5">v</text:span><text:span text:style-name="T5">e</text:span><text:span text:style-name="T5">d</text:span><text:span text:style-name="T5">e</text:span><text:span text:style-name="T5">t</text:span><text:span text:style-name="T5">!</text:span></text:p>
          </draw:text-box>
        </draw:frame>
        <draw:frame draw:style-name="gr9" draw:text-style-name="P8" draw:layer="layout" svg:width="0.823cm" svg:height="0.785cm" svg:x="3.789cm" svg:y="25.128cm">
          <draw:text-box>
            <text:p text:style-name="P1"><text:span text:style-name="T6">E</text:span><text:span text:style-name="T6">d</text:span><text:span text:style-name="T6">.</text:span></text:p>
          </draw:text-box>
        </draw:frame>
        <draw:frame draw:style-name="gr9" draw:text-style-name="P8" draw:layer="layout" svg:width="1.64cm" svg:height="0.785cm" svg:x="5.556cm" svg:y="25.128cm">
          <draw:text-box>
            <text:p text:style-name="P1"><text:span text:style-name="T6">B</text:span><text:span text:style-name="T6">H</text:span><text:span text:style-name="T6">A</text:span><text:span text:style-name="T6">X</text:span><text:span text:style-name="T6">,</text:span></text:p>
          </draw:text-box>
        </draw:frame>
        <draw:frame draw:style-name="gr9" draw:text-style-name="P8" draw:layer="layout" svg:width="3.185cm" svg:height="0.785cm" svg:x="7.6cm" svg:y="25.128cm">
          <draw:text-box>
            <text:p text:style-name="P1"><text:span text:style-name="T6">D</text:span><text:span text:style-name="T6">E</text:span><text:span text:style-name="T6">B</text:span><text:span text:style-name="T6">R</text:span><text:span text:style-name="T6">E</text:span><text:span text:style-name="T6">C</text:span><text:span text:style-name="T6">E</text:span><text:span text:style-name="T6">N</text:span><text:span text:style-name="T6">,</text:span></text:p>
          </draw:text-box>
        </draw:frame>
        <draw:line draw:style-name="gr6" draw:text-style-name="P6" draw:layer="layout" svg:x1="2cm" svg:y1="27.63cm" svg:x2="19.999cm" svg:y2="27.63cm">
          <text:p/>
        </draw:line>
        <draw:frame draw:style-name="gr10" draw:text-style-name="P6" draw:layer="layout" svg:width="2.821cm" svg:height="0.528cm" svg:x="2cm" svg:y="27.793cm">
          <draw:image xlink:href="Pictures/10000000000000500000000F6A8F29D3A7C22330.png" xlink:type="simple" xlink:show="embed" xlink:actuate="onLoad" loext:mime-type="image/png">
            <text:p/>
          </draw:image>
        </draw:frame>
        <draw:frame draw:style-name="gr9" draw:text-style-name="P8" draw:layer="layout" svg:width="6.128cm" svg:height="0.785cm" svg:x="3.789cm" svg:y="25.901cm">
          <draw:text-box>
            <text:p text:style-name="P1"><text:span text:style-name="T6">2</text:span><text:span text:style-name="T6">0</text:span><text:span text:style-name="T6">1</text:span><text:span text:style-name="T6">9</text:span><text:span text:style-name="T6">.</text:span><text:span text:style-name="T6"> </text:span><text:span text:style-name="T6">f</text:span><text:span text:style-name="T6">e</text:span><text:span text:style-name="T6">b</text:span><text:span text:style-name="T6">r</text:span><text:span text:style-name="T6">u</text:span><text:span text:style-name="T6">á</text:span><text:span text:style-name="T6">r</text:span><text:span text:style-name="T6"> </text:span><text:span text:style-name="T6">1</text:span><text:span text:style-name="T6">9</text:span><text:span text:style-name="T6">,</text:span><text:span text:style-name="T6"> </text:span><text:span text:style-name="T6">v</text:span><text:span text:style-name="T6">.</text:span><text:span text:style-name="T6"> </text:span><text:span text:style-name="T6">0</text:span><text:span text:style-name="T6">.</text:span><text:span text:style-name="T6">0</text:span><text:span text:style-name="T6">.</text:span><text:span text:style-name="T6">4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831cm" svg:y="1.257cm">
          <draw:text-box>
            <text:p text:style-name="P1"><text:span text:style-name="T3">i</text:span><text:span text:style-name="T3">i</text:span></text:p>
          </draw:text-box>
        </draw:frame>
        <draw:frame draw:style-name="gr2" draw:text-style-name="P3" draw:layer="layout" svg:width="6.314cm" svg:height="0.569cm" svg:x="2cm" svg:y="2.923cm">
          <draw:text-box>
            <text:p text:style-name="P1"><text:span text:style-name="T2">C</text:span><text:span text:style-name="T2">o</text:span><text:span text:style-name="T2">p</text:span><text:span text:style-name="T2">y</text:span><text:span text:style-name="T2">r</text:span><text:span text:style-name="T2">i</text:span><text:span text:style-name="T2">g</text:span><text:span text:style-name="T2">h</text:span><text:span text:style-name="T2">t </text:span><text:span text:style-name="T2">©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text:span text:style-name="T2">D</text:span><text:span text:style-name="T2">r</text:span><text:span text:style-name="T2">. </text:span><text:span text:style-name="T2">B</text:span><text:span text:style-name="T2">á</text:span><text:span text:style-name="T2">t</text:span><text:span text:style-name="T2">f</text:span><text:span text:style-name="T2">a</text:span><text:span text:style-name="T2">i </text:span><text:span text:style-name="T2">N</text:span><text:span text:style-name="T2">o</text:span><text:span text:style-name="T2">r</text:span><text:span text:style-name="T2">b</text:span><text:span text:style-name="T2">e</text:span><text:span text:style-name="T2">r</text:span><text:span text:style-name="T2">t</text:span></text:p>
          </draw:text-box>
        </draw:frame>
        <draw:frame draw:style-name="gr11" draw:text-style-name="P9" draw:layer="layout" svg:width="14.518cm" svg:height="0.517cm" svg:x="3.032cm" svg:y="5.657cm">
          <draw:text-box>
            <text:p text:style-name="P1"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 </text:span><text:span text:style-name="T7">(</text:span><text:span text:style-name="T7">C</text:span><text:span text:style-name="T7">)</text:span><text:span text:style-name="T7"> </text:span><text:span text:style-name="T7">2</text:span><text:span text:style-name="T7">0</text:span><text:span text:style-name="T7">1</text:span><text:span text:style-name="T7">9</text:span><text:span text:style-name="T7">, </text:span><text:span text:style-name="T7">N</text:span><text:span text:style-name="T7">o</text:span><text:span text:style-name="T7">r</text:span><text:span text:style-name="T7">b</text:span><text:span text:style-name="T7">e</text:span><text:span text:style-name="T7">r</text:span><text:span text:style-name="T7">t </text:span><text:span text:style-name="T7">B</text:span><text:span text:style-name="T7">á</text:span><text:span text:style-name="T7">t</text:span><text:span text:style-name="T7">f</text:span><text:span text:style-name="T7">a</text:span><text:span text:style-name="T7">i </text:span><text:span text:style-name="T7">P</text:span><text:span text:style-name="T7">h</text:span><text:span text:style-name="T7">.</text:span><text:span text:style-name="T7">D</text:span><text:span text:style-name="T7">.</text:span><text:span text:style-name="T7">, </text:span><text:span text:style-name="T7">b</text:span><text:span text:style-name="T7">a</text:span><text:span text:style-name="T7">t</text:span><text:span text:style-name="T7">f</text:span><text:span text:style-name="T7">a</text:span><text:span text:style-name="T7">i</text:span><text:span text:style-name="T7">.</text:span><text:span text:style-name="T7">n</text:span><text:span text:style-name="T7">o</text:span><text:span text:style-name="T7">r</text:span><text:span text:style-name="T7">b</text:span><text:span text:style-name="T7">e</text:span><text:span text:style-name="T7">r</text:span><text:span text:style-name="T7">t</text:span><text:span text:style-name="T7">@</text:span><text:span text:style-name="T7">i</text:span><text:span text:style-name="T7">n</text:span><text:span text:style-name="T7">f</text:span><text:span text:style-name="T7">.</text:span><text:span text:style-name="T7">u</text:span><text:span text:style-name="T7">n</text:span><text:span text:style-name="T7">i</text:span><text:span text:style-name="T7">d</text:span><text:span text:style-name="T7">e</text:span><text:span text:style-name="T7">b</text:span><text:span text:style-name="T7">.</text:span><text:span text:style-name="T7">h</text:span><text:span text:style-name="T7">u</text:span><text:span text:style-name="T7">, </text:span><text:span text:style-name="T7">n</text:span><text:span text:style-name="T7">b</text:span><text:span text:style-name="T7">a</text:span><text:span text:style-name="T7">t</text:span><text:span text:style-name="T7">f</text:span><text:span text:style-name="T7">a</text:span><text:span text:style-name="T7">i</text:span><text:span text:style-name="T7">@</text:span><text:span text:style-name="T7">g</text:span><text:span text:style-name="T7">m</text:span><text:span text:style-name="T7">a</text:span><text:span text:style-name="T7">i</text:span><text:span text:style-name="T7">l</text:span><text:span text:style-name="T7">.</text:span><text:span text:style-name="T7">c</text:span><text:span text:style-name="T7">o</text:span><text:span text:style-name="T7">m</text:span><text:span text:style-name="T7">,</text:span></text:p>
          </draw:text-box>
        </draw:frame>
        <draw:frame draw:style-name="gr11" draw:text-style-name="P9" draw:layer="layout" svg:width="15.979cm" svg:height="0.517cm" svg:x="3.032cm" svg:y="6.311cm">
          <draw:text-box>
            <text:p text:style-name="P1"><text:span text:style-name="T7">P</text:span><text:span text:style-name="T7">e</text:span><text:span text:style-name="T7">r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 </text:span><text:span text:style-name="T7">i</text:span><text:span text:style-name="T7">s</text:span><text:span text:style-name="T7"> </text:span><text:span text:style-name="T7">g</text:span><text:span text:style-name="T7">r</text:span><text:span text:style-name="T7">a</text:span><text:span text:style-name="T7">n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p</text:span><text:span text:style-name="T7">y</text:span><text:span text:style-name="T7">, 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e</text:span><text:span text:style-name="T7"> </text:span><text:span text:style-name="T7">a</text:span><text:span text:style-name="T7">n</text:span><text:span text:style-name="T7">d</text:span><text:span text:style-name="T7">/</text:span><text:span text:style-name="T7">o</text:span><text:span text:style-name="T7">r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 </text:span><text:span text:style-name="T7">u</text:span><text:span text:style-name="T7">n</text:span><text:span text:style-name="T7">d</text:span><text:span text:style-name="T7">e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e</text:span><text:span text:style-name="T7">r</text:span><text:span text:style-name="T7">m</text:span><text:span text:style-name="T7">s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N</text:span><text:span text:style-name="T7">U</text:span><text:span text:style-name="T7"> </text:span><text:span text:style-name="T7">F</text:span><text:span text:style-name="T7">r</text:span><text:span text:style-name="T7">e</text:span><text:span text:style-name="T7">e</text:span></text:p>
          </draw:text-box>
        </draw:frame>
        <draw:frame draw:style-name="gr11" draw:text-style-name="P9" draw:layer="layout" svg:width="3.77cm" svg:height="0.517cm" svg:x="3.032cm" svg:y="6.789cm">
          <draw:text-box>
            <text:p text:style-name="P1"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,</text:span></text:p>
          </draw:text-box>
        </draw:frame>
        <draw:frame draw:style-name="gr11" draw:text-style-name="P9" draw:layer="layout" svg:width="11.775cm" svg:height="0.517cm" svg:x="6.959cm" svg:y="6.789cm">
          <draw:text-box>
            <text:p text:style-name="P1"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1</text:span><text:span text:style-name="T7">.</text:span><text:span text:style-name="T7">3</text:span><text:span text:style-name="T7"> </text:span><text:span text:style-name="T7">o</text:span><text:span text:style-name="T7">r</text:span><text:span text:style-name="T7"> </text:span><text:span text:style-name="T7">a</text:span><text:span text:style-name="T7">n</text:span><text:span text:style-name="T7">y</text:span><text:span text:style-name="T7"> </text:span><text:span text:style-name="T7">l</text:span><text:span text:style-name="T7">a</text:span><text:span text:style-name="T7">t</text:span><text:span text:style-name="T7">e</text:span><text:span text:style-name="T7">r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r</text:span><text:span text:style-name="T7">e</text:span><text:span text:style-name="T7">e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F</text:span><text:span text:style-name="T7">o</text:span><text:span text:style-name="T7">u</text:span><text:span text:style-name="T7">n</text:span><text:span text:style-name="T7">d</text:span><text:span text:style-name="T7">a</text:span><text:span text:style-name="T7">t</text:span><text:span text:style-name="T7">i</text:span><text:span text:style-name="T7">o</text:span><text:span text:style-name="T7">n</text:span><text:span text:style-name="T7">;</text:span></text:p>
          </draw:text-box>
        </draw:frame>
        <draw:frame draw:style-name="gr11" draw:text-style-name="P9" draw:layer="layout" svg:width="4.159cm" svg:height="0.517cm" svg:x="3.032cm" svg:y="7.267cm">
          <draw:text-box>
            <text:p text:style-name="P1"><text:span text:style-name="T7">w</text:span><text:span text:style-name="T7">i</text:span><text:span text:style-name="T7">t</text:span><text:span text:style-name="T7">h</text:span><text:span text:style-name="T7"> </text:span><text:span text:style-name="T7">n</text:span><text:span text:style-name="T7">o</text:span><text:span text:style-name="T7"> </text:span><text:span text:style-name="T7">I</text:span><text:span text:style-name="T7">n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t </text:span><text:span text:style-name="T7">S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,</text:span></text:p>
          </draw:text-box>
        </draw:frame>
        <draw:frame draw:style-name="gr11" draw:text-style-name="P9" draw:layer="layout" svg:width="3.448cm" svg:height="0.517cm" svg:x="7.366cm" svg:y="7.267cm">
          <draw:text-box>
            <text:p text:style-name="P1"><text:span text:style-name="T7">n</text:span><text:span text:style-name="T7">o</text:span><text:span text:style-name="T7"> </text:span><text:span text:style-name="T7">F</text:span><text:span text:style-name="T7">r</text:span><text:span text:style-name="T7">o</text:span><text:span text:style-name="T7">n</text:span><text:span text:style-name="T7">t</text:span><text:span text:style-name="T7">-</text:span><text:span text:style-name="T7">C</text:span><text:span text:style-name="T7">o</text:span><text:span text:style-name="T7">v</text:span><text:span text:style-name="T7">e</text:span><text:span text:style-name="T7">r</text:span><text:span text:style-name="T7"> </text:span><text:span text:style-name="T7">T</text:span><text:span text:style-name="T7">e</text:span><text:span text:style-name="T7">x</text:span><text:span text:style-name="T7">t</text:span><text:span text:style-name="T7">s</text:span><text:span text:style-name="T7">,</text:span></text:p>
          </draw:text-box>
        </draw:frame>
        <draw:frame draw:style-name="gr11" draw:text-style-name="P9" draw:layer="layout" svg:width="4.058cm" svg:height="0.517cm" svg:x="10.936cm" svg:y="7.267cm">
          <draw:text-box>
            <text:p text:style-name="P1"><text:span text:style-name="T7">a</text:span><text:span text:style-name="T7">n</text:span><text:span text:style-name="T7">d</text:span><text:span text:style-name="T7"> </text:span><text:span text:style-name="T7">n</text:span><text:span text:style-name="T7">o</text:span><text:span text:style-name="T7"> </text:span><text:span text:style-name="T7">B</text:span><text:span text:style-name="T7">a</text:span><text:span text:style-name="T7">c</text:span><text:span text:style-name="T7">k</text:span><text:span text:style-name="T7">-</text:span><text:span text:style-name="T7">C</text:span><text:span text:style-name="T7">o</text:span><text:span text:style-name="T7">v</text:span><text:span text:style-name="T7">e</text:span><text:span text:style-name="T7">r</text:span><text:span text:style-name="T7"> </text:span><text:span text:style-name="T7">T</text:span><text:span text:style-name="T7">e</text:span><text:span text:style-name="T7">x</text:span><text:span text:style-name="T7">t</text:span><text:span text:style-name="T7">s</text:span><text:span text:style-name="T7">.</text:span></text:p>
          </draw:text-box>
        </draw:frame>
        <draw:frame draw:style-name="gr11" draw:text-style-name="P9" draw:layer="layout" svg:width="3.63cm" svg:height="0.517cm" svg:x="15.213cm" svg:y="7.267cm">
          <draw:text-box>
            <text:p text:style-name="P1"><text:span text:style-name="T7">A</text:span><text:span text:style-name="T7"> </text:span><text:span text:style-name="T7">c</text:span><text:span text:style-name="T7">o</text:span><text:span text:style-name="T7">p</text:span><text:span text:style-name="T7">y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 </text:span><text:span text:style-name="T7">i</text:span><text:span text:style-name="T7">s</text:span></text:p>
          </draw:text-box>
        </draw:frame>
        <draw:frame draw:style-name="gr11" draw:text-style-name="P9" draw:layer="layout" svg:width="10.623cm" svg:height="0.517cm" svg:x="3.032cm" svg:y="7.745cm">
          <draw:text-box>
            <text:p text:style-name="P1"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n</text:span><text:span text:style-name="T7">t</text:span><text:span text:style-name="T7">i</text:span><text:span text:style-name="T7">t</text:span><text:span text:style-name="T7">l</text:span><text:span text:style-name="T7">e</text:span><text:span text:style-name="T7">d</text:span><text:span text:style-name="T7"> </text:span><text:span text:style-name="T7">"</text:span><text:span text:style-name="T7">G</text:span><text:span text:style-name="T7">N</text:span><text:span text:style-name="T7">U</text:span><text:span text:style-name="T7"> </text:span><text:span text:style-name="T7">F</text:span><text:span text:style-name="T7">r</text:span><text:span text:style-name="T7">e</text:span><text:span text:style-name="T7">e</text:span><text:span text:style-name="T7"> </text:span><text:span text:style-name="T7">D</text:span><text:span text:style-name="T7">o</text:span><text:span text:style-name="T7">c</text:span><text:span text:style-name="T7">u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L</text:span><text:span text:style-name="T7">i</text:span><text:span text:style-name="T7">c</text:span><text:span text:style-name="T7">e</text:span><text:span text:style-name="T7">n</text:span><text:span text:style-name="T7">s</text:span><text:span text:style-name="T7">e</text:span><text:span text:style-name="T7">"</text:span><text:span text:style-name="T7">.</text:span></text:p>
          </draw:text-box>
        </draw:frame>
        <draw:frame draw:style-name="gr11" draw:text-style-name="P9" draw:layer="layout" svg:width="5.857cm" svg:height="0.517cm" svg:x="3.032cm" svg:y="8.399cm">
          <draw:text-box>
            <text:p text:style-name="P1"><text:span text:style-name="T8">h</text:span><text:span text:style-name="T8">t</text:span><text:span text:style-name="T8">t</text:span><text:span text:style-name="T8">p</text:span><text:span text:style-name="T8">s</text:span><text:span text:style-name="T8">:</text:span><text:span text:style-name="T8">/</text:span><text:span text:style-name="T8">/</text:span><text:span text:style-name="T8">w</text:span><text:span text:style-name="T8">w</text:span><text:span text:style-name="T8">w</text:span><text:span text:style-name="T8">.</text:span><text:span text:style-name="T8">g</text:span><text:span text:style-name="T8">n</text:span><text:span text:style-name="T8">u</text:span><text:span text:style-name="T8">.</text:span><text:span text:style-name="T8">o</text:span><text:span text:style-name="T8">r</text:span><text:span text:style-name="T8">g</text:span><text:span text:style-name="T8">/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e</text:span><text:span text:style-name="T8">s</text:span><text:span text:style-name="T8">/</text:span><text:span text:style-name="T8">f</text:span><text:span text:style-name="T8">d</text:span><text:span text:style-name="T8">l</text:span><text:span text:style-name="T8">.</text:span><text:span text:style-name="T8">h</text:span><text:span text:style-name="T8">t</text:span><text:span text:style-name="T8">m</text:span><text:span text:style-name="T8">l</text:span></text:p>
          </draw:text-box>
        </draw:frame>
        <draw:frame draw:style-name="gr11" draw:text-style-name="P9" draw:layer="layout" svg:width="16.131cm" svg:height="0.517cm" svg:x="3.032cm" svg:y="9.052cm">
          <draw:text-box>
            <text:p text:style-name="P1"><text:span text:style-name="T7">E</text:span><text:span text:style-name="T7">n</text:span><text:span text:style-name="T7">g</text:span><text:span text:style-name="T7">e</text:span><text:span text:style-name="T7">d</text:span><text:span text:style-name="T7">é</text:span><text:span text:style-name="T7">l</text:span><text:span text:style-name="T7">y</text:span><text:span text:style-name="T7">t </text:span><text:span text:style-name="T7">a</text:span><text:span text:style-name="T7">d</text:span><text:span text:style-name="T7">u</text:span><text:span text:style-name="T7">n</text:span><text:span text:style-name="T7">k</text:span><text:span text:style-name="T7"> </text:span><text:span text:style-name="T7">Ö</text:span><text:span text:style-name="T7">n</text:span><text:span text:style-name="T7">n</text:span><text:span text:style-name="T7">e</text:span><text:span text:style-name="T7">k</text:span><text:span text:style-name="T7"> </text:span><text:span text:style-name="T7">a</text:span><text:span text:style-name="T7"> </text:span><text:span text:style-name="T7">j</text:span><text:span text:style-name="T7">e</text:span><text:span text:style-name="T7">l</text:span><text:span text:style-name="T7">e</text:span><text:span text:style-name="T7">n</text:span><text:span text:style-name="T7"> </text:span><text:span text:style-name="T7">d</text:span><text:span text:style-name="T7">o</text:span><text:span text:style-name="T7">k</text:span><text:span text:style-name="T7">u</text:span><text:span text:style-name="T7">m</text:span><text:span text:style-name="T7">e</text:span><text:span text:style-name="T7">n</text:span><text:span text:style-name="T7">t</text:span><text:span text:style-name="T7">u</text:span><text:span text:style-name="T7">m</text:span><text:span text:style-name="T7"> </text:span><text:span text:style-name="T7">s</text:span><text:span text:style-name="T7">o</text:span><text:span text:style-name="T7">k</text:span><text:span text:style-name="T7">s</text:span><text:span text:style-name="T7">z</text:span><text:span text:style-name="T7">o</text:span><text:span text:style-name="T7">r</text:span><text:span text:style-name="T7">o</text:span><text:span text:style-name="T7">s</text:span><text:span text:style-name="T7">í</text:span><text:span text:style-name="T7">t</text:span><text:span text:style-name="T7">á</text:span><text:span text:style-name="T7">s</text:span><text:span text:style-name="T7">á</text:span><text:span text:style-name="T7">r</text:span><text:span text:style-name="T7">a</text:span><text:span text:style-name="T7">, </text:span><text:span text:style-name="T7">t</text:span><text:span text:style-name="T7">e</text:span><text:span text:style-name="T7">r</text:span><text:span text:style-name="T7">j</text:span><text:span text:style-name="T7">e</text:span><text:span text:style-name="T7">s</text:span><text:span text:style-name="T7">z</text:span><text:span text:style-name="T7">t</text:span><text:span text:style-name="T7">é</text:span><text:span text:style-name="T7">s</text:span><text:span text:style-name="T7">é</text:span><text:span text:style-name="T7">r</text:span><text:span text:style-name="T7">e</text:span><text:span text:style-name="T7"> </text:span><text:span text:style-name="T7">é</text:span><text:span text:style-name="T7">s</text:span><text:span text:style-name="T7">/</text:span><text:span text:style-name="T7">v</text:span><text:span text:style-name="T7">a</text:span><text:span text:style-name="T7">g</text:span><text:span text:style-name="T7">y</text:span><text:span text:style-name="T7"> </text:span><text:span text:style-name="T7">m</text:span><text:span text:style-name="T7">ó</text:span><text:span text:style-name="T7">d</text:span><text:span text:style-name="T7">o</text:span><text:span text:style-name="T7">s</text:span><text:span text:style-name="T7">í</text:span><text:span text:style-name="T7">t</text:span><text:span text:style-name="T7">á</text:span><text:span text:style-name="T7">s</text:span><text:span text:style-name="T7">á</text:span><text:span text:style-name="T7">r</text:span><text:span text:style-name="T7">a</text:span><text:span text:style-name="T7"> </text:span><text:span text:style-name="T7">a</text:span><text:span text:style-name="T7"> </text:span><text:span text:style-name="T7">F</text:span><text:span text:style-name="T7">r</text:span><text:span text:style-name="T7">e</text:span><text:span text:style-name="T7">e</text:span></text:p>
          </draw:text-box>
        </draw:frame>
        <draw:frame draw:style-name="gr11" draw:text-style-name="P9" draw:layer="layout" svg:width="4.007cm" svg:height="0.517cm" svg:x="3.032cm" svg:y="9.53cm">
          <draw:text-box>
            <text:p text:style-name="P1"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F</text:span><text:span text:style-name="T7">o</text:span><text:span text:style-name="T7">u</text:span><text:span text:style-name="T7">n</text:span><text:span text:style-name="T7">d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á</text:span><text:span text:style-name="T7">l</text:span><text:span text:style-name="T7">t</text:span><text:span text:style-name="T7">a</text:span><text:span text:style-name="T7">l</text:span></text:p>
          </draw:text-box>
        </draw:frame>
        <draw:frame draw:style-name="gr11" draw:text-style-name="P9" draw:layer="layout" svg:width="1.073cm" svg:height="0.517cm" svg:x="7.289cm" svg:y="9.53cm">
          <draw:text-box>
            <text:p text:style-name="P1"><text:span text:style-name="T7">k</text:span><text:span text:style-name="T7">i</text:span><text:span text:style-name="T7">a</text:span><text:span text:style-name="T7">d</text:span><text:span text:style-name="T7">o</text:span><text:span text:style-name="T7">t</text:span><text:span text:style-name="T7">t</text:span></text:p>
          </draw:text-box>
        </draw:frame>
        <draw:frame draw:style-name="gr11" draw:text-style-name="P9" draw:layer="layout" svg:width="2.796cm" svg:height="0.517cm" svg:x="8.511cm" svg:y="9.53cm">
          <draw:text-box>
            <text:p text:style-name="P1"><text:span text:style-name="T7">G</text:span><text:span text:style-name="T7">N</text:span><text:span text:style-name="T7">U</text:span><text:span text:style-name="T7"> </text:span><text:span text:style-name="T7">F</text:span><text:span text:style-name="T7">D</text:span><text:span text:style-name="T7">L</text:span><text:span text:style-name="T7"> </text:span><text:span text:style-name="T7">1</text:span><text:span text:style-name="T7">.</text:span><text:span text:style-name="T7">3</text:span><text:span text:style-name="T7">-</text:span><text:span text:style-name="T7">a</text:span><text:span text:style-name="T7">s</text:span><text:span text:style-name="T7">,</text:span></text:p>
          </draw:text-box>
        </draw:frame>
        <draw:frame draw:style-name="gr11" draw:text-style-name="P9" draw:layer="layout" svg:width="2.656cm" svg:height="0.517cm" svg:x="11.573cm" svg:y="9.53cm">
          <draw:text-box>
            <text:p text:style-name="P1"><text:span text:style-name="T7">v</text:span><text:span text:style-name="T7">a</text:span><text:span text:style-name="T7">g</text:span><text:span text:style-name="T7">y</text:span><text:span text:style-name="T7"> </text:span><text:span text:style-name="T7">b</text:span><text:span text:style-name="T7">á</text:span><text:span text:style-name="T7">r</text:span><text:span text:style-name="T7">m</text:span><text:span text:style-name="T7">e</text:span><text:span text:style-name="T7">l</text:span><text:span text:style-name="T7">y</text:span><text:span text:style-name="T7"> </text:span><text:span text:style-name="T7">a</text:span><text:span text:style-name="T7">z</text:span><text:span text:style-name="T7">t</text:span></text:p>
          </draw:text-box>
        </draw:frame>
        <draw:frame draw:style-name="gr11" draw:text-style-name="P9" draw:layer="layout" svg:width="0.861cm" svg:height="0.517cm" svg:x="14.482cm" svg:y="9.53cm">
          <draw:text-box>
            <text:p text:style-name="P1"><text:span text:style-name="T7">k</text:span><text:span text:style-name="T7">ö</text:span><text:span text:style-name="T7">v</text:span><text:span text:style-name="T7">e</text:span><text:span text:style-name="T7">t</text:span></text:p>
          </draw:text-box>
        </draw:frame>
        <draw:frame draw:style-name="gr11" draw:text-style-name="P9" draw:layer="layout" svg:width="0.384cm" svg:height="0.517cm" svg:x="15.364cm" svg:y="9.527cm">
          <draw:text-box>
            <text:p text:style-name="P1"><text:span text:style-name="T7">˝</text:span></text:p>
          </draw:text-box>
        </draw:frame>
        <draw:frame draw:style-name="gr11" draw:text-style-name="P9" draw:layer="layout" svg:width="3.52cm" svg:height="0.517cm" svg:x="15.332cm" svg:y="9.53cm">
          <draw:text-box>
            <text:p text:style-name="P1"><text:span text:style-name="T7">o</text:span><text:span text:style-name="T7"> </text:span><text:span text:style-name="T7">v</text:span><text:span text:style-name="T7">e</text:span><text:span text:style-name="T7">r</text:span><text:span text:style-name="T7">z</text:span><text:span text:style-name="T7">i</text:span><text:span text:style-name="T7">ó</text:span><text:span text:style-name="T7">j</text:span><text:span text:style-name="T7">á</text:span><text:span text:style-name="T7">n</text:span><text:span text:style-name="T7">a</text:span><text:span text:style-name="T7">k</text:span><text:span text:style-name="T7"> </text:span><text:span text:style-name="T7">f</text:span><text:span text:style-name="T7">e</text:span><text:span text:style-name="T7">l</text:span><text:span text:style-name="T7">t</text:span><text:span text:style-name="T7">é</text:span><text:span text:style-name="T7">t</text:span><text:span text:style-name="T7">e</text:span><text:span text:style-name="T7">l</text:span><text:span text:style-name="T7">e</text:span><text:span text:style-name="T7">i</text:span></text:p>
          </draw:text-box>
        </draw:frame>
        <draw:frame draw:style-name="gr11" draw:text-style-name="P9" draw:layer="layout" svg:width="13.091cm" svg:height="0.517cm" svg:x="3.032cm" svg:y="10.008cm">
          <draw:text-box>
            <text:p text:style-name="P1"><text:span text:style-name="T7">a</text:span><text:span text:style-name="T7">l</text:span><text:span text:style-name="T7">a</text:span><text:span text:style-name="T7">p</text:span><text:span text:style-name="T7">j</text:span><text:span text:style-name="T7">á</text:span><text:span text:style-name="T7">n</text:span><text:span text:style-name="T7">. </text:span><text:span text:style-name="T7">N</text:span><text:span text:style-name="T7">i</text:span><text:span text:style-name="T7">n</text:span><text:span text:style-name="T7">c</text:span><text:span text:style-name="T7">s</text:span><text:span text:style-name="T7"> </text:span><text:span text:style-name="T7">N</text:span><text:span text:style-name="T7">e</text:span><text:span text:style-name="T7">m</text:span><text:span text:style-name="T7"> </text:span><text:span text:style-name="T7">V</text:span><text:span text:style-name="T7">á</text:span><text:span text:style-name="T7">l</text:span><text:span text:style-name="T7">t</text:span><text:span text:style-name="T7">o</text:span><text:span text:style-name="T7">z</text:span><text:span text:style-name="T7">t</text:span><text:span text:style-name="T7">a</text:span><text:span text:style-name="T7">t</text:span><text:span text:style-name="T7">h</text:span><text:span text:style-name="T7">a</text:span><text:span text:style-name="T7">t</text:span><text:span text:style-name="T7">ó</text:span><text:span text:style-name="T7"> </text:span><text:span text:style-name="T7">s</text:span><text:span text:style-name="T7">z</text:span><text:span text:style-name="T7">a</text:span><text:span text:style-name="T7">k</text:span><text:span text:style-name="T7">a</text:span><text:span text:style-name="T7">s</text:span><text:span text:style-name="T7">z</text:span><text:span text:style-name="T7">, </text:span><text:span text:style-name="T7">n</text:span><text:span text:style-name="T7">i</text:span><text:span text:style-name="T7">n</text:span><text:span text:style-name="T7">c</text:span><text:span text:style-name="T7">s</text:span><text:span text:style-name="T7"> </text:span><text:span text:style-name="T7">C</text:span><text:span text:style-name="T7">í</text:span><text:span text:style-name="T7">m</text:span><text:span text:style-name="T7">l</text:span><text:span text:style-name="T7">a</text:span><text:span text:style-name="T7">p</text:span><text:span text:style-name="T7">s</text:span><text:span text:style-name="T7">z</text:span><text:span text:style-name="T7">ö</text:span><text:span text:style-name="T7">v</text:span><text:span text:style-name="T7">e</text:span><text:span text:style-name="T7">g</text:span><text:span text:style-name="T7">, </text:span><text:span text:style-name="T7">n</text:span><text:span text:style-name="T7">i</text:span><text:span text:style-name="T7">n</text:span><text:span text:style-name="T7">c</text:span><text:span text:style-name="T7">s</text:span><text:span text:style-name="T7"> </text:span><text:span text:style-name="T7">H</text:span><text:span text:style-name="T7">á</text:span><text:span text:style-name="T7">t</text:span><text:span text:style-name="T7">l</text:span><text:span text:style-name="T7">a</text:span><text:span text:style-name="T7">p</text:span><text:span text:style-name="T7">s</text:span><text:span text:style-name="T7">z</text:span><text:span text:style-name="T7">ö</text:span><text:span text:style-name="T7">v</text:span><text:span text:style-name="T7">e</text:span><text:span text:style-name="T7">g</text:span><text:span text:style-name="T7">.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11" draw:text-style-name="P9" draw:layer="layout" svg:width="3.329cm" svg:height="0.517cm" svg:x="3.032cm" svg:y="10.662cm">
          <draw:text-box>
            <text:p text:style-name="P1"><text:span text:style-name="T8">h</text:span><text:span text:style-name="T8">t</text:span><text:span text:style-name="T8">t</text:span><text:span text:style-name="T8">p</text:span><text:span text:style-name="T8">:</text:span><text:span text:style-name="T8">/</text:span><text:span text:style-name="T8">/</text:span><text:span text:style-name="T8">g</text:span><text:span text:style-name="T8">n</text:span><text:span text:style-name="T8">u</text:span><text:span text:style-name="T8">.</text:span><text:span text:style-name="T8">h</text:span><text:span text:style-name="T8">u</text:span><text:span text:style-name="T8">/</text:span><text:span text:style-name="T8">f</text:span><text:span text:style-name="T8">d</text:span><text:span text:style-name="T8">l</text:span><text:span text:style-name="T8">.</text:span><text:span text:style-name="T8">h</text:span><text:span text:style-name="T8">t</text:span><text:span text:style-name="T8">m</text:span><text:span text:style-name="T8">l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line draw:style-name="gr5" draw:text-style-name="P6" draw:layer="layout" svg:x1="2.16cm" svg:y1="2.952cm" svg:x2="19.839cm" svg:y2="2.952cm">
          <text:p/>
        </draw:line>
        <draw:line draw:style-name="gr5" draw:text-style-name="P6" draw:layer="layout" svg:x1="2.167cm" svg:y1="3.469cm" svg:x2="2.167cm" svg:y2="2.959cm">
          <text:p/>
        </draw:line>
        <draw:frame draw:style-name="gr3" draw:text-style-name="P4" draw:layer="layout" svg:width="0.379cm" svg:height="0.547cm" svg:x="19.747cm" svg:y="1.257cm">
          <draw:text-box>
            <text:p text:style-name="P1"><text:span text:style-name="T3">i</text:span><text:span text:style-name="T3">i</text:span><text:span text:style-name="T3">i</text:span></text:p>
          </draw:text-box>
        </draw:frame>
        <draw:line draw:style-name="gr5" draw:text-style-name="P6" draw:layer="layout" svg:x1="19.832cm" svg:y1="3.469cm" svg:x2="19.832cm" svg:y2="2.959cm">
          <text:p/>
        </draw:line>
        <draw:line draw:style-name="gr5" draw:text-style-name="P6" draw:layer="layout" svg:x1="2.16cm" svg:y1="3.476cm" svg:x2="19.839cm" svg:y2="3.476cm">
          <text:p/>
        </draw:line>
        <draw:line draw:style-name="gr5" draw:text-style-name="P6" draw:layer="layout" svg:x1="2.16cm" svg:y1="4cm" svg:x2="19.839cm" svg:y2="4cm">
          <text:p/>
        </draw:line>
        <draw:line draw:style-name="gr5" draw:text-style-name="P6" draw:layer="layout" svg:x1="2.167cm" svg:y1="4.516cm" svg:x2="2.167cm" svg:y2="4.007cm">
          <text:p/>
        </draw:line>
        <draw:line draw:style-name="gr5" draw:text-style-name="P6" draw:layer="layout" svg:x1="5.603cm" svg:y1="4.516cm" svg:x2="5.603cm" svg:y2="4.007cm">
          <text:p/>
        </draw:line>
        <draw:frame draw:style-name="gr3" draw:text-style-name="P4" draw:layer="layout" svg:width="3.495cm" svg:height="0.548cm" svg:x="9.285cm" svg:y="2.881cm">
          <draw:text-box>
            <text:p text:style-name="P1"><text:span text:style-name="T9">C</text:span><text:span text:style-name="T9">O</text:span><text:span text:style-name="T9">L</text:span><text:span text:style-name="T9">L</text:span><text:span text:style-name="T9">A</text:span><text:span text:style-name="T9">B</text:span><text:span text:style-name="T9">O</text:span><text:span text:style-name="T9">R</text:span><text:span text:style-name="T9">A</text:span><text:span text:style-name="T9">T</text:span><text:span text:style-name="T9">O</text:span><text:span text:style-name="T9">R</text:span><text:span text:style-name="T9">S</text:span></text:p>
          </draw:text-box>
        </draw:frame>
        <draw:line draw:style-name="gr5" draw:text-style-name="P6" draw:layer="layout" svg:x1="12.974cm" svg:y1="4.516cm" svg:x2="12.974cm" svg:y2="4.007cm">
          <text:p/>
        </draw:line>
        <draw:line draw:style-name="gr5" draw:text-style-name="P6" draw:layer="layout" svg:x1="19.832cm" svg:y1="4.516cm" svg:x2="19.832cm" svg:y2="4.007cm">
          <text:p/>
        </draw:line>
        <draw:line draw:style-name="gr5" draw:text-style-name="P6" draw:layer="layout" svg:x1="2.167cm" svg:y1="5.026cm" svg:x2="2.167cm" svg:y2="4.516cm">
          <text:p/>
        </draw:line>
        <draw:line draw:style-name="gr5" draw:text-style-name="P6" draw:layer="layout" svg:x1="5.603cm" svg:y1="5.026cm" svg:x2="5.603cm" svg:y2="4.516cm">
          <text:p/>
        </draw:line>
        <draw:line draw:style-name="gr5" draw:text-style-name="P6" draw:layer="layout" svg:x1="12.974cm" svg:y1="5.026cm" svg:x2="12.974cm" svg:y2="4.516cm">
          <text:p/>
        </draw:line>
        <draw:line draw:style-name="gr5" draw:text-style-name="P6" draw:layer="layout" svg:x1="19.832cm" svg:y1="5.026cm" svg:x2="19.832cm" svg:y2="4.516cm">
          <text:p/>
        </draw:line>
        <draw:line draw:style-name="gr5" draw:text-style-name="P6" draw:layer="layout" svg:x1="2.167cm" svg:y1="5.536cm" svg:x2="2.167cm" svg:y2="5.026cm">
          <text:p/>
        </draw:line>
        <draw:line draw:style-name="gr5" draw:text-style-name="P6" draw:layer="layout" svg:x1="5.603cm" svg:y1="5.536cm" svg:x2="5.603cm" svg:y2="5.026cm">
          <text:p/>
        </draw:line>
        <draw:frame draw:style-name="gr3" draw:text-style-name="P4" draw:layer="layout" svg:width="1.251cm" svg:height="0.547cm" svg:x="5.821cm" svg:y="3.928cm">
          <draw:text-box>
            <text:p text:style-name="P1"><text:span text:style-name="T10">T</text:span><text:span text:style-name="T10">I</text:span><text:span text:style-name="T10">T</text:span><text:span text:style-name="T10">L</text:span><text:span text:style-name="T10">E</text:span><text:span text:style-name="T3"> </text:span><text:span text:style-name="T3">:</text:span></text:p>
          </draw:text-box>
        </draw:frame>
        <draw:line draw:style-name="gr5" draw:text-style-name="P6" draw:layer="layout" svg:x1="12.974cm" svg:y1="5.536cm" svg:x2="12.974cm" svg:y2="5.026cm">
          <text:p/>
        </draw:line>
        <draw:line draw:style-name="gr5" draw:text-style-name="P6" draw:layer="layout" svg:x1="19.832cm" svg:y1="5.536cm" svg:x2="19.832cm" svg:y2="5.026cm">
          <text:p/>
        </draw:line>
        <draw:line draw:style-name="gr5" draw:text-style-name="P6" draw:layer="layout" svg:x1="2.16cm" svg:y1="5.543cm" svg:x2="19.839cm" svg:y2="5.543cm">
          <text:p/>
        </draw:line>
        <draw:line draw:style-name="gr5" draw:text-style-name="P6" draw:layer="layout" svg:x1="2.16cm" svg:y1="5.627cm" svg:x2="19.839cm" svg:y2="5.627cm">
          <text:p/>
        </draw:line>
        <draw:line draw:style-name="gr5" draw:text-style-name="P6" draw:layer="layout" svg:x1="2.167cm" svg:y1="6.144cm" svg:x2="2.167cm" svg:y2="5.634cm">
          <text:p/>
        </draw:line>
        <draw:line draw:style-name="gr5" draw:text-style-name="P6" draw:layer="layout" svg:x1="5.603cm" svg:y1="6.144cm" svg:x2="5.603cm" svg:y2="5.634cm">
          <text:p/>
        </draw:line>
        <draw:line draw:style-name="gr5" draw:text-style-name="P6" draw:layer="layout" svg:x1="9.039cm" svg:y1="6.144cm" svg:x2="9.039cm" svg:y2="5.634cm">
          <text:p/>
        </draw:line>
        <draw:line draw:style-name="gr5" draw:text-style-name="P6" draw:layer="layout" svg:x1="12.974cm" svg:y1="6.144cm" svg:x2="12.974cm" svg:y2="5.634cm">
          <text:p/>
        </draw:line>
        <draw:line draw:style-name="gr5" draw:text-style-name="P6" draw:layer="layout" svg:x1="19.832cm" svg:y1="6.144cm" svg:x2="19.832cm" svg:y2="5.634cm">
          <text:p/>
        </draw:line>
        <draw:line draw:style-name="gr5" draw:text-style-name="P6" draw:layer="layout" svg:x1="2.167cm" svg:y1="6.653cm" svg:x2="2.167cm" svg:y2="6.144cm">
          <text:p/>
        </draw:line>
        <draw:frame draw:style-name="gr3" draw:text-style-name="P4" draw:layer="layout" svg:width="4.193cm" svg:height="0.547cm" svg:x="5.821cm" svg:y="4.947cm">
          <draw:text-box>
            <text:p text:style-name="P1"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z</text:span><text:span text:style-name="T3">á</text:span><text:span text:style-name="T3">l</text:span><text:span text:style-name="T3">i</text:span><text:span text:style-name="T3">s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o</text:span><text:span text:style-name="T3">z</text:span><text:span text:style-name="T3">á</text:span><text:span text:style-name="T3">s</text:span></text:p>
          </draw:text-box>
        </draw:frame>
        <draw:line draw:style-name="gr5" draw:text-style-name="P6" draw:layer="layout" svg:x1="5.603cm" svg:y1="6.653cm" svg:x2="5.603cm" svg:y2="6.144cm">
          <text:p/>
        </draw:line>
        <draw:frame draw:style-name="gr3" draw:text-style-name="P4" draw:layer="layout" svg:width="1.441cm" svg:height="0.539cm" svg:x="3.159cm" svg:y="6.065cm">
          <draw:text-box>
            <text:p text:style-name="P1"><text:span text:style-name="T10">A</text:span><text:span text:style-name="T10">C</text:span><text:span text:style-name="T10">T</text:span><text:span text:style-name="T10">I</text:span><text:span text:style-name="T10">O</text:span><text:span text:style-name="T10">N</text:span></text:p>
          </draw:text-box>
        </draw:frame>
        <draw:line draw:style-name="gr5" draw:text-style-name="P6" draw:layer="layout" svg:x1="9.039cm" svg:y1="6.653cm" svg:x2="9.039cm" svg:y2="6.144cm">
          <text:p/>
        </draw:line>
        <draw:frame draw:style-name="gr3" draw:text-style-name="P4" draw:layer="layout" svg:width="1.103cm" svg:height="0.539cm" svg:x="6.755cm" svg:y="6.065cm">
          <draw:text-box>
            <text:p text:style-name="P1"><text:span text:style-name="T10">N</text:span><text:span text:style-name="T10">A</text:span><text:span text:style-name="T10">M</text:span><text:span text:style-name="T10">E</text:span></text:p>
          </draw:text-box>
        </draw:frame>
        <draw:line draw:style-name="gr5" draw:text-style-name="P6" draw:layer="layout" svg:x1="12.974cm" svg:y1="6.653cm" svg:x2="12.974cm" svg:y2="6.144cm">
          <text:p/>
        </draw:line>
        <draw:frame draw:style-name="gr3" draw:text-style-name="P4" draw:layer="layout" svg:width="1.018cm" svg:height="0.539cm" svg:x="10.513cm" svg:y="6.065cm">
          <draw:text-box>
            <text:p text:style-name="P1"><text:span text:style-name="T10">D</text:span><text:span text:style-name="T10">A</text:span><text:span text:style-name="T10">T</text:span><text:span text:style-name="T10">E</text:span></text:p>
          </draw:text-box>
        </draw:frame>
        <draw:line draw:style-name="gr5" draw:text-style-name="P6" draw:layer="layout" svg:x1="19.832cm" svg:y1="6.653cm" svg:x2="19.832cm" svg:y2="6.144cm">
          <text:p/>
        </draw:line>
        <draw:line draw:style-name="gr5" draw:text-style-name="P6" draw:layer="layout" svg:x1="2.167cm" svg:y1="7.163cm" svg:x2="2.167cm" svg:y2="6.653cm">
          <text:p/>
        </draw:line>
        <draw:line draw:style-name="gr5" draw:text-style-name="P6" draw:layer="layout" svg:x1="5.603cm" svg:y1="7.163cm" svg:x2="5.603cm" svg:y2="6.653cm">
          <text:p/>
        </draw:line>
        <draw:line draw:style-name="gr5" draw:text-style-name="P6" draw:layer="layout" svg:x1="9.039cm" svg:y1="7.163cm" svg:x2="9.039cm" svg:y2="6.653cm">
          <text:p/>
        </draw:line>
        <draw:line draw:style-name="gr5" draw:text-style-name="P6" draw:layer="layout" svg:x1="12.974cm" svg:y1="7.163cm" svg:x2="12.974cm" svg:y2="6.653cm">
          <text:p/>
        </draw:line>
        <draw:line draw:style-name="gr5" draw:text-style-name="P6" draw:layer="layout" svg:x1="19.832cm" svg:y1="7.163cm" svg:x2="19.832cm" svg:y2="6.653cm">
          <text:p/>
        </draw:line>
        <draw:line draw:style-name="gr5" draw:text-style-name="P6" draw:layer="layout" svg:x1="2.16cm" svg:y1="7.17cm" svg:x2="19.839cm" svg:y2="7.17cm">
          <text:p/>
        </draw:line>
        <draw:line draw:style-name="gr5" draw:text-style-name="P6" draw:layer="layout" svg:x1="2.167cm" svg:y1="7.687cm" svg:x2="2.167cm" svg:y2="7.177cm">
          <text:p/>
        </draw:line>
        <draw:line draw:style-name="gr5" draw:text-style-name="P6" draw:layer="layout" svg:x1="5.603cm" svg:y1="7.687cm" svg:x2="5.603cm" svg:y2="7.177cm">
          <text:p/>
        </draw:line>
        <draw:line draw:style-name="gr5" draw:text-style-name="P6" draw:layer="layout" svg:x1="9.039cm" svg:y1="7.687cm" svg:x2="9.039cm" svg:y2="7.177cm">
          <text:p/>
        </draw:line>
        <draw:line draw:style-name="gr5" draw:text-style-name="P6" draw:layer="layout" svg:x1="12.974cm" svg:y1="7.687cm" svg:x2="12.974cm" svg:y2="7.177cm">
          <text:p/>
        </draw:line>
        <draw:line draw:style-name="gr5" draw:text-style-name="P6" draw:layer="layout" svg:x1="19.832cm" svg:y1="7.687cm" svg:x2="19.832cm" svg:y2="7.177cm">
          <text:p/>
        </draw:line>
        <draw:line draw:style-name="gr5" draw:text-style-name="P6" draw:layer="layout" svg:x1="2.167cm" svg:y1="8.706cm" svg:x2="2.167cm" svg:y2="7.687cm">
          <text:p/>
        </draw:line>
        <draw:frame draw:style-name="gr3" draw:text-style-name="P4" draw:layer="layout" svg:width="2.225cm" svg:height="0.539cm" svg:x="15.301cm" svg:y="6.065cm">
          <draw:text-box>
            <text:p text:style-name="P1"><text:span text:style-name="T10">S</text:span><text:span text:style-name="T10">I</text:span><text:span text:style-name="T10">G</text:span><text:span text:style-name="T10">N</text:span><text:span text:style-name="T10">A</text:span><text:span text:style-name="T10">T</text:span><text:span text:style-name="T10">U</text:span><text:span text:style-name="T10">R</text:span><text:span text:style-name="T10">E</text:span></text:p>
          </draw:text-box>
        </draw:frame>
        <draw:line draw:style-name="gr5" draw:text-style-name="P6" draw:layer="layout" svg:x1="5.603cm" svg:y1="8.706cm" svg:x2="5.603cm" svg:y2="7.687cm">
          <text:p/>
        </draw:line>
        <draw:frame draw:style-name="gr3" draw:text-style-name="P4" draw:layer="layout" svg:width="2.352cm" svg:height="0.547cm" svg:x="2.715cm" svg:y="7.608cm">
          <draw:text-box>
            <text:p text:style-name="P1"><text:span text:style-name="T3">W</text:span><text:span text:style-name="T3">R</text:span><text:span text:style-name="T3">I</text:span><text:span text:style-name="T3">T</text:span><text:span text:style-name="T3">T</text:span><text:span text:style-name="T3">E</text:span><text:span text:style-name="T3">N</text:span><text:span text:style-name="T3"> </text:span><text:span text:style-name="T3">B</text:span><text:span text:style-name="T3">Y</text:span></text:p>
          </draw:text-box>
        </draw:frame>
        <draw:line draw:style-name="gr5" draw:text-style-name="P6" draw:layer="layout" svg:x1="9.039cm" svg:y1="8.706cm" svg:x2="9.039cm" svg:y2="7.687cm">
          <text:p/>
        </draw:line>
        <draw:frame draw:style-name="gr3" draw:text-style-name="P4" draw:layer="layout" svg:width="2.457cm" svg:height="0.547cm" svg:x="6.096cm" svg:y="7.608cm">
          <draw:text-box>
            <text:p text:style-name="P1"><text:span text:style-name="T3">B</text:span><text:span text:style-name="T3">á</text:span><text:span text:style-name="T3">t</text:span><text:span text:style-name="T3">f</text:span><text:span text:style-name="T3">a</text:span><text:span text:style-name="T3">i</text:span><text:span text:style-name="T3">, </text:span><text:span text:style-name="T3">N</text:span><text:span text:style-name="T3">o</text:span><text:span text:style-name="T3">r</text:span><text:span text:style-name="T3">b</text:span><text:span text:style-name="T3">e</text:span><text:span text:style-name="T3">r</text:span><text:span text:style-name="T3">t</text:span></text:p>
          </draw:text-box>
        </draw:frame>
        <draw:frame draw:style-name="gr3" draw:text-style-name="P4" draw:layer="layout" svg:width="3.05cm" svg:height="0.547cm" svg:x="9.491cm" svg:y="7.608cm">
          <draw:text-box>
            <text:p text:style-name="P1"><text:span text:style-name="T3">2</text:span><text:span text:style-name="T3">0</text:span><text:span text:style-name="T3">1</text:span><text:span text:style-name="T3">9</text:span><text:span text:style-name="T3">. </text:span><text:span text:style-name="T3">s</text:span><text:span text:style-name="T3">z</text:span><text:span text:style-name="T3">e</text:span><text:span text:style-name="T3">p</text:span><text:span text:style-name="T3">t</text:span><text:span text:style-name="T3">e</text:span><text:span text:style-name="T3">m</text:span><text:span text:style-name="T3">b</text:span><text:span text:style-name="T3">e</text:span><text:span text:style-name="T3">r</text:span></text:p>
          </draw:text-box>
        </draw:frame>
        <draw:line draw:style-name="gr5" draw:text-style-name="P6" draw:layer="layout" svg:x1="12.974cm" svg:y1="8.706cm" svg:x2="12.974cm" svg:y2="7.687cm">
          <text:p/>
        </draw:line>
        <draw:line draw:style-name="gr5" draw:text-style-name="P6" draw:layer="layout" svg:x1="19.832cm" svg:y1="8.706cm" svg:x2="19.832cm" svg:y2="7.687cm">
          <text:p/>
        </draw:line>
        <draw:line draw:style-name="gr5" draw:text-style-name="P6" draw:layer="layout" svg:x1="2.167cm" svg:y1="9.215cm" svg:x2="2.167cm" svg:y2="8.706cm">
          <text:p/>
        </draw:line>
        <draw:line draw:style-name="gr5" draw:text-style-name="P6" draw:layer="layout" svg:x1="5.603cm" svg:y1="9.215cm" svg:x2="5.603cm" svg:y2="8.706cm">
          <text:p/>
        </draw:line>
        <draw:line draw:style-name="gr5" draw:text-style-name="P6" draw:layer="layout" svg:x1="9.039cm" svg:y1="9.215cm" svg:x2="9.039cm" svg:y2="8.706cm">
          <text:p/>
        </draw:line>
        <draw:line draw:style-name="gr5" draw:text-style-name="P6" draw:layer="layout" svg:x1="12.974cm" svg:y1="9.215cm" svg:x2="12.974cm" svg:y2="8.706cm">
          <text:p/>
        </draw:line>
        <draw:line draw:style-name="gr5" draw:text-style-name="P6" draw:layer="layout" svg:x1="19.832cm" svg:y1="9.215cm" svg:x2="19.832cm" svg:y2="8.706cm">
          <text:p/>
        </draw:line>
        <draw:line draw:style-name="gr5" draw:text-style-name="P6" draw:layer="layout" svg:x1="2.16cm" svg:y1="9.222cm" svg:x2="19.839cm" svg:y2="9.222cm">
          <text:p/>
        </draw:line>
        <draw:line draw:style-name="gr5" draw:text-style-name="P6" draw:layer="layout" svg:x1="2.171cm" svg:y1="11.572cm" svg:x2="19.828cm" svg:y2="11.572cm">
          <text:p/>
        </draw:line>
        <draw:line draw:style-name="gr5" draw:text-style-name="P6" draw:layer="layout" svg:x1="2.171cm" svg:y1="11.572cm" svg:x2="19.828cm" svg:y2="11.572cm">
          <text:p/>
        </draw:line>
        <draw:line draw:style-name="gr5" draw:text-style-name="P6" draw:layer="layout" svg:x1="2.178cm" svg:y1="12.089cm" svg:x2="2.178cm" svg:y2="11.579cm">
          <text:p/>
        </draw:line>
        <draw:frame draw:style-name="gr3" draw:text-style-name="P4" draw:layer="layout" svg:width="0.531cm" svg:height="0.547cm" svg:x="10.743cm" svg:y="8.118cm">
          <draw:text-box>
            <text:p text:style-name="P1"><text:span text:style-name="T3">2</text:span><text:span text:style-name="T3">0</text:span><text:span text:style-name="T3">.</text:span></text:p>
          </draw:text-box>
        </draw:frame>
        <draw:line draw:style-name="gr5" draw:text-style-name="P6" draw:layer="layout" svg:x1="19.821cm" svg:y1="12.089cm" svg:x2="19.821cm" svg:y2="11.579cm">
          <text:p/>
        </draw:line>
        <draw:line draw:style-name="gr5" draw:text-style-name="P6" draw:layer="layout" svg:x1="2.171cm" svg:y1="12.096cm" svg:x2="19.828cm" svg:y2="12.096cm">
          <text:p/>
        </draw:line>
        <draw:line draw:style-name="gr5" draw:text-style-name="P6" draw:layer="layout" svg:x1="2.171cm" svg:y1="12.096cm" svg:x2="19.828cm" svg:y2="12.096cm">
          <text:p/>
        </draw:line>
        <draw:line draw:style-name="gr5" draw:text-style-name="P6" draw:layer="layout" svg:x1="2.171cm" svg:y1="12.619cm" svg:x2="19.828cm" svg:y2="12.619cm">
          <text:p/>
        </draw:line>
        <draw:line draw:style-name="gr5" draw:text-style-name="P6" draw:layer="layout" svg:x1="2.171cm" svg:y1="12.619cm" svg:x2="19.828cm" svg:y2="12.619cm">
          <text:p/>
        </draw:line>
        <draw:line draw:style-name="gr5" draw:text-style-name="P6" draw:layer="layout" svg:x1="2.178cm" svg:y1="13.136cm" svg:x2="2.178cm" svg:y2="12.626cm">
          <text:p/>
        </draw:line>
        <draw:frame draw:style-name="gr3" draw:text-style-name="P4" draw:layer="layout" svg:width="3.622cm" svg:height="0.548cm" svg:x="9.214cm" svg:y="11.501cm">
          <draw:text-box>
            <text:p text:style-name="P1"><text:span text:style-name="T9">R</text:span><text:span text:style-name="T9">E</text:span><text:span text:style-name="T9">V</text:span><text:span text:style-name="T9">I</text:span><text:span text:style-name="T9">S</text:span><text:span text:style-name="T9">I</text:span><text:span text:style-name="T9">O</text:span><text:span text:style-name="T9">N</text:span><text:span text:style-name="T9"> </text:span><text:span text:style-name="T9">H</text:span><text:span text:style-name="T9">I</text:span><text:span text:style-name="T9">S</text:span><text:span text:style-name="T9">T</text:span><text:span text:style-name="T9">O</text:span><text:span text:style-name="T9">R</text:span><text:span text:style-name="T9">Y</text:span></text:p>
          </draw:text-box>
        </draw:frame>
        <draw:line draw:style-name="gr5" draw:text-style-name="P6" draw:layer="layout" svg:x1="5.614cm" svg:y1="13.136cm" svg:x2="5.614cm" svg:y2="12.626cm">
          <text:p/>
        </draw:line>
        <draw:frame draw:style-name="gr3" draw:text-style-name="P4" draw:layer="layout" svg:width="1.653cm" svg:height="0.547cm" svg:x="3.074cm" svg:y="12.548cm">
          <draw:text-box>
            <text:p text:style-name="P1"><text:span text:style-name="T3">N</text:span><text:span text:style-name="T3">U</text:span><text:span text:style-name="T3">M</text:span><text:span text:style-name="T3">B</text:span><text:span text:style-name="T3">E</text:span><text:span text:style-name="T3">R</text:span></text:p>
          </draw:text-box>
        </draw:frame>
        <draw:line draw:style-name="gr5" draw:text-style-name="P6" draw:layer="layout" svg:x1="9.05cm" svg:y1="13.136cm" svg:x2="9.05cm" svg:y2="12.626cm">
          <text:p/>
        </draw:line>
        <draw:frame draw:style-name="gr3" draw:text-style-name="P4" draw:layer="layout" svg:width="1.018cm" svg:height="0.547cm" svg:x="6.856cm" svg:y="12.548cm">
          <draw:text-box>
            <text:p text:style-name="P1"><text:span text:style-name="T3">D</text:span><text:span text:style-name="T3">A</text:span><text:span text:style-name="T3">T</text:span><text:span text:style-name="T3">E</text:span></text:p>
          </draw:text-box>
        </draw:frame>
        <draw:line draw:style-name="gr5" draw:text-style-name="P6" draw:layer="layout" svg:x1="16.385cm" svg:y1="13.136cm" svg:x2="16.385cm" svg:y2="12.626cm">
          <text:p/>
        </draw:line>
        <draw:frame draw:style-name="gr3" draw:text-style-name="P4" draw:layer="layout" svg:width="2.606cm" svg:height="0.547cm" svg:x="11.421cm" svg:y="12.548cm">
          <draw:text-box>
            <text:p text:style-name="P1"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</text:span></text:p>
          </draw:text-box>
        </draw:frame>
        <draw:line draw:style-name="gr5" draw:text-style-name="P6" draw:layer="layout" svg:x1="19.821cm" svg:y1="13.136cm" svg:x2="19.821cm" svg:y2="12.626cm">
          <text:p/>
        </draw:line>
        <draw:line draw:style-name="gr5" draw:text-style-name="P6" draw:layer="layout" svg:x1="2.171cm" svg:y1="13.143cm" svg:x2="19.828cm" svg:y2="13.143cm">
          <text:p/>
        </draw:line>
        <draw:line draw:style-name="gr5" draw:text-style-name="P6" draw:layer="layout" svg:x1="2.171cm" svg:y1="13.143cm" svg:x2="19.828cm" svg:y2="13.143cm">
          <text:p/>
        </draw:line>
        <draw:line draw:style-name="gr5" draw:text-style-name="P6" draw:layer="layout" svg:x1="2.178cm" svg:y1="15.189cm" svg:x2="2.178cm" svg:y2="13.15cm">
          <text:p/>
        </draw:line>
        <draw:frame draw:style-name="gr3" draw:text-style-name="P4" draw:layer="layout" svg:width="1.103cm" svg:height="0.547cm" svg:x="17.555cm" svg:y="12.548cm">
          <draw:text-box>
            <text:p text:style-name="P1"><text:span text:style-name="T3">N</text:span><text:span text:style-name="T3">A</text:span><text:span text:style-name="T3">M</text:span><text:span text:style-name="T3">E</text:span></text:p>
          </draw:text-box>
        </draw:frame>
        <draw:line draw:style-name="gr5" draw:text-style-name="P6" draw:layer="layout" svg:x1="5.614cm" svg:y1="15.189cm" svg:x2="5.614cm" svg:y2="13.15cm">
          <text:p/>
        </draw:line>
        <draw:frame draw:style-name="gr3" draw:text-style-name="P4" draw:layer="layout" svg:width="0.849cm" svg:height="0.547cm" svg:x="3.474cm" svg:y="13.581cm">
          <draw:text-box>
            <text:p text:style-name="P1"><text:span text:style-name="T3">0</text:span><text:span text:style-name="T3">.</text:span><text:span text:style-name="T3">0</text:span><text:span text:style-name="T3">.</text:span><text:span text:style-name="T3">1</text:span></text:p>
          </draw:text-box>
        </draw:frame>
        <draw:line draw:style-name="gr5" draw:text-style-name="P6" draw:layer="layout" svg:x1="9.05cm" svg:y1="15.189cm" svg:x2="9.05cm" svg:y2="13.15cm">
          <text:p/>
        </draw:line>
        <draw:frame draw:style-name="gr3" draw:text-style-name="P4" draw:layer="layout" svg:width="1.949cm" svg:height="0.547cm" svg:x="6.362cm" svg:y="13.581cm">
          <draw:text-box>
            <text:p text:style-name="P1"><text:span text:style-name="T3">2</text:span><text:span text:style-name="T3">0</text:span><text:span text:style-name="T3">1</text:span><text:span text:style-name="T3">9</text:span><text:span text:style-name="T3">-</text:span><text:span text:style-name="T3">0</text:span><text:span text:style-name="T3">2</text:span><text:span text:style-name="T3">-</text:span><text:span text:style-name="T3">1</text:span><text:span text:style-name="T3">2</text:span></text:p>
          </draw:text-box>
        </draw:frame>
        <draw:frame draw:style-name="gr3" draw:text-style-name="P4" draw:layer="layout" svg:width="6.648cm" svg:height="0.547cm" svg:x="9.268cm" svg:y="13.581cm">
          <draw:text-box>
            <text:p text:style-name="P1"><text:span text:style-name="T3">A</text:span><text:span text:style-name="T3">z</text:span><text:span text:style-name="T3"> </text:span><text:span text:style-name="T3">i</text:span><text:span text:style-name="T3">n</text:span><text:span text:style-name="T3">i</text:span><text:span text:style-name="T3">c</text:span><text:span text:style-name="T3">i</text:span><text:span text:style-name="T3">á</text:span><text:span text:style-name="T3">l</text:span><text:span text:style-name="T3">i</text:span><text:span text:style-name="T3">s</text:span><text:span text:style-name="T3"> </text:span><text:span text:style-name="T3">d</text:span><text:span text:style-name="T3">o</text:span><text:span text:style-name="T3">k</text:span><text:span text:style-name="T3">u</text:span><text:span text:style-name="T3">m</text:span><text:span text:style-name="T3">e</text:span><text:span text:style-name="T3">n</text:span><text:span text:style-name="T3">t</text:span><text:span text:style-name="T3">u</text:span><text:span text:style-name="T3">m</text:span><text:span text:style-name="T3"> </text:span><text:span text:style-name="T3">s</text:span><text:span text:style-name="T3">z</text:span><text:span text:style-name="T3">e</text:span><text:span text:style-name="T3">r</text:span><text:span text:style-name="T3">k</text:span><text:span text:style-name="T3">e</text:span><text:span text:style-name="T3">z</text:span><text:span text:style-name="T3">e</text:span><text:span text:style-name="T3">t</text:span><text:span text:style-name="T3">é</text:span><text:span text:style-name="T3">n</text:span><text:span text:style-name="T3">e</text:span><text:span text:style-name="T3">k</text:span></text:p>
          </draw:text-box>
        </draw:frame>
        <draw:line draw:style-name="gr5" draw:text-style-name="P6" draw:layer="layout" svg:x1="16.385cm" svg:y1="15.189cm" svg:x2="16.385cm" svg:y2="13.15cm">
          <text:p/>
        </draw:line>
        <draw:frame draw:style-name="gr3" draw:text-style-name="P4" draw:layer="layout" svg:width="1.907cm" svg:height="0.547cm" svg:x="9.268cm" svg:y="14.091cm">
          <draw:text-box>
            <text:p text:style-name="P1"><text:span text:style-name="T3">k</text:span><text:span text:style-name="T3">i</text:span><text:span text:style-name="T3">a</text:span><text:span text:style-name="T3">l</text:span><text:span text:style-name="T3">a</text:span><text:span text:style-name="T3">k</text:span><text:span text:style-name="T3">í</text:span><text:span text:style-name="T3">t</text:span><text:span text:style-name="T3">á</text:span><text:span text:style-name="T3">s</text:span><text:span text:style-name="T3">a</text:span><text:span text:style-name="T3">.</text:span></text:p>
          </draw:text-box>
        </draw:frame>
        <draw:line draw:style-name="gr5" draw:text-style-name="P6" draw:layer="layout" svg:x1="19.821cm" svg:y1="15.189cm" svg:x2="19.821cm" svg:y2="13.15cm">
          <text:p/>
        </draw:line>
        <draw:line draw:style-name="gr5" draw:text-style-name="P6" draw:layer="layout" svg:x1="2.171cm" svg:y1="15.196cm" svg:x2="19.828cm" svg:y2="15.196cm">
          <text:p/>
        </draw:line>
        <draw:line draw:style-name="gr5" draw:text-style-name="P6" draw:layer="layout" svg:x1="2.171cm" svg:y1="15.196cm" svg:x2="19.828cm" svg:y2="15.196cm">
          <text:p/>
        </draw:line>
        <draw:line draw:style-name="gr5" draw:text-style-name="P6" draw:layer="layout" svg:x1="2.178cm" svg:y1="16.731cm" svg:x2="2.178cm" svg:y2="15.203cm">
          <text:p/>
        </draw:line>
        <draw:frame draw:style-name="gr3" draw:text-style-name="P4" draw:layer="layout" svg:width="1.145cm" svg:height="0.547cm" svg:x="17.54cm" svg:y="13.581cm">
          <draw:text-box>
            <text:p text:style-name="P1"><text:span text:style-name="T3">n</text:span><text:span text:style-name="T3">b</text:span><text:span text:style-name="T3">a</text:span><text:span text:style-name="T3">t</text:span><text:span text:style-name="T3">f</text:span><text:span text:style-name="T3">a</text:span><text:span text:style-name="T3">i</text:span></text:p>
          </draw:text-box>
        </draw:frame>
        <draw:line draw:style-name="gr5" draw:text-style-name="P6" draw:layer="layout" svg:x1="5.614cm" svg:y1="16.731cm" svg:x2="5.614cm" svg:y2="15.203cm">
          <text:p/>
        </draw:line>
        <draw:frame draw:style-name="gr3" draw:text-style-name="P4" draw:layer="layout" svg:width="0.849cm" svg:height="0.547cm" svg:x="3.474cm" svg:y="15.634cm">
          <draw:text-box>
            <text:p text:style-name="P1"><text:span text:style-name="T3">0</text:span><text:span text:style-name="T3">.</text:span><text:span text:style-name="T3">0</text:span><text:span text:style-name="T3">.</text:span><text:span text:style-name="T3">2</text:span></text:p>
          </draw:text-box>
        </draw:frame>
        <draw:line draw:style-name="gr5" draw:text-style-name="P6" draw:layer="layout" svg:x1="9.05cm" svg:y1="16.731cm" svg:x2="9.05cm" svg:y2="15.203cm">
          <text:p/>
        </draw:line>
        <draw:frame draw:style-name="gr3" draw:text-style-name="P4" draw:layer="layout" svg:width="1.949cm" svg:height="0.547cm" svg:x="6.362cm" svg:y="15.634cm">
          <draw:text-box>
            <text:p text:style-name="P1"><text:span text:style-name="T3">2</text:span><text:span text:style-name="T3">0</text:span><text:span text:style-name="T3">1</text:span><text:span text:style-name="T3">9</text:span><text:span text:style-name="T3">-</text:span><text:span text:style-name="T3">0</text:span><text:span text:style-name="T3">2</text:span><text:span text:style-name="T3">-</text:span><text:span text:style-name="T3">1</text:span><text:span text:style-name="T3">4</text:span></text:p>
          </draw:text-box>
        </draw:frame>
        <draw:line draw:style-name="gr5" draw:text-style-name="P6" draw:layer="layout" svg:x1="16.385cm" svg:y1="16.731cm" svg:x2="16.385cm" svg:y2="15.203cm">
          <text:p/>
        </draw:line>
        <draw:frame draw:style-name="gr3" draw:text-style-name="P4" draw:layer="layout" svg:width="5.696cm" svg:height="0.547cm" svg:x="9.268cm" svg:y="15.634cm">
          <draw:text-box>
            <text:p text:style-name="P1"><text:span text:style-name="T3">I</text:span><text:span text:style-name="T3">n</text:span><text:span text:style-name="T3">c</text:span><text:span text:style-name="T3">i</text:span><text:span text:style-name="T3">á</text:span><text:span text:style-name="T3">l</text:span><text:span text:style-name="T3">i</text:span><text:span text:style-name="T3">s</text:span><text:span text:style-name="T3"> </text:span><text:span text:style-name="T3">f</text:span><text:span text:style-name="T3">e</text:span><text:span text:style-name="T3">l</text:span><text:span text:style-name="T3">a</text:span><text:span text:style-name="T3">d</text:span><text:span text:style-name="T3">a</text:span><text:span text:style-name="T3">t</text:span><text:span text:style-name="T3">l</text:span><text:span text:style-name="T3">i</text:span><text:span text:style-name="T3">s</text:span><text:span text:style-name="T3">t</text:span><text:span text:style-name="T3">á</text:span><text:span text:style-name="T3">k</text:span><text:span text:style-name="T3"> </text:span><text:span text:style-name="T3">ö</text:span><text:span text:style-name="T3">s</text:span><text:span text:style-name="T3">s</text:span><text:span text:style-name="T3">z</text:span><text:span text:style-name="T3">e</text:span><text:span text:style-name="T3">á</text:span><text:span text:style-name="T3">l</text:span><text:span text:style-name="T3">l</text:span><text:span text:style-name="T3">í</text:span><text:span text:style-name="T3">t</text:span><text:span text:style-name="T3">á</text:span><text:span text:style-name="T3">s</text:span><text:span text:style-name="T3">a</text:span><text:span text:style-name="T3">.</text:span></text:p>
          </draw:text-box>
        </draw:frame>
        <draw:line draw:style-name="gr5" draw:text-style-name="P6" draw:layer="layout" svg:x1="19.821cm" svg:y1="16.731cm" svg:x2="19.821cm" svg:y2="15.203cm">
          <text:p/>
        </draw:line>
        <draw:line draw:style-name="gr5" draw:text-style-name="P6" draw:layer="layout" svg:x1="2.171cm" svg:y1="16.739cm" svg:x2="19.828cm" svg:y2="16.739cm">
          <text:p/>
        </draw:line>
        <draw:line draw:style-name="gr5" draw:text-style-name="P6" draw:layer="layout" svg:x1="2.171cm" svg:y1="16.739cm" svg:x2="19.828cm" svg:y2="16.739cm">
          <text:p/>
        </draw:line>
        <draw:line draw:style-name="gr5" draw:text-style-name="P6" draw:layer="layout" svg:x1="2.178cm" svg:y1="19.294cm" svg:x2="2.178cm" svg:y2="16.746cm">
          <text:p/>
        </draw:line>
        <draw:frame draw:style-name="gr3" draw:text-style-name="P4" draw:layer="layout" svg:width="1.145cm" svg:height="0.547cm" svg:x="17.54cm" svg:y="15.634cm">
          <draw:text-box>
            <text:p text:style-name="P1"><text:span text:style-name="T3">n</text:span><text:span text:style-name="T3">b</text:span><text:span text:style-name="T3">a</text:span><text:span text:style-name="T3">t</text:span><text:span text:style-name="T3">f</text:span><text:span text:style-name="T3">a</text:span><text:span text:style-name="T3">i</text:span></text:p>
          </draw:text-box>
        </draw:frame>
        <draw:line draw:style-name="gr5" draw:text-style-name="P6" draw:layer="layout" svg:x1="5.614cm" svg:y1="19.294cm" svg:x2="5.614cm" svg:y2="16.746cm">
          <text:p/>
        </draw:line>
        <draw:frame draw:style-name="gr3" draw:text-style-name="P4" draw:layer="layout" svg:width="0.849cm" svg:height="0.547cm" svg:x="3.474cm" svg:y="17.177cm">
          <draw:text-box>
            <text:p text:style-name="P1"><text:span text:style-name="T3">0</text:span><text:span text:style-name="T3">.</text:span><text:span text:style-name="T3">0</text:span><text:span text:style-name="T3">.</text:span><text:span text:style-name="T3">3</text:span></text:p>
          </draw:text-box>
        </draw:frame>
        <draw:line draw:style-name="gr5" draw:text-style-name="P6" draw:layer="layout" svg:x1="9.05cm" svg:y1="19.294cm" svg:x2="9.05cm" svg:y2="16.746cm">
          <text:p/>
        </draw:line>
        <draw:frame draw:style-name="gr3" draw:text-style-name="P4" draw:layer="layout" svg:width="1.949cm" svg:height="0.547cm" svg:x="6.362cm" svg:y="17.177cm">
          <draw:text-box>
            <text:p text:style-name="P1"><text:span text:style-name="T3">2</text:span><text:span text:style-name="T3">0</text:span><text:span text:style-name="T3">1</text:span><text:span text:style-name="T3">9</text:span><text:span text:style-name="T3">-</text:span><text:span text:style-name="T3">0</text:span><text:span text:style-name="T3">2</text:span><text:span text:style-name="T3">-</text:span><text:span text:style-name="T3">1</text:span><text:span text:style-name="T3">6</text:span></text:p>
          </draw:text-box>
        </draw:frame>
        <draw:frame draw:style-name="gr3" draw:text-style-name="P4" draw:layer="layout" svg:width="5.844cm" svg:height="0.547cm" svg:x="9.268cm" svg:y="17.177cm">
          <draw:text-box>
            <text:p text:style-name="P1"><text:span text:style-name="T3">F</text:span><text:span text:style-name="T3">e</text:span><text:span text:style-name="T3">l</text:span><text:span text:style-name="T3">a</text:span><text:span text:style-name="T3">d</text:span><text:span text:style-name="T3">a</text:span><text:span text:style-name="T3">t</text:span><text:span text:style-name="T3">l</text:span><text:span text:style-name="T3">i</text:span><text:span text:style-name="T3">s</text:span><text:span text:style-name="T3">t</text:span><text:span text:style-name="T3">á</text:span><text:span text:style-name="T3">k</text:span><text:span text:style-name="T3"> </text:span><text:span text:style-name="T3">f</text:span><text:span text:style-name="T3">o</text:span><text:span text:style-name="T3">l</text:span><text:span text:style-name="T3">y</text:span><text:span text:style-name="T3">t</text:span><text:span text:style-name="T3">a</text:span><text:span text:style-name="T3">t</text:span><text:span text:style-name="T3">á</text:span><text:span text:style-name="T3">s</text:span><text:span text:style-name="T3">a</text:span><text:span text:style-name="T3">. </text:span><text:span text:style-name="T3">F</text:span><text:span text:style-name="T3">e</text:span><text:span text:style-name="T3">l</text:span><text:span text:style-name="T3">t</text:span><text:span text:style-name="T3">ö</text:span><text:span text:style-name="T3">l</text:span><text:span text:style-name="T3">t</text:span><text:span text:style-name="T3">é</text:span><text:span text:style-name="T3">s</text:span><text:span text:style-name="T3"> </text:span><text:span text:style-name="T3">a</text:span></text:p>
          </draw:text-box>
        </draw:frame>
        <draw:frame draw:style-name="gr3" draw:text-style-name="P4" draw:layer="layout" svg:width="2.606cm" svg:height="0.547cm" svg:x="9.268cm" svg:y="17.686cm">
          <draw:text-box>
            <text:p text:style-name="P1"><text:span text:style-name="T3">B</text:span><text:span text:style-name="T3">H</text:span><text:span text:style-name="T3">A</text:span><text:span text:style-name="T3">X</text:span><text:span text:style-name="T3"> </text:span><text:span text:style-name="T3">c</text:span><text:span text:style-name="T3">s</text:span><text:span text:style-name="T3">a</text:span><text:span text:style-name="T3">t</text:span><text:span text:style-name="T3">o</text:span><text:span text:style-name="T3">r</text:span><text:span text:style-name="T3">n</text:span><text:span text:style-name="T3">a</text:span></text:p>
          </draw:text-box>
        </draw:frame>
        <draw:line draw:style-name="gr5" draw:text-style-name="P6" draw:layer="layout" svg:x1="16.385cm" svg:y1="19.294cm" svg:x2="16.385cm" svg:y2="16.746cm">
          <text:p/>
        </draw:line>
        <draw:frame draw:style-name="gr3" draw:text-style-name="P4" draw:layer="layout" svg:width="6.754cm" svg:height="0.547cm" svg:x="9.268cm" svg:y="18.196cm">
          <draw:text-box>
            <text:p text:style-name="P1"><text:span text:style-name="T11">h</text:span><text:span text:style-name="T11">t</text:span><text:span text:style-name="T11">t</text:span><text:span text:style-name="T11">p</text:span><text:span text:style-name="T11">s</text:span><text:span text:style-name="T11">:</text:span><text:span text:style-name="T11">/</text:span><text:span text:style-name="T11">/</text:span><text:span text:style-name="T11">g</text:span><text:span text:style-name="T11">i</text:span><text:span text:style-name="T11">t</text:span><text:span text:style-name="T11">l</text:span><text:span text:style-name="T11">a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n</text:span><text:span text:style-name="T11">b</text:span><text:span text:style-name="T11">a</text:span><text:span text:style-name="T11">t</text:span><text:span text:style-name="T11">f</text:span><text:span text:style-name="T11">a</text:span><text:span text:style-name="T11">i</text:span><text:span text:style-name="T11">/</text:span><text:span text:style-name="T11">b</text:span><text:span text:style-name="T11">h</text:span><text:span text:style-name="T11">a</text:span><text:span text:style-name="T11">x</text:span><text:span text:style-name="T3"> </text:span><text:span text:style-name="T3">r</text:span><text:span text:style-name="T3">e</text:span><text:span text:style-name="T3">p</text:span><text:span text:style-name="T3">ó</text:span><text:span text:style-name="T3">j</text:span><text:span text:style-name="T3">á</text:span><text:span text:style-name="T3">b</text:span><text:span text:style-name="T3">a</text:span><text:span text:style-name="T3">.</text:span></text:p>
          </draw:text-box>
        </draw:frame>
        <draw:line draw:style-name="gr5" draw:text-style-name="P6" draw:layer="layout" svg:x1="19.821cm" svg:y1="19.294cm" svg:x2="19.821cm" svg:y2="16.746cm">
          <text:p/>
        </draw:line>
        <draw:line draw:style-name="gr5" draw:text-style-name="P6" draw:layer="layout" svg:x1="2.171cm" svg:y1="19.301cm" svg:x2="19.828cm" svg:y2="19.301cm">
          <text:p/>
        </draw:line>
        <draw:line draw:style-name="gr5" draw:text-style-name="P6" draw:layer="layout" svg:x1="2.171cm" svg:y1="19.301cm" svg:x2="19.828cm" svg:y2="19.301cm">
          <text:p/>
        </draw:line>
        <draw:line draw:style-name="gr5" draw:text-style-name="P6" draw:layer="layout" svg:x1="2.178cm" svg:y1="20.837cm" svg:x2="2.178cm" svg:y2="19.308cm">
          <text:p/>
        </draw:line>
        <draw:frame draw:style-name="gr3" draw:text-style-name="P4" draw:layer="layout" svg:width="1.145cm" svg:height="0.547cm" svg:x="17.54cm" svg:y="17.177cm">
          <draw:text-box>
            <text:p text:style-name="P1"><text:span text:style-name="T3">n</text:span><text:span text:style-name="T3">b</text:span><text:span text:style-name="T3">a</text:span><text:span text:style-name="T3">t</text:span><text:span text:style-name="T3">f</text:span><text:span text:style-name="T3">a</text:span><text:span text:style-name="T3">i</text:span></text:p>
          </draw:text-box>
        </draw:frame>
        <draw:line draw:style-name="gr5" draw:text-style-name="P6" draw:layer="layout" svg:x1="5.614cm" svg:y1="20.837cm" svg:x2="5.614cm" svg:y2="19.308cm">
          <text:p/>
        </draw:line>
        <draw:frame draw:style-name="gr3" draw:text-style-name="P4" draw:layer="layout" svg:width="0.849cm" svg:height="0.547cm" svg:x="3.474cm" svg:y="19.739cm">
          <draw:text-box>
            <text:p text:style-name="P1"><text:span text:style-name="T3">0</text:span><text:span text:style-name="T3">.</text:span><text:span text:style-name="T3">0</text:span><text:span text:style-name="T3">.</text:span><text:span text:style-name="T3">4</text:span></text:p>
          </draw:text-box>
        </draw:frame>
        <draw:line draw:style-name="gr5" draw:text-style-name="P6" draw:layer="layout" svg:x1="9.05cm" svg:y1="20.837cm" svg:x2="9.05cm" svg:y2="19.308cm">
          <text:p/>
        </draw:line>
        <draw:frame draw:style-name="gr3" draw:text-style-name="P4" draw:layer="layout" svg:width="1.949cm" svg:height="0.547cm" svg:x="6.362cm" svg:y="19.739cm">
          <draw:text-box>
            <text:p text:style-name="P1"><text:span text:style-name="T3">2</text:span><text:span text:style-name="T3">0</text:span><text:span text:style-name="T3">1</text:span><text:span text:style-name="T3">9</text:span><text:span text:style-name="T3">-</text:span><text:span text:style-name="T3">0</text:span><text:span text:style-name="T3">2</text:span><text:span text:style-name="T3">-</text:span><text:span text:style-name="T3">1</text:span><text:span text:style-name="T3">9</text:span></text:p>
          </draw:text-box>
        </draw:frame>
        <draw:line draw:style-name="gr5" draw:text-style-name="P6" draw:layer="layout" svg:x1="16.385cm" svg:y1="20.837cm" svg:x2="16.385cm" svg:y2="19.308cm">
          <text:p/>
        </draw:line>
        <draw:frame draw:style-name="gr3" draw:text-style-name="P4" draw:layer="layout" svg:width="3.854cm" svg:height="0.547cm" svg:x="9.268cm" svg:y="19.739cm">
          <draw:text-box>
            <text:p text:style-name="P1"><text:span text:style-name="T3">A</text:span><text:span text:style-name="T3">k</text:span><text:span text:style-name="T3">t</text:span><text:span text:style-name="T3">u</text:span><text:span text:style-name="T3">a</text:span><text:span text:style-name="T3">l</text:span><text:span text:style-name="T3">i</text:span><text:span text:style-name="T3">z</text:span><text:span text:style-name="T3">á</text:span><text:span text:style-name="T3">l</text:span><text:span text:style-name="T3">á</text:span><text:span text:style-name="T3">s</text:span><text:span text:style-name="T3">, </text:span><text:span text:style-name="T3">j</text:span><text:span text:style-name="T3">a</text:span><text:span text:style-name="T3">v</text:span><text:span text:style-name="T3">í</text:span><text:span text:style-name="T3">t</text:span><text:span text:style-name="T3">á</text:span><text:span text:style-name="T3">s</text:span><text:span text:style-name="T3">o</text:span><text:span text:style-name="T3">k</text:span><text:span text:style-name="T3">.</text:span></text:p>
          </draw:text-box>
        </draw:frame>
        <draw:line draw:style-name="gr5" draw:text-style-name="P6" draw:layer="layout" svg:x1="19.821cm" svg:y1="20.837cm" svg:x2="19.821cm" svg:y2="19.308cm">
          <text:p/>
        </draw:line>
        <draw:line draw:style-name="gr5" draw:text-style-name="P6" draw:layer="layout" svg:x1="2.171cm" svg:y1="20.844cm" svg:x2="19.828cm" svg:y2="20.844cm">
          <text:p/>
        </draw:line>
        <draw:line draw:style-name="gr5" draw:text-style-name="P6" draw:layer="layout" svg:x1="2.171cm" svg:y1="20.844cm" svg:x2="19.828cm" svg:y2="20.844cm">
          <text:p/>
        </draw:line>
        <draw:line draw:style-name="gr6" draw:text-style-name="P6" draw:layer="layout" svg:x1="2cm" svg:y1="28.284cm" svg:x2="19.999cm" svg:y2="28.284cm">
          <text:p/>
        </draw:line>
        <draw:frame draw:style-name="gr3" draw:text-style-name="P4" draw:layer="layout" svg:width="1.145cm" svg:height="0.547cm" svg:x="17.54cm" svg:y="19.739cm">
          <draw:text-box>
            <text:p text:style-name="P1"><text:span text:style-name="T3">n</text:span><text:span text:style-name="T3">b</text:span><text:span text:style-name="T3">a</text:span><text:span text:style-name="T3">t</text:span><text:span text:style-name="T3">f</text:span><text:span text:style-name="T3">a</text:span><text:span text:style-name="T3">i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726cm" svg:y="1.257cm">
          <draw:text-box>
            <text:p text:style-name="P1"><text:span text:style-name="T3">i</text:span><text:span text:style-name="T3">v</text:span></text:p>
          </draw:text-box>
        </draw:frame>
        <draw:frame draw:style-name="gr12" draw:text-style-name="P10" draw:layer="layout" svg:width="2.881cm" svg:height="1.28cm" svg:x="2cm" svg:y="5.468cm">
          <draw:text-box>
            <text:p text:style-name="P1"><text:span text:style-name="T12">A</text:span><text:span text:style-name="T12">j</text:span><text:span text:style-name="T12">á</text:span><text:span text:style-name="T12">n</text:span><text:span text:style-name="T12">l</text:span><text:span text:style-name="T12">á</text:span><text:span text:style-name="T12">s</text:span></text:p>
          </draw:text-box>
        </draw:frame>
        <draw:frame draw:style-name="gr2" draw:text-style-name="P3" draw:layer="layout" svg:width="10.598cm" svg:height="0.569cm" svg:x="3.032cm" svg:y="8.036cm">
          <draw:text-box>
            <text:p text:style-name="P1"><text:span text:style-name="T2">„</text:span><text:span text:style-name="T2">T</text:span><text:span text:style-name="T2">o</text:span><text:span text:style-name="T2"> </text:span><text:span text:style-name="T2">m</text:span><text:span text:style-name="T2">e</text:span><text:span text:style-name="T2">, </text:span><text:span text:style-name="T2">y</text:span><text:span text:style-name="T2">o</text:span><text:span text:style-name="T2">u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text:span text:style-name="T2">s</text:span><text:span text:style-name="T2">o</text:span><text:span text:style-name="T2">m</text:span><text:span text:style-name="T2">e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t</text:span><text:span text:style-name="T2">.</text:span></text:p>
          </draw:text-box>
        </draw:frame>
        <draw:frame draw:style-name="gr2" draw:text-style-name="P3" draw:layer="layout" svg:width="4.273cm" svg:height="0.569cm" svg:x="13.941cm" svg:y="8.036cm">
          <draw:text-box>
            <text:p text:style-name="P1"><text:span text:style-name="T2">(</text:span><text:span text:style-name="T2">Y</text:span><text:span text:style-name="T2">o</text:span><text:span text:style-name="T2">u</text:span><text:span text:style-name="T2">, </text:span><text:span text:style-name="T2">n</text:span><text:span text:style-name="T2">o</text:span><text:span text:style-name="T2">t </text:span><text:span text:style-name="T2">s</text:span><text:span text:style-name="T2">o</text:span><text:span text:style-name="T2">m</text:span><text:span text:style-name="T2">e</text:span><text:span text:style-name="T2">o</text:span><text:span text:style-name="T2">n</text:span><text:span text:style-name="T2">e</text:span><text:span text:style-name="T2"> </text:span><text:span text:style-name="T2">e</text:span><text:span text:style-name="T2">l</text:span><text:span text:style-name="T2">s</text:span><text:span text:style-name="T2">e</text:span><text:span text:style-name="T2">!</text:span><text:span text:style-name="T2">)</text:span></text:p>
          </draw:text-box>
        </draw:frame>
        <draw:frame draw:style-name="gr2" draw:text-style-name="P3" draw:layer="layout" svg:width="0.565cm" svg:height="0.569cm" svg:x="18.405cm" svg:y="8.036cm">
          <draw:text-box>
            <text:p text:style-name="P1"><text:span text:style-name="T2">O</text:span><text:span text:style-name="T2">t</text:span><text:span text:style-name="T2">-</text:span></text:p>
          </draw:text-box>
        </draw:frame>
        <draw:frame draw:style-name="gr2" draw:text-style-name="P3" draw:layer="layout" svg:width="12.444cm" svg:height="0.569cm" svg:x="3.032cm" svg:y="8.546cm">
          <draw:text-box>
            <text:p text:style-name="P1"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d</text:span><text:span text:style-name="T2">o</text:span><text:span text:style-name="T2">n</text:span><text:span text:style-name="T2">’</text:span><text:span text:style-name="T2">t </text:span><text:span text:style-name="T2">r</text:span><text:span text:style-name="T2">e</text:span><text:span text:style-name="T2">a</text:span><text:span text:style-name="T2">l</text:span><text:span text:style-name="T2">l</text:span><text:span text:style-name="T2">y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text:span text:style-name="T2">i</text:span><text:span text:style-name="T2">t</text:span><text:span text:style-name="T2">, </text:span><text:span text:style-name="T2">y</text:span><text:span text:style-name="T2">o</text:span><text:span text:style-name="T2">u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i</text:span><text:span text:style-name="T2">n</text:span><text:span text:style-name="T2">k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 </text:span><text:span text:style-name="T2">i</text:span><text:span text:style-name="T2">t</text:span><text:span text:style-name="T2">.</text:span><text:span text:style-name="T2">”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12.592cm" svg:height="0.573cm" svg:x="6.556cm" svg:y="9.231cm">
          <draw:text-box>
            <text:p text:style-name="P1"><text:span text:style-name="T2">—</text:span><text:span text:style-name="T2">G</text:span><text:span text:style-name="T2">r</text:span><text:span text:style-name="T2">e</text:span><text:span text:style-name="T2">g</text:span><text:span text:style-name="T2">o</text:span><text:span text:style-name="T2">r</text:span><text:span text:style-name="T2">y</text:span><text:span text:style-name="T2"> </text:span><text:span text:style-name="T2">C</text:span><text:span text:style-name="T2">h</text:span><text:span text:style-name="T2">a</text:span><text:span text:style-name="T2">i</text:span><text:span text:style-name="T2">t</text:span><text:span text:style-name="T2">i</text:span><text:span text:style-name="T2">n</text:span><text:span text:style-name="T2">,</text:span><text:span text:style-name="T13"> </text:span><text:span text:style-name="T13">M</text:span><text:span text:style-name="T13">E</text:span><text:span text:style-name="T13">T</text:span><text:span text:style-name="T13">A</text:span><text:span text:style-name="T13"> </text:span><text:span text:style-name="T13">M</text:span><text:span text:style-name="T13">A</text:span><text:span text:style-name="T13">T</text:span><text:span text:style-name="T13">H</text:span><text:span text:style-name="T13">!</text:span><text:span text:style-name="T13"> </text:span><text:span text:style-name="T13">T</text:span><text:span text:style-name="T13">h</text:span><text:span text:style-name="T13">e</text:span><text:span text:style-name="T13"> </text:span><text:span text:style-name="T13">Q</text:span><text:span text:style-name="T13">u</text:span><text:span text:style-name="T13">e</text:span><text:span text:style-name="T13">s</text:span><text:span text:style-name="T13">t </text:span><text:span text:style-name="T13">f</text:span><text:span text:style-name="T13">o</text:span><text:span text:style-name="T13">r</text:span><text:span text:style-name="T13"> </text:span><text:span text:style-name="T13">O</text:span><text:span text:style-name="T13">m</text:span><text:span text:style-name="T13">e</text:span><text:span text:style-name="T13">g</text:span><text:span text:style-name="T13">a</text:span><text:span text:style-name="T2">, </text:span><text:span text:style-name="T2">[</text:span><text:span text:style-name="T14">M</text:span><text:span text:style-name="T14">E</text:span><text:span text:style-name="T14">T</text:span><text:span text:style-name="T14">A</text:span><text:span text:style-name="T14">M</text:span><text:span text:style-name="T14">A</text:span><text:span text:style-name="T14">T</text:span><text:span text:style-name="T14">H</text:span><text:span text:style-name="T2">]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niverzális programozá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PE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81cm" svg:y="1.257cm">
          <draw:text-box>
            <text:p text:style-name="P1"><text:span text:style-name="T3">v</text:span></text:p>
          </draw:text-box>
        </draw:frame>
        <draw:frame draw:style-name="gr8" draw:text-style-name="P7" draw:layer="layout" svg:width="6.166cm" svg:height="1.127cm" svg:x="2cm" svg:y="5.426cm">
          <draw:text-box>
            <text:p text:style-name="P1"><text:span text:style-name="T5">T</text:span><text:span text:style-name="T5">a</text:span><text:span text:style-name="T5">r</text:span><text:span text:style-name="T5">t</text:span><text:span text:style-name="T5">a</text:span><text:span text:style-name="T5">l</text:span><text:span text:style-name="T5">o</text:span><text:span text:style-name="T5">m</text:span><text:span text:style-name="T5">j</text:span><text:span text:style-name="T5">e</text:span><text:span text:style-name="T5">g</text:span><text:span text:style-name="T5">y</text:span><text:span text:style-name="T5">z</text:span><text:span text:style-name="T5">é</text:span><text:span text:style-name="T5">k</text:span></text:p>
          </draw:text-box>
        </draw:frame>
        <draw:frame draw:style-name="gr13" draw:text-style-name="P11" draw:layer="layout" svg:width="0.505cm" svg:height="0.742cm" svg:x="2cm" svg:y="9.02cm">
          <draw:text-box>
            <text:p text:style-name="P1"><text:span text:style-name="T15">I</text:span><text:span text:style-name="T15">.</text:span></text:p>
          </draw:text-box>
        </draw:frame>
        <draw:frame draw:style-name="gr13" draw:text-style-name="P11" draw:layer="layout" svg:width="2.085cm" svg:height="0.742cm" svg:x="2.83cm" svg:y="9.02cm">
          <draw:text-box>
            <text:p text:style-name="P1"><text:span text:style-name="T15">B</text:span><text:span text:style-name="T15">e</text:span><text:span text:style-name="T15">v</text:span><text:span text:style-name="T15">e</text:span><text:span text:style-name="T15">z</text:span><text:span text:style-name="T15">e</text:span><text:span text:style-name="T15">t</text:span><text:span text:style-name="T15">é</text:span><text:span text:style-name="T15">s</text:span></text:p>
          </draw:text-box>
        </draw:frame>
        <draw:frame draw:style-name="gr13" draw:text-style-name="P11" draw:layer="layout" svg:width="0.505cm" svg:height="0.742cm" svg:x="19.747cm" svg:y="9.02cm">
          <draw:text-box>
            <text:p text:style-name="P1"><text:span text:style-name="T16">1</text:span></text:p>
          </draw:text-box>
        </draw:frame>
        <draw:frame draw:style-name="gr2" draw:text-style-name="P3" draw:layer="layout" svg:width="0.421cm" svg:height="0.619cm" svg:x="2cm" svg:y="10.191cm">
          <draw:text-box>
            <text:p text:style-name="P1"><text:span text:style-name="T17">1</text:span><text:span text:style-name="T17">.</text:span></text:p>
          </draw:text-box>
        </draw:frame>
        <draw:frame draw:style-name="gr2" draw:text-style-name="P3" draw:layer="layout" svg:width="0.942cm" svg:height="0.619cm" svg:x="2.633cm" svg:y="10.191cm">
          <draw:text-box>
            <text:p text:style-name="P1"><text:span text:style-name="T17">V</text:span><text:span text:style-name="T17">í</text:span><text:span text:style-name="T17">z</text:span><text:span text:style-name="T17">i</text:span><text:span text:style-name="T17">ó</text:span></text:p>
          </draw:text-box>
        </draw:frame>
        <draw:frame draw:style-name="gr2" draw:text-style-name="P3" draw:layer="layout" svg:width="0.421cm" svg:height="0.619cm" svg:x="19.789cm" svg:y="10.191cm">
          <draw:text-box>
            <text:p text:style-name="P1"><text:span text:style-name="T18">2</text:span></text:p>
          </draw:text-box>
        </draw:frame>
        <draw:frame draw:style-name="gr2" draw:text-style-name="P3" draw:layer="layout" svg:width="0.637cm" svg:height="0.569cm" svg:x="2.633cm" svg:y="10.85cm">
          <draw:text-box>
            <text:p text:style-name="P1"><text:span text:style-name="T19">1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3.262cm" svg:height="0.569cm" svg:x="3.603cm" svg:y="10.85cm">
          <draw:text-box>
            <text:p text:style-name="P1"><text:span text:style-name="T19">M</text:span><text:span text:style-name="T19">i </text:span><text:span text:style-name="T19">a</text:span><text:span text:style-name="T19">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o</text:span><text:span text:style-name="T19">z</text:span><text:span text:style-name="T19">á</text:span><text:span text:style-name="T19">s</text:span><text:span text:style-name="T19">?</text:span></text:p>
          </draw:text-box>
        </draw:frame>
        <draw:frame draw:style-name="gr2" draw:text-style-name="P3" draw:layer="layout" svg:width="0.421cm" svg:height="0.569cm" svg:x="7.166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0.8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0.85cm">
          <draw:text-box>
            <text:p text:style-name="P1"><text:span text:style-name="T2">2</text:span></text:p>
          </draw:text-box>
        </draw:frame>
        <draw:frame draw:style-name="gr2" draw:text-style-name="P3" draw:layer="layout" svg:width="0.637cm" svg:height="0.569cm" svg:x="2.633cm" svg:y="11.51cm">
          <draw:text-box>
            <text:p text:style-name="P1"><text:span text:style-name="T19">1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4.925cm" svg:height="0.569cm" svg:x="3.603cm" svg:y="11.51cm">
          <draw:text-box>
            <text:p text:style-name="P1"><text:span text:style-name="T19">M</text:span><text:span text:style-name="T19">i</text:span><text:span text:style-name="T19">l</text:span><text:span text:style-name="T19">y</text:span><text:span text:style-name="T19">e</text:span><text:span text:style-name="T19">n</text:span><text:span text:style-name="T19"> </text:span><text:span text:style-name="T19">d</text:span><text:span text:style-name="T19">o</text:span><text:span text:style-name="T19">k</text:span><text:span text:style-name="T19">s</text:span><text:span text:style-name="T19">i</text:span><text:span text:style-name="T19">k</text:span><text:span text:style-name="T19">a</text:span><text:span text:style-name="T19">t </text:span><text:span text:style-name="T19">o</text:span><text:span text:style-name="T19">l</text:span><text:span text:style-name="T19">v</text:span><text:span text:style-name="T19">a</text:span><text:span text:style-name="T19">s</text:span><text:span text:style-name="T19">s</text:span><text:span text:style-name="T19">a</text:span><text:span text:style-name="T19">k</text:span><text:span text:style-name="T19"> </text:span><text:span text:style-name="T19">e</text:span><text:span text:style-name="T19">l</text:span><text:span text:style-name="T19">?</text:span></text:p>
          </draw:text-box>
        </draw:frame>
        <draw:frame draw:style-name="gr2" draw:text-style-name="P3" draw:layer="layout" svg:width="0.421cm" svg:height="0.569cm" svg:x="8.748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1.5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1.51cm">
          <draw:text-box>
            <text:p text:style-name="P1"><text:span text:style-name="T2">2</text:span></text:p>
          </draw:text-box>
        </draw:frame>
        <draw:frame draw:style-name="gr2" draw:text-style-name="P3" draw:layer="layout" svg:width="0.637cm" svg:height="0.569cm" svg:x="2.633cm" svg:y="12.17cm">
          <draw:text-box>
            <text:p text:style-name="P1"><text:span text:style-name="T19">1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5.226cm" svg:height="0.569cm" svg:x="3.603cm" svg:y="12.17cm">
          <draw:text-box>
            <text:p text:style-name="P1"><text:span text:style-name="T19">M</text:span><text:span text:style-name="T19">i</text:span><text:span text:style-name="T19">l</text:span><text:span text:style-name="T19">y</text:span><text:span text:style-name="T19">e</text:span><text:span text:style-name="T19">n</text:span><text:span text:style-name="T19"> </text:span><text:span text:style-name="T19">f</text:span><text:span text:style-name="T19">i</text:span><text:span text:style-name="T19">l</text:span><text:span text:style-name="T19">m</text:span><text:span text:style-name="T19">e</text:span><text:span text:style-name="T19">k</text:span><text:span text:style-name="T19">e</text:span><text:span text:style-name="T19">t </text:span><text:span text:style-name="T19">n</text:span><text:span text:style-name="T19">é</text:span><text:span text:style-name="T19">z</text:span><text:span text:style-name="T19">z</text:span><text:span text:style-name="T19">e</text:span><text:span text:style-name="T19">k</text:span><text:span text:style-name="T19"> </text:span><text:span text:style-name="T19">m</text:span><text:span text:style-name="T19">e</text:span><text:span text:style-name="T19">g</text:span><text:span text:style-name="T19">?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9.064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2.1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2.17cm">
          <draw:text-box>
            <text:p text:style-name="P1"><text:span text:style-name="T2">2</text:span></text:p>
          </draw:text-box>
        </draw:frame>
        <draw:frame draw:style-name="gr13" draw:text-style-name="P11" draw:layer="layout" svg:width="0.527cm" svg:height="0.742cm" svg:x="2cm" svg:y="13.69cm">
          <draw:text-box>
            <text:p text:style-name="P1"><text:span text:style-name="T15">I</text:span><text:span text:style-name="T15">I</text:span><text:span text:style-name="T15">.</text:span></text:p>
          </draw:text-box>
        </draw:frame>
        <draw:frame draw:style-name="gr13" draw:text-style-name="P11" draw:layer="layout" svg:width="4.477cm" svg:height="0.742cm" svg:x="3.026cm" svg:y="13.69cm">
          <draw:text-box>
            <text:p text:style-name="P1"><text:span text:style-name="T15">T</text:span><text:span text:style-name="T15">e</text:span><text:span text:style-name="T15">m</text:span><text:span text:style-name="T15">a</text:span><text:span text:style-name="T15">t</text:span><text:span text:style-name="T15">i</text:span><text:span text:style-name="T15">k</text:span><text:span text:style-name="T15">u</text:span><text:span text:style-name="T15">s</text:span><text:span text:style-name="T15"> </text:span><text:span text:style-name="T15">f</text:span><text:span text:style-name="T15">e</text:span><text:span text:style-name="T15">l</text:span><text:span text:style-name="T15">a</text:span><text:span text:style-name="T15">d</text:span><text:span text:style-name="T15">a</text:span><text:span text:style-name="T15">t</text:span><text:span text:style-name="T15">o</text:span><text:span text:style-name="T15">k</text:span></text:p>
          </draw:text-box>
        </draw:frame>
        <draw:frame draw:style-name="gr13" draw:text-style-name="P11" draw:layer="layout" svg:width="0.505cm" svg:height="0.742cm" svg:x="19.747cm" svg:y="13.69cm">
          <draw:text-box>
            <text:p text:style-name="P1"><text:span text:style-name="T16">3</text:span></text:p>
          </draw:text-box>
        </draw:frame>
        <draw:frame draw:style-name="gr2" draw:text-style-name="P3" draw:layer="layout" svg:width="0.421cm" svg:height="0.619cm" svg:x="2cm" svg:y="14.861cm">
          <draw:text-box>
            <text:p text:style-name="P1"><text:span text:style-name="T17">2</text:span><text:span text:style-name="T17">.</text:span></text:p>
          </draw:text-box>
        </draw:frame>
        <draw:frame draw:style-name="gr2" draw:text-style-name="P3" draw:layer="layout" svg:width="2.593cm" svg:height="0.619cm" svg:x="2.633cm" svg:y="14.861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T</text:span><text:span text:style-name="T17">u</text:span><text:span text:style-name="T17">r</text:span><text:span text:style-name="T17">i</text:span><text:span text:style-name="T17">n</text:span><text:span text:style-name="T17">g</text:span><text:span text:style-name="T17">!</text:span></text:p>
          </draw:text-box>
        </draw:frame>
        <draw:frame draw:style-name="gr2" draw:text-style-name="P3" draw:layer="layout" svg:width="0.421cm" svg:height="0.619cm" svg:x="19.789cm" svg:y="14.861cm">
          <draw:text-box>
            <text:p text:style-name="P1"><text:span text:style-name="T18">5</text:span></text:p>
          </draw:text-box>
        </draw:frame>
        <draw:frame draw:style-name="gr2" draw:text-style-name="P3" draw:layer="layout" svg:width="0.637cm" svg:height="0.569cm" svg:x="2.633cm" svg:y="15.521cm">
          <draw:text-box>
            <text:p text:style-name="P1"><text:span text:style-name="T19">2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2.644cm" svg:height="0.569cm" svg:x="3.603cm" svg:y="15.521cm">
          <draw:text-box>
            <text:p text:style-name="P1"><text:span text:style-name="T19">V</text:span><text:span text:style-name="T19">é</text:span><text:span text:style-name="T19">g</text:span><text:span text:style-name="T19">t</text:span><text:span text:style-name="T19">e</text:span><text:span text:style-name="T19">l</text:span><text:span text:style-name="T19">e</text:span><text:span text:style-name="T19">n</text:span><text:span text:style-name="T19"> </text:span><text:span text:style-name="T19">c</text:span><text:span text:style-name="T19">i</text:span><text:span text:style-name="T19">k</text:span><text:span text:style-name="T19">l</text:span><text:span text:style-name="T19">u</text:span><text:span text:style-name="T19">s</text:span></text:p>
          </draw:text-box>
        </draw:frame>
        <draw:frame draw:style-name="gr2" draw:text-style-name="P3" draw:layer="layout" svg:width="0.421cm" svg:height="0.569cm" svg:x="6.53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5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5.521cm">
          <draw:text-box>
            <text:p text:style-name="P1"><text:span text:style-name="T2">5</text:span></text:p>
          </draw:text-box>
        </draw:frame>
        <draw:frame draw:style-name="gr2" draw:text-style-name="P3" draw:layer="layout" svg:width="0.637cm" svg:height="0.569cm" svg:x="2.633cm" svg:y="16.181cm">
          <draw:text-box>
            <text:p text:style-name="P1"><text:span text:style-name="T19">2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7.448cm" svg:height="0.569cm" svg:x="3.603cm" svg:y="16.181cm">
          <draw:text-box>
            <text:p text:style-name="P1"><text:span text:style-name="T19">L</text:span><text:span text:style-name="T19">e</text:span><text:span text:style-name="T19">f</text:span><text:span text:style-name="T19">a</text:span><text:span text:style-name="T19">g</text:span><text:span text:style-name="T19">y</text:span><text:span text:style-name="T19">o</text:span><text:span text:style-name="T19">t</text:span><text:span text:style-name="T19">t</text:span><text:span text:style-name="T19">, </text:span><text:span text:style-name="T19">n</text:span><text:span text:style-name="T19">e</text:span><text:span text:style-name="T19">m</text:span><text:span text:style-name="T19"> </text:span><text:span text:style-name="T19">f</text:span><text:span text:style-name="T19">a</text:span><text:span text:style-name="T19">g</text:span><text:span text:style-name="T19">y</text:span><text:span text:style-name="T19">o</text:span><text:span text:style-name="T19">t</text:span><text:span text:style-name="T19">t</text:span><text:span text:style-name="T19">, </text:span><text:span text:style-name="T19">a</text:span><text:span text:style-name="T19">k</text:span><text:span text:style-name="T19">k</text:span><text:span text:style-name="T19">o</text:span><text:span text:style-name="T19">r</text:span><text:span text:style-name="T19"> </text:span><text:span text:style-name="T19">m</text:span><text:span text:style-name="T19">o</text:span><text:span text:style-name="T19">s</text:span><text:span text:style-name="T19">t </text:span><text:span text:style-name="T19">m</text:span><text:span text:style-name="T19">i </text:span><text:span text:style-name="T19">v</text:span><text:span text:style-name="T19">a</text:span><text:span text:style-name="T19">n</text:span><text:span text:style-name="T19">?</text:span></text:p>
          </draw:text-box>
        </draw:frame>
        <draw:frame draw:style-name="gr2" draw:text-style-name="P3" draw:layer="layout" svg:width="0.421cm" svg:height="0.569cm" svg:x="11.279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6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6.181cm">
          <draw:text-box>
            <text:p text:style-name="P1"><text:span text:style-name="T2">5</text:span></text:p>
          </draw:text-box>
        </draw:frame>
        <draw:frame draw:style-name="gr2" draw:text-style-name="P3" draw:layer="layout" svg:width="0.637cm" svg:height="0.569cm" svg:x="2.633cm" svg:y="16.84cm">
          <draw:text-box>
            <text:p text:style-name="P1"><text:span text:style-name="T19">2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5.366cm" svg:height="0.569cm" svg:x="3.603cm" svg:y="16.84cm">
          <draw:text-box>
            <text:p text:style-name="P1"><text:span text:style-name="T19">V</text:span><text:span text:style-name="T19">á</text:span><text:span text:style-name="T19">l</text:span><text:span text:style-name="T19">t</text:span><text:span text:style-name="T19">o</text:span><text:span text:style-name="T19">z</text:span><text:span text:style-name="T19">ó</text:span><text:span text:style-name="T19">k</text:span><text:span text:style-name="T19"> </text:span><text:span text:style-name="T19">é</text:span><text:span text:style-name="T19">r</text:span><text:span text:style-name="T19">t</text:span><text:span text:style-name="T19">é</text:span><text:span text:style-name="T19">k</text:span><text:span text:style-name="T19">é</text:span><text:span text:style-name="T19">n</text:span><text:span text:style-name="T19">e</text:span><text:span text:style-name="T19">k</text:span><text:span text:style-name="T19"> </text:span><text:span text:style-name="T19">f</text:span><text:span text:style-name="T19">e</text:span><text:span text:style-name="T19">l</text:span><text:span text:style-name="T19">c</text:span><text:span text:style-name="T19">s</text:span><text:span text:style-name="T19">e</text:span><text:span text:style-name="T19">r</text:span><text:span text:style-name="T19">é</text:span><text:span text:style-name="T19">l</text:span><text:span text:style-name="T19">é</text:span><text:span text:style-name="T19">s</text:span><text:span text:style-name="T19">e</text:span></text:p>
          </draw:text-box>
        </draw:frame>
        <draw:frame draw:style-name="gr2" draw:text-style-name="P3" draw:layer="layout" svg:width="0.421cm" svg:height="0.569cm" svg:x="9.381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6.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6.84cm">
          <draw:text-box>
            <text:p text:style-name="P1"><text:span text:style-name="T2">7</text:span></text:p>
          </draw:text-box>
        </draw:frame>
        <draw:frame draw:style-name="gr2" draw:text-style-name="P3" draw:layer="layout" svg:width="0.637cm" svg:height="0.569cm" svg:x="2.633cm" svg:y="17.5cm">
          <draw:text-box>
            <text:p text:style-name="P1"><text:span text:style-name="T19">2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2.678cm" svg:height="0.569cm" svg:x="3.603cm" svg:y="17.5cm">
          <draw:text-box>
            <text:p text:style-name="P1"><text:span text:style-name="T19">L</text:span><text:span text:style-name="T19">a</text:span><text:span text:style-name="T19">b</text:span><text:span text:style-name="T19">d</text:span><text:span text:style-name="T19">a</text:span><text:span text:style-name="T19">p</text:span><text:span text:style-name="T19">a</text:span><text:span text:style-name="T19">t</text:span><text:span text:style-name="T19">t</text:span><text:span text:style-name="T19">o</text:span><text:span text:style-name="T19">g</text:span><text:span text:style-name="T19">á</text:span><text:span text:style-name="T19">s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53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7.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7.5cm">
          <draw:text-box>
            <text:p text:style-name="P1"><text:span text:style-name="T2">7</text:span></text:p>
          </draw:text-box>
        </draw:frame>
        <draw:frame draw:style-name="gr2" draw:text-style-name="P3" draw:layer="layout" svg:width="0.637cm" svg:height="0.569cm" svg:x="2.633cm" svg:y="18.16cm">
          <draw:text-box>
            <text:p text:style-name="P1"><text:span text:style-name="T19">2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7.757cm" svg:height="0.569cm" svg:x="3.603cm" svg:y="18.16cm">
          <draw:text-box>
            <text:p text:style-name="P1"><text:span text:style-name="T19">S</text:span><text:span text:style-name="T19">z</text:span><text:span text:style-name="T19">ó</text:span><text:span text:style-name="T19">h</text:span><text:span text:style-name="T19">o</text:span><text:span text:style-name="T19">s</text:span><text:span text:style-name="T19">s</text:span><text:span text:style-name="T19">z</text:span><text:span text:style-name="T19"> </text:span><text:span text:style-name="T19">é</text:span><text:span text:style-name="T19">s</text:span><text:span text:style-name="T19"> </text:span><text:span text:style-name="T19">a</text:span><text:span text:style-name="T19"> </text:span><text:span text:style-name="T19">L</text:span><text:span text:style-name="T19">i</text:span><text:span text:style-name="T19">n</text:span><text:span text:style-name="T19">u</text:span><text:span text:style-name="T19">s</text:span><text:span text:style-name="T19"> </text:span><text:span text:style-name="T19">T</text:span><text:span text:style-name="T19">o</text:span><text:span text:style-name="T19">r</text:span><text:span text:style-name="T19">v</text:span><text:span text:style-name="T19">a</text:span><text:span text:style-name="T19">l</text:span><text:span text:style-name="T19">d</text:span><text:span text:style-name="T19">s</text:span><text:span text:style-name="T19"> </text:span><text:span text:style-name="T19">f</text:span><text:span text:style-name="T19">é</text:span><text:span text:style-name="T19">l</text:span><text:span text:style-name="T19">e</text:span><text:span text:style-name="T19"> </text:span><text:span text:style-name="T19">B</text:span><text:span text:style-name="T19">o</text:span><text:span text:style-name="T19">g</text:span><text:span text:style-name="T19">o</text:span><text:span text:style-name="T19">M</text:span><text:span text:style-name="T19">I</text:span><text:span text:style-name="T19">P</text:span><text:span text:style-name="T19">S</text:span></text:p>
          </draw:text-box>
        </draw:frame>
        <draw:frame draw:style-name="gr2" draw:text-style-name="P3" draw:layer="layout" svg:width="0.421cm" svg:height="0.569cm" svg:x="11.595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8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8.16cm">
          <draw:text-box>
            <text:p text:style-name="P1"><text:span text:style-name="T2">7</text:span></text:p>
          </draw:text-box>
        </draw:frame>
        <draw:frame draw:style-name="gr2" draw:text-style-name="P3" draw:layer="layout" svg:width="0.637cm" svg:height="0.569cm" svg:x="2.633cm" svg:y="18.82cm">
          <draw:text-box>
            <text:p text:style-name="P1"><text:span text:style-name="T19">2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2.538cm" svg:height="0.569cm" svg:x="3.603cm" svg:y="18.82cm">
          <draw:text-box>
            <text:p text:style-name="P1"><text:span text:style-name="T19">H</text:span><text:span text:style-name="T19">e</text:span><text:span text:style-name="T19">l</text:span><text:span text:style-name="T19">l</text:span><text:span text:style-name="T19">ó</text:span><text:span text:style-name="T19">, </text:span><text:span text:style-name="T19">G</text:span><text:span text:style-name="T19">o</text:span><text:span text:style-name="T19">o</text:span><text:span text:style-name="T19">g</text:span><text:span text:style-name="T19">l</text:span><text:span text:style-name="T19">e</text:span><text:span text:style-name="T19">!</text:span></text:p>
          </draw:text-box>
        </draw:frame>
        <draw:frame draw:style-name="gr2" draw:text-style-name="P3" draw:layer="layout" svg:width="0.421cm" svg:height="0.569cm" svg:x="6.53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8.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8.82cm">
          <draw:text-box>
            <text:p text:style-name="P1"><text:span text:style-name="T2">8</text:span></text:p>
          </draw:text-box>
        </draw:frame>
        <draw:frame draw:style-name="gr2" draw:text-style-name="P3" draw:layer="layout" svg:width="0.637cm" svg:height="0.569cm" svg:x="2.633cm" svg:y="19.48cm">
          <draw:text-box>
            <text:p text:style-name="P1"><text:span text:style-name="T19">2</text:span><text:span text:style-name="T19">.</text:span><text:span text:style-name="T19">7</text:span><text:span text:style-name="T19">.</text:span></text:p>
          </draw:text-box>
        </draw:frame>
        <draw:frame draw:style-name="gr2" draw:text-style-name="P3" draw:layer="layout" svg:width="3.571cm" svg:height="0.569cm" svg:x="3.603cm" svg:y="19.48cm">
          <draw:text-box>
            <text:p text:style-name="P1"><text:span text:style-name="T19">1</text:span><text:span text:style-name="T19">0</text:span><text:span text:style-name="T19">0</text:span><text:span text:style-name="T19"> </text:span><text:span text:style-name="T19">é</text:span><text:span text:style-name="T19">v</text:span><text:span text:style-name="T19">e</text:span><text:span text:style-name="T19">s</text:span><text:span text:style-name="T19"> </text:span><text:span text:style-name="T19">a</text:span><text:span text:style-name="T19"> </text:span><text:span text:style-name="T19">B</text:span><text:span text:style-name="T19">r</text:span><text:span text:style-name="T19">u</text:span><text:span text:style-name="T19">n</text:span><text:span text:style-name="T19"> </text:span><text:span text:style-name="T19">t</text:span><text:span text:style-name="T19">é</text:span><text:span text:style-name="T19">t</text:span><text:span text:style-name="T19">e</text:span><text:span text:style-name="T19">l</text:span></text:p>
          </draw:text-box>
        </draw:frame>
        <draw:frame draw:style-name="gr2" draw:text-style-name="P3" draw:layer="layout" svg:width="0.421cm" svg:height="0.569cm" svg:x="7.483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9.4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19.48cm">
          <draw:text-box>
            <text:p text:style-name="P1"><text:span text:style-name="T2">8</text:span></text:p>
          </draw:text-box>
        </draw:frame>
        <draw:frame draw:style-name="gr2" draw:text-style-name="P3" draw:layer="layout" svg:width="0.637cm" svg:height="0.569cm" svg:x="2.633cm" svg:y="20.14cm">
          <draw:text-box>
            <text:p text:style-name="P1"><text:span text:style-name="T19">2</text:span><text:span text:style-name="T19">.</text:span><text:span text:style-name="T19">8</text:span><text:span text:style-name="T19">.</text:span></text:p>
          </draw:text-box>
        </draw:frame>
        <draw:frame draw:style-name="gr2" draw:text-style-name="P3" draw:layer="layout" svg:width="4.291cm" svg:height="0.569cm" svg:x="3.603cm" svg:y="20.14cm">
          <draw:text-box>
            <text:p text:style-name="P1"><text:span text:style-name="T19">A</text:span><text:span text:style-name="T19"> </text:span><text:span text:style-name="T19">M</text:span><text:span text:style-name="T19">o</text:span><text:span text:style-name="T19">n</text:span><text:span text:style-name="T19">t</text:span><text:span text:style-name="T19">y</text:span><text:span text:style-name="T19"> </text:span><text:span text:style-name="T19">H</text:span><text:span text:style-name="T19">a</text:span><text:span text:style-name="T19">l</text:span><text:span text:style-name="T19">l </text:span><text:span text:style-name="T19">p</text:span><text:span text:style-name="T19">r</text:span><text:span text:style-name="T19">o</text:span><text:span text:style-name="T19">b</text:span><text:span text:style-name="T19">l</text:span><text:span text:style-name="T19">é</text:span><text:span text:style-name="T19">m</text:span><text:span text:style-name="T19">a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8.115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0.1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20.14cm">
          <draw:text-box>
            <text:p text:style-name="P1"><text:span text:style-name="T2">8</text:span></text:p>
          </draw:text-box>
        </draw:frame>
        <draw:frame draw:style-name="gr2" draw:text-style-name="P3" draw:layer="layout" svg:width="0.421cm" svg:height="0.619cm" svg:x="2cm" svg:y="21.222cm">
          <draw:text-box>
            <text:p text:style-name="P1"><text:span text:style-name="T17">3</text:span><text:span text:style-name="T17">.</text:span></text:p>
          </draw:text-box>
        </draw:frame>
        <draw:frame draw:style-name="gr2" draw:text-style-name="P3" draw:layer="layout" svg:width="3.037cm" svg:height="0.619cm" svg:x="2.633cm" svg:y="21.222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C</text:span><text:span text:style-name="T17">h</text:span><text:span text:style-name="T17">o</text:span><text:span text:style-name="T17">m</text:span><text:span text:style-name="T17">s</text:span><text:span text:style-name="T17">k</text:span><text:span text:style-name="T17">y</text:span><text:span text:style-name="T17">!</text:span></text:p>
          </draw:text-box>
        </draw:frame>
        <draw:frame draw:style-name="gr2" draw:text-style-name="P3" draw:layer="layout" svg:width="0.421cm" svg:height="0.619cm" svg:x="19.789cm" svg:y="21.222cm">
          <draw:text-box>
            <text:p text:style-name="P1"><text:span text:style-name="T18">9</text:span></text:p>
          </draw:text-box>
        </draw:frame>
        <draw:frame draw:style-name="gr2" draw:text-style-name="P3" draw:layer="layout" svg:width="0.637cm" svg:height="0.569cm" svg:x="2.633cm" svg:y="21.882cm">
          <draw:text-box>
            <text:p text:style-name="P1"><text:span text:style-name="T19">3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7.025cm" svg:height="0.569cm" svg:x="3.603cm" svg:y="21.882cm">
          <draw:text-box>
            <text:p text:style-name="P1"><text:span text:style-name="T19">D</text:span><text:span text:style-name="T19">e</text:span><text:span text:style-name="T19">c</text:span><text:span text:style-name="T19">i</text:span><text:span text:style-name="T19">m</text:span><text:span text:style-name="T19">á</text:span><text:span text:style-name="T19">l</text:span><text:span text:style-name="T19">i</text:span><text:span text:style-name="T19">s</text:span><text:span text:style-name="T19">b</text:span><text:span text:style-name="T19">ó</text:span><text:span text:style-name="T19">l </text:span><text:span text:style-name="T19">u</text:span><text:span text:style-name="T19">n</text:span><text:span text:style-name="T19">á</text:span><text:span text:style-name="T19">r</text:span><text:span text:style-name="T19">i</text:span><text:span text:style-name="T19">s</text:span><text:span text:style-name="T19">b</text:span><text:span text:style-name="T19">a</text:span><text:span text:style-name="T19"> </text:span><text:span text:style-name="T19">á</text:span><text:span text:style-name="T19">t</text:span><text:span text:style-name="T19">v</text:span><text:span text:style-name="T19">á</text:span><text:span text:style-name="T19">l</text:span><text:span text:style-name="T19">t</text:span><text:span text:style-name="T19">ó</text:span><text:span text:style-name="T19"> </text:span><text:span text:style-name="T19">T</text:span><text:span text:style-name="T19">u</text:span><text:span text:style-name="T19">r</text:span><text:span text:style-name="T19">i</text:span><text:span text:style-name="T19">n</text:span><text:span text:style-name="T19">g</text:span><text:span text:style-name="T19"> </text:span><text:span text:style-name="T19">g</text:span><text:span text:style-name="T19">é</text:span><text:span text:style-name="T19">p</text:span></text:p>
          </draw:text-box>
        </draw:frame>
        <draw:frame draw:style-name="gr2" draw:text-style-name="P3" draw:layer="layout" svg:width="0.421cm" svg:height="0.569cm" svg:x="10.962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1.8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21.882cm">
          <draw:text-box>
            <text:p text:style-name="P1"><text:span text:style-name="T2">9</text:span></text:p>
          </draw:text-box>
        </draw:frame>
        <draw:frame draw:style-name="gr2" draw:text-style-name="P3" draw:layer="layout" svg:width="0.637cm" svg:height="0.569cm" svg:x="2.633cm" svg:y="22.541cm">
          <draw:text-box>
            <text:p text:style-name="P1"><text:span text:style-name="T19">3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0.785cm" svg:height="0.569cm" svg:x="3.603cm" svg:y="22.541cm">
          <draw:text-box>
            <text:p text:style-name="P1"><text:span text:style-name="T19">A</text:span><text:span text:style-name="T19">z</text:span><text:span text:style-name="T19"> </text:span><text:span text:style-name="T19">a</text:span></text:p>
          </draw:text-box>
        </draw:frame>
        <draw:frame draw:style-name="gr14" draw:text-style-name="P12" draw:layer="layout" svg:width="0.315cm" svg:height="0.424cm" svg:x="4.387cm" svg:y="22.5cm">
          <draw:text-box>
            <text:p text:style-name="P1"><text:span text:style-name="T20">n</text:span></text:p>
          </draw:text-box>
        </draw:frame>
        <draw:frame draw:style-name="gr2" draw:text-style-name="P3" draw:layer="layout" svg:width="0.421cm" svg:height="0.569cm" svg:x="4.563cm" svg:y="22.541cm">
          <draw:text-box>
            <text:p text:style-name="P1"><text:span text:style-name="T19">b</text:span></text:p>
          </draw:text-box>
        </draw:frame>
        <draw:frame draw:style-name="gr14" draw:text-style-name="P12" draw:layer="layout" svg:width="0.315cm" svg:height="0.424cm" svg:x="4.774cm" svg:y="22.5cm">
          <draw:text-box>
            <text:p text:style-name="P1"><text:span text:style-name="T20">n</text:span></text:p>
          </draw:text-box>
        </draw:frame>
        <draw:frame draw:style-name="gr2" draw:text-style-name="P3" draw:layer="layout" svg:width="0.421cm" svg:height="0.569cm" svg:x="4.949cm" svg:y="22.541cm">
          <draw:text-box>
            <text:p text:style-name="P1"><text:span text:style-name="T19">c</text:span></text:p>
          </draw:text-box>
        </draw:frame>
        <draw:frame draw:style-name="gr14" draw:text-style-name="P12" draw:layer="layout" svg:width="0.315cm" svg:height="0.424cm" svg:x="5.137cm" svg:y="22.5cm">
          <draw:text-box>
            <text:p text:style-name="P1"><text:span text:style-name="T20">n</text:span></text:p>
          </draw:text-box>
        </draw:frame>
        <draw:frame draw:style-name="gr2" draw:text-style-name="P3" draw:layer="layout" svg:width="5.353cm" svg:height="0.569cm" svg:x="5.418cm" svg:y="22.541cm">
          <draw:text-box>
            <text:p text:style-name="P1"><text:span text:style-name="T19">n</text:span><text:span text:style-name="T19">y</text:span><text:span text:style-name="T19">e</text:span><text:span text:style-name="T19">l</text:span><text:span text:style-name="T19">v</text:span><text:span text:style-name="T19"> </text:span><text:span text:style-name="T19">n</text:span><text:span text:style-name="T19">e</text:span><text:span text:style-name="T19">m</text:span><text:span text:style-name="T19"> </text:span><text:span text:style-name="T19">k</text:span><text:span text:style-name="T19">ö</text:span><text:span text:style-name="T19">r</text:span><text:span text:style-name="T19">n</text:span><text:span text:style-name="T19">y</text:span><text:span text:style-name="T19">e</text:span><text:span text:style-name="T19">z</text:span><text:span text:style-name="T19">e</text:span><text:span text:style-name="T19">t</text:span><text:span text:style-name="T19">f</text:span><text:span text:style-name="T19">ü</text:span><text:span text:style-name="T19">g</text:span><text:span text:style-name="T19">g</text:span><text:span text:style-name="T19">e</text:span><text:span text:style-name="T19">t</text:span><text:span text:style-name="T19">l</text:span><text:span text:style-name="T19">e</text:span><text:span text:style-name="T19">n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0.962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7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2.5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22.541cm">
          <draw:text-box>
            <text:p text:style-name="P1"><text:span text:style-name="T2">9</text:span></text:p>
          </draw:text-box>
        </draw:frame>
        <draw:frame draw:style-name="gr2" draw:text-style-name="P3" draw:layer="layout" svg:width="0.637cm" svg:height="0.569cm" svg:x="2.633cm" svg:y="23.201cm">
          <draw:text-box>
            <text:p text:style-name="P1"><text:span text:style-name="T19">3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3.279cm" svg:height="0.569cm" svg:x="3.603cm" svg:y="23.201cm">
          <draw:text-box>
            <text:p text:style-name="P1"><text:span text:style-name="T19">H</text:span><text:span text:style-name="T19">i</text:span><text:span text:style-name="T19">v</text:span><text:span text:style-name="T19">a</text:span><text:span text:style-name="T19">t</text:span><text:span text:style-name="T19">k</text:span><text:span text:style-name="T19">o</text:span><text:span text:style-name="T19">z</text:span><text:span text:style-name="T19">á</text:span><text:span text:style-name="T19">s</text:span><text:span text:style-name="T19">i </text:span><text:span text:style-name="T19">n</text:span><text:span text:style-name="T19">y</text:span><text:span text:style-name="T19">e</text:span><text:span text:style-name="T19">l</text:span><text:span text:style-name="T19">v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166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3.2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9.789cm" svg:y="23.201cm">
          <draw:text-box>
            <text:p text:style-name="P1"><text:span text:style-name="T2">9</text:span></text:p>
          </draw:text-box>
        </draw:frame>
        <draw:frame draw:style-name="gr2" draw:text-style-name="P3" draw:layer="layout" svg:width="0.637cm" svg:height="0.569cm" svg:x="2.633cm" svg:y="23.861cm">
          <draw:text-box>
            <text:p text:style-name="P1"><text:span text:style-name="T19">3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3.503cm" svg:height="0.569cm" svg:x="3.603cm" svg:y="23.861cm">
          <draw:text-box>
            <text:p text:style-name="P1"><text:span text:style-name="T19">S</text:span><text:span text:style-name="T19">a</text:span><text:span text:style-name="T19">j</text:span><text:span text:style-name="T19">á</text:span><text:span text:style-name="T19">t </text:span><text:span text:style-name="T19">l</text:span><text:span text:style-name="T19">e</text:span><text:span text:style-name="T19">x</text:span><text:span text:style-name="T19">i</text:span><text:span text:style-name="T19">k</text:span><text:span text:style-name="T19">á</text:span><text:span text:style-name="T19">l</text:span><text:span text:style-name="T19">i</text:span><text:span text:style-name="T19">s</text:span><text:span text:style-name="T19"> </text:span><text:span text:style-name="T19">e</text:span><text:span text:style-name="T19">l</text:span><text:span text:style-name="T19">e</text:span><text:span text:style-name="T19">m</text:span><text:span text:style-name="T19">z</text:span></text:p>
          </draw:text-box>
        </draw:frame>
        <draw:frame draw:style-name="gr2" draw:text-style-name="P3" draw:layer="layout" svg:width="0.421cm" svg:height="0.569cm" svg:x="7.123cm" svg:y="23.857cm">
          <draw:text-box>
            <text:p text:style-name="P1"><text:span text:style-name="T19">˝</text:span></text:p>
          </draw:text-box>
        </draw:frame>
        <draw:frame draw:style-name="gr2" draw:text-style-name="P3" draw:layer="layout" svg:width="0.426cm" svg:height="0.569cm" svg:x="7.087cm" svg:y="23.861cm">
          <draw:text-box>
            <text:p text:style-name="P1"><text:span text:style-name="T19">o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799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7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8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3.86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3.861cm">
          <draw:text-box>
            <text:p text:style-name="P1"><text:span text:style-name="T2">1</text:span><text:span text:style-name="T2">0</text:span></text:p>
          </draw:text-box>
        </draw:frame>
        <draw:frame draw:style-name="gr2" draw:text-style-name="P3" draw:layer="layout" svg:width="0.637cm" svg:height="0.569cm" svg:x="2.633cm" svg:y="24.521cm">
          <draw:text-box>
            <text:p text:style-name="P1"><text:span text:style-name="T19">3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0.887cm" svg:height="0.569cm" svg:x="3.603cm" svg:y="24.521cm">
          <draw:text-box>
            <text:p text:style-name="P1"><text:span text:style-name="T19">l</text:span><text:span text:style-name="T19">3</text:span><text:span text:style-name="T19">3</text:span><text:span text:style-name="T19">t</text:span><text:span text:style-name="T19">.</text:span><text:span text:style-name="T19">l</text:span></text:p>
          </draw:text-box>
        </draw:frame>
        <draw:frame draw:style-name="gr2" draw:text-style-name="P3" draw:layer="layout" svg:width="0.421cm" svg:height="0.569cm" svg:x="4.63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4.952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269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4.52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4.521cm">
          <draw:text-box>
            <text:p text:style-name="P1"><text:span text:style-name="T2">1</text:span><text:span text:style-name="T2">0</text:span></text:p>
          </draw:text-box>
        </draw:frame>
        <draw:frame draw:style-name="gr2" draw:text-style-name="P3" draw:layer="layout" svg:width="0.637cm" svg:height="0.569cm" svg:x="2.633cm" svg:y="25.181cm">
          <draw:text-box>
            <text:p text:style-name="P1"><text:span text:style-name="T19">3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3.567cm" svg:height="0.569cm" svg:x="3.556cm" svg:y="25.269cm">
          <draw:text-box>
            <text:p text:style-name="P1"><text:span text:style-name="T19">A</text:span><text:span text:style-name="T19"> </text:span><text:span text:style-name="T19">f</text:span><text:span text:style-name="T19">o</text:span><text:span text:style-name="T19">r</text:span><text:span text:style-name="T19">r</text:span><text:span text:style-name="T19">á</text:span><text:span text:style-name="T19">s</text:span><text:span text:style-name="T19">o</text:span><text:span text:style-name="T19">k</text:span><text:span text:style-name="T19"> </text:span><text:span text:style-name="T19">o</text:span><text:span text:style-name="T19">l</text:span><text:span text:style-name="T19">v</text:span><text:span text:style-name="T19">a</text:span><text:span text:style-name="T19">s</text:span><text:span text:style-name="T19">á</text:span><text:span text:style-name="T19">s</text:span><text:span text:style-name="T19">a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483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5.18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5.181cm">
          <draw:text-box>
            <text:p text:style-name="P1"><text:span text:style-name="T2">1</text:span><text:span text:style-name="T2">0</text:span></text:p>
          </draw:text-box>
        </draw:frame>
        <draw:frame draw:style-name="gr2" draw:text-style-name="P3" draw:layer="layout" svg:width="0.637cm" svg:height="0.569cm" svg:x="2.633cm" svg:y="25.841cm">
          <draw:text-box>
            <text:p text:style-name="P1"><text:span text:style-name="T19">3</text:span><text:span text:style-name="T19">.</text:span><text:span text:style-name="T19">7</text:span><text:span text:style-name="T19">.</text:span></text:p>
          </draw:text-box>
        </draw:frame>
        <draw:frame draw:style-name="gr2" draw:text-style-name="P3" draw:layer="layout" svg:width="1.391cm" svg:height="0.569cm" svg:x="3.603cm" svg:y="25.841cm">
          <draw:text-box>
            <text:p text:style-name="P1"><text:span text:style-name="T19">L</text:span><text:span text:style-name="T19">o</text:span><text:span text:style-name="T19">g</text:span><text:span text:style-name="T19">i</text:span><text:span text:style-name="T19">k</text:span><text:span text:style-name="T19">u</text:span><text:span text:style-name="T19">s</text:span></text:p>
          </draw:text-box>
        </draw:frame>
        <draw:frame draw:style-name="gr2" draw:text-style-name="P3" draw:layer="layout" svg:width="0.421cm" svg:height="0.569cm" svg:x="5.269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5.8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5.841cm">
          <draw:text-box>
            <text:p text:style-name="P1"><text:span text:style-name="T2">1</text:span><text:span text:style-name="T2">1</text:span></text:p>
          </draw:text-box>
        </draw:frame>
        <draw:frame draw:style-name="gr2" draw:text-style-name="P3" draw:layer="layout" svg:width="0.637cm" svg:height="0.569cm" svg:x="2.633cm" svg:y="26.501cm">
          <draw:text-box>
            <text:p text:style-name="P1"><text:span text:style-name="T19">3</text:span><text:span text:style-name="T19">.</text:span><text:span text:style-name="T19">8</text:span><text:span text:style-name="T19">.</text:span></text:p>
          </draw:text-box>
        </draw:frame>
        <draw:frame draw:style-name="gr2" draw:text-style-name="P3" draw:layer="layout" svg:width="2.064cm" svg:height="0.569cm" svg:x="3.603cm" svg:y="26.501cm">
          <draw:text-box>
            <text:p text:style-name="P1"><text:span text:style-name="T19">D</text:span><text:span text:style-name="T19">e</text:span><text:span text:style-name="T19">k</text:span><text:span text:style-name="T19">l</text:span><text:span text:style-name="T19">a</text:span><text:span text:style-name="T19">r</text:span><text:span text:style-name="T19">á</text:span><text:span text:style-name="T19">c</text:span><text:span text:style-name="T19">i</text:span><text:span text:style-name="T19">ó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5.90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6.501cm">
          <draw:text-box>
            <text:p text:style-name="P1"><text:span text:style-name="T2">.</text:span></text:p>
          </draw:text-box>
        </draw:frame>
        <draw:line draw:style-name="gr6" draw:text-style-name="P6" draw:layer="layout" svg:x1="2cm" svg:y1="28.284cm" svg:x2="19.999cm" svg:y2="28.284cm">
          <text:p/>
        </draw:line>
      </draw:page>
      <draw:page draw:name="page6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726cm" svg:y="1.257cm">
          <draw:text-box>
            <text:p text:style-name="P1"><text:span text:style-name="T3">v</text:span><text:span text:style-name="T3">i</text:span></text:p>
          </draw:text-box>
        </draw:frame>
        <draw:frame draw:style-name="gr2" draw:text-style-name="P3" draw:layer="layout" svg:width="0.421cm" svg:height="0.619cm" svg:x="2cm" svg:y="2.923cm">
          <draw:text-box>
            <text:p text:style-name="P1"><text:span text:style-name="T17">4</text:span><text:span text:style-name="T17">.</text:span></text:p>
          </draw:text-box>
        </draw:frame>
        <draw:frame draw:style-name="gr2" draw:text-style-name="P3" draw:layer="layout" svg:width="2.584cm" svg:height="0.619cm" svg:x="2.633cm" svg:y="2.923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C</text:span><text:span text:style-name="T17">a</text:span><text:span text:style-name="T17">e</text:span><text:span text:style-name="T17">s</text:span><text:span text:style-name="T17">a</text:span><text:span text:style-name="T17">r</text:span><text:span text:style-name="T17">!</text:span></text:p>
          </draw:text-box>
        </draw:frame>
        <draw:frame draw:style-name="gr2" draw:text-style-name="P3" draw:layer="layout" svg:width="0.425cm" svg:height="0.619cm" svg:x="19.578cm" svg:y="2.923cm">
          <draw:text-box>
            <text:p text:style-name="P1"><text:span text:style-name="T18">1</text:span><text:span text:style-name="T18">4</text:span></text:p>
          </draw:text-box>
        </draw:frame>
        <draw:frame draw:style-name="gr2" draw:text-style-name="P3" draw:layer="layout" svg:width="0.637cm" svg:height="0.569cm" svg:x="2.633cm" svg:y="3.629cm">
          <draw:text-box>
            <text:p text:style-name="P1"><text:span text:style-name="T19">4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4.469cm" svg:height="0.569cm" svg:x="3.603cm" svg:y="3.629cm">
          <draw:text-box>
            <text:p text:style-name="P1"><text:span text:style-name="T19">i</text:span><text:span text:style-name="T19">n</text:span><text:span text:style-name="T19">t </text:span><text:span text:style-name="T19">*</text:span><text:span text:style-name="T19">*</text:span><text:span text:style-name="T19">*</text:span><text:span text:style-name="T19"> </text:span><text:span text:style-name="T19">h</text:span><text:span text:style-name="T19">á</text:span><text:span text:style-name="T19">r</text:span><text:span text:style-name="T19">o</text:span><text:span text:style-name="T19">m</text:span><text:span text:style-name="T19">s</text:span><text:span text:style-name="T19">z</text:span><text:span text:style-name="T19">ö</text:span><text:span text:style-name="T19">g</text:span><text:span text:style-name="T19">m</text:span><text:span text:style-name="T19">á</text:span><text:span text:style-name="T19">t</text:span><text:span text:style-name="T19">r</text:span><text:span text:style-name="T19">i</text:span><text:span text:style-name="T19">x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8.432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3.6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3.629cm">
          <draw:text-box>
            <text:p text:style-name="P1"><text:span text:style-name="T2">1</text:span><text:span text:style-name="T2">4</text:span></text:p>
          </draw:text-box>
        </draw:frame>
        <draw:frame draw:style-name="gr2" draw:text-style-name="P3" draw:layer="layout" svg:width="0.637cm" svg:height="0.569cm" svg:x="2.633cm" svg:y="4.335cm">
          <draw:text-box>
            <text:p text:style-name="P1"><text:span text:style-name="T19">4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3.254cm" svg:height="0.569cm" svg:x="3.603cm" svg:y="4.335cm">
          <draw:text-box>
            <text:p text:style-name="P1"><text:span text:style-name="T19">C</text:span><text:span text:style-name="T19"> </text:span><text:span text:style-name="T19">E</text:span><text:span text:style-name="T19">X</text:span><text:span text:style-name="T19">O</text:span><text:span text:style-name="T19">R</text:span><text:span text:style-name="T19"> </text:span><text:span text:style-name="T19">t</text:span><text:span text:style-name="T19">i</text:span><text:span text:style-name="T19">t</text:span><text:span text:style-name="T19">k</text:span><text:span text:style-name="T19">o</text:span><text:span text:style-name="T19">s</text:span><text:span text:style-name="T19">í</text:span><text:span text:style-name="T19">t</text:span><text:span text:style-name="T19">ó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166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4.33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4.335cm">
          <draw:text-box>
            <text:p text:style-name="P1"><text:span text:style-name="T2">1</text:span><text:span text:style-name="T2">4</text:span></text:p>
          </draw:text-box>
        </draw:frame>
        <draw:frame draw:style-name="gr2" draw:text-style-name="P3" draw:layer="layout" svg:width="0.637cm" svg:height="0.569cm" svg:x="2.633cm" svg:y="5.041cm">
          <draw:text-box>
            <text:p text:style-name="P1"><text:span text:style-name="T19">4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3.507cm" svg:height="0.569cm" svg:x="3.603cm" svg:y="5.041cm">
          <draw:text-box>
            <text:p text:style-name="P1"><text:span text:style-name="T19">J</text:span><text:span text:style-name="T19">a</text:span><text:span text:style-name="T19">v</text:span><text:span text:style-name="T19">a</text:span><text:span text:style-name="T19"> </text:span><text:span text:style-name="T19">E</text:span><text:span text:style-name="T19">X</text:span><text:span text:style-name="T19">O</text:span><text:span text:style-name="T19">R</text:span><text:span text:style-name="T19"> </text:span><text:span text:style-name="T19">t</text:span><text:span text:style-name="T19">i</text:span><text:span text:style-name="T19">t</text:span><text:span text:style-name="T19">k</text:span><text:span text:style-name="T19">o</text:span><text:span text:style-name="T19">s</text:span><text:span text:style-name="T19">í</text:span><text:span text:style-name="T19">t</text:span><text:span text:style-name="T19">ó</text:span></text:p>
          </draw:text-box>
        </draw:frame>
        <draw:frame draw:style-name="gr2" draw:text-style-name="P3" draw:layer="layout" svg:width="0.421cm" svg:height="0.569cm" svg:x="7.483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5.04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5.041cm">
          <draw:text-box>
            <text:p text:style-name="P1"><text:span text:style-name="T2">1</text:span><text:span text:style-name="T2">4</text:span></text:p>
          </draw:text-box>
        </draw:frame>
        <draw:frame draw:style-name="gr2" draw:text-style-name="P3" draw:layer="layout" svg:width="0.637cm" svg:height="0.569cm" svg:x="2.633cm" svg:y="5.747cm">
          <draw:text-box>
            <text:p text:style-name="P1"><text:span text:style-name="T19">4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2.119cm" svg:height="0.569cm" svg:x="3.603cm" svg:y="5.747cm">
          <draw:text-box>
            <text:p text:style-name="P1"><text:span text:style-name="T19">C</text:span><text:span text:style-name="T19"> </text:span><text:span text:style-name="T19">E</text:span><text:span text:style-name="T19">X</text:span><text:span text:style-name="T19">O</text:span><text:span text:style-name="T19">R</text:span><text:span text:style-name="T19"> </text:span><text:span text:style-name="T19">t</text:span><text:span text:style-name="T19">ö</text:span><text:span text:style-name="T19">r</text:span></text:p>
          </draw:text-box>
        </draw:frame>
        <draw:frame draw:style-name="gr2" draw:text-style-name="P3" draw:layer="layout" svg:width="0.421cm" svg:height="0.569cm" svg:x="5.747cm" svg:y="5.743cm">
          <draw:text-box>
            <text:p text:style-name="P1"><text:span text:style-name="T19">˝</text:span></text:p>
          </draw:text-box>
        </draw:frame>
        <draw:frame draw:style-name="gr2" draw:text-style-name="P3" draw:layer="layout" svg:width="0.421cm" svg:height="0.569cm" svg:x="5.711cm" svg:y="5.747cm">
          <draw:text-box>
            <text:p text:style-name="P1"><text:span text:style-name="T19">o</text:span></text:p>
          </draw:text-box>
        </draw:frame>
        <draw:frame draw:style-name="gr2" draw:text-style-name="P3" draw:layer="layout" svg:width="0.421cm" svg:height="0.569cm" svg:x="6.218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7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5.74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5.747cm">
          <draw:text-box>
            <text:p text:style-name="P1"><text:span text:style-name="T2">1</text:span><text:span text:style-name="T2">4</text:span></text:p>
          </draw:text-box>
        </draw:frame>
        <draw:frame draw:style-name="gr2" draw:text-style-name="P3" draw:layer="layout" svg:width="0.637cm" svg:height="0.569cm" svg:x="2.633cm" svg:y="6.454cm">
          <draw:text-box>
            <text:p text:style-name="P1"><text:span text:style-name="T19">4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6.107cm" svg:height="0.569cm" svg:x="3.603cm" svg:y="6.454cm">
          <draw:text-box>
            <text:p text:style-name="P1"><text:span text:style-name="T19">N</text:span><text:span text:style-name="T19">e</text:span><text:span text:style-name="T19">u</text:span><text:span text:style-name="T19">r</text:span><text:span text:style-name="T19">á</text:span><text:span text:style-name="T19">l</text:span><text:span text:style-name="T19">i</text:span><text:span text:style-name="T19">s</text:span><text:span text:style-name="T19"> </text:span><text:span text:style-name="T19">O</text:span><text:span text:style-name="T19">R</text:span><text:span text:style-name="T19">, </text:span><text:span text:style-name="T19">A</text:span><text:span text:style-name="T19">N</text:span><text:span text:style-name="T19">D</text:span><text:span text:style-name="T19"> </text:span><text:span text:style-name="T19">é</text:span><text:span text:style-name="T19">s</text:span><text:span text:style-name="T19"> </text:span><text:span text:style-name="T19">E</text:span><text:span text:style-name="T19">X</text:span><text:span text:style-name="T19">O</text:span><text:span text:style-name="T19">R</text:span><text:span text:style-name="T19"> </text:span><text:span text:style-name="T19">k</text:span><text:span text:style-name="T19">a</text:span><text:span text:style-name="T19">p</text:span><text:span text:style-name="T19">u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0.013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6.45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6.454cm">
          <draw:text-box>
            <text:p text:style-name="P1"><text:span text:style-name="T2">1</text:span><text:span text:style-name="T2">5</text:span></text:p>
          </draw:text-box>
        </draw:frame>
        <draw:frame draw:style-name="gr2" draw:text-style-name="P3" draw:layer="layout" svg:width="0.637cm" svg:height="0.569cm" svg:x="2.633cm" svg:y="7.16cm">
          <draw:text-box>
            <text:p text:style-name="P1"><text:span text:style-name="T19">4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6.039cm" svg:height="0.569cm" svg:x="3.603cm" svg:y="7.16cm">
          <draw:text-box>
            <text:p text:style-name="P1"><text:span text:style-name="T19">H</text:span><text:span text:style-name="T19">i</text:span><text:span text:style-name="T19">b</text:span><text:span text:style-name="T19">a</text:span><text:span text:style-name="T19">-</text:span><text:span text:style-name="T19">v</text:span><text:span text:style-name="T19">i</text:span><text:span text:style-name="T19">s</text:span><text:span text:style-name="T19">s</text:span><text:span text:style-name="T19">z</text:span><text:span text:style-name="T19">a</text:span><text:span text:style-name="T19">t</text:span><text:span text:style-name="T19">e</text:span><text:span text:style-name="T19">r</text:span><text:span text:style-name="T19">j</text:span><text:span text:style-name="T19">e</text:span><text:span text:style-name="T19">s</text:span><text:span text:style-name="T19">z</text:span><text:span text:style-name="T19">t</text:span><text:span text:style-name="T19">é</text:span><text:span text:style-name="T19">s</text:span><text:span text:style-name="T19">e</text:span><text:span text:style-name="T19">s</text:span><text:span text:style-name="T19"> </text:span><text:span text:style-name="T19">p</text:span><text:span text:style-name="T19">e</text:span><text:span text:style-name="T19">r</text:span><text:span text:style-name="T19">c</text:span><text:span text:style-name="T19">e</text:span><text:span text:style-name="T19">p</text:span><text:span text:style-name="T19">t</text:span><text:span text:style-name="T19">r</text:span><text:span text:style-name="T19">o</text:span><text:span text:style-name="T19">n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0.013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7.1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7.16cm">
          <draw:text-box>
            <text:p text:style-name="P1"><text:span text:style-name="T2">1</text:span><text:span text:style-name="T2">5</text:span></text:p>
          </draw:text-box>
        </draw:frame>
        <draw:frame draw:style-name="gr2" draw:text-style-name="P3" draw:layer="layout" svg:width="0.421cm" svg:height="0.619cm" svg:x="2cm" svg:y="8.288cm">
          <draw:text-box>
            <text:p text:style-name="P1"><text:span text:style-name="T17">5</text:span><text:span text:style-name="T17">.</text:span></text:p>
          </draw:text-box>
        </draw:frame>
        <draw:frame draw:style-name="gr2" draw:text-style-name="P3" draw:layer="layout" svg:width="3.482cm" svg:height="0.619cm" svg:x="2.633cm" svg:y="8.288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M</text:span><text:span text:style-name="T17">a</text:span><text:span text:style-name="T17">n</text:span><text:span text:style-name="T17">d</text:span><text:span text:style-name="T17">e</text:span><text:span text:style-name="T17">l</text:span><text:span text:style-name="T17">b</text:span><text:span text:style-name="T17">r</text:span><text:span text:style-name="T17">o</text:span><text:span text:style-name="T17">t</text:span><text:span text:style-name="T17">!</text:span></text:p>
          </draw:text-box>
        </draw:frame>
        <draw:frame draw:style-name="gr2" draw:text-style-name="P3" draw:layer="layout" svg:width="0.425cm" svg:height="0.619cm" svg:x="19.578cm" svg:y="8.288cm">
          <draw:text-box>
            <text:p text:style-name="P1"><text:span text:style-name="T18">1</text:span><text:span text:style-name="T18">6</text:span></text:p>
          </draw:text-box>
        </draw:frame>
        <draw:frame draw:style-name="gr2" draw:text-style-name="P3" draw:layer="layout" svg:width="0.637cm" svg:height="0.569cm" svg:x="2.633cm" svg:y="8.994cm">
          <draw:text-box>
            <text:p text:style-name="P1"><text:span text:style-name="T19">5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3.922cm" svg:height="0.569cm" svg:x="3.603cm" svg:y="8.994cm">
          <draw:text-box>
            <text:p text:style-name="P1"><text:span text:style-name="T19">A</text:span><text:span text:style-name="T19"> </text:span><text:span text:style-name="T19">M</text:span><text:span text:style-name="T19">a</text:span><text:span text:style-name="T19">n</text:span><text:span text:style-name="T19">d</text:span><text:span text:style-name="T19">e</text:span><text:span text:style-name="T19">l</text:span><text:span text:style-name="T19">b</text:span><text:span text:style-name="T19">r</text:span><text:span text:style-name="T19">o</text:span><text:span text:style-name="T19">t </text:span><text:span text:style-name="T19">h</text:span><text:span text:style-name="T19">a</text:span><text:span text:style-name="T19">l</text:span><text:span text:style-name="T19">m</text:span><text:span text:style-name="T19">a</text:span><text:span text:style-name="T19">z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799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8.99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8.994cm">
          <draw:text-box>
            <text:p text:style-name="P1"><text:span text:style-name="T2">1</text:span><text:span text:style-name="T2">6</text:span></text:p>
          </draw:text-box>
        </draw:frame>
        <draw:frame draw:style-name="gr2" draw:text-style-name="P3" draw:layer="layout" svg:width="0.637cm" svg:height="0.569cm" svg:x="2.633cm" svg:y="9.7cm">
          <draw:text-box>
            <text:p text:style-name="P1"><text:span text:style-name="T19">5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4.003cm" svg:height="0.569cm" svg:x="3.603cm" svg:y="9.7cm">
          <draw:text-box>
            <text:p text:style-name="P1"><text:span text:style-name="T19">A</text:span><text:span text:style-name="T19"> </text:span><text:span text:style-name="T19">M</text:span><text:span text:style-name="T19">a</text:span><text:span text:style-name="T19">n</text:span><text:span text:style-name="T19">d</text:span><text:span text:style-name="T19">e</text:span><text:span text:style-name="T19">l</text:span><text:span text:style-name="T19">b</text:span><text:span text:style-name="T19">r</text:span><text:span text:style-name="T19">o</text:span><text:span text:style-name="T19">t </text:span><text:span text:style-name="T19">h</text:span><text:span text:style-name="T19">a</text:span><text:span text:style-name="T19">l</text:span><text:span text:style-name="T19">m</text:span><text:span text:style-name="T19">a</text:span><text:span text:style-name="T19">z</text:span><text:span text:style-name="T19"> </text:span><text:span text:style-name="T19">a</text:span></text:p>
          </draw:text-box>
        </draw:frame>
        <draw:frame draw:style-name="gr2" draw:text-style-name="P3" draw:layer="layout" svg:width="3.05cm" svg:height="0.509cm" svg:x="7.702cm" svg:y="9.744cm">
          <draw:text-box>
            <text:p text:style-name="P1"><text:span text:style-name="T21">s</text:span><text:span text:style-name="T21">t</text:span><text:span text:style-name="T21">d</text:span><text:span text:style-name="T21">:</text:span><text:span text:style-name="T21">:</text:span><text:span text:style-name="T21">c</text:span><text:span text:style-name="T21">o</text:span><text:span text:style-name="T21">m</text:span><text:span text:style-name="T21">p</text:span><text:span text:style-name="T21">l</text:span><text:span text:style-name="T21">e</text:span><text:span text:style-name="T21">x</text:span></text:p>
          </draw:text-box>
        </draw:frame>
        <draw:frame draw:style-name="gr2" draw:text-style-name="P3" draw:layer="layout" svg:width="1.623cm" svg:height="0.569cm" svg:x="10.844cm" svg:y="9.7cm">
          <draw:text-box>
            <text:p text:style-name="P1"><text:span text:style-name="T19">o</text:span><text:span text:style-name="T19">s</text:span><text:span text:style-name="T19">z</text:span><text:span text:style-name="T19">t</text:span><text:span text:style-name="T19">á</text:span><text:span text:style-name="T19">l</text:span><text:span text:style-name="T19">l</text:span><text:span text:style-name="T19">y</text:span><text:span text:style-name="T19">a</text:span><text:span text:style-name="T19">l</text:span></text:p>
          </draw:text-box>
        </draw:frame>
        <draw:frame draw:style-name="gr2" draw:text-style-name="P3" draw:layer="layout" svg:width="0.421cm" svg:height="0.569cm" svg:x="12.86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8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9.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9.7cm">
          <draw:text-box>
            <text:p text:style-name="P1"><text:span text:style-name="T2">1</text:span><text:span text:style-name="T2">6</text:span></text:p>
          </draw:text-box>
        </draw:frame>
        <draw:frame draw:style-name="gr2" draw:text-style-name="P3" draw:layer="layout" svg:width="0.637cm" svg:height="0.569cm" svg:x="2.633cm" svg:y="10.406cm">
          <draw:text-box>
            <text:p text:style-name="P1"><text:span text:style-name="T19">5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2.072cm" svg:height="0.569cm" svg:x="3.603cm" svg:y="10.406cm">
          <draw:text-box>
            <text:p text:style-name="P1"><text:span text:style-name="T19">B</text:span><text:span text:style-name="T19">i</text:span><text:span text:style-name="T19">o</text:span><text:span text:style-name="T19">m</text:span><text:span text:style-name="T19">o</text:span><text:span text:style-name="T19">r</text:span><text:span text:style-name="T19">f</text:span><text:span text:style-name="T19">o</text:span><text:span text:style-name="T19">k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5.901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0.40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0.406cm">
          <draw:text-box>
            <text:p text:style-name="P1"><text:span text:style-name="T2">1</text:span><text:span text:style-name="T2">6</text:span></text:p>
          </draw:text-box>
        </draw:frame>
        <draw:frame draw:style-name="gr2" draw:text-style-name="P3" draw:layer="layout" svg:width="0.637cm" svg:height="0.569cm" svg:x="2.633cm" svg:y="11.112cm">
          <draw:text-box>
            <text:p text:style-name="P1"><text:span text:style-name="T19">5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7.728cm" svg:height="0.569cm" svg:x="3.603cm" svg:y="11.112cm">
          <draw:text-box>
            <text:p text:style-name="P1"><text:span text:style-name="T19">A</text:span><text:span text:style-name="T19"> </text:span><text:span text:style-name="T19">M</text:span><text:span text:style-name="T19">a</text:span><text:span text:style-name="T19">n</text:span><text:span text:style-name="T19">d</text:span><text:span text:style-name="T19">e</text:span><text:span text:style-name="T19">l</text:span><text:span text:style-name="T19">b</text:span><text:span text:style-name="T19">r</text:span><text:span text:style-name="T19">o</text:span><text:span text:style-name="T19">t </text:span><text:span text:style-name="T19">h</text:span><text:span text:style-name="T19">a</text:span><text:span text:style-name="T19">l</text:span><text:span text:style-name="T19">m</text:span><text:span text:style-name="T19">a</text:span><text:span text:style-name="T19">z</text:span><text:span text:style-name="T19"> </text:span><text:span text:style-name="T19">C</text:span><text:span text:style-name="T19">U</text:span><text:span text:style-name="T19">D</text:span><text:span text:style-name="T19">A</text:span><text:span text:style-name="T19"> </text:span><text:span text:style-name="T19">m</text:span><text:span text:style-name="T19">e</text:span><text:span text:style-name="T19">g</text:span><text:span text:style-name="T19">v</text:span><text:span text:style-name="T19">a</text:span><text:span text:style-name="T19">l</text:span><text:span text:style-name="T19">ó</text:span><text:span text:style-name="T19">s</text:span><text:span text:style-name="T19">í</text:span><text:span text:style-name="T19">t</text:span><text:span text:style-name="T19">á</text:span><text:span text:style-name="T19">s</text:span><text:span text:style-name="T19">a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1.595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1.11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1.112cm">
          <draw:text-box>
            <text:p text:style-name="P1"><text:span text:style-name="T2">1</text:span><text:span text:style-name="T2">6</text:span></text:p>
          </draw:text-box>
        </draw:frame>
        <draw:frame draw:style-name="gr2" draw:text-style-name="P3" draw:layer="layout" svg:width="0.637cm" svg:height="0.569cm" svg:x="2.633cm" svg:y="11.818cm">
          <draw:text-box>
            <text:p text:style-name="P1"><text:span text:style-name="T19">5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7.347cm" svg:height="0.569cm" svg:x="3.603cm" svg:y="11.818cm">
          <draw:text-box>
            <text:p text:style-name="P1"><text:span text:style-name="T19">M</text:span><text:span text:style-name="T19">a</text:span><text:span text:style-name="T19">n</text:span><text:span text:style-name="T19">d</text:span><text:span text:style-name="T19">e</text:span><text:span text:style-name="T19">l</text:span><text:span text:style-name="T19">b</text:span><text:span text:style-name="T19">r</text:span><text:span text:style-name="T19">o</text:span><text:span text:style-name="T19">t </text:span><text:span text:style-name="T19">n</text:span><text:span text:style-name="T19">a</text:span><text:span text:style-name="T19">g</text:span><text:span text:style-name="T19">y</text:span><text:span text:style-name="T19">í</text:span><text:span text:style-name="T19">t</text:span><text:span text:style-name="T19">ó</text:span><text:span text:style-name="T19"> </text:span><text:span text:style-name="T19">é</text:span><text:span text:style-name="T19">s</text:span><text:span text:style-name="T19"> </text:span><text:span text:style-name="T19">u</text:span><text:span text:style-name="T19">t</text:span><text:span text:style-name="T19">a</text:span><text:span text:style-name="T19">z</text:span><text:span text:style-name="T19">ó</text:span><text:span text:style-name="T19"> </text:span><text:span text:style-name="T19">C</text:span><text:span text:style-name="T19">+</text:span><text:span text:style-name="T19">+</text:span><text:span text:style-name="T19"> </text:span><text:span text:style-name="T19">n</text:span><text:span text:style-name="T19">y</text:span><text:span text:style-name="T19">e</text:span><text:span text:style-name="T19">l</text:span><text:span text:style-name="T19">v</text:span><text:span text:style-name="T19">e</text:span><text:span text:style-name="T19">n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1.279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1.81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1.818cm">
          <draw:text-box>
            <text:p text:style-name="P1"><text:span text:style-name="T2">1</text:span><text:span text:style-name="T2">6</text:span></text:p>
          </draw:text-box>
        </draw:frame>
        <draw:frame draw:style-name="gr2" draw:text-style-name="P3" draw:layer="layout" svg:width="0.637cm" svg:height="0.569cm" svg:x="2.633cm" svg:y="12.525cm">
          <draw:text-box>
            <text:p text:style-name="P1"><text:span text:style-name="T19">5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7.127cm" svg:height="0.569cm" svg:x="3.603cm" svg:y="12.525cm">
          <draw:text-box>
            <text:p text:style-name="P1"><text:span text:style-name="T19">M</text:span><text:span text:style-name="T19">a</text:span><text:span text:style-name="T19">n</text:span><text:span text:style-name="T19">d</text:span><text:span text:style-name="T19">e</text:span><text:span text:style-name="T19">l</text:span><text:span text:style-name="T19">b</text:span><text:span text:style-name="T19">r</text:span><text:span text:style-name="T19">o</text:span><text:span text:style-name="T19">t </text:span><text:span text:style-name="T19">n</text:span><text:span text:style-name="T19">a</text:span><text:span text:style-name="T19">g</text:span><text:span text:style-name="T19">y</text:span><text:span text:style-name="T19">í</text:span><text:span text:style-name="T19">t</text:span><text:span text:style-name="T19">ó</text:span><text:span text:style-name="T19"> </text:span><text:span text:style-name="T19">é</text:span><text:span text:style-name="T19">s</text:span><text:span text:style-name="T19"> </text:span><text:span text:style-name="T19">u</text:span><text:span text:style-name="T19">t</text:span><text:span text:style-name="T19">a</text:span><text:span text:style-name="T19">z</text:span><text:span text:style-name="T19">ó</text:span><text:span text:style-name="T19"> </text:span><text:span text:style-name="T19">J</text:span><text:span text:style-name="T19">a</text:span><text:span text:style-name="T19">v</text:span><text:span text:style-name="T19">a</text:span><text:span text:style-name="T19"> </text:span><text:span text:style-name="T19">n</text:span><text:span text:style-name="T19">y</text:span><text:span text:style-name="T19">e</text:span><text:span text:style-name="T19">l</text:span><text:span text:style-name="T19">v</text:span><text:span text:style-name="T19">e</text:span><text:span text:style-name="T19">n</text:span></text:p>
          </draw:text-box>
        </draw:frame>
        <draw:frame draw:style-name="gr2" draw:text-style-name="P3" draw:layer="layout" svg:width="0.421cm" svg:height="0.569cm" svg:x="10.962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2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2.525cm">
          <draw:text-box>
            <text:p text:style-name="P1"><text:span text:style-name="T2">1</text:span><text:span text:style-name="T2">7</text:span></text:p>
          </draw:text-box>
        </draw:frame>
        <draw:frame draw:style-name="gr2" draw:text-style-name="P3" draw:layer="layout" svg:width="0.421cm" svg:height="0.619cm" svg:x="2cm" svg:y="13.653cm">
          <draw:text-box>
            <text:p text:style-name="P1"><text:span text:style-name="T17">6</text:span><text:span text:style-name="T17">.</text:span></text:p>
          </draw:text-box>
        </draw:frame>
        <draw:frame draw:style-name="gr2" draw:text-style-name="P3" draw:layer="layout" svg:width="2.47cm" svg:height="0.619cm" svg:x="2.633cm" svg:y="13.653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W</text:span><text:span text:style-name="T17">e</text:span><text:span text:style-name="T17">l</text:span><text:span text:style-name="T17">c</text:span><text:span text:style-name="T17">h</text:span><text:span text:style-name="T17">!</text:span></text:p>
          </draw:text-box>
        </draw:frame>
        <draw:frame draw:style-name="gr2" draw:text-style-name="P3" draw:layer="layout" svg:width="0.425cm" svg:height="0.619cm" svg:x="19.578cm" svg:y="13.653cm">
          <draw:text-box>
            <text:p text:style-name="P1"><text:span text:style-name="T18">1</text:span><text:span text:style-name="T18">8</text:span></text:p>
          </draw:text-box>
        </draw:frame>
        <draw:frame draw:style-name="gr2" draw:text-style-name="P3" draw:layer="layout" svg:width="0.637cm" svg:height="0.569cm" svg:x="2.633cm" svg:y="14.359cm">
          <draw:text-box>
            <text:p text:style-name="P1"><text:span text:style-name="T19">6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0.544cm" svg:height="0.569cm" svg:x="3.603cm" svg:y="14.359cm">
          <draw:text-box>
            <text:p text:style-name="P1"><text:span text:style-name="T19">E</text:span><text:span text:style-name="T19">l</text:span><text:span text:style-name="T19">s</text:span></text:p>
          </draw:text-box>
        </draw:frame>
        <draw:frame draw:style-name="gr2" draw:text-style-name="P3" draw:layer="layout" svg:width="0.421cm" svg:height="0.569cm" svg:x="4.177cm" svg:y="14.355cm">
          <draw:text-box>
            <text:p text:style-name="P1"><text:span text:style-name="T19">˝</text:span></text:p>
          </draw:text-box>
        </draw:frame>
        <draw:frame draw:style-name="gr2" draw:text-style-name="P3" draw:layer="layout" svg:width="2.271cm" svg:height="0.569cm" svg:x="4.142cm" svg:y="14.359cm">
          <draw:text-box>
            <text:p text:style-name="P1"><text:span text:style-name="T19">o</text:span><text:span text:style-name="T19"> </text:span><text:span text:style-name="T19">o</text:span><text:span text:style-name="T19">s</text:span><text:span text:style-name="T19">z</text:span><text:span text:style-name="T19">t</text:span><text:span text:style-name="T19">á</text:span><text:span text:style-name="T19">l</text:span><text:span text:style-name="T19">y</text:span><text:span text:style-name="T19">o</text:span><text:span text:style-name="T19">m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85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7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4.35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4.359cm">
          <draw:text-box>
            <text:p text:style-name="P1"><text:span text:style-name="T2">1</text:span><text:span text:style-name="T2">8</text:span></text:p>
          </draw:text-box>
        </draw:frame>
        <draw:frame draw:style-name="gr2" draw:text-style-name="P3" draw:layer="layout" svg:width="0.637cm" svg:height="0.569cm" svg:x="2.633cm" svg:y="15.065cm">
          <draw:text-box>
            <text:p text:style-name="P1"><text:span text:style-name="T19">6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1.128cm" svg:height="0.569cm" svg:x="3.603cm" svg:y="15.065cm">
          <draw:text-box>
            <text:p text:style-name="P1"><text:span text:style-name="T19">L</text:span><text:span text:style-name="T19">Z</text:span><text:span text:style-name="T19">W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4.952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269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5.06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5.065cm">
          <draw:text-box>
            <text:p text:style-name="P1"><text:span text:style-name="T2">1</text:span><text:span text:style-name="T2">8</text:span></text:p>
          </draw:text-box>
        </draw:frame>
        <draw:frame draw:style-name="gr2" draw:text-style-name="P3" draw:layer="layout" svg:width="0.637cm" svg:height="0.569cm" svg:x="2.633cm" svg:y="15.771cm">
          <draw:text-box>
            <text:p text:style-name="P1"><text:span text:style-name="T19">6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1.619cm" svg:height="0.569cm" svg:x="3.603cm" svg:y="15.771cm">
          <draw:text-box>
            <text:p text:style-name="P1"><text:span text:style-name="T19">F</text:span><text:span text:style-name="T19">a</text:span><text:span text:style-name="T19">b</text:span><text:span text:style-name="T19">e</text:span><text:span text:style-name="T19">j</text:span><text:span text:style-name="T19">á</text:span><text:span text:style-name="T19">r</text:span><text:span text:style-name="T19">á</text:span><text:span text:style-name="T19">s</text:span></text:p>
          </draw:text-box>
        </draw:frame>
        <draw:frame draw:style-name="gr2" draw:text-style-name="P3" draw:layer="layout" svg:width="0.421cm" svg:height="0.569cm" svg:x="5.58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5.77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5.771cm">
          <draw:text-box>
            <text:p text:style-name="P1"><text:span text:style-name="T2">1</text:span><text:span text:style-name="T2">8</text:span></text:p>
          </draw:text-box>
        </draw:frame>
        <draw:frame draw:style-name="gr2" draw:text-style-name="P3" draw:layer="layout" svg:width="0.637cm" svg:height="0.569cm" svg:x="2.633cm" svg:y="16.477cm">
          <draw:text-box>
            <text:p text:style-name="P1"><text:span text:style-name="T19">6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2.441cm" svg:height="0.569cm" svg:x="3.603cm" svg:y="16.477cm">
          <draw:text-box>
            <text:p text:style-name="P1"><text:span text:style-name="T19">T</text:span><text:span text:style-name="T19">a</text:span><text:span text:style-name="T19">g</text:span><text:span text:style-name="T19"> </text:span><text:span text:style-name="T19">a</text:span><text:span text:style-name="T19"> </text:span><text:span text:style-name="T19">g</text:span><text:span text:style-name="T19">y</text:span><text:span text:style-name="T19">ö</text:span><text:span text:style-name="T19">k</text:span><text:span text:style-name="T19">é</text:span><text:span text:style-name="T19">r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218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6.477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6.477cm">
          <draw:text-box>
            <text:p text:style-name="P1"><text:span text:style-name="T2">1</text:span><text:span text:style-name="T2">8</text:span></text:p>
          </draw:text-box>
        </draw:frame>
        <draw:frame draw:style-name="gr2" draw:text-style-name="P3" draw:layer="layout" svg:width="0.637cm" svg:height="0.569cm" svg:x="2.633cm" svg:y="17.183cm">
          <draw:text-box>
            <text:p text:style-name="P1"><text:span text:style-name="T19">6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3.008cm" svg:height="0.569cm" svg:x="3.603cm" svg:y="17.183cm">
          <draw:text-box>
            <text:p text:style-name="P1"><text:span text:style-name="T19">M</text:span><text:span text:style-name="T19">u</text:span><text:span text:style-name="T19">t</text:span><text:span text:style-name="T19">a</text:span><text:span text:style-name="T19">t</text:span><text:span text:style-name="T19">ó</text:span><text:span text:style-name="T19"> </text:span><text:span text:style-name="T19">a</text:span><text:span text:style-name="T19"> </text:span><text:span text:style-name="T19">g</text:span><text:span text:style-name="T19">y</text:span><text:span text:style-name="T19">ö</text:span><text:span text:style-name="T19">k</text:span><text:span text:style-name="T19">é</text:span><text:span text:style-name="T19">r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85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7.18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7.183cm">
          <draw:text-box>
            <text:p text:style-name="P1"><text:span text:style-name="T2">1</text:span><text:span text:style-name="T2">9</text:span></text:p>
          </draw:text-box>
        </draw:frame>
        <draw:frame draw:style-name="gr2" draw:text-style-name="P3" draw:layer="layout" svg:width="0.637cm" svg:height="0.569cm" svg:x="2.633cm" svg:y="17.89cm">
          <draw:text-box>
            <text:p text:style-name="P1"><text:span text:style-name="T19">6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3.511cm" svg:height="0.569cm" svg:x="3.603cm" svg:y="17.89cm">
          <draw:text-box>
            <text:p text:style-name="P1"><text:span text:style-name="T19">M</text:span><text:span text:style-name="T19">o</text:span><text:span text:style-name="T19">z</text:span><text:span text:style-name="T19">g</text:span><text:span text:style-name="T19">a</text:span><text:span text:style-name="T19">t</text:span><text:span text:style-name="T19">ó</text:span><text:span text:style-name="T19"> </text:span><text:span text:style-name="T19">s</text:span><text:span text:style-name="T19">z</text:span><text:span text:style-name="T19">e</text:span><text:span text:style-name="T19">m</text:span><text:span text:style-name="T19">a</text:span><text:span text:style-name="T19">n</text:span><text:span text:style-name="T19">t</text:span><text:span text:style-name="T19">i</text:span><text:span text:style-name="T19">k</text:span><text:span text:style-name="T19">a</text:span></text:p>
          </draw:text-box>
        </draw:frame>
        <draw:frame draw:style-name="gr2" draw:text-style-name="P3" draw:layer="layout" svg:width="0.421cm" svg:height="0.569cm" svg:x="7.483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7.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7.89cm">
          <draw:text-box>
            <text:p text:style-name="P1"><text:span text:style-name="T2">1</text:span><text:span text:style-name="T2">9</text:span></text:p>
          </draw:text-box>
        </draw:frame>
        <draw:frame draw:style-name="gr2" draw:text-style-name="P3" draw:layer="layout" svg:width="0.421cm" svg:height="0.619cm" svg:x="2cm" svg:y="19.017cm">
          <draw:text-box>
            <text:p text:style-name="P1"><text:span text:style-name="T17">7</text:span><text:span text:style-name="T17">.</text:span></text:p>
          </draw:text-box>
        </draw:frame>
        <draw:frame draw:style-name="gr2" draw:text-style-name="P3" draw:layer="layout" svg:width="2.8cm" svg:height="0.619cm" svg:x="2.633cm" svg:y="19.017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C</text:span><text:span text:style-name="T17">o</text:span><text:span text:style-name="T17">n</text:span><text:span text:style-name="T17">w</text:span><text:span text:style-name="T17">a</text:span><text:span text:style-name="T17">y</text:span><text:span text:style-name="T17">!</text:span></text:p>
          </draw:text-box>
        </draw:frame>
        <draw:frame draw:style-name="gr2" draw:text-style-name="P3" draw:layer="layout" svg:width="0.425cm" svg:height="0.619cm" svg:x="19.578cm" svg:y="19.017cm">
          <draw:text-box>
            <text:p text:style-name="P1"><text:span text:style-name="T18">2</text:span><text:span text:style-name="T18">0</text:span></text:p>
          </draw:text-box>
        </draw:frame>
        <draw:frame draw:style-name="gr2" draw:text-style-name="P3" draw:layer="layout" svg:width="0.637cm" svg:height="0.569cm" svg:x="2.633cm" svg:y="19.724cm">
          <draw:text-box>
            <text:p text:style-name="P1"><text:span text:style-name="T19">7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3.571cm" svg:height="0.569cm" svg:x="3.603cm" svg:y="19.724cm">
          <draw:text-box>
            <text:p text:style-name="P1"><text:span text:style-name="T19">H</text:span><text:span text:style-name="T19">a</text:span><text:span text:style-name="T19">n</text:span><text:span text:style-name="T19">g</text:span><text:span text:style-name="T19">y</text:span><text:span text:style-name="T19">a</text:span><text:span text:style-name="T19">s</text:span><text:span text:style-name="T19">z</text:span><text:span text:style-name="T19">i</text:span><text:span text:style-name="T19">m</text:span><text:span text:style-name="T19">u</text:span><text:span text:style-name="T19">l</text:span><text:span text:style-name="T19">á</text:span><text:span text:style-name="T19">c</text:span><text:span text:style-name="T19">i</text:span><text:span text:style-name="T19">ó</text:span><text:span text:style-name="T19">k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483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9.72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9.724cm">
          <draw:text-box>
            <text:p text:style-name="P1"><text:span text:style-name="T2">2</text:span><text:span text:style-name="T2">0</text:span></text:p>
          </draw:text-box>
        </draw:frame>
        <draw:frame draw:style-name="gr2" draw:text-style-name="P3" draw:layer="layout" svg:width="0.637cm" svg:height="0.569cm" svg:x="2.633cm" svg:y="20.43cm">
          <draw:text-box>
            <text:p text:style-name="P1"><text:span text:style-name="T19">7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2.288cm" svg:height="0.569cm" svg:x="3.603cm" svg:y="20.43cm">
          <draw:text-box>
            <text:p text:style-name="P1"><text:span text:style-name="T19">J</text:span><text:span text:style-name="T19">a</text:span><text:span text:style-name="T19">v</text:span><text:span text:style-name="T19">a</text:span><text:span text:style-name="T19"> </text:span><text:span text:style-name="T19">é</text:span><text:span text:style-name="T19">l</text:span><text:span text:style-name="T19">e</text:span><text:span text:style-name="T19">t</text:span><text:span text:style-name="T19">j</text:span><text:span text:style-name="T19">á</text:span><text:span text:style-name="T19">t</text:span><text:span text:style-name="T19">é</text:span><text:span text:style-name="T19">k</text:span></text:p>
          </draw:text-box>
        </draw:frame>
        <draw:frame draw:style-name="gr2" draw:text-style-name="P3" draw:layer="layout" svg:width="0.421cm" svg:height="0.569cm" svg:x="6.218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0.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0.43cm">
          <draw:text-box>
            <text:p text:style-name="P1"><text:span text:style-name="T2">2</text:span><text:span text:style-name="T2">0</text:span></text:p>
          </draw:text-box>
        </draw:frame>
        <draw:frame draw:style-name="gr2" draw:text-style-name="P3" draw:layer="layout" svg:width="0.637cm" svg:height="0.569cm" svg:x="2.633cm" svg:y="21.136cm">
          <draw:text-box>
            <text:p text:style-name="P1"><text:span text:style-name="T19">7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3.038cm" svg:height="0.569cm" svg:x="3.603cm" svg:y="21.136cm">
          <draw:text-box>
            <text:p text:style-name="P1"><text:span text:style-name="T19">Q</text:span><text:span text:style-name="T19">t </text:span><text:span text:style-name="T19">C</text:span><text:span text:style-name="T19">+</text:span><text:span text:style-name="T19">+</text:span><text:span text:style-name="T19"> </text:span><text:span text:style-name="T19">é</text:span><text:span text:style-name="T19">l</text:span><text:span text:style-name="T19">e</text:span><text:span text:style-name="T19">t</text:span><text:span text:style-name="T19">j</text:span><text:span text:style-name="T19">á</text:span><text:span text:style-name="T19">t</text:span><text:span text:style-name="T19">é</text:span><text:span text:style-name="T19">k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85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1.13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1.136cm">
          <draw:text-box>
            <text:p text:style-name="P1"><text:span text:style-name="T2">2</text:span><text:span text:style-name="T2">0</text:span></text:p>
          </draw:text-box>
        </draw:frame>
        <draw:frame draw:style-name="gr2" draw:text-style-name="P3" draw:layer="layout" svg:width="0.637cm" svg:height="0.569cm" svg:x="2.633cm" svg:y="21.842cm">
          <draw:text-box>
            <text:p text:style-name="P1"><text:span text:style-name="T19">7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3.279cm" svg:height="0.569cm" svg:x="3.603cm" svg:y="21.842cm">
          <draw:text-box>
            <text:p text:style-name="P1"><text:span text:style-name="T19">B</text:span><text:span text:style-name="T19">r</text:span><text:span text:style-name="T19">a</text:span><text:span text:style-name="T19">i</text:span><text:span text:style-name="T19">n</text:span><text:span text:style-name="T19">B</text:span><text:span text:style-name="T19"> </text:span><text:span text:style-name="T19">B</text:span><text:span text:style-name="T19">e</text:span><text:span text:style-name="T19">n</text:span><text:span text:style-name="T19">c</text:span><text:span text:style-name="T19">h</text:span><text:span text:style-name="T19">m</text:span><text:span text:style-name="T19">a</text:span><text:span text:style-name="T19">r</text:span><text:span text:style-name="T19">k</text:span></text:p>
          </draw:text-box>
        </draw:frame>
        <draw:frame draw:style-name="gr2" draw:text-style-name="P3" draw:layer="layout" svg:width="0.421cm" svg:height="0.569cm" svg:x="7.166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1.84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1.842cm">
          <draw:text-box>
            <text:p text:style-name="P1"><text:span text:style-name="T2">2</text:span><text:span text:style-name="T2">1</text:span></text:p>
          </draw:text-box>
        </draw:frame>
        <draw:frame draw:style-name="gr2" draw:text-style-name="P3" draw:layer="layout" svg:width="0.421cm" svg:height="0.619cm" svg:x="2cm" svg:y="22.97cm">
          <draw:text-box>
            <text:p text:style-name="P1"><text:span text:style-name="T17">8</text:span><text:span text:style-name="T17">.</text:span></text:p>
          </draw:text-box>
        </draw:frame>
        <draw:frame draw:style-name="gr2" draw:text-style-name="P3" draw:layer="layout" svg:width="4.273cm" svg:height="0.619cm" svg:x="2.633cm" svg:y="22.97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S</text:span><text:span text:style-name="T17">c</text:span><text:span text:style-name="T17">h</text:span><text:span text:style-name="T17">w</text:span><text:span text:style-name="T17">a</text:span><text:span text:style-name="T17">r</text:span><text:span text:style-name="T17">z</text:span><text:span text:style-name="T17">e</text:span><text:span text:style-name="T17">n</text:span><text:span text:style-name="T17">e</text:span><text:span text:style-name="T17">g</text:span><text:span text:style-name="T17">g</text:span><text:span text:style-name="T17">e</text:span><text:span text:style-name="T17">r</text:span><text:span text:style-name="T17">!</text:span></text:p>
          </draw:text-box>
        </draw:frame>
        <draw:frame draw:style-name="gr2" draw:text-style-name="P3" draw:layer="layout" svg:width="0.425cm" svg:height="0.619cm" svg:x="19.578cm" svg:y="22.97cm">
          <draw:text-box>
            <text:p text:style-name="P1"><text:span text:style-name="T18">2</text:span><text:span text:style-name="T18">2</text:span></text:p>
          </draw:text-box>
        </draw:frame>
        <draw:frame draw:style-name="gr2" draw:text-style-name="P3" draw:layer="layout" svg:width="0.637cm" svg:height="0.569cm" svg:x="2.633cm" svg:y="23.676cm">
          <draw:text-box>
            <text:p text:style-name="P1"><text:span text:style-name="T19">8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3.812cm" svg:height="0.569cm" svg:x="3.603cm" svg:y="23.676cm">
          <draw:text-box>
            <text:p text:style-name="P1"><text:span text:style-name="T19">S</text:span><text:span text:style-name="T19">z</text:span><text:span text:style-name="T19">o</text:span><text:span text:style-name="T19">f</text:span><text:span text:style-name="T19">t</text:span><text:span text:style-name="T19">m</text:span><text:span text:style-name="T19">a</text:span><text:span text:style-name="T19">x</text:span><text:span text:style-name="T19"> </text:span><text:span text:style-name="T19">P</text:span><text:span text:style-name="T19">y</text:span><text:span text:style-name="T19"> </text:span><text:span text:style-name="T19">M</text:span><text:span text:style-name="T19">N</text:span><text:span text:style-name="T19">I</text:span><text:span text:style-name="T19">S</text:span><text:span text:style-name="T19">T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799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3.67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3.676cm">
          <draw:text-box>
            <text:p text:style-name="P1"><text:span text:style-name="T2">2</text:span><text:span text:style-name="T2">2</text:span></text:p>
          </draw:text-box>
        </draw:frame>
        <draw:frame draw:style-name="gr2" draw:text-style-name="P3" draw:layer="layout" svg:width="0.637cm" svg:height="0.569cm" svg:x="2.633cm" svg:y="24.382cm">
          <draw:text-box>
            <text:p text:style-name="P1"><text:span text:style-name="T19">8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3.647cm" svg:height="0.569cm" svg:x="3.603cm" svg:y="24.382cm">
          <draw:text-box>
            <text:p text:style-name="P1"><text:span text:style-name="T19">S</text:span><text:span text:style-name="T19">z</text:span><text:span text:style-name="T19">o</text:span><text:span text:style-name="T19">f</text:span><text:span text:style-name="T19">t</text:span><text:span text:style-name="T19">m</text:span><text:span text:style-name="T19">a</text:span><text:span text:style-name="T19">x</text:span><text:span text:style-name="T19"> </text:span><text:span text:style-name="T19">R</text:span><text:span text:style-name="T19"> </text:span><text:span text:style-name="T19">M</text:span><text:span text:style-name="T19">N</text:span><text:span text:style-name="T19">I</text:span><text:span text:style-name="T19">S</text:span><text:span text:style-name="T19">T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7.483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4.382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4.382cm">
          <draw:text-box>
            <text:p text:style-name="P1"><text:span text:style-name="T2">2</text:span><text:span text:style-name="T2">2</text:span></text:p>
          </draw:text-box>
        </draw:frame>
        <draw:frame draw:style-name="gr2" draw:text-style-name="P3" draw:layer="layout" svg:width="0.637cm" svg:height="0.569cm" svg:x="2.633cm" svg:y="25.089cm">
          <draw:text-box>
            <text:p text:style-name="P1"><text:span text:style-name="T19">8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2.53cm" svg:height="0.569cm" svg:x="3.603cm" svg:y="25.089cm">
          <draw:text-box>
            <text:p text:style-name="P1"><text:span text:style-name="T19">M</text:span><text:span text:style-name="T19">é</text:span><text:span text:style-name="T19">l</text:span><text:span text:style-name="T19">y</text:span><text:span text:style-name="T19"> </text:span><text:span text:style-name="T19">M</text:span><text:span text:style-name="T19">N</text:span><text:span text:style-name="T19">I</text:span><text:span text:style-name="T19">S</text:span><text:span text:style-name="T19">T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53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5.08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5.089cm">
          <draw:text-box>
            <text:p text:style-name="P1"><text:span text:style-name="T2">2</text:span><text:span text:style-name="T2">2</text:span></text:p>
          </draw:text-box>
        </draw:frame>
        <draw:frame draw:style-name="gr2" draw:text-style-name="P3" draw:layer="layout" svg:width="0.637cm" svg:height="0.569cm" svg:x="2.633cm" svg:y="25.795cm">
          <draw:text-box>
            <text:p text:style-name="P1"><text:span text:style-name="T19">8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2.263cm" svg:height="0.569cm" svg:x="3.603cm" svg:y="25.795cm">
          <draw:text-box>
            <text:p text:style-name="P1"><text:span text:style-name="T19">D</text:span><text:span text:style-name="T19">e</text:span><text:span text:style-name="T19">e</text:span><text:span text:style-name="T19">p</text:span><text:span text:style-name="T19"> </text:span><text:span text:style-name="T19">d</text:span><text:span text:style-name="T19">r</text:span><text:span text:style-name="T19">e</text:span><text:span text:style-name="T19">a</text:span><text:span text:style-name="T19">m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6.218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5.79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25.795cm">
          <draw:text-box>
            <text:p text:style-name="P1"><text:span text:style-name="T2">2</text:span><text:span text:style-name="T2">2</text:span></text:p>
          </draw:text-box>
        </draw:frame>
        <draw:frame draw:style-name="gr2" draw:text-style-name="P3" draw:layer="layout" svg:width="0.637cm" svg:height="0.569cm" svg:x="2.633cm" svg:y="26.501cm">
          <draw:text-box>
            <text:p text:style-name="P1"><text:span text:style-name="T19">8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3.177cm" svg:height="0.569cm" svg:x="3.603cm" svg:y="26.501cm">
          <draw:text-box>
            <text:p text:style-name="P1"><text:span text:style-name="T19">R</text:span><text:span text:style-name="T19">o</text:span><text:span text:style-name="T19">b</text:span><text:span text:style-name="T19">o</text:span><text:span text:style-name="T19">t</text:span><text:span text:style-name="T19">p</text:span><text:span text:style-name="T19">s</text:span><text:span text:style-name="T19">z</text:span><text:span text:style-name="T19">i</text:span><text:span text:style-name="T19">c</text:span><text:span text:style-name="T19">h</text:span><text:span text:style-name="T19">o</text:span><text:span text:style-name="T19">l</text:span><text:span text:style-name="T19">ó</text:span><text:span text:style-name="T19">g</text:span><text:span text:style-name="T19">i</text:span><text:span text:style-name="T19">a</text:span></text:p>
          </draw:text-box>
        </draw:frame>
        <draw:frame draw:style-name="gr2" draw:text-style-name="P3" draw:layer="layout" svg:width="0.421cm" svg:height="0.569cm" svg:x="7.16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26.501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26.501cm">
          <draw:text-box>
            <text:p text:style-name="P1"><text:span text:style-name="T2">.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0.425cm" svg:height="0.569cm" svg:x="19.578cm" svg:y="26.501cm">
          <draw:text-box>
            <text:p text:style-name="P1"><text:span text:style-name="T2">2</text:span><text:span text:style-name="T2">3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642cm" svg:y="1.257cm">
          <draw:text-box>
            <text:p text:style-name="P1"><text:span text:style-name="T3">v</text:span><text:span text:style-name="T3">i</text:span><text:span text:style-name="T3">i</text:span></text:p>
          </draw:text-box>
        </draw:frame>
        <draw:frame draw:style-name="gr2" draw:text-style-name="P3" draw:layer="layout" svg:width="0.421cm" svg:height="0.619cm" svg:x="2cm" svg:y="2.923cm">
          <draw:text-box>
            <text:p text:style-name="P1"><text:span text:style-name="T17">9</text:span><text:span text:style-name="T17">.</text:span></text:p>
          </draw:text-box>
        </draw:frame>
        <draw:frame draw:style-name="gr2" draw:text-style-name="P3" draw:layer="layout" svg:width="2.686cm" svg:height="0.619cm" svg:x="2.633cm" svg:y="2.923cm">
          <draw:text-box>
            <text:p text:style-name="P1"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C</text:span><text:span text:style-name="T17">h</text:span><text:span text:style-name="T17">a</text:span><text:span text:style-name="T17">i</text:span><text:span text:style-name="T17">t</text:span><text:span text:style-name="T17">i</text:span><text:span text:style-name="T17">n</text:span><text:span text:style-name="T17">!</text:span></text:p>
          </draw:text-box>
        </draw:frame>
        <draw:frame draw:style-name="gr2" draw:text-style-name="P3" draw:layer="layout" svg:width="0.425cm" svg:height="0.619cm" svg:x="19.578cm" svg:y="2.923cm">
          <draw:text-box>
            <text:p text:style-name="P1"><text:span text:style-name="T18">2</text:span><text:span text:style-name="T18">4</text:span></text:p>
          </draw:text-box>
        </draw:frame>
        <draw:frame draw:style-name="gr2" draw:text-style-name="P3" draw:layer="layout" svg:width="0.637cm" svg:height="0.569cm" svg:x="2.633cm" svg:y="3.643cm">
          <draw:text-box>
            <text:p text:style-name="P1"><text:span text:style-name="T19">9</text:span><text:span text:style-name="T19">.</text:span><text:span text:style-name="T19">1</text:span><text:span text:style-name="T19">.</text:span></text:p>
          </draw:text-box>
        </draw:frame>
        <draw:frame draw:style-name="gr2" draw:text-style-name="P3" draw:layer="layout" svg:width="6.831cm" svg:height="0.569cm" svg:x="3.603cm" svg:y="3.643cm">
          <draw:text-box>
            <text:p text:style-name="P1"><text:span text:style-name="T19">I</text:span><text:span text:style-name="T19">t</text:span><text:span text:style-name="T19">e</text:span><text:span text:style-name="T19">r</text:span><text:span text:style-name="T19">a</text:span><text:span text:style-name="T19">t</text:span><text:span text:style-name="T19">í</text:span><text:span text:style-name="T19">v</text:span><text:span text:style-name="T19"> </text:span><text:span text:style-name="T19">é</text:span><text:span text:style-name="T19">s</text:span><text:span text:style-name="T19"> </text:span><text:span text:style-name="T19">r</text:span><text:span text:style-name="T19">e</text:span><text:span text:style-name="T19">k</text:span><text:span text:style-name="T19">u</text:span><text:span text:style-name="T19">r</text:span><text:span text:style-name="T19">z</text:span><text:span text:style-name="T19">í</text:span><text:span text:style-name="T19">v</text:span><text:span text:style-name="T19"> </text:span><text:span text:style-name="T19">f</text:span><text:span text:style-name="T19">a</text:span><text:span text:style-name="T19">k</text:span><text:span text:style-name="T19">t</text:span><text:span text:style-name="T19">o</text:span><text:span text:style-name="T19">r</text:span><text:span text:style-name="T19">i</text:span><text:span text:style-name="T19">á</text:span><text:span text:style-name="T19">l</text:span><text:span text:style-name="T19">i</text:span><text:span text:style-name="T19">s</text:span><text:span text:style-name="T19"> </text:span><text:span text:style-name="T19">L</text:span><text:span text:style-name="T19">i</text:span><text:span text:style-name="T19">s</text:span><text:span text:style-name="T19">p</text:span><text:span text:style-name="T19">-</text:span><text:span text:style-name="T19">b</text:span><text:span text:style-name="T19">e</text:span><text:span text:style-name="T19">n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10.646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3.643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3.643cm">
          <draw:text-box>
            <text:p text:style-name="P1"><text:span text:style-name="T2">2</text:span><text:span text:style-name="T2">4</text:span></text:p>
          </draw:text-box>
        </draw:frame>
        <draw:frame draw:style-name="gr2" draw:text-style-name="P3" draw:layer="layout" svg:width="0.637cm" svg:height="0.569cm" svg:x="2.633cm" svg:y="4.364cm">
          <draw:text-box>
            <text:p text:style-name="P1"><text:span text:style-name="T19">9</text:span><text:span text:style-name="T19">.</text:span><text:span text:style-name="T19">2</text:span><text:span text:style-name="T19">.</text:span></text:p>
          </draw:text-box>
        </draw:frame>
        <draw:frame draw:style-name="gr2" draw:text-style-name="P3" draw:layer="layout" svg:width="5.256cm" svg:height="0.569cm" svg:x="3.603cm" svg:y="4.364cm">
          <draw:text-box>
            <text:p text:style-name="P1"><text:span text:style-name="T19">W</text:span><text:span text:style-name="T19">e</text:span><text:span text:style-name="T19">i</text:span><text:span text:style-name="T19">z</text:span><text:span text:style-name="T19">e</text:span><text:span text:style-name="T19">n</text:span><text:span text:style-name="T19">b</text:span><text:span text:style-name="T19">a</text:span><text:span text:style-name="T19">u</text:span><text:span text:style-name="T19">m</text:span><text:span text:style-name="T19"> </text:span><text:span text:style-name="T19">E</text:span><text:span text:style-name="T19">l</text:span><text:span text:style-name="T19">i</text:span><text:span text:style-name="T19">z</text:span><text:span text:style-name="T19">a</text:span><text:span text:style-name="T19"> </text:span><text:span text:style-name="T19">p</text:span><text:span text:style-name="T19">r</text:span><text:span text:style-name="T19">o</text:span><text:span text:style-name="T19">g</text:span><text:span text:style-name="T19">r</text:span><text:span text:style-name="T19">a</text:span><text:span text:style-name="T19">m</text:span><text:span text:style-name="T19">j</text:span><text:span text:style-name="T19">a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9.064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4.36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4.364cm">
          <draw:text-box>
            <text:p text:style-name="P1"><text:span text:style-name="T2">2</text:span><text:span text:style-name="T2">4</text:span></text:p>
          </draw:text-box>
        </draw:frame>
        <draw:frame draw:style-name="gr2" draw:text-style-name="P3" draw:layer="layout" svg:width="0.637cm" svg:height="0.569cm" svg:x="2.633cm" svg:y="5.084cm">
          <draw:text-box>
            <text:p text:style-name="P1"><text:span text:style-name="T19">9</text:span><text:span text:style-name="T19">.</text:span><text:span text:style-name="T19">3</text:span><text:span text:style-name="T19">.</text:span></text:p>
          </draw:text-box>
        </draw:frame>
        <draw:frame draw:style-name="gr2" draw:text-style-name="P3" draw:layer="layout" svg:width="6.2cm" svg:height="0.569cm" svg:x="3.603cm" svg:y="5.084cm">
          <draw:text-box>
            <text:p text:style-name="P1"><text:span text:style-name="T19">G</text:span><text:span text:style-name="T19">i</text:span><text:span text:style-name="T19">m</text:span><text:span text:style-name="T19">p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e</text:span><text:span text:style-name="T19"> </text:span><text:span text:style-name="T19">S</text:span><text:span text:style-name="T19">c</text:span><text:span text:style-name="T19">r</text:span><text:span text:style-name="T19">i</text:span><text:span text:style-name="T19">p</text:span><text:span text:style-name="T19">t</text:span><text:span text:style-name="T19">-</text:span><text:span text:style-name="T19">f</text:span><text:span text:style-name="T19">u</text:span><text:span text:style-name="T19">: </text:span><text:span text:style-name="T19">k</text:span><text:span text:style-name="T19">r</text:span><text:span text:style-name="T19">ó</text:span><text:span text:style-name="T19">m</text:span><text:span text:style-name="T19"> </text:span><text:span text:style-name="T19">e</text:span><text:span text:style-name="T19">f</text:span><text:span text:style-name="T19">f</text:span><text:span text:style-name="T19">e</text:span><text:span text:style-name="T19">k</text:span><text:span text:style-name="T19">t</text:span></text:p>
          </draw:text-box>
        </draw:frame>
        <draw:frame draw:style-name="gr2" draw:text-style-name="P3" draw:layer="layout" svg:width="0.421cm" svg:height="0.569cm" svg:x="10.013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5.084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5.084cm">
          <draw:text-box>
            <text:p text:style-name="P1"><text:span text:style-name="T2">2</text:span><text:span text:style-name="T2">4</text:span></text:p>
          </draw:text-box>
        </draw:frame>
        <draw:frame draw:style-name="gr2" draw:text-style-name="P3" draw:layer="layout" svg:width="0.637cm" svg:height="0.569cm" svg:x="2.633cm" svg:y="5.805cm">
          <draw:text-box>
            <text:p text:style-name="P1"><text:span text:style-name="T19">9</text:span><text:span text:style-name="T19">.</text:span><text:span text:style-name="T19">4</text:span><text:span text:style-name="T19">.</text:span></text:p>
          </draw:text-box>
        </draw:frame>
        <draw:frame draw:style-name="gr2" draw:text-style-name="P3" draw:layer="layout" svg:width="6.39cm" svg:height="0.569cm" svg:x="3.603cm" svg:y="5.805cm">
          <draw:text-box>
            <text:p text:style-name="P1"><text:span text:style-name="T19">G</text:span><text:span text:style-name="T19">i</text:span><text:span text:style-name="T19">m</text:span><text:span text:style-name="T19">p</text:span><text:span text:style-name="T19"> </text:span><text:span text:style-name="T19">S</text:span><text:span text:style-name="T19">c</text:span><text:span text:style-name="T19">h</text:span><text:span text:style-name="T19">e</text:span><text:span text:style-name="T19">m</text:span><text:span text:style-name="T19">e</text:span><text:span text:style-name="T19"> </text:span><text:span text:style-name="T19">S</text:span><text:span text:style-name="T19">c</text:span><text:span text:style-name="T19">r</text:span><text:span text:style-name="T19">i</text:span><text:span text:style-name="T19">p</text:span><text:span text:style-name="T19">t</text:span><text:span text:style-name="T19">-</text:span><text:span text:style-name="T19">f</text:span><text:span text:style-name="T19">u</text:span><text:span text:style-name="T19">: </text:span><text:span text:style-name="T19">n</text:span><text:span text:style-name="T19">é</text:span><text:span text:style-name="T19">v</text:span><text:span text:style-name="T19"> </text:span><text:span text:style-name="T19">m</text:span><text:span text:style-name="T19">a</text:span><text:span text:style-name="T19">n</text:span><text:span text:style-name="T19">d</text:span><text:span text:style-name="T19">a</text:span><text:span text:style-name="T19">l</text:span><text:span text:style-name="T19">a</text:span></text:p>
          </draw:text-box>
        </draw:frame>
        <draw:frame draw:style-name="gr2" draw:text-style-name="P3" draw:layer="layout" svg:width="0.421cm" svg:height="0.569cm" svg:x="10.33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5.8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5.805cm">
          <draw:text-box>
            <text:p text:style-name="P1"><text:span text:style-name="T2">2</text:span><text:span text:style-name="T2">4</text:span></text:p>
          </draw:text-box>
        </draw:frame>
        <draw:frame draw:style-name="gr2" draw:text-style-name="P3" draw:layer="layout" svg:width="0.637cm" svg:height="0.569cm" svg:x="2.633cm" svg:y="6.525cm">
          <draw:text-box>
            <text:p text:style-name="P1"><text:span text:style-name="T19">9</text:span><text:span text:style-name="T19">.</text:span><text:span text:style-name="T19">5</text:span><text:span text:style-name="T19">.</text:span></text:p>
          </draw:text-box>
        </draw:frame>
        <draw:frame draw:style-name="gr2" draw:text-style-name="P3" draw:layer="layout" svg:width="1.386cm" svg:height="0.569cm" svg:x="3.603cm" svg:y="6.525cm">
          <draw:text-box>
            <text:p text:style-name="P1"><text:span text:style-name="T19">L</text:span><text:span text:style-name="T19">a</text:span><text:span text:style-name="T19">m</text:span><text:span text:style-name="T19">b</text:span><text:span text:style-name="T19">d</text:span><text:span text:style-name="T19">a</text:span></text:p>
          </draw:text-box>
        </draw:frame>
        <draw:frame draw:style-name="gr2" draw:text-style-name="P3" draw:layer="layout" svg:width="0.421cm" svg:height="0.569cm" svg:x="5.269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6.52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6.525cm">
          <draw:text-box>
            <text:p text:style-name="P1"><text:span text:style-name="T2">2</text:span><text:span text:style-name="T2">5</text:span></text:p>
          </draw:text-box>
        </draw:frame>
        <draw:frame draw:style-name="gr2" draw:text-style-name="P3" draw:layer="layout" svg:width="0.637cm" svg:height="0.569cm" svg:x="2.633cm" svg:y="7.246cm">
          <draw:text-box>
            <text:p text:style-name="P1"><text:span text:style-name="T19">9</text:span><text:span text:style-name="T19">.</text:span><text:span text:style-name="T19">6</text:span><text:span text:style-name="T19">.</text:span></text:p>
          </draw:text-box>
        </draw:frame>
        <draw:frame draw:style-name="gr2" draw:text-style-name="P3" draw:layer="layout" svg:width="1.433cm" svg:height="0.569cm" svg:x="3.603cm" svg:y="7.246cm">
          <draw:text-box>
            <text:p text:style-name="P1"><text:span text:style-name="T19">O</text:span><text:span text:style-name="T19">m</text:span><text:span text:style-name="T19">e</text:span><text:span text:style-name="T19">g</text:span><text:span text:style-name="T19">a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5.269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7.246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7.246cm">
          <draw:text-box>
            <text:p text:style-name="P1"><text:span text:style-name="T2">2</text:span><text:span text:style-name="T2">5</text:span></text:p>
          </draw:text-box>
        </draw:frame>
        <draw:frame draw:style-name="gr13" draw:text-style-name="P11" draw:layer="layout" svg:width="0.726cm" svg:height="0.742cm" svg:x="2cm" svg:y="8.826cm">
          <draw:text-box>
            <text:p text:style-name="P1"><text:span text:style-name="T15">I</text:span><text:span text:style-name="T15">I</text:span><text:span text:style-name="T15">I</text:span><text:span text:style-name="T15">.</text:span></text:p>
          </draw:text-box>
        </draw:frame>
        <draw:frame draw:style-name="gr13" draw:text-style-name="P11" draw:layer="layout" svg:width="3.799cm" svg:height="0.742cm" svg:x="3.223cm" svg:y="8.826cm">
          <draw:text-box>
            <text:p text:style-name="P1"><text:span text:style-name="T15">M</text:span><text:span text:style-name="T15">á</text:span><text:span text:style-name="T15">s</text:span><text:span text:style-name="T15">o</text:span><text:span text:style-name="T15">d</text:span><text:span text:style-name="T15">i</text:span><text:span text:style-name="T15">k</text:span><text:span text:style-name="T15"> </text:span><text:span text:style-name="T15">f</text:span><text:span text:style-name="T15">e</text:span><text:span text:style-name="T15">l</text:span><text:span text:style-name="T15">v</text:span><text:span text:style-name="T15">o</text:span><text:span text:style-name="T15">n</text:span><text:span text:style-name="T15">á</text:span><text:span text:style-name="T15">s</text:span></text:p>
          </draw:text-box>
        </draw:frame>
        <draw:frame draw:style-name="gr13" draw:text-style-name="P11" draw:layer="layout" svg:width="0.51cm" svg:height="0.742cm" svg:x="19.494cm" svg:y="8.826cm">
          <draw:text-box>
            <text:p text:style-name="P1"><text:span text:style-name="T16">2</text:span><text:span text:style-name="T16">6</text:span></text:p>
          </draw:text-box>
        </draw:frame>
        <draw:frame draw:style-name="gr2" draw:text-style-name="P3" draw:layer="layout" svg:width="3.571cm" svg:height="0.619cm" svg:x="2cm" svg:y="10.057cm">
          <draw:text-box>
            <text:p text:style-name="P1"><text:span text:style-name="T17">1</text:span><text:span text:style-name="T17">0</text:span><text:span text:style-name="T17">. </text:span><text:span text:style-name="T17">H</text:span><text:span text:style-name="T17">e</text:span><text:span text:style-name="T17">l</text:span><text:span text:style-name="T17">l</text:span><text:span text:style-name="T17">ó</text:span><text:span text:style-name="T17">, </text:span><text:span text:style-name="T17">A</text:span><text:span text:style-name="T17">r</text:span><text:span text:style-name="T17">r</text:span><text:span text:style-name="T17">o</text:span><text:span text:style-name="T17">w</text:span><text:span text:style-name="T17">a</text:span><text:span text:style-name="T17">y</text:span><text:span text:style-name="T17">!</text:span></text:p>
          </draw:text-box>
        </draw:frame>
        <draw:frame draw:style-name="gr2" draw:text-style-name="P3" draw:layer="layout" svg:width="0.425cm" svg:height="0.619cm" svg:x="19.578cm" svg:y="10.057cm">
          <draw:text-box>
            <text:p text:style-name="P1"><text:span text:style-name="T18">2</text:span><text:span text:style-name="T18">8</text:span></text:p>
          </draw:text-box>
        </draw:frame>
        <draw:frame draw:style-name="gr2" draw:text-style-name="P3" draw:layer="layout" svg:width="7.398cm" svg:height="0.569cm" svg:x="2.633cm" svg:y="10.778cm">
          <draw:text-box>
            <text:p text:style-name="P1"><text:span text:style-name="T19">1</text:span><text:span text:style-name="T19">0</text:span><text:span text:style-name="T19">.</text:span><text:span text:style-name="T19">1</text:span><text:span text:style-name="T19">. </text:span><text:span text:style-name="T19">A</text:span><text:span text:style-name="T19"> </text:span><text:span text:style-name="T19">B</text:span><text:span text:style-name="T19">P</text:span><text:span text:style-name="T19">P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m</text:span><text:span text:style-name="T19">u</text:span><text:span text:style-name="T19">s</text:span><text:span text:style-name="T19"> </text:span><text:span text:style-name="T19">J</text:span><text:span text:style-name="T19">a</text:span><text:span text:style-name="T19">v</text:span><text:span text:style-name="T19">a</text:span><text:span text:style-name="T19"> </text:span><text:span text:style-name="T19">m</text:span><text:span text:style-name="T19">e</text:span><text:span text:style-name="T19">g</text:span><text:span text:style-name="T19">v</text:span><text:span text:style-name="T19">a</text:span><text:span text:style-name="T19">l</text:span><text:span text:style-name="T19">ó</text:span><text:span text:style-name="T19">s</text:span><text:span text:style-name="T19">í</text:span><text:span text:style-name="T19">t</text:span><text:span text:style-name="T19">á</text:span><text:span text:style-name="T19">s</text:span><text:span text:style-name="T19">a</text:span></text:p>
          </draw:text-box>
        </draw:frame>
        <draw:frame draw:style-name="gr2" draw:text-style-name="P3" draw:layer="layout" svg:width="0.421cm" svg:height="0.569cm" svg:x="10.33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0.77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0.778cm">
          <draw:text-box>
            <text:p text:style-name="P1"><text:span text:style-name="T2">2</text:span><text:span text:style-name="T2">8</text:span></text:p>
          </draw:text-box>
        </draw:frame>
        <draw:frame draw:style-name="gr2" draw:text-style-name="P3" draw:layer="layout" svg:width="5.146cm" svg:height="0.569cm" svg:x="2.633cm" svg:y="11.498cm">
          <draw:text-box>
            <text:p text:style-name="P1"><text:span text:style-name="T19">1</text:span><text:span text:style-name="T19">0</text:span><text:span text:style-name="T19">.</text:span><text:span text:style-name="T19">2</text:span><text:span text:style-name="T19">. </text:span><text:span text:style-name="T19">J</text:span><text:span text:style-name="T19">a</text:span><text:span text:style-name="T19">v</text:span><text:span text:style-name="T19">a</text:span><text:span text:style-name="T19"> </text:span><text:span text:style-name="T19">o</text:span><text:span text:style-name="T19">s</text:span><text:span text:style-name="T19">z</text:span><text:span text:style-name="T19">t</text:span><text:span text:style-name="T19">á</text:span><text:span text:style-name="T19">l</text:span><text:span text:style-name="T19">y</text:span><text:span text:style-name="T19">o</text:span><text:span text:style-name="T19">k</text:span><text:span text:style-name="T19"> </text:span><text:span text:style-name="T19">a</text:span><text:span text:style-name="T19"> </text:span><text:span text:style-name="T19">P</text:span><text:span text:style-name="T19">i</text:span><text:span text:style-name="T19">-</text:span><text:span text:style-name="T19">b</text:span><text:span text:style-name="T19">e</text:span><text:span text:style-name="T19">n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8.115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1.49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1.498cm">
          <draw:text-box>
            <text:p text:style-name="P1"><text:span text:style-name="T2">2</text:span><text:span text:style-name="T2">8</text:span></text:p>
          </draw:text-box>
        </draw:frame>
        <draw:frame draw:style-name="gr13" draw:text-style-name="P11" draw:layer="layout" svg:width="0.696cm" svg:height="0.742cm" svg:x="2cm" svg:y="13.079cm">
          <draw:text-box>
            <text:p text:style-name="P1"><text:span text:style-name="T15">I</text:span><text:span text:style-name="T15">V</text:span><text:span text:style-name="T15">.</text:span></text:p>
          </draw:text-box>
        </draw:frame>
        <draw:frame draw:style-name="gr13" draw:text-style-name="P11" draw:layer="layout" svg:width="3.668cm" svg:height="0.742cm" svg:x="3.122cm" svg:y="13.079cm">
          <draw:text-box>
            <text:p text:style-name="P1"><text:span text:style-name="T15">I</text:span><text:span text:style-name="T15">r</text:span><text:span text:style-name="T15">o</text:span><text:span text:style-name="T15">d</text:span><text:span text:style-name="T15">a</text:span><text:span text:style-name="T15">l</text:span><text:span text:style-name="T15">o</text:span><text:span text:style-name="T15">m</text:span><text:span text:style-name="T15">j</text:span><text:span text:style-name="T15">e</text:span><text:span text:style-name="T15">g</text:span><text:span text:style-name="T15">y</text:span><text:span text:style-name="T15">z</text:span><text:span text:style-name="T15">é</text:span><text:span text:style-name="T15">k</text:span></text:p>
          </draw:text-box>
        </draw:frame>
        <draw:frame draw:style-name="gr13" draw:text-style-name="P11" draw:layer="layout" svg:width="0.51cm" svg:height="0.742cm" svg:x="19.494cm" svg:y="13.079cm">
          <draw:text-box>
            <text:p text:style-name="P1"><text:span text:style-name="T16">2</text:span><text:span text:style-name="T16">9</text:span></text:p>
          </draw:text-box>
        </draw:frame>
        <draw:frame draw:style-name="gr2" draw:text-style-name="P3" draw:layer="layout" svg:width="2.576cm" svg:height="0.569cm" svg:x="2.633cm" svg:y="13.888cm">
          <draw:text-box>
            <text:p text:style-name="P1"><text:span text:style-name="T19">1</text:span><text:span text:style-name="T19">0</text:span><text:span text:style-name="T19">.</text:span><text:span text:style-name="T19">3</text:span><text:span text:style-name="T19">. </text:span><text:span text:style-name="T19">Á</text:span><text:span text:style-name="T19">l</text:span><text:span text:style-name="T19">t</text:span><text:span text:style-name="T19">a</text:span><text:span text:style-name="T19">l</text:span><text:span text:style-name="T19">á</text:span><text:span text:style-name="T19">n</text:span><text:span text:style-name="T19">o</text:span><text:span text:style-name="T19">s</text:span></text:p>
          </draw:text-box>
        </draw:frame>
        <draw:frame draw:style-name="gr2" draw:text-style-name="P3" draw:layer="layout" svg:width="0.421cm" svg:height="0.569cm" svg:x="5.58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3.888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3.888cm">
          <draw:text-box>
            <text:p text:style-name="P1"><text:span text:style-name="T2">3</text:span><text:span text:style-name="T2">0</text:span></text:p>
          </draw:text-box>
        </draw:frame>
        <draw:frame draw:style-name="gr2" draw:text-style-name="P3" draw:layer="layout" svg:width="1.45cm" svg:height="0.569cm" svg:x="2.633cm" svg:y="14.609cm">
          <draw:text-box>
            <text:p text:style-name="P1"><text:span text:style-name="T19">1</text:span><text:span text:style-name="T19">0</text:span><text:span text:style-name="T19">.</text:span><text:span text:style-name="T19">4</text:span><text:span text:style-name="T19">. </text:span><text:span text:style-name="T19">C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4.3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4.63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4.95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269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4.60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4.609cm">
          <draw:text-box>
            <text:p text:style-name="P1"><text:span text:style-name="T2">3</text:span><text:span text:style-name="T2">0</text:span></text:p>
          </draw:text-box>
        </draw:frame>
        <draw:frame draw:style-name="gr2" draw:text-style-name="P3" draw:layer="layout" svg:width="1.924cm" svg:height="0.569cm" svg:x="2.633cm" svg:y="15.329cm">
          <draw:text-box>
            <text:p text:style-name="P1"><text:span text:style-name="T19">1</text:span><text:span text:style-name="T19">0</text:span><text:span text:style-name="T19">.</text:span><text:span text:style-name="T19">5</text:span><text:span text:style-name="T19">. </text:span><text:span text:style-name="T19">C</text:span><text:span text:style-name="T19">+</text:span><text:span text:style-name="T19">+</text:span><text:span text:style-name="T2"> </text:span><text:span text:style-name="T2">.</text:span></text:p>
          </draw:text-box>
        </draw:frame>
        <draw:frame draw:style-name="gr2" draw:text-style-name="P3" draw:layer="layout" svg:width="0.421cm" svg:height="0.569cm" svg:x="4.952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269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5.329cm">
          <draw:text-box>
            <text:p text:style-name="P1"><text:span text:style-name="T2">.</text:span></text:p>
          </draw:text-box>
        </draw:frame>
        <draw:frame draw:style-name="gr2" draw:text-style-name="P3" draw:layer="layout" svg:width="0.425cm" svg:height="0.569cm" svg:x="19.578cm" svg:y="15.329cm">
          <draw:text-box>
            <text:p text:style-name="P1"><text:span text:style-name="T2">3</text:span><text:span text:style-name="T2">0</text:span></text:p>
          </draw:text-box>
        </draw:frame>
        <draw:frame draw:style-name="gr2" draw:text-style-name="P3" draw:layer="layout" svg:width="1.708cm" svg:height="0.569cm" svg:x="2.633cm" svg:y="16.05cm">
          <draw:text-box>
            <text:p text:style-name="P1"><text:span text:style-name="T19">1</text:span><text:span text:style-name="T19">0</text:span><text:span text:style-name="T19">.</text:span><text:span text:style-name="T19">6</text:span><text:span text:style-name="T19">. </text:span><text:span text:style-name="T19">L</text:span><text:span text:style-name="T19">i</text:span><text:span text:style-name="T19">s</text:span><text:span text:style-name="T19">p</text:span></text:p>
          </draw:text-box>
        </draw:frame>
        <draw:frame draw:style-name="gr2" draw:text-style-name="P3" draw:layer="layout" svg:width="0.421cm" svg:height="0.569cm" svg:x="4.63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4.952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269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58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5.901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218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53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6.8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16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483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7.799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11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432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8.748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06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381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9.697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013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33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64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0.962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279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59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1.911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228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54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2.8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17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493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3.809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12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442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4.758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07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391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5.707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023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3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656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6.972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289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605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7.921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237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554cm" svg:y="16.05cm">
          <draw:text-box>
            <text:p text:style-name="P1"><text:span text:style-name="T2">.</text:span></text:p>
          </draw:text-box>
        </draw:frame>
        <draw:frame draw:style-name="gr2" draw:text-style-name="P3" draw:layer="layout" svg:width="0.421cm" svg:height="0.569cm" svg:x="18.87cm" svg:y="16.05cm">
          <draw:text-box>
            <text:p text:style-name="P1"><text:span text:style-name="T2">.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0.425cm" svg:height="0.569cm" svg:x="19.578cm" svg:y="16.05cm">
          <draw:text-box>
            <text:p text:style-name="P1"><text:span text:style-name="T2">3</text:span><text:span text:style-name="T2">0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447cm" svg:height="0.547cm" svg:x="19.557cm" svg:y="1.257cm">
          <draw:text-box>
            <text:p text:style-name="P1"><text:span text:style-name="T3">v</text:span><text:span text:style-name="T3">i</text:span><text:span text:style-name="T3">i</text:span><text:span text:style-name="T3">i</text:span></text:p>
          </draw:text-box>
        </draw:frame>
        <draw:frame draw:style-name="gr12" draw:text-style-name="P10" draw:layer="layout" svg:width="0.873cm" svg:height="1.28cm" svg:x="2cm" svg:y="5.463cm">
          <draw:text-box>
            <text:p text:style-name="P1"><text:span text:style-name="T12">E</text:span><text:span text:style-name="T12">l</text:span></text:p>
          </draw:text-box>
        </draw:frame>
        <draw:frame draw:style-name="gr12" draw:text-style-name="P10" draw:layer="layout" svg:width="0.873cm" svg:height="1.28cm" svg:x="2.9cm" svg:y="5.452cm">
          <draw:text-box>
            <text:p text:style-name="P1"><text:span text:style-name="T12">˝</text:span></text:p>
          </draw:text-box>
        </draw:frame>
        <draw:frame draw:style-name="gr12" draw:text-style-name="P10" draw:layer="layout" svg:width="1.615cm" svg:height="1.28cm" svg:x="2.826cm" svg:y="5.463cm">
          <draw:text-box>
            <text:p text:style-name="P1"><text:span text:style-name="T12">o</text:span><text:span text:style-name="T12">s</text:span><text:span text:style-name="T12">z</text:span><text:span text:style-name="T12">ó</text:span></text:p>
          </draw:text-box>
        </draw:frame>
        <draw:frame draw:style-name="gr2" draw:text-style-name="P3" draw:layer="layout" svg:width="18.243cm" svg:height="0.569cm" svg:x="2cm" svg:y="8.062cm">
          <draw:text-box>
            <text:p text:style-name="P1"><text:span text:style-name="T2">A</text:span><text:span text:style-name="T2">m</text:span><text:span text:style-name="T2">i</text:span><text:span text:style-name="T2">k</text:span><text:span text:style-name="T2">o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ó</text:span><text:span text:style-name="T2">n</text:span><text:span text:style-name="T2">a</text:span><text:span text:style-name="T2">k</text:span><text:span text:style-name="T2"> </text:span><text:span text:style-name="T2">t</text:span><text:span text:style-name="T2">e</text:span><text:span text:style-name="T2">r</text:span><text:span text:style-name="T2">v</text:span><text:span text:style-name="T2">e</text:span><text:span text:style-name="T2">z</text:span><text:span text:style-name="T2">t</text:span><text:span text:style-name="T2">e</text:span><text:span text:style-name="T2">m</text:span><text:span text:style-name="T2"> </text:span><text:span text:style-name="T2">á</text:span><text:span text:style-name="T2">l</text:span><text:span text:style-name="T2">l</text:span><text:span text:style-name="T2">n</text:span><text:span text:style-name="T2">i</text:span><text:span text:style-name="T2">, </text:span><text:span text:style-name="T2">e</text:span><text:span text:style-name="T2">l</text:span><text:span text:style-name="T2">l</text:span><text:span text:style-name="T2">e</text:span><text:span text:style-name="T2">n</text:span><text:span text:style-name="T2">e</text:span><text:span text:style-name="T2">z</text:span><text:span text:style-name="T2">t</text:span><text:span text:style-name="T2">é</text:span><text:span text:style-name="T2">k</text:span><text:span text:style-name="T2"> </text:span><text:span text:style-name="T2">a</text:span><text:span text:style-name="T2"> </text:span><text:span text:style-name="T2">k</text:span><text:span text:style-name="T2">ö</text:span><text:span text:style-name="T2">r</text:span><text:span text:style-name="T2">n</text:span><text:span text:style-name="T2">y</text:span><text:span text:style-name="T2">e</text:span><text:span text:style-name="T2">z</text:span><text:span text:style-name="T2">e</text:span><text:span text:style-name="T2">t</text:span><text:span text:style-name="T2">e</text:span><text:span text:style-name="T2">m</text:span><text:span text:style-name="T2">b</text:span><text:span text:style-name="T2">e</text:span><text:span text:style-name="T2">n</text:span><text:span text:style-name="T2">, </text:span><text:span text:style-name="T2">m</text:span><text:span text:style-name="T2">o</text:span><text:span text:style-name="T2">n</text:span><text:span text:style-name="T2">d</text:span><text:span text:style-name="T2">v</text:span><text:span text:style-name="T2">á</text:span><text:span text:style-name="T2">n</text:span><text:span text:style-name="T2">, </text:span><text:span text:style-name="T2">h</text:span><text:span text:style-name="T2">o</text:span><text:span text:style-name="T2">g</text:span><text:span text:style-name="T2">y</text:span><text:span text:style-name="T2"> </text:span><text:span text:style-name="T2">k</text:span><text:span text:style-name="T2">e</text:span><text:span text:style-name="T2">l</text:span><text:span text:style-name="T2">l </text:span><text:span text:style-name="T2">s</text:span><text:span text:style-name="T2">z</text:span><text:span text:style-name="T2">ö</text:span><text:span text:style-name="T2">v</text:span><text:span text:style-name="T2">e</text:span><text:span text:style-name="T2">g</text:span><text:span text:style-name="T2">s</text:span><text:span text:style-name="T2">z</text:span><text:span text:style-name="T2">e</text:span><text:span text:style-name="T2">r</text:span><text:span text:style-name="T2">k</text:span><text:span text:style-name="T2">e</text:span><text:span text:style-name="T2">s</text:span><text:span text:style-name="T2">z</text:span><text:span text:style-name="T2">-</text:span></text:p>
          </draw:text-box>
        </draw:frame>
        <draw:frame draw:style-name="gr2" draw:text-style-name="P3" draw:layer="layout" svg:width="0.421cm" svg:height="0.569cm" svg:x="2cm" svg:y="8.572cm">
          <draw:text-box>
            <text:p text:style-name="P1"><text:span text:style-name="T2">t</text:span></text:p>
          </draw:text-box>
        </draw:frame>
        <draw:frame draw:style-name="gr2" draw:text-style-name="P3" draw:layer="layout" svg:width="0.421cm" svg:height="0.569cm" svg:x="2.153cm" svg:y="8.567cm">
          <draw:text-box>
            <text:p text:style-name="P1"><text:span text:style-name="T2">˝</text:span></text:p>
          </draw:text-box>
        </draw:frame>
        <draw:frame draw:style-name="gr2" draw:text-style-name="P3" draw:layer="layout" svg:width="3.355cm" svg:height="0.569cm" svg:x="2.117cm" svg:y="8.572cm">
          <draw:text-box>
            <text:p text:style-name="P1"><text:span text:style-name="T2">o</text:span><text:span text:style-name="T2"> </text:span><text:span text:style-name="T2">m</text:span><text:span text:style-name="T2">e</text:span><text:span text:style-name="T2">g</text:span><text:span text:style-name="T2"> </text:span><text:span text:style-name="T2">t</text:span><text:span text:style-name="T2">á</text:span><text:span text:style-name="T2">b</text:span><text:span text:style-name="T2">l</text:span><text:span text:style-name="T2">á</text:span><text:span text:style-name="T2">z</text:span><text:span text:style-name="T2">a</text:span><text:span text:style-name="T2">t</text:span><text:span text:style-name="T2">k</text:span><text:span text:style-name="T2">e</text:span><text:span text:style-name="T2">z</text:span><text:span text:style-name="T2">e</text:span><text:span text:style-name="T2">l</text:span></text:p>
          </draw:text-box>
        </draw:frame>
        <draw:frame draw:style-name="gr2" draw:text-style-name="P3" draw:layer="layout" svg:width="0.421cm" svg:height="0.569cm" svg:x="5.492cm" svg:y="8.567cm">
          <draw:text-box>
            <text:p text:style-name="P1"><text:span text:style-name="T2">˝</text:span></text:p>
          </draw:text-box>
        </draw:frame>
        <draw:frame draw:style-name="gr2" draw:text-style-name="P3" draw:layer="layout" svg:width="8.321cm" svg:height="0.569cm" svg:x="5.456cm" svg:y="8.572cm">
          <draw:text-box>
            <text:p text:style-name="P1"><text:span text:style-name="T2">o</text:span><text:span text:style-name="T2">, </text:span><text:span text:style-name="T2">d</text:span><text:span text:style-name="T2">e</text:span><text:span text:style-name="T2"> </text:span><text:span text:style-name="T2">a</text:span><text:span text:style-name="T2">z</text:span><text:span text:style-name="T2"> </text:span><text:span text:style-name="T2">m</text:span><text:span text:style-name="T2">á</text:span><text:span text:style-name="T2">r</text:span><text:span text:style-name="T2"> </text:span><text:span text:style-name="T2">v</text:span><text:span text:style-name="T2">a</text:span><text:span text:style-name="T2">n</text:span><text:span text:style-name="T2">.</text:span><text:span text:style-name="T2">.</text:span><text:span text:style-name="T2">. </text:span><text:span text:style-name="T2">n</text:span><text:span text:style-name="T2">e</text:span><text:span text:style-name="T2">m</text:span><text:span text:style-name="T2"> </text:span><text:span text:style-name="T2">l</text:span><text:span text:style-name="T2">e</text:span><text:span text:style-name="T2">s</text:span><text:span text:style-name="T2">z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ó</text:span><text:span text:style-name="T2">i </text:span><text:span text:style-name="T2">m</text:span><text:span text:style-name="T2">u</text:span><text:span text:style-name="T2">n</text:span><text:span text:style-name="T2">k</text:span><text:span text:style-name="T2">a</text:span><text:span text:style-name="T2">.</text:span></text:p>
          </draw:text-box>
        </draw:frame>
        <draw:frame draw:style-name="gr2" draw:text-style-name="P3" draw:layer="layout" svg:width="1.678cm" svg:height="0.569cm" svg:x="2cm" svg:y="9.287cm">
          <draw:text-box>
            <text:p text:style-name="P1"><text:span text:style-name="T2">T</text:span><text:span text:style-name="T2">é</text:span><text:span text:style-name="T2">v</text:span><text:span text:style-name="T2">e</text:span><text:span text:style-name="T2">d</text:span><text:span text:style-name="T2">t</text:span><text:span text:style-name="T2">e</text:span><text:span text:style-name="T2">k</text:span><text:span text:style-name="T2">.</text:span></text:p>
          </draw:text-box>
        </draw:frame>
        <draw:frame draw:style-name="gr2" draw:text-style-name="P3" draw:layer="layout" svg:width="15.89cm" svg:height="0.569cm" svg:x="3.875cm" svg:y="9.287cm">
          <draw:text-box>
            <text:p text:style-name="P1"><text:span text:style-name="T2">H</text:span><text:span text:style-name="T2">o</text:span><text:span text:style-name="T2">g</text:span><text:span text:style-name="T2">y</text:span><text:span text:style-name="T2"> </text:span><text:span text:style-name="T2">e</text:span><text:span text:style-name="T2">g</text:span><text:span text:style-name="T2">y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á</text:span><text:span text:style-name="T2">c</text:span><text:span text:style-name="T2">i</text:span><text:span text:style-name="T2">ó</text:span><text:span text:style-name="T2"> </text:span><text:span text:style-name="T2">m</text:span><text:span text:style-name="T2">ú</text:span><text:span text:style-name="T2">l</text:span><text:span text:style-name="T2">v</text:span><text:span text:style-name="T2">a</text:span><text:span text:style-name="T2"> </text:span><text:span text:style-name="T2">k</text:span><text:span text:style-name="T2">e</text:span><text:span text:style-name="T2">l</text:span><text:span text:style-name="T2">l</text:span><text:span text:style-name="T2">-</text:span><text:span text:style-name="T2">e</text:span><text:span text:style-name="T2"> </text:span><text:span text:style-name="T2">m</text:span><text:span text:style-name="T2">é</text:span><text:span text:style-name="T2">g</text:span><text:span text:style-name="T2"> </text:span><text:span text:style-name="T2">t</text:span><text:span text:style-name="T2">ö</text:span><text:span text:style-name="T2">m</text:span><text:span text:style-name="T2">e</text:span><text:span text:style-name="T2">g</text:span><text:span text:style-name="T2">e</text:span><text:span text:style-name="T2">s</text:span><text:span text:style-name="T2">e</text:span><text:span text:style-name="T2">n</text:span><text:span text:style-name="T2"> </text:span><text:span text:style-name="T2">h</text:span><text:span text:style-name="T2">ú</text:span><text:span text:style-name="T2">s</text:span><text:span text:style-name="T2">-</text:span><text:span text:style-name="T2">v</text:span><text:span text:style-name="T2">é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ó</text:span><text:span text:style-name="T2"> </text:span><text:span text:style-name="T2">v</text:span><text:span text:style-name="T2">a</text:span><text:span text:style-name="T2">g</text:span><text:span text:style-name="T2">y</text:span><text:span text:style-name="T2"> </text:span><text:span text:style-name="T2">o</text:span><text:span text:style-name="T2">l</text:span><text:span text:style-name="T2">c</text:span><text:span text:style-name="T2">s</text:span><text:span text:style-name="T2">ó</text:span><text:span text:style-name="T2">b</text:span><text:span text:style-name="T2">b</text:span><text:span text:style-name="T2"> </text:span><text:span text:style-name="T2">l</text:span><text:span text:style-name="T2">e</text:span><text:span text:style-name="T2">s</text:span><text:span text:style-name="T2">z</text:span><text:span text:style-name="T2"> </text:span><text:span text:style-name="T2">a</text:span><text:span text:style-name="T2">l</text:span><text:span text:style-name="T2">l</text:span><text:span text:style-name="T2">o</text:span><text:span text:style-name="T2">-</text:span></text:p>
          </draw:text-box>
        </draw:frame>
        <draw:frame draw:style-name="gr2" draw:text-style-name="P3" draw:layer="layout" svg:width="8.088cm" svg:height="0.569cm" svg:x="2cm" svg:y="9.797cm">
          <draw:text-box>
            <text:p text:style-name="P1"><text:span text:style-name="T2">k</text:span><text:span text:style-name="T2">á</text:span><text:span text:style-name="T2">l</text:span><text:span text:style-name="T2">n</text:span><text:span text:style-name="T2">i </text:span><text:span text:style-name="T2">i</text:span><text:span text:style-name="T2">g</text:span><text:span text:style-name="T2">é</text:span><text:span text:style-name="T2">n</text:span><text:span text:style-name="T2">y</text:span><text:span text:style-name="T2"> </text:span><text:span text:style-name="T2">s</text:span><text:span text:style-name="T2">z</text:span><text:span text:style-name="T2">e</text:span><text:span text:style-name="T2">r</text:span><text:span text:style-name="T2">i</text:span><text:span text:style-name="T2">n</text:span><text:span text:style-name="T2">t </text:span><text:span text:style-name="T2">p</text:span><text:span text:style-name="T2">á</text:span><text:span text:style-name="T2">r</text:span><text:span text:style-name="T2"> </text:span><text:span text:style-name="T2">r</text:span><text:span text:style-name="T2">o</text:span><text:span text:style-name="T2">b</text:span><text:span text:style-name="T2">o</text:span><text:span text:style-name="T2">t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ó</text:span><text:span text:style-name="T2">t </text:span><text:span text:style-name="T2">a</text:span><text:span text:style-name="T2"> </text:span><text:span text:style-name="T2">f</text:span><text:span text:style-name="T2">e</text:span><text:span text:style-name="T2">l</text:span><text:span text:style-name="T2">h</text:span></text:p>
          </draw:text-box>
        </draw:frame>
        <draw:frame draw:style-name="gr2" draw:text-style-name="P3" draw:layer="layout" svg:width="0.421cm" svg:height="0.569cm" svg:x="10.244cm" svg:y="9.793cm">
          <draw:text-box>
            <text:p text:style-name="P1"><text:span text:style-name="T2">˝</text:span></text:p>
          </draw:text-box>
        </draw:frame>
        <draw:frame draw:style-name="gr2" draw:text-style-name="P3" draw:layer="layout" svg:width="0.425cm" svg:height="0.569cm" svg:x="10.209cm" svg:y="9.797cm">
          <draw:text-box>
            <text:p text:style-name="P1"><text:span text:style-name="T2">o</text:span><text:span text:style-name="T2">b</text:span></text:p>
          </draw:text-box>
        </draw:frame>
        <draw:frame draw:style-name="gr2" draw:text-style-name="P3" draw:layer="layout" svg:width="0.421cm" svg:height="0.569cm" svg:x="10.666cm" svg:y="9.793cm">
          <draw:text-box>
            <text:p text:style-name="P1"><text:span text:style-name="T2">˝</text:span></text:p>
          </draw:text-box>
        </draw:frame>
        <draw:frame draw:style-name="gr2" draw:text-style-name="P3" draw:layer="layout" svg:width="9.121cm" svg:height="0.569cm" svg:x="10.631cm" svg:y="9.797cm">
          <draw:text-box>
            <text:p text:style-name="P1"><text:span text:style-name="T2">o</text:span><text:span text:style-name="T2">l</text:span><text:span text:style-name="T2">?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ó</text:span><text:span text:style-name="T2">k</text:span><text:span text:style-name="T2"> </text:span><text:span text:style-name="T2">d</text:span><text:span text:style-name="T2">o</text:span><text:span text:style-name="T2">l</text:span><text:span text:style-name="T2">g</text:span><text:span text:style-name="T2">o</text:span><text:span text:style-name="T2">z</text:span><text:span text:style-name="T2">ó</text:span><text:span text:style-name="T2">k</text:span><text:span text:style-name="T2"> </text:span><text:span text:style-name="T2">l</text:span><text:span text:style-name="T2">e</text:span><text:span text:style-name="T2">s</text:span><text:span text:style-name="T2">z</text:span><text:span text:style-name="T2">n</text:span><text:span text:style-name="T2">e</text:span><text:span text:style-name="T2">k</text:span><text:span text:style-name="T2"> </text:span><text:span text:style-name="T2">v</text:span><text:span text:style-name="T2">a</text:span><text:span text:style-name="T2">g</text:span><text:span text:style-name="T2">y</text:span><text:span text:style-name="T2"> </text:span><text:span text:style-name="T2">p</text:span><text:span text:style-name="T2">a</text:span><text:span text:style-name="T2">p</text:span><text:span text:style-name="T2">o</text:span><text:span text:style-name="T2">k</text:span><text:span text:style-name="T2">?</text:span><text:span text:style-name="T2"> </text:span><text:span text:style-name="T2">K</text:span><text:span text:style-name="T2">i</text:span></text:p>
          </draw:text-box>
        </draw:frame>
        <draw:frame draw:style-name="gr2" draw:text-style-name="P3" draw:layer="layout" svg:width="2.186cm" svg:height="0.569cm" svg:x="2cm" svg:y="10.306cm">
          <draw:text-box>
            <text:p text:style-name="P1"><text:span text:style-name="T2">t</text:span><text:span text:style-name="T2">u</text:span><text:span text:style-name="T2">d</text:span><text:span text:style-name="T2">h</text:span><text:span text:style-name="T2">a</text:span><text:span text:style-name="T2">t</text:span><text:span text:style-name="T2">n</text:span><text:span text:style-name="T2">á</text:span><text:span text:style-name="T2"> </text:span><text:span text:style-name="T2">m</text:span><text:span text:style-name="T2">a</text:span><text:span text:style-name="T2">.</text:span></text:p>
          </draw:text-box>
        </draw:frame>
        <draw:frame draw:style-name="gr2" draw:text-style-name="P3" draw:layer="layout" svg:width="9.561cm" svg:height="0.569cm" svg:x="2cm" svg:y="11.022cm">
          <draw:text-box>
            <text:p text:style-name="P1"><text:span text:style-name="T2">M</text:span><text:span text:style-name="T2">i</text:span><text:span text:style-name="T2">n</text:span><text:span text:style-name="T2">d</text:span><text:span text:style-name="T2">e</text:span><text:span text:style-name="T2">n</text:span><text:span text:style-name="T2">e</text:span><text:span text:style-name="T2">s</text:span><text:span text:style-name="T2">e</text:span><text:span text:style-name="T2">t</text:span><text:span text:style-name="T2">r</text:span><text:span text:style-name="T2">e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 </text:span><text:span text:style-name="T2">a</text:span><text:span text:style-name="T2"> </text:span><text:span text:style-name="T2">t</text:span><text:span text:style-name="T2">e</text:span><text:span text:style-name="T2">o</text:span><text:span text:style-name="T2">r</text:span><text:span text:style-name="T2">e</text:span><text:span text:style-name="T2">t</text:span><text:span text:style-name="T2">i</text:span><text:span text:style-name="T2">k</text:span><text:span text:style-name="T2">u</text:span><text:span text:style-name="T2">s</text:span><text:span text:style-name="T2"> </text:span><text:span text:style-name="T2">k</text:span><text:span text:style-name="T2">u</text:span><text:span text:style-name="T2">l</text:span><text:span text:style-name="T2">t</text:span><text:span text:style-name="T2">ú</text:span><text:span text:style-name="T2">r</text:span><text:span text:style-name="T2">a</text:span><text:span text:style-name="T2"> </text:span><text:span text:style-name="T2">c</text:span><text:span text:style-name="T2">s</text:span><text:span text:style-name="T2">ú</text:span><text:span text:style-name="T2">c</text:span><text:span text:style-name="T2">s</text:span><text:span text:style-name="T2">a</text:span><text:span text:style-name="T2">.</text:span></text:p>
          </draw:text-box>
        </draw:frame>
        <draw:frame draw:style-name="gr2" draw:text-style-name="P3" draw:layer="layout" svg:width="8.075cm" svg:height="0.569cm" svg:x="11.85cm" svg:y="11.022cm">
          <draw:text-box>
            <text:p text:style-name="P1"><text:span text:style-name="T2">A</text:span><text:span text:style-name="T2"> </text:span><text:span text:style-name="T2">G</text:span><text:span text:style-name="T2">N</text:span><text:span text:style-name="T2">U</text:span><text:span text:style-name="T2"> </text:span><text:span text:style-name="T2">m</text:span><text:span text:style-name="T2">o</text:span><text:span text:style-name="T2">z</text:span><text:span text:style-name="T2">g</text:span><text:span text:style-name="T2">a</text:span><text:span text:style-name="T2">l</text:span><text:span text:style-name="T2">o</text:span><text:span text:style-name="T2">m</text:span><text:span text:style-name="T2">b</text:span><text:span text:style-name="T2">a</text:span><text:span text:style-name="T2">n</text:span><text:span text:style-name="T2"> </text:span><text:span text:style-name="T2">l</text:span><text:span text:style-name="T2">á</text:span><text:span text:style-name="T2">t</text:span><text:span text:style-name="T2">o</text:span><text:span text:style-name="T2">m</text:span><text:span text:style-name="T2"> </text:span><text:span text:style-name="T2">a</text:span><text:span text:style-name="T2">n</text:span><text:span text:style-name="T2">n</text:span><text:span text:style-name="T2">a</text:span><text:span text:style-name="T2">k</text:span><text:span text:style-name="T2"> </text:span><text:span text:style-name="T2">g</text:span><text:span text:style-name="T2">a</text:span><text:span text:style-name="T2">r</text:span><text:span text:style-name="T2">a</text:span><text:span text:style-name="T2">n</text:span><text:span text:style-name="T2">c</text:span><text:span text:style-name="T2">i</text:span><text:span text:style-name="T2">á</text:span><text:span text:style-name="T2">j</text:span><text:span text:style-name="T2">á</text:span><text:span text:style-name="T2">t</text:span><text:span text:style-name="T2">,</text:span></text:p>
          </draw:text-box>
        </draw:frame>
        <draw:frame draw:style-name="gr2" draw:text-style-name="P3" draw:layer="layout" svg:width="15.839cm" svg:height="0.569cm" svg:x="2cm" svg:y="11.532cm">
          <draw:text-box>
            <text:p text:style-name="P1"><text:span text:style-name="T2">h</text:span><text:span text:style-name="T2">o</text:span><text:span text:style-name="T2">g</text:span><text:span text:style-name="T2">y</text:span><text:span text:style-name="T2"> </text:span><text:span text:style-name="T2">e</text:span><text:span text:style-name="T2">b</text:span><text:span text:style-name="T2">b</text:span><text:span text:style-name="T2">e</text:span><text:span text:style-name="T2">n</text:span><text:span text:style-name="T2"> </text:span><text:span text:style-name="T2">a</text:span><text:span text:style-name="T2"> </text:span><text:span text:style-name="T2">s</text:span><text:span text:style-name="T2">z</text:span><text:span text:style-name="T2">e</text:span><text:span text:style-name="T2">l</text:span><text:span text:style-name="T2">l</text:span><text:span text:style-name="T2">e</text:span><text:span text:style-name="T2">m</text:span><text:span text:style-name="T2">i </text:span><text:span text:style-name="T2">k</text:span><text:span text:style-name="T2">a</text:span><text:span text:style-name="T2">l</text:span><text:span text:style-name="T2">a</text:span><text:span text:style-name="T2">n</text:span><text:span text:style-name="T2">d</text:span><text:span text:style-name="T2">b</text:span><text:span text:style-name="T2">a</text:span><text:span text:style-name="T2">n</text:span><text:span text:style-name="T2"> </text:span><text:span text:style-name="T2">a</text:span><text:span text:style-name="T2"> </text:span><text:span text:style-name="T2">g</text:span><text:span text:style-name="T2">y</text:span><text:span text:style-name="T2">e</text:span><text:span text:style-name="T2">r</text:span><text:span text:style-name="T2">e</text:span><text:span text:style-name="T2">k</text:span><text:span text:style-name="T2">e</text:span><text:span text:style-name="T2">i</text:span><text:span text:style-name="T2">m</text:span><text:span text:style-name="T2"> </text:span><text:span text:style-name="T2">i</text:span><text:span text:style-name="T2">s</text:span><text:span text:style-name="T2"> </text:span><text:span text:style-name="T2">r</text:span><text:span text:style-name="T2">é</text:span><text:span text:style-name="T2">s</text:span><text:span text:style-name="T2">z</text:span><text:span text:style-name="T2">t </text:span><text:span text:style-name="T2">v</text:span><text:span text:style-name="T2">e</text:span><text:span text:style-name="T2">h</text:span><text:span text:style-name="T2">e</text:span><text:span text:style-name="T2">s</text:span><text:span text:style-name="T2">s</text:span><text:span text:style-name="T2">e</text:span><text:span text:style-name="T2">n</text:span><text:span text:style-name="T2">e</text:span><text:span text:style-name="T2">k</text:span><text:span text:style-name="T2"> </text:span><text:span text:style-name="T2">m</text:span><text:span text:style-name="T2">a</text:span><text:span text:style-name="T2">j</text:span><text:span text:style-name="T2">d</text:span><text:span text:style-name="T2">. </text:span><text:span text:style-name="T2">E</text:span><text:span text:style-name="T2">z</text:span><text:span text:style-name="T2">é</text:span><text:span text:style-name="T2">r</text:span><text:span text:style-name="T2">t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u</text:span><text:span text:style-name="T2">n</text:span><text:span text:style-name="T2">k</text:span><text:span text:style-name="T2">.</text:span></text:p>
          </draw:text-box>
        </draw:frame>
        <draw:frame draw:style-name="gr9" draw:text-style-name="P8" draw:layer="layout" svg:width="4.168cm" svg:height="0.784cm" svg:x="2cm" svg:y="12.961cm">
          <draw:text-box>
            <text:p text:style-name="P1"><text:span text:style-name="T22">H</text:span><text:span text:style-name="T22">o</text:span><text:span text:style-name="T22">g</text:span><text:span text:style-name="T22">y</text:span><text:span text:style-name="T22">a</text:span><text:span text:style-name="T22">n</text:span><text:span text:style-name="T22"> </text:span><text:span text:style-name="T22">f</text:span><text:span text:style-name="T22">o</text:span><text:span text:style-name="T22">r</text:span><text:span text:style-name="T22">g</text:span><text:span text:style-name="T22">a</text:span><text:span text:style-name="T22">s</text:span><text:span text:style-name="T22">d</text:span></text:p>
          </draw:text-box>
        </draw:frame>
        <draw:frame draw:style-name="gr2" draw:text-style-name="P3" draw:layer="layout" svg:width="12.537cm" svg:height="0.569cm" svg:x="2cm" svg:y="14.32cm">
          <draw:text-box>
            <text:p text:style-name="P1"><text:span text:style-name="T2">A</text:span><text:span text:style-name="T2"> </text:span><text:span text:style-name="T2">k</text:span><text:span text:style-name="T2">ö</text:span><text:span text:style-name="T2">n</text:span><text:span text:style-name="T2">y</text:span><text:span text:style-name="T2">v</text:span><text:span text:style-name="T2"> </text:span><text:span text:style-name="T2">c</text:span><text:span text:style-name="T2">é</text:span><text:span text:style-name="T2">l</text:span><text:span text:style-name="T2">j</text:span><text:span text:style-name="T2">a</text:span><text:span text:style-name="T2"> </text:span><text:span text:style-name="T2">e</text:span><text:span text:style-name="T2">g</text:span><text:span text:style-name="T2">y</text:span><text:span text:style-name="T2"> </text:span><text:span text:style-name="T2">s</text:span><text:span text:style-name="T2">t</text:span><text:span text:style-name="T2">a</text:span><text:span text:style-name="T2">b</text:span><text:span text:style-name="T2">i</text:span><text:span text:style-name="T2">l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i </text:span><text:span text:style-name="T2">s</text:span><text:span text:style-name="T2">z</text:span><text:span text:style-name="T2">e</text:span><text:span text:style-name="T2">m</text:span><text:span text:style-name="T2">l</text:span><text:span text:style-name="T2">é</text:span><text:span text:style-name="T2">l</text:span><text:span text:style-name="T2">e</text:span><text:span text:style-name="T2">t </text:span><text:span text:style-name="T2">k</text:span><text:span text:style-name="T2">i</text:span><text:span text:style-name="T2">a</text:span><text:span text:style-name="T2">l</text:span><text:span text:style-name="T2">a</text:span><text:span text:style-name="T2">k</text:span><text:span text:style-name="T2">í</text:span><text:span text:style-name="T2">t</text:span><text:span text:style-name="T2">á</text:span><text:span text:style-name="T2">s</text:span><text:span text:style-name="T2">a</text:span><text:span text:style-name="T2"> </text:span><text:span text:style-name="T2">a</text:span><text:span text:style-name="T2">z</text:span><text:span text:style-name="T2"> </text:span><text:span text:style-name="T2">o</text:span><text:span text:style-name="T2">l</text:span><text:span text:style-name="T2">v</text:span><text:span text:style-name="T2">a</text:span><text:span text:style-name="T2">s</text:span><text:span text:style-name="T2">ó</text:span><text:span text:style-name="T2">b</text:span><text:span text:style-name="T2">a</text:span><text:span text:style-name="T2">n</text:span><text:span text:style-name="T2">.</text:span></text:p>
          </draw:text-box>
        </draw:frame>
        <draw:frame draw:style-name="gr2" draw:text-style-name="P3" draw:layer="layout" svg:width="5.328cm" svg:height="0.569cm" svg:x="14.677cm" svg:y="14.32cm">
          <draw:text-box>
            <text:p text:style-name="P1"><text:span text:style-name="T2">M</text:span><text:span text:style-name="T2">ó</text:span><text:span text:style-name="T2">d</text:span><text:span text:style-name="T2">s</text:span><text:span text:style-name="T2">z</text:span><text:span text:style-name="T2">e</text:span><text:span text:style-name="T2">r</text:span><text:span text:style-name="T2">e</text:span><text:span text:style-name="T2">, </text:span><text:span text:style-name="T2">h</text:span><text:span text:style-name="T2">o</text:span><text:span text:style-name="T2">g</text:span><text:span text:style-name="T2">y</text:span><text:span text:style-name="T2"> </text:span><text:span text:style-name="T2">h</text:span><text:span text:style-name="T2">e</text:span><text:span text:style-name="T2">t</text:span><text:span text:style-name="T2">e</text:span><text:span text:style-name="T2">k</text:span><text:span text:style-name="T2">r</text:span><text:span text:style-name="T2">e</text:span><text:span text:style-name="T2"> </text:span><text:span text:style-name="T2">b</text:span><text:span text:style-name="T2">o</text:span><text:span text:style-name="T2">n</text:span><text:span text:style-name="T2">t</text:span><text:span text:style-name="T2">v</text:span><text:span text:style-name="T2">a</text:span></text:p>
          </draw:text-box>
        </draw:frame>
        <draw:frame draw:style-name="gr2" draw:text-style-name="P3" draw:layer="layout" svg:width="5.471cm" svg:height="0.569cm" svg:x="2cm" svg:y="14.83cm">
          <draw:text-box>
            <text:p text:style-name="P1"><text:span text:style-name="T2">a</text:span><text:span text:style-name="T2">d</text:span><text:span text:style-name="T2"> </text:span><text:span text:style-name="T2">e</text:span><text:span text:style-name="T2">g</text:span><text:span text:style-name="T2">y</text:span><text:span text:style-name="T2"> </text:span><text:span text:style-name="T2">t</text:span><text:span text:style-name="T2">e</text:span><text:span text:style-name="T2">m</text:span><text:span text:style-name="T2">a</text:span><text:span text:style-name="T2">t</text:span><text:span text:style-name="T2">i</text:span><text:span text:style-name="T2">k</text:span><text:span text:style-name="T2">u</text:span><text:span text:style-name="T2">s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</text:span><text:span text:style-name="T2">c</text:span><text:span text:style-name="T2">s</text:span><text:span text:style-name="T2">o</text:span><text:span text:style-name="T2">k</text:span><text:span text:style-name="T2">r</text:span><text:span text:style-name="T2">o</text:span><text:span text:style-name="T2">t</text:span><text:span text:style-name="T2">.</text:span></text:p>
          </draw:text-box>
        </draw:frame>
        <draw:frame draw:style-name="gr2" draw:text-style-name="P3" draw:layer="layout" svg:width="12.389cm" svg:height="0.569cm" svg:x="7.61cm" svg:y="14.83cm">
          <draw:text-box>
            <text:p text:style-name="P1"><text:span text:style-name="T2">M</text:span><text:span text:style-name="T2">i</text:span><text:span text:style-name="T2">n</text:span><text:span text:style-name="T2">d</text:span><text:span text:style-name="T2">e</text:span><text:span text:style-name="T2">n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</text:span><text:span text:style-name="T2">h</text:span><text:span text:style-name="T2">o</text:span><text:span text:style-name="T2">z</text:span><text:span text:style-name="T2"> </text:span><text:span text:style-name="T2">m</text:span><text:span text:style-name="T2">e</text:span><text:span text:style-name="T2">g</text:span><text:span text:style-name="T2">a</text:span><text:span text:style-name="T2">d</text:span><text:span text:style-name="T2">j</text:span><text:span text:style-name="T2">a</text:span><text:span text:style-name="T2"> </text:span><text:span text:style-name="T2">a</text:span><text:span text:style-name="T2"> </text:span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k</text:span><text:span text:style-name="T2">ó</text:span><text:span text:style-name="T2">d</text:span><text:span text:style-name="T2">j</text:span><text:span text:style-name="T2">á</text:span><text:span text:style-name="T2">t </text:span><text:span text:style-name="T2">é</text:span><text:span text:style-name="T2">s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o</text:span><text:span text:style-name="T2">k</text:span><text:span text:style-name="T2">a</text:span><text:span text:style-name="T2">t </text:span><text:span text:style-name="T2">f</text:span><text:span text:style-name="T2">e</text:span><text:span text:style-name="T2">l</text:span><text:span text:style-name="T2">d</text:span><text:span text:style-name="T2">o</text:span><text:span text:style-name="T2">l</text:span><text:span text:style-name="T2">-</text:span></text:p>
          </draw:text-box>
        </draw:frame>
        <draw:frame draw:style-name="gr2" draw:text-style-name="P3" draw:layer="layout" svg:width="18.066cm" svg:height="0.569cm" svg:x="2cm" svg:y="15.34cm">
          <draw:text-box>
            <text:p text:style-name="P1"><text:span text:style-name="T2">g</text:span><text:span text:style-name="T2">o</text:span><text:span text:style-name="T2">z</text:span><text:span text:style-name="T2">ó</text:span><text:span text:style-name="T2"> </text:span><text:span text:style-name="T2">v</text:span><text:span text:style-name="T2">i</text:span><text:span text:style-name="T2">d</text:span><text:span text:style-name="T2">e</text:span><text:span text:style-name="T2">ó</text:span><text:span text:style-name="T2">k</text:span><text:span text:style-name="T2">a</text:span><text:span text:style-name="T2">t</text:span><text:span text:style-name="T2">. </text:span><text:span text:style-name="T2">A</text:span><text:span text:style-name="T2">z</text:span><text:span text:style-name="T2"> </text:span><text:span text:style-name="T2">o</text:span><text:span text:style-name="T2">l</text:span><text:span text:style-name="T2">v</text:span><text:span text:style-name="T2">a</text:span><text:span text:style-name="T2">s</text:span><text:span text:style-name="T2">ó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</text:span><text:span text:style-name="T2">a</text:span><text:span text:style-name="T2">, </text:span><text:span text:style-name="T2">h</text:span><text:span text:style-name="T2">o</text:span><text:span text:style-name="T2">g</text:span><text:span text:style-name="T2">y</text:span><text:span text:style-name="T2"> </text:span><text:span text:style-name="T2">e</text:span><text:span text:style-name="T2">z</text:span><text:span text:style-name="T2">e</text:span><text:span text:style-name="T2">k</text:span><text:span text:style-name="T2"> </text:span><text:span text:style-name="T2">t</text:span><text:span text:style-name="T2">a</text:span><text:span text:style-name="T2">n</text:span><text:span text:style-name="T2">u</text:span><text:span text:style-name="T2">l</text:span><text:span text:style-name="T2">m</text:span><text:span text:style-name="T2">á</text:span><text:span text:style-name="T2">n</text:span><text:span text:style-name="T2">y</text:span><text:span text:style-name="T2">o</text:span><text:span text:style-name="T2">z</text:span><text:span text:style-name="T2">á</text:span><text:span text:style-name="T2">s</text:span><text:span text:style-name="T2">a</text:span><text:span text:style-name="T2"> </text:span><text:span text:style-name="T2">u</text:span><text:span text:style-name="T2">t</text:span><text:span text:style-name="T2">á</text:span><text:span text:style-name="T2">n</text:span><text:span text:style-name="T2"> </text:span><text:span text:style-name="T2">m</text:span><text:span text:style-name="T2">a</text:span><text:span text:style-name="T2">g</text:span><text:span text:style-name="T2">a</text:span><text:span text:style-name="T2"> </text:span><text:span text:style-name="T2">a</text:span><text:span text:style-name="T2">d</text:span><text:span text:style-name="T2">j</text:span><text:span text:style-name="T2">a</text:span><text:span text:style-name="T2"> </text:span><text:span text:style-name="T2">m</text:span><text:span text:style-name="T2">e</text:span><text:span text:style-name="T2">g</text:span><text:span text:style-name="T2"> </text:span><text:span text:style-name="T2">a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 </text:span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á</text:span><text:span text:style-name="T2">n</text:span><text:span text:style-name="T2">a</text:span><text:span text:style-name="T2">k</text:span></text:p>
          </draw:text-box>
        </draw:frame>
        <draw:frame draw:style-name="gr2" draw:text-style-name="P3" draw:layer="layout" svg:width="8.189cm" svg:height="0.569cm" svg:x="2cm" svg:y="15.849cm">
          <draw:text-box>
            <text:p text:style-name="P1"><text:span text:style-name="T2">l</text:span><text:span text:style-name="T2">é</text:span><text:span text:style-name="T2">n</text:span><text:span text:style-name="T2">y</text:span><text:span text:style-name="T2">e</text:span><text:span text:style-name="T2">g</text:span><text:span text:style-name="T2">i </text:span><text:span text:style-name="T2">m</text:span><text:span text:style-name="T2">a</text:span><text:span text:style-name="T2">g</text:span><text:span text:style-name="T2">y</text:span><text:span text:style-name="T2">a</text:span><text:span text:style-name="T2">r</text:span><text:span text:style-name="T2">á</text:span><text:span text:style-name="T2">z</text:span><text:span text:style-name="T2">a</text:span><text:span text:style-name="T2">t</text:span><text:span text:style-name="T2">á</text:span><text:span text:style-name="T2">t</text:span><text:span text:style-name="T2">, </text:span><text:span text:style-name="T2">a</text:span><text:span text:style-name="T2">v</text:span><text:span text:style-name="T2">a</text:span><text:span text:style-name="T2">g</text:span><text:span text:style-name="T2">y</text:span><text:span text:style-name="T2"> </text:span><text:span text:style-name="T2">í</text:span><text:span text:style-name="T2">r</text:span><text:span text:style-name="T2">j</text:span><text:span text:style-name="T2">a</text:span><text:span text:style-name="T2"> </text:span><text:span text:style-name="T2">m</text:span><text:span text:style-name="T2">e</text:span><text:span text:style-name="T2">g</text:span><text:span text:style-name="T2"> </text:span><text:span text:style-name="T2">a</text:span><text:span text:style-name="T2"> </text:span><text:span text:style-name="T2">k</text:span><text:span text:style-name="T2">ö</text:span><text:span text:style-name="T2">n</text:span><text:span text:style-name="T2">y</text:span><text:span text:style-name="T2">v</text:span><text:span text:style-name="T2">e</text:span><text:span text:style-name="T2">t</text:span><text:span text:style-name="T2">.</text:span></text:p>
          </draw:text-box>
        </draw:frame>
        <draw:frame draw:style-name="gr2" draw:text-style-name="P3" draw:layer="layout" svg:width="0.942cm" svg:height="0.569cm" svg:x="2cm" svg:y="16.565cm">
          <draw:text-box>
            <text:p text:style-name="P1"><text:span text:style-name="T2">M</text:span><text:span text:style-name="T2">i</text:span><text:span text:style-name="T2">é</text:span><text:span text:style-name="T2">r</text:span><text:span text:style-name="T2">t</text:span></text:p>
          </draw:text-box>
        </draw:frame>
        <draw:frame draw:style-name="gr2" draw:text-style-name="P3" draw:layer="layout" svg:width="2.042cm" svg:height="0.569cm" svg:x="3.091cm" svg:y="16.565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?</text:span></text:p>
          </draw:text-box>
        </draw:frame>
        <draw:frame draw:style-name="gr2" draw:text-style-name="P3" draw:layer="layout" svg:width="0.823cm" svg:height="0.569cm" svg:x="5.388cm" svg:y="16.565cm">
          <draw:text-box>
            <text:p text:style-name="P1"><text:span text:style-name="T2">M</text:span><text:span text:style-name="T2">e</text:span><text:span text:style-name="T2">r</text:span><text:span text:style-name="T2">t</text:span></text:p>
          </draw:text-box>
        </draw:frame>
        <draw:frame draw:style-name="gr2" draw:text-style-name="P3" draw:layer="layout" svg:width="2.034cm" svg:height="0.569cm" svg:x="6.363cm" svg:y="16.565cm">
          <draw:text-box>
            <text:p text:style-name="P1"><text:span text:style-name="T2">a</text:span><text:span text:style-name="T2">z</text:span><text:span text:style-name="T2"> </text:span><text:span text:style-name="T2">o</text:span><text:span text:style-name="T2">l</text:span><text:span text:style-name="T2">v</text:span><text:span text:style-name="T2">a</text:span><text:span text:style-name="T2">s</text:span><text:span text:style-name="T2">ó</text:span><text:span text:style-name="T2">t</text:span><text:span text:style-name="T2">ó</text:span><text:span text:style-name="T2">l</text:span></text:p>
          </draw:text-box>
        </draw:frame>
        <draw:frame draw:style-name="gr2" draw:text-style-name="P3" draw:layer="layout" svg:width="1.056cm" svg:height="0.569cm" svg:x="8.581cm" svg:y="16.565cm">
          <draw:text-box>
            <text:p text:style-name="P1"><text:span text:style-name="T2">(</text:span><text:span text:style-name="T2">k</text:span><text:span text:style-name="T2">v</text:span><text:span text:style-name="T2">á</text:span><text:span text:style-name="T2">z</text:span><text:span text:style-name="T2">i</text:span></text:p>
          </draw:text-box>
        </draw:frame>
        <draw:frame draw:style-name="gr2" draw:text-style-name="P3" draw:layer="layout" svg:width="2.525cm" svg:height="0.569cm" svg:x="9.789cm" svg:y="16.565cm">
          <draw:text-box>
            <text:p text:style-name="P1"><text:span text:style-name="T2">a</text:span><text:span text:style-name="T2">z</text:span><text:span text:style-name="T2"> </text:span><text:span text:style-name="T2">í</text:span><text:span text:style-name="T2">r</text:span><text:span text:style-name="T2">ó</text:span><text:span text:style-name="T2">t</text:span><text:span text:style-name="T2">ó</text:span><text:span text:style-name="T2">l</text:span><text:span text:style-name="T2">)</text:span><text:span text:style-name="T2"> </text:span><text:span text:style-name="T2">f</text:span><text:span text:style-name="T2">ü</text:span><text:span text:style-name="T2">g</text:span><text:span text:style-name="T2">g</text:span><text:span text:style-name="T2">,</text:span></text:p>
          </draw:text-box>
        </draw:frame>
        <draw:frame draw:style-name="gr2" draw:text-style-name="P3" draw:layer="layout" svg:width="2.682cm" svg:height="0.569cm" svg:x="12.57cm" svg:y="16.565cm">
          <draw:text-box>
            <text:p text:style-name="P1"><text:span text:style-name="T2">h</text:span><text:span text:style-name="T2">o</text:span><text:span text:style-name="T2">g</text:span><text:span text:style-name="T2">y</text:span><text:span text:style-name="T2"> </text:span><text:span text:style-name="T2">k</text:span><text:span text:style-name="T2">i</text:span><text:span text:style-name="T2">n</text:span><text:span text:style-name="T2">e</text:span><text:span text:style-name="T2">k</text:span><text:span text:style-name="T2"> </text:span><text:span text:style-name="T2">s</text:span><text:span text:style-name="T2">z</text:span><text:span text:style-name="T2">ó</text:span><text:span text:style-name="T2">l</text:span></text:p>
          </draw:text-box>
        </draw:frame>
        <draw:frame draw:style-name="gr2" draw:text-style-name="P3" draw:layer="layout" svg:width="1.458cm" svg:height="0.569cm" svg:x="15.493cm" svg:y="16.565cm">
          <draw:text-box>
            <text:p text:style-name="P1"><text:span text:style-name="T2">a</text:span><text:span text:style-name="T2"> </text:span><text:span text:style-name="T2">k</text:span><text:span text:style-name="T2">ö</text:span><text:span text:style-name="T2">n</text:span><text:span text:style-name="T2">y</text:span><text:span text:style-name="T2">v</text:span><text:span text:style-name="T2">.</text:span></text:p>
          </draw:text-box>
        </draw:frame>
        <draw:frame draw:style-name="gr2" draw:text-style-name="P3" draw:layer="layout" svg:width="2.766cm" svg:height="0.569cm" svg:x="17.236cm" svg:y="16.565cm">
          <draw:text-box>
            <text:p text:style-name="P1"><text:span text:style-name="T2">A</text:span><text:span text:style-name="T2">l</text:span><text:span text:style-name="T2">a</text:span><text:span text:style-name="T2">p</text:span><text:span text:style-name="T2">é</text:span><text:span text:style-name="T2">r</text:span><text:span text:style-name="T2">t</text:span><text:span text:style-name="T2">e</text:span><text:span text:style-name="T2">l</text:span><text:span text:style-name="T2">m</text:span><text:span text:style-name="T2">e</text:span><text:span text:style-name="T2">z</text:span><text:span text:style-name="T2">é</text:span><text:span text:style-name="T2">s</text:span><text:span text:style-name="T2">-</text:span></text:p>
          </draw:text-box>
        </draw:frame>
        <draw:frame draw:style-name="gr2" draw:text-style-name="P3" draw:layer="layout" svg:width="2.978cm" svg:height="0.569cm" svg:x="2cm" svg:y="17.075cm">
          <draw:text-box>
            <text:p text:style-name="P1"><text:span text:style-name="T2">b</text:span><text:span text:style-name="T2">e</text:span><text:span text:style-name="T2">n</text:span><text:span text:style-name="T2"> </text:span><text:span text:style-name="T2">g</text:span><text:span text:style-name="T2">y</text:span><text:span text:style-name="T2">e</text:span><text:span text:style-name="T2">r</text:span><text:span text:style-name="T2">e</text:span><text:span text:style-name="T2">k</text:span><text:span text:style-name="T2">e</text:span><text:span text:style-name="T2">k</text:span><text:span text:style-name="T2">n</text:span><text:span text:style-name="T2">e</text:span><text:span text:style-name="T2">k</text:span><text:span text:style-name="T2">,</text:span></text:p>
          </draw:text-box>
        </draw:frame>
        <draw:frame draw:style-name="gr2" draw:text-style-name="P3" draw:layer="layout" svg:width="0.777cm" svg:height="0.569cm" svg:x="5.188cm" svg:y="17.075cm">
          <draw:text-box>
            <text:p text:style-name="P1"><text:span text:style-name="T2">m</text:span><text:span text:style-name="T2">e</text:span><text:span text:style-name="T2">r</text:span><text:span text:style-name="T2">t</text:span></text:p>
          </draw:text-box>
        </draw:frame>
        <draw:frame draw:style-name="gr2" draw:text-style-name="P3" draw:layer="layout" svg:width="6.356cm" svg:height="0.569cm" svg:x="6.116cm" svg:y="17.075cm">
          <draw:text-box>
            <text:p text:style-name="P1"><text:span text:style-name="T2">v</text:span><text:span text:style-name="T2">e</text:span><text:span text:style-name="T2">l</text:span><text:span text:style-name="T2">ü</text:span><text:span text:style-name="T2">k</text:span><text:span text:style-name="T2"> </text:span><text:span text:style-name="T2">k</text:span><text:span text:style-name="T2">é</text:span><text:span text:style-name="T2">s</text:span><text:span text:style-name="T2">z</text:span><text:span text:style-name="T2">í</text:span><text:span text:style-name="T2">t</text:span><text:span text:style-name="T2">e</text:span><text:span text:style-name="T2">m</text:span><text:span text:style-name="T2"> </text:span><text:span text:style-name="T2">a</text:span><text:span text:style-name="T2">z</text:span><text:span text:style-name="T2"> </text:span><text:span text:style-name="T2">i</text:span><text:span text:style-name="T2">n</text:span><text:span text:style-name="T2">i</text:span><text:span text:style-name="T2">c</text:span><text:span text:style-name="T2">i</text:span><text:span text:style-name="T2">á</text:span><text:span text:style-name="T2">l</text:span><text:span text:style-name="T2">i</text:span><text:span text:style-name="T2">s</text:span><text:span text:style-name="T2"> </text:span><text:span text:style-name="T2">v</text:span><text:span text:style-name="T2">á</text:span><text:span text:style-name="T2">l</text:span><text:span text:style-name="T2">t</text:span><text:span text:style-name="T2">o</text:span><text:span text:style-name="T2">z</text:span><text:span text:style-name="T2">a</text:span><text:span text:style-name="T2">t</text:span><text:span text:style-name="T2">o</text:span><text:span text:style-name="T2">t</text:span><text:span text:style-name="T2">.</text:span></text:p>
          </draw:text-box>
        </draw:frame>
        <draw:frame draw:style-name="gr2" draw:text-style-name="P3" draw:layer="layout" svg:width="4.76cm" svg:height="0.569cm" svg:x="12.927cm" svg:y="17.075cm">
          <draw:text-box>
            <text:p text:style-name="P1"><text:span text:style-name="T2">Á</text:span><text:span text:style-name="T2">m</text:span><text:span text:style-name="T2"> </text:span><text:span text:style-name="T2">t</text:span><text:span text:style-name="T2">e</text:span><text:span text:style-name="T2">r</text:span><text:span text:style-name="T2">v</text:span><text:span text:style-name="T2">e</text:span><text:span text:style-name="T2">z</text:span><text:span text:style-name="T2">e</text:span><text:span text:style-name="T2">m</text:span><text:span text:style-name="T2"> </text:span><text:span text:style-name="T2">f</text:span><text:span text:style-name="T2">e</text:span><text:span text:style-name="T2">l</text:span><text:span text:style-name="T2">h</text:span><text:span text:style-name="T2">a</text:span><text:span text:style-name="T2">s</text:span><text:span text:style-name="T2">z</text:span><text:span text:style-name="T2">n</text:span><text:span text:style-name="T2">á</text:span><text:span text:style-name="T2">l</text:span><text:span text:style-name="T2">á</text:span><text:span text:style-name="T2">s</text:span><text:span text:style-name="T2">á</text:span><text:span text:style-name="T2">t</text:span></text:p>
          </draw:text-box>
        </draw:frame>
        <draw:frame draw:style-name="gr2" draw:text-style-name="P3" draw:layer="layout" svg:width="2.03cm" svg:height="0.569cm" svg:x="17.93cm" svg:y="17.075cm">
          <draw:text-box>
            <text:p text:style-name="P1"><text:span text:style-name="T2">a</text:span><text:span text:style-name="T2">z</text:span><text:span text:style-name="T2"> </text:span><text:span text:style-name="T2">e</text:span><text:span text:style-name="T2">g</text:span><text:span text:style-name="T2">y</text:span><text:span text:style-name="T2">e</text:span><text:span text:style-name="T2">t</text:span><text:span text:style-name="T2">e</text:span><text:span text:style-name="T2">m</text:span><text:span text:style-name="T2">i</text:span></text:p>
          </draw:text-box>
        </draw:frame>
        <draw:frame draw:style-name="gr2" draw:text-style-name="P3" draw:layer="layout" svg:width="4.591cm" svg:height="0.569cm" svg:x="2cm" svg:y="17.584cm">
          <draw:text-box>
            <text:p text:style-name="P1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 </text:span><text:span text:style-name="T2">o</text:span><text:span text:style-name="T2">k</text:span><text:span text:style-name="T2">t</text:span><text:span text:style-name="T2">a</text:span><text:span text:style-name="T2">t</text:span><text:span text:style-name="T2">á</text:span><text:span text:style-name="T2">s</text:span><text:span text:style-name="T2">b</text:span><text:span text:style-name="T2">a</text:span><text:span text:style-name="T2">n</text:span><text:span text:style-name="T2"> </text:span><text:span text:style-name="T2">i</text:span><text:span text:style-name="T2">s</text:span><text:span text:style-name="T2">.</text:span></text:p>
          </draw:text-box>
        </draw:frame>
        <draw:frame draw:style-name="gr2" draw:text-style-name="P3" draw:layer="layout" svg:width="12.977cm" svg:height="0.569cm" svg:x="6.756cm" svg:y="17.584cm">
          <draw:text-box>
            <text:p text:style-name="P1"><text:span text:style-name="T2">A</text:span><text:span text:style-name="T2">h</text:span><text:span text:style-name="T2">o</text:span><text:span text:style-name="T2">g</text:span><text:span text:style-name="T2">y</text:span><text:span text:style-name="T2"> </text:span><text:span text:style-name="T2">s</text:span><text:span text:style-name="T2">z</text:span><text:span text:style-name="T2">é</text:span><text:span text:style-name="T2">l</text:span><text:span text:style-name="T2">e</text:span><text:span text:style-name="T2">s</text:span><text:span text:style-name="T2">e</text:span><text:span text:style-name="T2">d</text:span><text:span text:style-name="T2">n</text:span><text:span text:style-name="T2">i </text:span><text:span text:style-name="T2">t</text:span><text:span text:style-name="T2">u</text:span><text:span text:style-name="T2">d</text:span><text:span text:style-name="T2">n</text:span><text:span text:style-name="T2">a</text:span><text:span text:style-name="T2"> </text:span><text:span text:style-name="T2">a</text:span><text:span text:style-name="T2"> </text:span><text:span text:style-name="T2">f</text:span><text:span text:style-name="T2">e</text:span><text:span text:style-name="T2">l</text:span><text:span text:style-name="T2">h</text:span><text:span text:style-name="T2">a</text:span><text:span text:style-name="T2">s</text:span><text:span text:style-name="T2">z</text:span><text:span text:style-name="T2">n</text:span><text:span text:style-name="T2">á</text:span><text:span text:style-name="T2">l</text:span><text:span text:style-name="T2">ó</text:span><text:span text:style-name="T2">k</text:span><text:span text:style-name="T2"> </text:span><text:span text:style-name="T2">k</text:span><text:span text:style-name="T2">ö</text:span><text:span text:style-name="T2">r</text:span><text:span text:style-name="T2">e</text:span><text:span text:style-name="T2">, </text:span><text:span text:style-name="T2">a</text:span><text:span text:style-name="T2">k</text:span><text:span text:style-name="T2">k</text:span><text:span text:style-name="T2">o</text:span><text:span text:style-name="T2">r</text:span><text:span text:style-name="T2"> </text:span><text:span text:style-name="T2">l</text:span><text:span text:style-name="T2">e</text:span><text:span text:style-name="T2">h</text:span><text:span text:style-name="T2">e</text:span><text:span text:style-name="T2">t</text:span><text:span text:style-name="T2">n</text:span><text:span text:style-name="T2">e</text:span><text:span text:style-name="T2"> </text:span><text:span text:style-name="T2">k</text:span><text:span text:style-name="T2">i</text:span><text:span text:style-name="T2">a</text:span><text:span text:style-name="T2">d</text:span><text:span text:style-name="T2">á</text:span><text:span text:style-name="T2">s</text:span><text:span text:style-name="T2">a</text:span><text:span text:style-name="T2"> </text:span><text:span text:style-name="T2">k</text:span><text:span text:style-name="T2">ü</text:span><text:span text:style-name="T2">l</text:span><text:span text:style-name="T2">ö</text:span><text:span text:style-name="T2">n</text:span><text:span text:style-name="T2">b</text:span><text:span text:style-name="T2">ö</text:span><text:span text:style-name="T2">z</text:span></text:p>
          </draw:text-box>
        </draw:frame>
        <draw:frame draw:style-name="gr2" draw:text-style-name="P3" draw:layer="layout" svg:width="0.421cm" svg:height="0.569cm" svg:x="19.825cm" svg:y="17.58cm">
          <draw:text-box>
            <text:p text:style-name="P1"><text:span text:style-name="T2">˝</text:span></text:p>
          </draw:text-box>
        </draw:frame>
        <draw:frame draw:style-name="gr2" draw:text-style-name="P3" draw:layer="layout" svg:width="0.421cm" svg:height="0.569cm" svg:x="19.789cm" svg:y="17.584cm">
          <draw:text-box>
            <text:p text:style-name="P1"><text:span text:style-name="T2">o</text:span></text:p>
          </draw:text-box>
        </draw:frame>
        <draw:frame draw:style-name="gr2" draw:text-style-name="P3" draw:layer="layout" svg:width="14.615cm" svg:height="0.569cm" svg:x="2cm" svg:y="18.094cm">
          <draw:text-box>
            <text:p text:style-name="P1"><text:span text:style-name="T2">k</text:span><text:span text:style-name="T2">o</text:span><text:span text:style-name="T2">r</text:span><text:span text:style-name="T2">o</text:span><text:span text:style-name="T2">s</text:span><text:span text:style-name="T2">z</text:span><text:span text:style-name="T2">t</text:span><text:span text:style-name="T2">á</text:span><text:span text:style-name="T2">l</text:span><text:span text:style-name="T2">y</text:span><text:span text:style-name="T2">ú</text:span><text:span text:style-name="T2"> </text:span><text:span text:style-name="T2">g</text:span><text:span text:style-name="T2">y</text:span><text:span text:style-name="T2">e</text:span><text:span text:style-name="T2">r</text:span><text:span text:style-name="T2">e</text:span><text:span text:style-name="T2">k</text:span><text:span text:style-name="T2">e</text:span><text:span text:style-name="T2">k</text:span><text:span text:style-name="T2">n</text:span><text:span text:style-name="T2">e</text:span><text:span text:style-name="T2">k</text:span><text:span text:style-name="T2">, </text:span><text:span text:style-name="T2">c</text:span><text:span text:style-name="T2">s</text:span><text:span text:style-name="T2">a</text:span><text:span text:style-name="T2">l</text:span><text:span text:style-name="T2">á</text:span><text:span text:style-name="T2">d</text:span><text:span text:style-name="T2">o</text:span><text:span text:style-name="T2">k</text:span><text:span text:style-name="T2">n</text:span><text:span text:style-name="T2">a</text:span><text:span text:style-name="T2">k</text:span><text:span text:style-name="T2">, </text:span><text:span text:style-name="T2">s</text:span><text:span text:style-name="T2">z</text:span><text:span text:style-name="T2">a</text:span><text:span text:style-name="T2">k</text:span><text:span text:style-name="T2">k</text:span><text:span text:style-name="T2">ö</text:span><text:span text:style-name="T2">r</text:span><text:span text:style-name="T2">ö</text:span><text:span text:style-name="T2">k</text:span><text:span text:style-name="T2">n</text:span><text:span text:style-name="T2">e</text:span><text:span text:style-name="T2">k</text:span><text:span text:style-name="T2">,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 </text:span><text:span text:style-name="T2">k</text:span><text:span text:style-name="T2">u</text:span><text:span text:style-name="T2">r</text:span><text:span text:style-name="T2">z</text:span><text:span text:style-name="T2">u</text:span><text:span text:style-name="T2">s</text:span><text:span text:style-name="T2">o</text:span><text:span text:style-name="T2">k</text:span><text:span text:style-name="T2">n</text:span><text:span text:style-name="T2">a</text:span><text:span text:style-name="T2">k</text:span><text:span text:style-name="T2">, </text:span><text:span text:style-name="T2">f</text:span><text:span text:style-name="T2">e</text:span><text:span text:style-name="T2">l</text:span><text:span text:style-name="T2">n</text:span></text:p>
          </draw:text-box>
        </draw:frame>
        <draw:frame draw:style-name="gr2" draw:text-style-name="P3" draw:layer="layout" svg:width="0.421cm" svg:height="0.569cm" svg:x="16.621cm" svg:y="18.09cm">
          <draw:text-box>
            <text:p text:style-name="P1"><text:span text:style-name="T2">˝</text:span></text:p>
          </draw:text-box>
        </draw:frame>
        <draw:frame draw:style-name="gr2" draw:text-style-name="P3" draw:layer="layout" svg:width="3.431cm" svg:height="0.569cm" svg:x="16.586cm" svg:y="18.094cm">
          <draw:text-box>
            <text:p text:style-name="P1"><text:span text:style-name="T2">o</text:span><text:span text:style-name="T2">t</text:span><text:span text:style-name="T2">t </text:span><text:span text:style-name="T2">é</text:span><text:span text:style-name="T2">s</text:span><text:span text:style-name="T2"> </text:span><text:span text:style-name="T2">t</text:span><text:span text:style-name="T2">o</text:span><text:span text:style-name="T2">v</text:span><text:span text:style-name="T2">á</text:span><text:span text:style-name="T2">b</text:span><text:span text:style-name="T2">b</text:span><text:span text:style-name="T2">k</text:span><text:span text:style-name="T2">é</text:span><text:span text:style-name="T2">p</text:span><text:span text:style-name="T2">z</text:span><text:span text:style-name="T2">é</text:span><text:span text:style-name="T2">s</text:span><text:span text:style-name="T2">i</text:span></text:p>
          </draw:text-box>
        </draw:frame>
        <draw:frame draw:style-name="gr2" draw:text-style-name="P3" draw:layer="layout" svg:width="0.472cm" svg:height="0.569cm" svg:x="2cm" svg:y="18.603cm">
          <draw:text-box>
            <text:p text:style-name="P1"><text:span text:style-name="T2">m</text:span><text:span text:style-name="T2">˝</text:span></text:p>
          </draw:text-box>
        </draw:frame>
        <draw:frame draw:style-name="gr2" draw:text-style-name="P3" draw:layer="layout" svg:width="5.014cm" svg:height="0.569cm" svg:x="2.328cm" svg:y="18.603cm">
          <draw:text-box>
            <text:p text:style-name="P1"><text:span text:style-name="T2">u</text:span><text:span text:style-name="T2">h</text:span><text:span text:style-name="T2">e</text:span><text:span text:style-name="T2">l</text:span><text:span text:style-name="T2">y</text:span><text:span text:style-name="T2">e</text:span><text:span text:style-name="T2">k</text:span><text:span text:style-name="T2">n</text:span><text:span text:style-name="T2">e</text:span><text:span text:style-name="T2">k</text:span><text:span text:style-name="T2"> </text:span><text:span text:style-name="T2">é</text:span><text:span text:style-name="T2">s</text:span><text:span text:style-name="T2"> </text:span><text:span text:style-name="T2">s</text:span><text:span text:style-name="T2">o</text:span><text:span text:style-name="T2">r</text:span><text:span text:style-name="T2">o</text:span><text:span text:style-name="T2">l</text:span><text:span text:style-name="T2">h</text:span><text:span text:style-name="T2">a</text:span><text:span text:style-name="T2">t</text:span><text:span text:style-name="T2">n</text:span><text:span text:style-name="T2">á</text:span><text:span text:style-name="T2">n</text:span><text:span text:style-name="T2">k</text:span><text:span text:style-name="T2">.</text:span><text:span text:style-name="T2">.</text:span><text:span text:style-name="T2">.</text:span></text:p>
          </draw:text-box>
        </draw:frame>
        <draw:frame draw:style-name="gr15" draw:text-style-name="P13" draw:layer="layout" svg:width="5.467cm" svg:height="0.649cm" svg:x="2cm" svg:y="19.952cm">
          <draw:text-box>
            <text:p text:style-name="P1"><text:span text:style-name="T23">M</text:span><text:span text:style-name="T23">i</text:span><text:span text:style-name="T23">l</text:span><text:span text:style-name="T23">y</text:span><text:span text:style-name="T23">e</text:span><text:span text:style-name="T23">n</text:span><text:span text:style-name="T23"> </text:span><text:span text:style-name="T23">n</text:span><text:span text:style-name="T23">y</text:span><text:span text:style-name="T23">e</text:span><text:span text:style-name="T23">l</text:span><text:span text:style-name="T23">v</text:span><text:span text:style-name="T23">e</text:span><text:span text:style-name="T23">n</text:span><text:span text:style-name="T23"> </text:span><text:span text:style-name="T23">n</text:span><text:span text:style-name="T23">y</text:span><text:span text:style-name="T23">o</text:span><text:span text:style-name="T23">m</text:span><text:span text:style-name="T23">j</text:span><text:span text:style-name="T23">u</text:span><text:span text:style-name="T23">k</text:span><text:span text:style-name="T23">?</text:span></text:p>
          </draw:text-box>
        </draw:frame>
        <draw:frame draw:style-name="gr2" draw:text-style-name="P3" draw:layer="layout" svg:width="14.412cm" svg:height="0.569cm" svg:x="2cm" svg:y="21.018cm">
          <draw:text-box>
            <text:p text:style-name="P1"><text:span text:style-name="T2">C</text:span><text:span text:style-name="T2"> </text:span><text:span text:style-name="T2">(</text:span><text:span text:style-name="T2">m</text:span><text:span text:style-name="T2">u</text:span><text:span text:style-name="T2">t</text:span><text:span text:style-name="T2">a</text:span><text:span text:style-name="T2">t</text:span><text:span text:style-name="T2">ó</text:span><text:span text:style-name="T2">k</text:span><text:span text:style-name="T2">)</text:span><text:span text:style-name="T2">, </text:span><text:span text:style-name="T2">C</text:span><text:span text:style-name="T2">+</text:span><text:span text:style-name="T2">+</text:span><text:span text:style-name="T2"> </text:span><text:span text:style-name="T2">(</text:span><text:span text:style-name="T2">m</text:span><text:span text:style-name="T2">á</text:span><text:span text:style-name="T2">s</text:span><text:span text:style-name="T2">o</text:span><text:span text:style-name="T2">l</text:span><text:span text:style-name="T2">ó</text:span><text:span text:style-name="T2"> </text:span><text:span text:style-name="T2">é</text:span><text:span text:style-name="T2">s</text:span><text:span text:style-name="T2"> </text:span><text:span text:style-name="T2">m</text:span><text:span text:style-name="T2">o</text:span><text:span text:style-name="T2">z</text:span><text:span text:style-name="T2">g</text:span><text:span text:style-name="T2">a</text:span><text:span text:style-name="T2">t</text:span><text:span text:style-name="T2">ó</text:span><text:span text:style-name="T2"> </text:span><text:span text:style-name="T2">s</text:span><text:span text:style-name="T2">z</text:span><text:span text:style-name="T2">e</text:span><text:span text:style-name="T2">m</text:span><text:span text:style-name="T2">a</text:span><text:span text:style-name="T2">n</text:span><text:span text:style-name="T2">t</text:span><text:span text:style-name="T2">i</text:span><text:span text:style-name="T2">k</text:span><text:span text:style-name="T2">a</text:span><text:span text:style-name="T2">)</text:span><text:span text:style-name="T2"> </text:span><text:span text:style-name="T2">é</text:span><text:span text:style-name="T2">s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(</text:span><text:span text:style-name="T2">l</text:span><text:span text:style-name="T2">e</text:span><text:span text:style-name="T2">b</text:span><text:span text:style-name="T2">u</text:span><text:span text:style-name="T2">t</text:span><text:span text:style-name="T2">í</text:span><text:span text:style-name="T2">t</text:span><text:span text:style-name="T2">o</text:span><text:span text:style-name="T2">t</text:span><text:span text:style-name="T2">t </text:span><text:span text:style-name="T2">C</text:span><text:span text:style-name="T2">+</text:span><text:span text:style-name="T2">+</text:span><text:span text:style-name="T2">)</text:span><text:span text:style-name="T2"> </text:span><text:span text:style-name="T2">n</text:span><text:span text:style-name="T2">y</text:span><text:span text:style-name="T2">e</text:span><text:span text:style-name="T2">l</text:span><text:span text:style-name="T2">v</text:span><text:span text:style-name="T2">e</text:span><text:span text:style-name="T2">k</text:span><text:span text:style-name="T2">b</text:span></text:p>
          </draw:text-box>
        </draw:frame>
        <draw:frame draw:style-name="gr2" draw:text-style-name="P3" draw:layer="layout" svg:width="0.421cm" svg:height="0.569cm" svg:x="16.336cm" svg:y="21.013cm">
          <draw:text-box>
            <text:p text:style-name="P1"><text:span text:style-name="T2">˝</text:span></text:p>
          </draw:text-box>
        </draw:frame>
        <draw:frame draw:style-name="gr2" draw:text-style-name="P3" draw:layer="layout" svg:width="3.736cm" svg:height="0.569cm" svg:x="16.3cm" svg:y="21.018cm">
          <draw:text-box>
            <text:p text:style-name="P1"><text:span text:style-name="T2">o</text:span><text:span text:style-name="T2">l </text:span><text:span text:style-name="T2">k</text:span><text:span text:style-name="T2">e</text:span><text:span text:style-name="T2">l</text:span><text:span text:style-name="T2">l </text:span><text:span text:style-name="T2">e</text:span><text:span text:style-name="T2">g</text:span><text:span text:style-name="T2">y</text:span><text:span text:style-name="T2"> </text:span><text:span text:style-name="T2">j</text:span><text:span text:style-name="T2">ó</text:span><text:span text:style-name="T2"> </text:span><text:span text:style-name="T2">a</text:span><text:span text:style-name="T2">l</text:span><text:span text:style-name="T2">a</text:span><text:span text:style-name="T2">p</text:span><text:span text:style-name="T2">, </text:span><text:span text:style-name="T2">e</text:span><text:span text:style-name="T2">z</text:span><text:span text:style-name="T2">t</text:span></text:p>
          </draw:text-box>
        </draw:frame>
        <draw:frame draw:style-name="gr2" draw:text-style-name="P3" draw:layer="layout" svg:width="7.444cm" svg:height="0.569cm" svg:x="2cm" svg:y="21.527cm">
          <draw:text-box>
            <text:p text:style-name="P1"><text:span text:style-name="T2">k</text:span><text:span text:style-name="T2">e</text:span><text:span text:style-name="T2">l</text:span><text:span text:style-name="T2">l </text:span><text:span text:style-name="T2">k</text:span><text:span text:style-name="T2">i</text:span><text:span text:style-name="T2">e</text:span><text:span text:style-name="T2">g</text:span><text:span text:style-name="T2">é</text:span><text:span text:style-name="T2">s</text:span><text:span text:style-name="T2">z</text:span><text:span text:style-name="T2">í</text:span><text:span text:style-name="T2">t</text:span><text:span text:style-name="T2">e</text:span><text:span text:style-name="T2">n</text:span><text:span text:style-name="T2">i </text:span><text:span text:style-name="T2">p</text:span><text:span text:style-name="T2">á</text:span><text:span text:style-name="T2">r</text:span><text:span text:style-name="T2"> </text:span><text:span text:style-name="T2">R</text:span><text:span text:style-name="T2"> </text:span><text:span text:style-name="T2">(</text:span><text:span text:style-name="T2">v</text:span><text:span text:style-name="T2">e</text:span><text:span text:style-name="T2">k</text:span><text:span text:style-name="T2">t</text:span><text:span text:style-name="T2">o</text:span><text:span text:style-name="T2">r</text:span><text:span text:style-name="T2">o</text:span><text:span text:style-name="T2">s</text:span><text:span text:style-name="T2"> </text:span><text:span text:style-name="T2">s</text:span><text:span text:style-name="T2">z</text:span><text:span text:style-name="T2">e</text:span><text:span text:style-name="T2">m</text:span><text:span text:style-name="T2">l</text:span><text:span text:style-name="T2">é</text:span><text:span text:style-name="T2">l</text:span><text:span text:style-name="T2">e</text:span><text:span text:style-name="T2">t</text:span><text:span text:style-name="T2">)</text:span><text:span text:style-name="T2">,</text:span></text:p>
          </draw:text-box>
        </draw:frame>
        <draw:frame draw:style-name="gr2" draw:text-style-name="P3" draw:layer="layout" svg:width="4.875cm" svg:height="0.569cm" svg:x="9.684cm" svg:y="21.527cm">
          <draw:text-box>
            <text:p text:style-name="P1"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 </text:span><text:span text:style-name="T2">(</text:span><text:span text:style-name="T2">g</text:span><text:span text:style-name="T2">é</text:span><text:span text:style-name="T2">p</text:span><text:span text:style-name="T2">i </text:span><text:span text:style-name="T2">t</text:span><text:span text:style-name="T2">a</text:span><text:span text:style-name="T2">n</text:span><text:span text:style-name="T2">u</text:span><text:span text:style-name="T2">l</text:span><text:span text:style-name="T2">á</text:span><text:span text:style-name="T2">s</text:span><text:span text:style-name="T2"> </text:span><text:span text:style-name="T2">b</text:span><text:span text:style-name="T2">e</text:span><text:span text:style-name="T2">v</text:span><text:span text:style-name="T2">e</text:span><text:span text:style-name="T2">z</text:span><text:span text:style-name="T2">e</text:span><text:span text:style-name="T2">t</text:span></text:p>
          </draw:text-box>
        </draw:frame>
        <draw:frame draw:style-name="gr2" draw:text-style-name="P3" draw:layer="layout" svg:width="0.421cm" svg:height="0.569cm" svg:x="14.645cm" svg:y="21.523cm">
          <draw:text-box>
            <text:p text:style-name="P1"><text:span text:style-name="T2">˝</text:span></text:p>
          </draw:text-box>
        </draw:frame>
        <draw:frame draw:style-name="gr2" draw:text-style-name="P3" draw:layer="layout" svg:width="0.459cm" svg:height="0.569cm" svg:x="14.61cm" svg:y="21.527cm">
          <draw:text-box>
            <text:p text:style-name="P1"><text:span text:style-name="T2">o</text:span><text:span text:style-name="T2">)</text:span><text:span text:style-name="T2">,</text:span></text:p>
          </draw:text-box>
        </draw:frame>
        <draw:frame draw:style-name="gr2" draw:text-style-name="P3" draw:layer="layout" svg:width="4.705cm" svg:height="0.569cm" svg:x="15.205cm" svg:y="21.527cm">
          <draw:text-box>
            <text:p text:style-name="P1"><text:span text:style-name="T2">L</text:span><text:span text:style-name="T2">i</text:span><text:span text:style-name="T2">s</text:span><text:span text:style-name="T2">p</text:span><text:span text:style-name="T2"> </text:span><text:span text:style-name="T2">é</text:span><text:span text:style-name="T2">s</text:span><text:span text:style-name="T2"> </text:span><text:span text:style-name="T2">P</text:span><text:span text:style-name="T2">r</text:span><text:span text:style-name="T2">o</text:span><text:span text:style-name="T2">l</text:span><text:span text:style-name="T2">o</text:span><text:span text:style-name="T2">g</text:span><text:span text:style-name="T2"> </text:span><text:span text:style-name="T2">(</text:span><text:span text:style-name="T2">h</text:span><text:span text:style-name="T2">o</text:span><text:span text:style-name="T2">g</text:span><text:span text:style-name="T2">y</text:span><text:span text:style-name="T2"> </text:span><text:span text:style-name="T2">l</text:span><text:span text:style-name="T2">á</text:span><text:span text:style-name="T2">s</text:span><text:span text:style-name="T2">s</text:span><text:span text:style-name="T2">u</text:span><text:span text:style-name="T2">k</text:span></text:p>
          </draw:text-box>
        </draw:frame>
        <draw:frame draw:style-name="gr2" draw:text-style-name="P3" draw:layer="layout" svg:width="2.974cm" svg:height="0.569cm" svg:x="2cm" svg:y="22.037cm">
          <draw:text-box>
            <text:p text:style-name="P1"><text:span text:style-name="T2">m</text:span><text:span text:style-name="T2">á</text:span><text:span text:style-name="T2">s</text:span><text:span text:style-name="T2">t </text:span><text:span text:style-name="T2">i</text:span><text:span text:style-name="T2">s</text:span><text:span text:style-name="T2">)</text:span><text:span text:style-name="T2"> </text:span><text:span text:style-name="T2">p</text:span><text:span text:style-name="T2">é</text:span><text:span text:style-name="T2">l</text:span><text:span text:style-name="T2">d</text:span><text:span text:style-name="T2">á</text:span><text:span text:style-name="T2">v</text:span><text:span text:style-name="T2">a</text:span><text:span text:style-name="T2">l</text:span><text:span text:style-name="T2">.</text:span></text:p>
          </draw:text-box>
        </draw:frame>
        <draw:frame draw:style-name="gr15" draw:text-style-name="P13" draw:layer="layout" svg:width="3.909cm" svg:height="0.649cm" svg:x="2cm" svg:y="23.385cm">
          <draw:text-box>
            <text:p text:style-name="P1"><text:span text:style-name="T23">H</text:span><text:span text:style-name="T23">o</text:span><text:span text:style-name="T23">g</text:span><text:span text:style-name="T23">y</text:span><text:span text:style-name="T23">a</text:span><text:span text:style-name="T23">n</text:span><text:span text:style-name="T23"> </text:span><text:span text:style-name="T23">n</text:span><text:span text:style-name="T23">y</text:span><text:span text:style-name="T23">o</text:span><text:span text:style-name="T23">m</text:span><text:span text:style-name="T23">j</text:span><text:span text:style-name="T23">u</text:span><text:span text:style-name="T23">k</text:span><text:span text:style-name="T23">?</text:span></text:p>
          </draw:text-box>
        </draw:frame>
        <draw:frame draw:style-name="gr2" draw:text-style-name="P3" draw:layer="layout" svg:width="13.625cm" svg:height="0.569cm" svg:x="2cm" svg:y="24.451cm">
          <draw:text-box>
            <text:p text:style-name="P1"><text:span text:style-name="T2">R</text:span><text:span text:style-name="T2">á</text:span><text:span text:style-name="T2">n</text:span><text:span text:style-name="T2">t</text:span><text:span text:style-name="T2">s</text:span><text:span text:style-name="T2">d</text:span><text:span text:style-name="T2"> </text:span><text:span text:style-name="T2">l</text:span><text:span text:style-name="T2">e</text:span><text:span text:style-name="T2"> </text:span><text:span text:style-name="T2">a</text:span><text:span text:style-name="T24"> </text:span><text:span text:style-name="T24">h</text:span><text:span text:style-name="T24">t</text:span><text:span text:style-name="T24">t</text:span><text:span text:style-name="T24">p</text:span><text:span text:style-name="T24">s</text:span><text:span text:style-name="T24">:</text:span><text:span text:style-name="T24">/</text:span><text:span text:style-name="T24">/</text:span><text:span text:style-name="T24">g</text:span><text:span text:style-name="T24">i</text:span><text:span text:style-name="T24">t</text:span><text:span text:style-name="T24">l</text:span><text:span text:style-name="T24">a</text:span><text:span text:style-name="T24">b</text:span><text:span text:style-name="T24">.</text:span><text:span text:style-name="T24">c</text:span><text:span text:style-name="T24">o</text:span><text:span text:style-name="T24">m</text:span><text:span text:style-name="T24">/</text:span><text:span text:style-name="T24">n</text:span><text:span text:style-name="T24">b</text:span><text:span text:style-name="T24">a</text:span><text:span text:style-name="T24">t</text:span><text:span text:style-name="T24">f</text:span><text:span text:style-name="T24">a</text:span><text:span text:style-name="T24">i</text:span><text:span text:style-name="T24">/</text:span><text:span text:style-name="T24">b</text:span><text:span text:style-name="T24">h</text:span><text:span text:style-name="T24">a</text:span><text:span text:style-name="T24">x</text:span><text:span text:style-name="T2"> </text:span><text:span text:style-name="T2">g</text:span><text:span text:style-name="T2">i</text:span><text:span text:style-name="T2">t </text:span><text:span text:style-name="T2">r</text:span><text:span text:style-name="T2">e</text:span><text:span text:style-name="T2">p</text:span><text:span text:style-name="T2">ó</text:span><text:span text:style-name="T2">t</text:span><text:span text:style-name="T2">, </text:span><text:span text:style-name="T2">v</text:span><text:span text:style-name="T2">a</text:span><text:span text:style-name="T2">g</text:span><text:span text:style-name="T2">y</text:span><text:span text:style-name="T2"> </text:span><text:span text:style-name="T2">m</text:span><text:span text:style-name="T2">é</text:span><text:span text:style-name="T2">g</text:span><text:span text:style-name="T2">i</text:span><text:span text:style-name="T2">n</text:span><text:span text:style-name="T2">k</text:span><text:span text:style-name="T2">á</text:span><text:span text:style-name="T2">b</text:span><text:span text:style-name="T2">b</text:span><text:span text:style-name="T2"> </text:span><text:span text:style-name="T2">f</text:span><text:span text:style-name="T2">o</text:span><text:span text:style-name="T2">r</text:span><text:span text:style-name="T2">k</text:span><text:span text:style-name="T2">o</text:span><text:span text:style-name="T2">l</text:span><text:span text:style-name="T2">j </text:span><text:span text:style-name="T2">b</text:span><text:span text:style-name="T2">e</text:span><text:span text:style-name="T2">l</text:span></text:p>
          </draw:text-box>
        </draw:frame>
        <draw:frame draw:style-name="gr2" draw:text-style-name="P3" draw:layer="layout" svg:width="0.421cm" svg:height="0.569cm" svg:x="15.722cm" svg:y="24.447cm">
          <draw:text-box>
            <text:p text:style-name="P1"><text:span text:style-name="T2">˝</text:span></text:p>
          </draw:text-box>
        </draw:frame>
        <draw:frame draw:style-name="gr2" draw:text-style-name="P3" draw:layer="layout" svg:width="4.286cm" svg:height="0.569cm" svg:x="15.686cm" svg:y="24.451cm">
          <draw:text-box>
            <text:p text:style-name="P1"><text:span text:style-name="T2">o</text:span><text:span text:style-name="T2">l</text:span><text:span text:style-name="T2">e</text:span><text:span text:style-name="T2"> </text:span><text:span text:style-name="T2">m</text:span><text:span text:style-name="T2">a</text:span><text:span text:style-name="T2">g</text:span><text:span text:style-name="T2">a</text:span><text:span text:style-name="T2">d</text:span><text:span text:style-name="T2">n</text:span><text:span text:style-name="T2">a</text:span><text:span text:style-name="T2">k</text:span><text:span text:style-name="T2"> </text:span><text:span text:style-name="T2">e</text:span><text:span text:style-name="T2">g</text:span><text:span text:style-name="T2">y</text:span><text:span text:style-name="T2"> </text:span><text:span text:style-name="T2">s</text:span><text:span text:style-name="T2">a</text:span><text:span text:style-name="T2">j</text:span><text:span text:style-name="T2">á</text:span><text:span text:style-name="T2">t</text:span><text:span text:style-name="T2">o</text:span><text:span text:style-name="T2">t</text:span></text:p>
          </draw:text-box>
        </draw:frame>
        <draw:polygon draw:style-name="gr16" draw:text-style-name="P14" draw:layer="layout" svg:width="18.211cm" svg:height="0.105cm" svg:x="1.894cm" svg:y="26.362cm" svg:viewBox="0 0 18212 106" draw:points="0,106 18212,106 18212,0 0,0">
          <text:p/>
        </draw:polygon>
        <draw:polygon draw:style-name="gr16" draw:text-style-name="P14" draw:layer="layout" svg:width="0.106cm" svg:height="0.478cm" svg:x="1.894cm" svg:y="26.467cm" svg:viewBox="0 0 107 479" draw:points="0,479 107,479 107,0 0,0">
          <text:p/>
        </draw:polygon>
        <draw:polygon draw:style-name="gr16" draw:text-style-name="P14" draw:layer="layout" svg:width="17.999cm" svg:height="0.478cm" svg:x="2cm" svg:y="26.467cm" svg:viewBox="0 0 18000 479" draw:points="0,479 18000,479 18000,0 0,0">
          <text:p/>
        </draw:polygon>
        <draw:polygon draw:style-name="gr16" draw:text-style-name="P14" draw:layer="layout" svg:width="0.106cm" svg:height="0.478cm" svg:x="19.999cm" svg:y="26.467cm" svg:viewBox="0 0 107 479" draw:points="0,479 107,479 107,0 0,0">
          <text:p/>
        </draw:polygon>
        <draw:polygon draw:style-name="gr16" draw:text-style-name="P14" draw:layer="layout" svg:width="18.211cm" svg:height="0.106cm" svg:x="1.894cm" svg:y="26.945cm" svg:viewBox="0 0 18212 107" draw:points="0,107 18212,107 18212,0 0,0">
          <text:p/>
        </draw:polygon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7.482cm" svg:height="0.569cm" svg:x="2cm" svg:y="24.961cm">
          <draw:text-box>
            <text:p text:style-name="P1"><text:span text:style-name="T2">a</text:span><text:span text:style-name="T2"> </text:span><text:span text:style-name="T2">G</text:span><text:span text:style-name="T2">i</text:span><text:span text:style-name="T2">t</text:span><text:span text:style-name="T2">L</text:span><text:span text:style-name="T2">a</text:span><text:span text:style-name="T2">b</text:span><text:span text:style-name="T2">o</text:span><text:span text:style-name="T2">n</text:span><text:span text:style-name="T2">, </text:span><text:span text:style-name="T2">h</text:span><text:span text:style-name="T2">a</text:span><text:span text:style-name="T2"> </text:span><text:span text:style-name="T2">m</text:span><text:span text:style-name="T2">á</text:span><text:span text:style-name="T2">r</text:span><text:span text:style-name="T2"> </text:span><text:span text:style-name="T2">s</text:span><text:span text:style-name="T2">a</text:span><text:span text:style-name="T2">j</text:span><text:span text:style-name="T2">á</text:span><text:span text:style-name="T2">t </text:span><text:span text:style-name="T2">k</text:span><text:span text:style-name="T2">ö</text:span><text:span text:style-name="T2">n</text:span><text:span text:style-name="T2">y</text:span><text:span text:style-name="T2">v</text:span><text:span text:style-name="T2">ö</text:span><text:span text:style-name="T2">n</text:span><text:span text:style-name="T2"> </text:span><text:span text:style-name="T2">d</text:span><text:span text:style-name="T2">o</text:span><text:span text:style-name="T2">l</text:span><text:span text:style-name="T2">g</text:span><text:span text:style-name="T2">o</text:span><text:span text:style-name="T2">z</text:span><text:span text:style-name="T2">o</text:span><text:span text:style-name="T2">l</text:span><text:span text:style-name="T2">!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379cm" svg:height="0.547cm" svg:x="19.726cm" svg:y="1.257cm">
          <draw:text-box>
            <text:p text:style-name="P1"><text:span text:style-name="T3">i</text:span><text:span text:style-name="T3">x</text:span></text:p>
          </draw:text-box>
        </draw:frame>
        <draw:frame draw:style-name="gr2" draw:text-style-name="P3" draw:layer="layout" svg:width="15.509cm" svg:height="0.619cm" svg:x="2cm" svg:y="2.923cm">
          <draw:text-box>
            <text:p text:style-name="P1"><text:span text:style-name="T2">H</text:span><text:span text:style-name="T2">a</text:span><text:span text:style-name="T2"> </text:span><text:span text:style-name="T2">m</text:span><text:span text:style-name="T2">e</text:span><text:span text:style-name="T2">g</text:span><text:span text:style-name="T2">v</text:span><text:span text:style-name="T2">a</text:span><text:span text:style-name="T2">n</text:span><text:span text:style-name="T2">n</text:span><text:span text:style-name="T2">a</text:span><text:span text:style-name="T2">k</text:span><text:span text:style-name="T2"> </text:span><text:span text:style-name="T2">a</text:span><text:span text:style-name="T2"> </text:span><text:span text:style-name="T2">k</text:span><text:span text:style-name="T2">ö</text:span><text:span text:style-name="T2">n</text:span><text:span text:style-name="T2">y</text:span><text:span text:style-name="T2">v</text:span><text:span text:style-name="T2"> </text:span><text:span text:style-name="T2">D</text:span><text:span text:style-name="T2">o</text:span><text:span text:style-name="T2">c</text:span><text:span text:style-name="T2">B</text:span><text:span text:style-name="T2">o</text:span><text:span text:style-name="T2">o</text:span><text:span text:style-name="T2">k</text:span><text:span text:style-name="T2"> </text:span><text:span text:style-name="T2">X</text:span><text:span text:style-name="T2">M</text:span><text:span text:style-name="T2">L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a</text:span><text:span text:style-name="T2">i</text:span><text:span text:style-name="T2">, </text:span><text:span text:style-name="T2">a</text:span><text:span text:style-name="T2">k</text:span><text:span text:style-name="T2">k</text:span><text:span text:style-name="T2">o</text:span><text:span text:style-name="T2">r</text:span><text:span text:style-name="T2"> </text:span><text:span text:style-name="T2">a</text:span><text:span text:style-name="T2">z</text:span><text:span text:style-name="T2"> </text:span><text:span text:style-name="T2">a</text:span><text:span text:style-name="T2">l</text:span><text:span text:style-name="T2">á</text:span><text:span text:style-name="T2">b</text:span><text:span text:style-name="T2">b</text:span><text:span text:style-name="T2"> </text:span><text:span text:style-name="T2">l</text:span><text:span text:style-name="T2">á</text:span><text:span text:style-name="T2">t</text:span><text:span text:style-name="T2">h</text:span><text:span text:style-name="T2">a</text:span><text:span text:style-name="T2">t</text:span><text:span text:style-name="T2">ó</text:span><text:span text:style-name="T18"> </text:span><text:span text:style-name="T18">m</text:span><text:span text:style-name="T18">a</text:span><text:span text:style-name="T18">k</text:span><text:span text:style-name="T18">e</text:span><text:span text:style-name="T2"> </text:span><text:span text:style-name="T2">p</text:span><text:span text:style-name="T2">a</text:span><text:span text:style-name="T2">r</text:span><text:span text:style-name="T2">a</text:span><text:span text:style-name="T2">n</text:span><text:span text:style-name="T2">c</text:span><text:span text:style-name="T2">s</text:span><text:span text:style-name="T2"> </text:span><text:span text:style-name="T2">e</text:span><text:span text:style-name="T2">l</text:span><text:span text:style-name="T2">l</text:span><text:span text:style-name="T2">e</text:span><text:span text:style-name="T2">n</text:span></text:p>
          </draw:text-box>
        </draw:frame>
        <draw:frame draw:style-name="gr2" draw:text-style-name="P3" draw:layer="layout" svg:width="0.421cm" svg:height="0.569cm" svg:x="17.573cm" svg:y="2.918cm">
          <draw:text-box>
            <text:p text:style-name="P1"><text:span text:style-name="T2">˝</text:span></text:p>
          </draw:text-box>
        </draw:frame>
        <draw:frame draw:style-name="gr2" draw:text-style-name="P3" draw:layer="layout" svg:width="2.457cm" svg:height="0.569cm" svg:x="17.537cm" svg:y="2.923cm">
          <draw:text-box>
            <text:p text:style-name="P1"><text:span text:style-name="T2">o</text:span><text:span text:style-name="T2">r</text:span><text:span text:style-name="T2">z</text:span><text:span text:style-name="T2">i</text:span><text:span text:style-name="T2">, </text:span><text:span text:style-name="T2">h</text:span><text:span text:style-name="T2">o</text:span><text:span text:style-name="T2">g</text:span><text:span text:style-name="T2">y</text:span><text:span text:style-name="T2"> </text:span><text:span text:style-name="T2">„</text:span><text:span text:style-name="T2">j</text:span><text:span text:style-name="T2">ó</text:span><text:span text:style-name="T2">l</text:span></text:p>
          </draw:text-box>
        </draw:frame>
        <draw:frame draw:style-name="gr2" draw:text-style-name="P3" draw:layer="layout" svg:width="18.21cm" svg:height="0.569cm" svg:x="2cm" svg:y="3.432cm">
          <draw:text-box>
            <text:p text:style-name="P1"><text:span text:style-name="T2">f</text:span><text:span text:style-name="T2">o</text:span><text:span text:style-name="T2">r</text:span><text:span text:style-name="T2">m</text:span><text:span text:style-name="T2">á</text:span><text:span text:style-name="T2">z</text:span><text:span text:style-name="T2">o</text:span><text:span text:style-name="T2">t</text:span><text:span text:style-name="T2">t</text:span><text:span text:style-name="T2">a</text:span><text:span text:style-name="T2">k</text:span><text:span text:style-name="T2">”</text:span><text:span text:style-name="T2"> </text:span><text:span text:style-name="T2">é</text:span><text:span text:style-name="T2">s</text:span><text:span text:style-name="T2"> </text:span><text:span text:style-name="T2">„</text:span><text:span text:style-name="T2">é</text:span><text:span text:style-name="T2">r</text:span><text:span text:style-name="T2">v</text:span><text:span text:style-name="T2">é</text:span><text:span text:style-name="T2">n</text:span><text:span text:style-name="T2">y</text:span><text:span text:style-name="T2">e</text:span><text:span text:style-name="T2">s</text:span><text:span text:style-name="T2">e</text:span><text:span text:style-name="T2">k</text:span><text:span text:style-name="T2">-</text:span><text:span text:style-name="T2">e</text:span><text:span text:style-name="T2">”</text:span><text:span text:style-name="T2"> </text:span><text:span text:style-name="T2">e</text:span><text:span text:style-name="T2">z</text:span><text:span text:style-name="T2">e</text:span><text:span text:style-name="T2">k</text:span><text:span text:style-name="T2"> </text:span><text:span text:style-name="T2">a</text:span><text:span text:style-name="T2">z</text:span><text:span text:style-name="T2"> </text:span><text:span text:style-name="T2">X</text:span><text:span text:style-name="T2">M</text:span><text:span text:style-name="T2">L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o</text:span><text:span text:style-name="T2">k</text:span><text:span text:style-name="T2">, </text:span><text:span text:style-name="T2">m</text:span><text:span text:style-name="T2">a</text:span><text:span text:style-name="T2">j</text:span><text:span text:style-name="T2">d</text:span><text:span text:style-name="T2"> </text:span><text:span text:style-name="T2">e</text:span><text:span text:style-name="T2">l</text:span><text:span text:style-name="T2">k</text:span><text:span text:style-name="T2">é</text:span><text:span text:style-name="T2">s</text:span><text:span text:style-name="T2">z</text:span><text:span text:style-name="T2">í</text:span><text:span text:style-name="T2">t</text:span><text:span text:style-name="T2">i </text:span><text:span text:style-name="T2">a</text:span><text:span text:style-name="T2"> </text:span><text:span text:style-name="T2">d</text:span><text:span text:style-name="T2">b</text:span><text:span text:style-name="T2">l</text:span><text:span text:style-name="T2">a</text:span><text:span text:style-name="T2">t</text:span><text:span text:style-name="T2">e</text:span><text:span text:style-name="T2">x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l </text:span><text:span text:style-name="T2">a</text:span><text:span text:style-name="T2"> </text:span><text:span text:style-name="T2">k</text:span><text:span text:style-name="T2">ö</text:span><text:span text:style-name="T2">n</text:span><text:span text:style-name="T2">y</text:span><text:span text:style-name="T2">v</text:span><text:span text:style-name="T2">e</text:span><text:span text:style-name="T2">d</text:span><text:span text:style-name="T2"> </text:span><text:span text:style-name="T2">p</text:span><text:span text:style-name="T2">d</text:span><text:span text:style-name="T2">f</text:span></text:p>
          </draw:text-box>
        </draw:frame>
        <draw:polygon draw:style-name="gr16" draw:text-style-name="P14" draw:layer="layout" svg:width="18.211cm" svg:height="0.105cm" svg:x="1.894cm" svg:y="5.353cm" svg:viewBox="0 0 18212 106" draw:points="0,106 18212,106 18212,0 0,0">
          <text:p/>
        </draw:polygon>
        <draw:polygon draw:style-name="gr16" draw:text-style-name="P14" draw:layer="layout" svg:width="0.106cm" svg:height="0.478cm" svg:x="1.894cm" svg:y="5.458cm" svg:viewBox="0 0 107 479" draw:points="0,479 107,479 107,0 0,0">
          <text:p/>
        </draw:polygon>
        <draw:polygon draw:style-name="gr16" draw:text-style-name="P14" draw:layer="layout" svg:width="17.999cm" svg:height="0.478cm" svg:x="2cm" svg:y="5.458cm" svg:viewBox="0 0 18000 479" draw:points="0,479 18000,479 18000,0 0,0">
          <text:p/>
        </draw:polygon>
        <draw:polygon draw:style-name="gr16" draw:text-style-name="P14" draw:layer="layout" svg:width="0.106cm" svg:height="0.478cm" svg:x="19.999cm" svg:y="5.458cm" svg:viewBox="0 0 107 479" draw:points="0,479 107,479 107,0 0,0">
          <text:p/>
        </draw:polygon>
        <draw:frame draw:style-name="gr2" draw:text-style-name="P3" draw:layer="layout" svg:width="2.61cm" svg:height="0.569cm" svg:x="2cm" svg:y="3.942cm">
          <draw:text-box>
            <text:p text:style-name="P1"><text:span text:style-name="T2">v</text:span><text:span text:style-name="T2">á</text:span><text:span text:style-name="T2">l</text:span><text:span text:style-name="T2">t</text:span><text:span text:style-name="T2">o</text:span><text:span text:style-name="T2">z</text:span><text:span text:style-name="T2">a</text:span><text:span text:style-name="T2">t</text:span><text:span text:style-name="T2">á</text:span><text:span text:style-name="T2">t</text:span><text:span text:style-name="T2">, </text:span><text:span text:style-name="T2">í</text:span><text:span text:style-name="T2">m</text:span><text:span text:style-name="T2">e</text:span><text:span text:style-name="T2">:</text:span></text:p>
          </draw:text-box>
        </draw:frame>
        <draw:polygon draw:style-name="gr16" draw:text-style-name="P14" draw:layer="layout" svg:width="0.106cm" svg:height="0.478cm" svg:x="1.894cm" svg:y="5.936cm" svg:viewBox="0 0 107 479" draw:points="0,479 107,479 107,0 0,0">
          <text:p/>
        </draw:polygon>
        <draw:polygon draw:style-name="gr16" draw:text-style-name="P14" draw:layer="layout" svg:width="17.999cm" svg:height="0.478cm" svg:x="2cm" svg:y="5.936cm" svg:viewBox="0 0 18000 479" draw:points="0,479 18000,479 18000,0 0,0">
          <text:p/>
        </draw:polygon>
        <draw:polygon draw:style-name="gr16" draw:text-style-name="P14" draw:layer="layout" svg:width="0.106cm" svg:height="0.478cm" svg:x="19.999cm" svg:y="5.936cm" svg:viewBox="0 0 107 479" draw:points="0,479 107,479 107,0 0,0">
          <text:p/>
        </draw:polygon>
        <draw:frame draw:style-name="gr11" draw:text-style-name="P9" draw:layer="layout" svg:width="15.602cm" svg:height="0.467cm" svg:x="2cm" svg:y="5.427cm">
          <draw:text-box>
            <text:p text:style-name="P1"><text:span text:style-name="T25">b</text:span><text:span text:style-name="T25">a</text:span><text:span text:style-name="T25">t</text:span><text:span text:style-name="T25">f</text:span><text:span text:style-name="T25">a</text:span><text:span text:style-name="T25">i</text:span><text:span text:style-name="T25">@</text:span><text:span text:style-name="T25">e</text:span><text:span text:style-name="T25">n</text:span><text:span text:style-name="T25">t</text:span><text:span text:style-name="T25">r</text:span><text:span text:style-name="T25">o</text:span><text:span text:style-name="T25">p</text:span><text:span text:style-name="T25">y</text:span><text:span text:style-name="T25">:</text:span><text:span text:style-name="T25">~</text:span><text:span text:style-name="T25">$</text:span><text:span text:style-name="T25"> </text:span><text:span text:style-name="T25">c</text:span><text:span text:style-name="T25">d</text:span><text:span text:style-name="T25"> </text:span><text:span text:style-name="T25">g</text:span><text:span text:style-name="T25">l</text:span><text:span text:style-name="T25">r</text:span><text:span text:style-name="T25">e</text:span><text:span text:style-name="T25">p</text:span><text:span text:style-name="T25">o</text:span><text:span text:style-name="T25">s</text:span><text:span text:style-name="T25">/</text:span><text:span text:style-name="T25">b</text:span><text:span text:style-name="T25">h</text:span><text:span text:style-name="T25">a</text:span><text:span text:style-name="T25">x</text:span><text:span text:style-name="T25">/</text:span><text:span text:style-name="T25">t</text:span><text:span text:style-name="T25">h</text:span><text:span text:style-name="T25">e</text:span><text:span text:style-name="T25">m</text:span><text:span text:style-name="T25">a</text:span><text:span text:style-name="T25">t</text:span><text:span text:style-name="T25">i</text:span><text:span text:style-name="T25">c</text:span><text:span text:style-name="T25">_</text:span><text:span text:style-name="T25">t</text:span><text:span text:style-name="T25">u</text:span><text:span text:style-name="T25">t</text:span><text:span text:style-name="T25">o</text:span><text:span text:style-name="T25">r</text:span><text:span text:style-name="T25">i</text:span><text:span text:style-name="T25">a</text:span><text:span text:style-name="T25">l</text:span><text:span text:style-name="T25">s</text:span><text:span text:style-name="T25">/</text:span><text:span text:style-name="T25">b</text:span><text:span text:style-name="T25">h</text:span><text:span text:style-name="T25">a</text:span><text:span text:style-name="T25">x</text:span><text:span text:style-name="T25">_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/</text:span></text:p>
          </draw:text-box>
        </draw:frame>
        <draw:polygon draw:style-name="gr16" draw:text-style-name="P14" draw:layer="layout" svg:width="0.106cm" svg:height="0.478cm" svg:x="1.894cm" svg:y="6.414cm" svg:viewBox="0 0 107 479" draw:points="0,479 107,479 107,0 0,0">
          <text:p/>
        </draw:polygon>
        <draw:polygon draw:style-name="gr16" draw:text-style-name="P14" draw:layer="layout" svg:width="17.999cm" svg:height="0.478cm" svg:x="2cm" svg:y="6.414cm" svg:viewBox="0 0 18000 479" draw:points="0,479 18000,479 18000,0 0,0">
          <text:p/>
        </draw:polygon>
        <draw:polygon draw:style-name="gr16" draw:text-style-name="P14" draw:layer="layout" svg:width="0.106cm" svg:height="0.478cm" svg:x="19.999cm" svg:y="6.414cm" svg:viewBox="0 0 107 479" draw:points="0,479 107,479 107,0 0,0">
          <text:p/>
        </draw:polygon>
        <draw:frame draw:style-name="gr11" draw:text-style-name="P9" draw:layer="layout" svg:width="15.835cm" svg:height="0.467cm" svg:x="2cm" svg:y="5.905cm">
          <draw:text-box>
            <text:p text:style-name="P1"><text:span text:style-name="T25">b</text:span><text:span text:style-name="T25">a</text:span><text:span text:style-name="T25">t</text:span><text:span text:style-name="T25">f</text:span><text:span text:style-name="T25">a</text:span><text:span text:style-name="T25">i</text:span><text:span text:style-name="T25">@</text:span><text:span text:style-name="T25">e</text:span><text:span text:style-name="T25">n</text:span><text:span text:style-name="T25">t</text:span><text:span text:style-name="T25">r</text:span><text:span text:style-name="T25">o</text:span><text:span text:style-name="T25">p</text:span><text:span text:style-name="T25">y</text:span><text:span text:style-name="T25">:</text:span><text:span text:style-name="T25">~</text:span><text:span text:style-name="T25">/</text:span><text:span text:style-name="T25">g</text:span><text:span text:style-name="T25">l</text:span><text:span text:style-name="T25">r</text:span><text:span text:style-name="T25">e</text:span><text:span text:style-name="T25">p</text:span><text:span text:style-name="T25">o</text:span><text:span text:style-name="T25">s</text:span><text:span text:style-name="T25">/</text:span><text:span text:style-name="T25">b</text:span><text:span text:style-name="T25">h</text:span><text:span text:style-name="T25">a</text:span><text:span text:style-name="T25">x</text:span><text:span text:style-name="T25">/</text:span><text:span text:style-name="T25">t</text:span><text:span text:style-name="T25">h</text:span><text:span text:style-name="T25">e</text:span><text:span text:style-name="T25">m</text:span><text:span text:style-name="T25">a</text:span><text:span text:style-name="T25">t</text:span><text:span text:style-name="T25">i</text:span><text:span text:style-name="T25">c</text:span><text:span text:style-name="T25">_</text:span><text:span text:style-name="T25">t</text:span><text:span text:style-name="T25">u</text:span><text:span text:style-name="T25">t</text:span><text:span text:style-name="T25">o</text:span><text:span text:style-name="T25">r</text:span><text:span text:style-name="T25">i</text:span><text:span text:style-name="T25">a</text:span><text:span text:style-name="T25">l</text:span><text:span text:style-name="T25">s</text:span><text:span text:style-name="T25">/</text:span><text:span text:style-name="T25">b</text:span><text:span text:style-name="T25">h</text:span><text:span text:style-name="T25">a</text:span><text:span text:style-name="T25">x</text:span><text:span text:style-name="T25">_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$</text:span><text:span text:style-name="T25"> </text:span><text:span text:style-name="T25">m</text:span><text:span text:style-name="T25">a</text:span><text:span text:style-name="T25">k</text:span><text:span text:style-name="T25">e</text:span></text:p>
          </draw:text-box>
        </draw:frame>
        <draw:polygon draw:style-name="gr16" draw:text-style-name="P14" draw:layer="layout" svg:width="0.106cm" svg:height="0.478cm" svg:x="1.894cm" svg:y="6.892cm" svg:viewBox="0 0 107 479" draw:points="0,479 107,479 107,0 0,0">
          <text:p/>
        </draw:polygon>
        <draw:polygon draw:style-name="gr16" draw:text-style-name="P14" draw:layer="layout" svg:width="17.999cm" svg:height="0.478cm" svg:x="2cm" svg:y="6.892cm" svg:viewBox="0 0 18000 479" draw:points="0,479 18000,479 18000,0 0,0">
          <text:p/>
        </draw:polygon>
        <draw:polygon draw:style-name="gr16" draw:text-style-name="P14" draw:layer="layout" svg:width="0.106cm" svg:height="0.478cm" svg:x="19.999cm" svg:y="6.892cm" svg:viewBox="0 0 107 479" draw:points="0,479 107,479 107,0 0,0">
          <text:p/>
        </draw:polygon>
        <draw:frame draw:style-name="gr11" draw:text-style-name="P9" draw:layer="layout" svg:width="6.289cm" svg:height="0.467cm" svg:x="2cm" svg:y="6.383cm">
          <draw:text-box>
            <text:p text:style-name="P1"><text:span text:style-name="T25">r</text:span><text:span text:style-name="T25">m</text:span><text:span text:style-name="T25"> </text:span><text:span text:style-name="T25">-</text:span><text:span text:style-name="T25">f</text:span><text:span text:style-name="T25"> 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-</text:span><text:span text:style-name="T25">f</text:span><text:span text:style-name="T25">d</text:span><text:span text:style-name="T25">l</text:span><text:span text:style-name="T25">.</text:span><text:span text:style-name="T25">p</text:span><text:span text:style-name="T25">d</text:span><text:span text:style-name="T25">f</text:span></text:p>
          </draw:text-box>
        </draw:frame>
        <draw:polygon draw:style-name="gr16" draw:text-style-name="P14" draw:layer="layout" svg:width="0.106cm" svg:height="0.478cm" svg:x="1.894cm" svg:y="7.37cm" svg:viewBox="0 0 107 479" draw:points="0,479 107,479 107,0 0,0">
          <text:p/>
        </draw:polygon>
        <draw:polygon draw:style-name="gr16" draw:text-style-name="P14" draw:layer="layout" svg:width="17.999cm" svg:height="0.478cm" svg:x="2cm" svg:y="7.37cm" svg:viewBox="0 0 18000 479" draw:points="0,479 18000,479 18000,0 0,0">
          <text:p/>
        </draw:polygon>
        <draw:polygon draw:style-name="gr16" draw:text-style-name="P14" draw:layer="layout" svg:width="0.106cm" svg:height="0.478cm" svg:x="19.999cm" svg:y="7.37cm" svg:viewBox="0 0 107 479" draw:points="0,479 107,479 107,0 0,0">
          <text:p/>
        </draw:polygon>
        <draw:frame draw:style-name="gr11" draw:text-style-name="P9" draw:layer="layout" svg:width="13.972cm" svg:height="0.467cm" svg:x="2cm" svg:y="6.861cm">
          <draw:text-box>
            <text:p text:style-name="P1"><text:span text:style-name="T25">x</text:span><text:span text:style-name="T25">m</text:span><text:span text:style-name="T25">l</text:span><text:span text:style-name="T25">l</text:span><text:span text:style-name="T25">i</text:span><text:span text:style-name="T25">n</text:span><text:span text:style-name="T25">t</text:span><text:span text:style-name="T25"> </text:span><text:span text:style-name="T25">-</text:span><text:span text:style-name="T25">-</text:span><text:span text:style-name="T25">x</text:span><text:span text:style-name="T25">i</text:span><text:span text:style-name="T25">n</text:span><text:span text:style-name="T25">c</text:span><text:span text:style-name="T25">l</text:span><text:span text:style-name="T25">u</text:span><text:span text:style-name="T25">d</text:span><text:span text:style-name="T25">e</text:span><text:span text:style-name="T25"> 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-</text:span><text:span text:style-name="T25">f</text:span><text:span text:style-name="T25">d</text:span><text:span text:style-name="T25">l</text:span><text:span text:style-name="T25">.</text:span><text:span text:style-name="T25">x</text:span><text:span text:style-name="T25">m</text:span><text:span text:style-name="T25">l</text:span><text:span text:style-name="T25"> </text:span><text:span text:style-name="T25">-</text:span><text:span text:style-name="T25">-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 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.</text:span><text:span text:style-name="T25">x</text:span><text:span text:style-name="T25">m</text:span><text:span text:style-name="T25">l</text:span></text:p>
          </draw:text-box>
        </draw:frame>
        <draw:frame draw:style-name="gr11" draw:text-style-name="P9" draw:layer="layout" svg:width="16.999cm" svg:height="0.467cm" svg:x="2cm" svg:y="7.339cm">
          <draw:text-box>
            <text:p text:style-name="P1"><text:span text:style-name="T25">x</text:span><text:span text:style-name="T25">m</text:span><text:span text:style-name="T25">l</text:span><text:span text:style-name="T25">l</text:span><text:span text:style-name="T25">i</text:span><text:span text:style-name="T25">n</text:span><text:span text:style-name="T25">t</text:span><text:span text:style-name="T25"> </text:span><text:span text:style-name="T25">-</text:span><text:span text:style-name="T25">-</text:span><text:span text:style-name="T25">r</text:span><text:span text:style-name="T25">e</text:span><text:span text:style-name="T25">l</text:span><text:span text:style-name="T25">a</text:span><text:span text:style-name="T25">x</text:span><text:span text:style-name="T25">n</text:span><text:span text:style-name="T25">g</text:span><text:span text:style-name="T25"> </text:span><text:span text:style-name="T25">h</text:span><text:span text:style-name="T25">t</text:span><text:span text:style-name="T25">t</text:span><text:span text:style-name="T25">p</text:span><text:span text:style-name="T25">:</text:span><text:span text:style-name="T25">/</text:span><text:span text:style-name="T25">/</text:span><text:span text:style-name="T25">d</text:span><text:span text:style-name="T25">o</text:span><text:span text:style-name="T25">c</text:span><text:span text:style-name="T25">b</text:span><text:span text:style-name="T25">o</text:span><text:span text:style-name="T25">o</text:span><text:span text:style-name="T25">k</text:span><text:span text:style-name="T25">.</text:span><text:span text:style-name="T25">o</text:span><text:span text:style-name="T25">r</text:span><text:span text:style-name="T25">g</text:span><text:span text:style-name="T25">/</text:span><text:span text:style-name="T25">x</text:span><text:span text:style-name="T25">m</text:span><text:span text:style-name="T25">l</text:span><text:span text:style-name="T25">/</text:span><text:span text:style-name="T25">5</text:span><text:span text:style-name="T25">.</text:span><text:span text:style-name="T25">0</text:span><text:span text:style-name="T25">/</text:span><text:span text:style-name="T25">r</text:span><text:span text:style-name="T25">n</text:span><text:span text:style-name="T25">g</text:span><text:span text:style-name="T25">/</text:span><text:span text:style-name="T25">d</text:span><text:span text:style-name="T25">o</text:span><text:span text:style-name="T25">c</text:span><text:span text:style-name="T25">b</text:span><text:span text:style-name="T25">o</text:span><text:span text:style-name="T25">o</text:span><text:span text:style-name="T25">k</text:span><text:span text:style-name="T25">x</text:span><text:span text:style-name="T25">i</text:span><text:span text:style-name="T25">.</text:span><text:span text:style-name="T25">r</text:span><text:span text:style-name="T25">n</text:span><text:span text:style-name="T25">g</text:span><text:span text:style-name="T25"> 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.</text:span><text:span text:style-name="T25">x</text:span><text:span text:style-name="T25">m</text:span><text:span text:style-name="T25">l</text:span></text:p>
          </draw:text-box>
        </draw:frame>
        <draw:polygon draw:style-name="gr16" draw:text-style-name="P14" draw:layer="layout" svg:width="0.106cm" svg:height="0.478cm" svg:x="1.894cm" svg:y="7.848cm" svg:viewBox="0 0 107 479" draw:points="0,479 107,479 107,0 0,0">
          <text:p/>
        </draw:polygon>
        <draw:polygon draw:style-name="gr16" draw:text-style-name="P14" draw:layer="layout" svg:width="17.999cm" svg:height="0.478cm" svg:x="2cm" svg:y="7.848cm" svg:viewBox="0 0 18000 479" draw:points="0,479 18000,479 18000,0 0,0">
          <text:p/>
        </draw:polygon>
        <draw:polygon draw:style-name="gr16" draw:text-style-name="P14" draw:layer="layout" svg:width="0.106cm" svg:height="0.478cm" svg:x="19.999cm" svg:y="7.848cm" svg:viewBox="0 0 107 479" draw:points="0,479 107,479 107,0 0,0">
          <text:p/>
        </draw:polygon>
        <draw:frame draw:style-name="gr11" draw:text-style-name="P9" draw:layer="layout" svg:width="0.464cm" svg:height="0.446cm" svg:x="19.318cm" svg:y="7.348cm">
          <draw:text-box>
            <text:p text:style-name="P1"><text:span text:style-name="T26">←</text:span><text:span text:style-name="T26">-</text:span></text:p>
          </draw:text-box>
        </draw:frame>
        <draw:polygon draw:style-name="gr16" draw:text-style-name="P14" draw:layer="layout" svg:width="0.106cm" svg:height="0.478cm" svg:x="1.894cm" svg:y="8.326cm" svg:viewBox="0 0 107 479" draw:points="0,479 107,479 107,0 0,0">
          <text:p/>
        </draw:polygon>
        <draw:polygon draw:style-name="gr16" draw:text-style-name="P14" draw:layer="layout" svg:width="17.999cm" svg:height="0.478cm" svg:x="2cm" svg:y="8.326cm" svg:viewBox="0 0 18000 479" draw:points="0,479 18000,479 18000,0 0,0">
          <text:p/>
        </draw:polygon>
        <draw:polygon draw:style-name="gr16" draw:text-style-name="P14" draw:layer="layout" svg:width="0.106cm" svg:height="0.478cm" svg:x="19.999cm" svg:y="8.326cm" svg:viewBox="0 0 107 479" draw:points="0,479 107,479 107,0 0,0">
          <text:p/>
        </draw:polygon>
        <draw:frame draw:style-name="gr11" draw:text-style-name="P9" draw:layer="layout" svg:width="1.632cm" svg:height="0.467cm" svg:x="2.703cm" svg:y="7.817cm">
          <draw:text-box>
            <text:p text:style-name="P1"><text:span text:style-name="T25">-</text:span><text:span text:style-name="T25">-</text:span><text:span text:style-name="T25">n</text:span><text:span text:style-name="T25">o</text:span><text:span text:style-name="T25">o</text:span><text:span text:style-name="T25">u</text:span><text:span text:style-name="T25">t</text:span></text:p>
          </draw:text-box>
        </draw:frame>
        <draw:polygon draw:style-name="gr16" draw:text-style-name="P14" draw:layer="layout" svg:width="0.106cm" svg:height="0.478cm" svg:x="1.894cm" svg:y="8.804cm" svg:viewBox="0 0 107 479" draw:points="0,479 107,479 107,0 0,0">
          <text:p/>
        </draw:polygon>
        <draw:polygon draw:style-name="gr16" draw:text-style-name="P14" draw:layer="layout" svg:width="17.999cm" svg:height="0.478cm" svg:x="2cm" svg:y="8.804cm" svg:viewBox="0 0 18000 479" draw:points="0,479 18000,479 18000,0 0,0">
          <text:p/>
        </draw:polygon>
        <draw:polygon draw:style-name="gr16" draw:text-style-name="P14" draw:layer="layout" svg:width="0.106cm" svg:height="0.478cm" svg:x="19.999cm" svg:y="8.804cm" svg:viewBox="0 0 107 479" draw:points="0,479 107,479 107,0 0,0">
          <text:p/>
        </draw:polygon>
        <draw:frame draw:style-name="gr11" draw:text-style-name="P9" draw:layer="layout" svg:width="4.659cm" svg:height="0.467cm" svg:x="2cm" svg:y="8.295cm">
          <draw:text-box>
            <text:p text:style-name="P1"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.</text:span><text:span text:style-name="T25">x</text:span><text:span text:style-name="T25">m</text:span><text:span text:style-name="T25">l</text:span><text:span text:style-name="T25"> 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e</text:span><text:span text:style-name="T25">s</text:span></text:p>
          </draw:text-box>
        </draw:frame>
        <draw:polygon draw:style-name="gr16" draw:text-style-name="P14" draw:layer="layout" svg:width="0.106cm" svg:height="0.478cm" svg:x="1.894cm" svg:y="9.282cm" svg:viewBox="0 0 107 479" draw:points="0,479 107,479 107,0 0,0">
          <text:p/>
        </draw:polygon>
        <draw:polygon draw:style-name="gr16" draw:text-style-name="P14" draw:layer="layout" svg:width="17.999cm" svg:height="0.478cm" svg:x="2cm" svg:y="9.282cm" svg:viewBox="0 0 18000 479" draw:points="0,479 18000,479 18000,0 0,0">
          <text:p/>
        </draw:polygon>
        <draw:polygon draw:style-name="gr16" draw:text-style-name="P14" draw:layer="layout" svg:width="0.106cm" svg:height="0.478cm" svg:x="19.999cm" svg:y="9.282cm" svg:viewBox="0 0 107 479" draw:points="0,479 107,479 107,0 0,0">
          <text:p/>
        </draw:polygon>
        <draw:frame draw:style-name="gr11" draw:text-style-name="P9" draw:layer="layout" svg:width="3.727cm" svg:height="0.467cm" svg:x="2cm" svg:y="8.773cm">
          <draw:text-box>
            <text:p text:style-name="P1"><text:span text:style-name="T25">r</text:span><text:span text:style-name="T25">m</text:span><text:span text:style-name="T25"> </text:span><text:span text:style-name="T25">-</text:span><text:span text:style-name="T25">f</text:span><text:span text:style-name="T25"> 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.</text:span><text:span text:style-name="T25">x</text:span><text:span text:style-name="T25">m</text:span><text:span text:style-name="T25">l</text:span></text:p>
          </draw:text-box>
        </draw:frame>
        <draw:polygon draw:style-name="gr16" draw:text-style-name="P14" draw:layer="layout" svg:width="0.106cm" svg:height="0.478cm" svg:x="1.894cm" svg:y="9.76cm" svg:viewBox="0 0 107 479" draw:points="0,479 107,479 107,0 0,0">
          <text:p/>
        </draw:polygon>
        <draw:polygon draw:style-name="gr16" draw:text-style-name="P14" draw:layer="layout" svg:width="17.999cm" svg:height="0.478cm" svg:x="2cm" svg:y="9.76cm" svg:viewBox="0 0 18000 479" draw:points="0,479 18000,479 18000,0 0,0">
          <text:p/>
        </draw:polygon>
        <draw:polygon draw:style-name="gr16" draw:text-style-name="P14" draw:layer="layout" svg:width="0.106cm" svg:height="0.478cm" svg:x="19.999cm" svg:y="9.76cm" svg:viewBox="0 0 107 479" draw:points="0,479 107,479 107,0 0,0">
          <text:p/>
        </draw:polygon>
        <draw:frame draw:style-name="gr11" draw:text-style-name="P9" draw:layer="layout" svg:width="11.644cm" svg:height="0.467cm" svg:x="2cm" svg:y="9.251cm">
          <draw:text-box>
            <text:p text:style-name="P1"><text:span text:style-name="T25">d</text:span><text:span text:style-name="T25">b</text:span><text:span text:style-name="T25">l</text:span><text:span text:style-name="T25">a</text:span><text:span text:style-name="T25">t</text:span><text:span text:style-name="T25">e</text:span><text:span text:style-name="T25">x</text:span><text:span text:style-name="T25"> 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-</text:span><text:span text:style-name="T25">f</text:span><text:span text:style-name="T25">d</text:span><text:span text:style-name="T25">l</text:span><text:span text:style-name="T25">.</text:span><text:span text:style-name="T25">x</text:span><text:span text:style-name="T25">m</text:span><text:span text:style-name="T25">l</text:span><text:span text:style-name="T25"> </text:span><text:span text:style-name="T25">-</text:span><text:span text:style-name="T25">p</text:span><text:span text:style-name="T25"> 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.</text:span><text:span text:style-name="T25">x</text:span><text:span text:style-name="T25">l</text:span><text:span text:style-name="T25">s</text:span></text:p>
          </draw:text-box>
        </draw:frame>
        <draw:polygon draw:style-name="gr16" draw:text-style-name="P14" draw:layer="layout" svg:width="0.106cm" svg:height="0.478cm" svg:x="1.894cm" svg:y="10.238cm" svg:viewBox="0 0 107 479" draw:points="0,479 107,479 107,0 0,0">
          <text:p/>
        </draw:polygon>
        <draw:polygon draw:style-name="gr16" draw:text-style-name="P14" draw:layer="layout" svg:width="17.999cm" svg:height="0.478cm" svg:x="2cm" svg:y="10.238cm" svg:viewBox="0 0 18000 479" draw:points="0,479 18000,479 18000,0 0,0">
          <text:p/>
        </draw:polygon>
        <draw:polygon draw:style-name="gr16" draw:text-style-name="P14" draw:layer="layout" svg:width="0.106cm" svg:height="0.478cm" svg:x="19.999cm" svg:y="10.238cm" svg:viewBox="0 0 107 479" draw:points="0,479 107,479 107,0 0,0">
          <text:p/>
        </draw:polygon>
        <draw:frame draw:style-name="gr11" draw:text-style-name="P9" draw:layer="layout" svg:width="6.056cm" svg:height="0.467cm" svg:x="2cm" svg:y="9.729cm">
          <draw:text-box>
            <text:p text:style-name="P1"><text:span text:style-name="T25">B</text:span><text:span text:style-name="T25">u</text:span><text:span text:style-name="T25">i</text:span><text:span text:style-name="T25">l</text:span><text:span text:style-name="T25">d</text:span><text:span text:style-name="T25"> </text:span><text:span text:style-name="T25">t</text:span><text:span text:style-name="T25">h</text:span><text:span text:style-name="T25">e</text:span><text:span text:style-name="T25"> </text:span><text:span text:style-name="T25">b</text:span><text:span text:style-name="T25">o</text:span><text:span text:style-name="T25">o</text:span><text:span text:style-name="T25">k</text:span><text:span text:style-name="T25"> </text:span><text:span text:style-name="T25">s</text:span><text:span text:style-name="T25">e</text:span><text:span text:style-name="T25">t</text:span><text:span text:style-name="T25"> </text:span><text:span text:style-name="T25">l</text:span><text:span text:style-name="T25">i</text:span><text:span text:style-name="T25">s</text:span><text:span text:style-name="T25">t</text:span><text:span text:style-name="T25">.</text:span><text:span text:style-name="T25">.</text:span><text:span text:style-name="T25">.</text:span></text:p>
          </draw:text-box>
        </draw:frame>
        <draw:polygon draw:style-name="gr16" draw:text-style-name="P14" draw:layer="layout" svg:width="0.106cm" svg:height="0.478cm" svg:x="1.894cm" svg:y="10.716cm" svg:viewBox="0 0 107 479" draw:points="0,479 107,479 107,0 0,0">
          <text:p/>
        </draw:polygon>
        <draw:polygon draw:style-name="gr16" draw:text-style-name="P14" draw:layer="layout" svg:width="17.999cm" svg:height="0.478cm" svg:x="2cm" svg:y="10.716cm" svg:viewBox="0 0 18000 479" draw:points="0,479 18000,479 18000,0 0,0">
          <text:p/>
        </draw:polygon>
        <draw:polygon draw:style-name="gr16" draw:text-style-name="P14" draw:layer="layout" svg:width="0.106cm" svg:height="0.478cm" svg:x="19.999cm" svg:y="10.716cm" svg:viewBox="0 0 107 479" draw:points="0,479 107,479 107,0 0,0">
          <text:p/>
        </draw:polygon>
        <draw:frame draw:style-name="gr11" draw:text-style-name="P9" draw:layer="layout" svg:width="4.892cm" svg:height="0.467cm" svg:x="2cm" svg:y="10.207cm">
          <draw:text-box>
            <text:p text:style-name="P1"><text:span text:style-name="T25">B</text:span><text:span text:style-name="T25">u</text:span><text:span text:style-name="T25">i</text:span><text:span text:style-name="T25">l</text:span><text:span text:style-name="T25">d</text:span><text:span text:style-name="T25"> </text:span><text:span text:style-name="T25">t</text:span><text:span text:style-name="T25">h</text:span><text:span text:style-name="T25">e</text:span><text:span text:style-name="T25"> </text:span><text:span text:style-name="T25">l</text:span><text:span text:style-name="T25">i</text:span><text:span text:style-name="T25">s</text:span><text:span text:style-name="T25">t</text:span><text:span text:style-name="T25">i</text:span><text:span text:style-name="T25">n</text:span><text:span text:style-name="T25">g</text:span><text:span text:style-name="T25">s</text:span><text:span text:style-name="T25">.</text:span><text:span text:style-name="T25">.</text:span><text:span text:style-name="T25">.</text:span></text:p>
          </draw:text-box>
        </draw:frame>
        <draw:polygon draw:style-name="gr16" draw:text-style-name="P14" draw:layer="layout" svg:width="0.106cm" svg:height="0.478cm" svg:x="1.894cm" svg:y="11.194cm" svg:viewBox="0 0 107 479" draw:points="0,479 107,479 107,0 0,0">
          <text:p/>
        </draw:polygon>
        <draw:polygon draw:style-name="gr16" draw:text-style-name="P14" draw:layer="layout" svg:width="17.999cm" svg:height="0.478cm" svg:x="2cm" svg:y="11.194cm" svg:viewBox="0 0 18000 479" draw:points="0,479 18000,479 18000,0 0,0">
          <text:p/>
        </draw:polygon>
        <draw:polygon draw:style-name="gr16" draw:text-style-name="P14" draw:layer="layout" svg:width="0.106cm" svg:height="0.478cm" svg:x="19.999cm" svg:y="11.194cm" svg:viewBox="0 0 107 479" draw:points="0,479 107,479 107,0 0,0">
          <text:p/>
        </draw:polygon>
        <draw:frame draw:style-name="gr11" draw:text-style-name="P9" draw:layer="layout" svg:width="10.247cm" svg:height="0.467cm" svg:x="2cm" svg:y="10.685cm">
          <draw:text-box>
            <text:p text:style-name="P1"><text:span text:style-name="T25">X</text:span><text:span text:style-name="T25">S</text:span><text:span text:style-name="T25">L</text:span><text:span text:style-name="T25">T</text:span><text:span text:style-name="T25"> </text:span><text:span text:style-name="T25">s</text:span><text:span text:style-name="T25">t</text:span><text:span text:style-name="T25">y</text:span><text:span text:style-name="T25">l</text:span><text:span text:style-name="T25">e</text:span><text:span text:style-name="T25">s</text:span><text:span text:style-name="T25">h</text:span><text:span text:style-name="T25">e</text:span><text:span text:style-name="T25">e</text:span><text:span text:style-name="T25">t</text:span><text:span text:style-name="T25">s</text:span><text:span text:style-name="T25"> </text:span><text:span text:style-name="T25">D</text:span><text:span text:style-name="T25">o</text:span><text:span text:style-name="T25">c</text:span><text:span text:style-name="T25">B</text:span><text:span text:style-name="T25">o</text:span><text:span text:style-name="T25">o</text:span><text:span text:style-name="T25">k</text:span><text:span text:style-name="T25"> </text:span><text:span text:style-name="T25">-</text:span><text:span text:style-name="T25"> </text:span><text:span text:style-name="T25">L</text:span><text:span text:style-name="T25">a</text:span><text:span text:style-name="T25">T</text:span><text:span text:style-name="T25">e</text:span><text:span text:style-name="T25">X</text:span><text:span text:style-name="T25"> </text:span><text:span text:style-name="T25">2</text:span><text:span text:style-name="T25">e</text:span><text:span text:style-name="T25"> </text:span><text:span text:style-name="T25">(</text:span><text:span text:style-name="T25">0</text:span><text:span text:style-name="T25">.</text:span><text:span text:style-name="T25">3</text:span><text:span text:style-name="T25">.</text:span><text:span text:style-name="T25">1</text:span><text:span text:style-name="T25">0</text:span><text:span text:style-name="T25">)</text:span></text:p>
          </draw:text-box>
        </draw:frame>
        <draw:polygon draw:style-name="gr16" draw:text-style-name="P14" draw:layer="layout" svg:width="0.106cm" svg:height="0.478cm" svg:x="1.894cm" svg:y="11.672cm" svg:viewBox="0 0 107 479" draw:points="0,479 107,479 107,0 0,0">
          <text:p/>
        </draw:polygon>
        <draw:polygon draw:style-name="gr16" draw:text-style-name="P14" draw:layer="layout" svg:width="17.999cm" svg:height="0.478cm" svg:x="2cm" svg:y="11.672cm" svg:viewBox="0 0 18000 479" draw:points="0,479 18000,479 18000,0 0,0">
          <text:p/>
        </draw:polygon>
        <draw:polygon draw:style-name="gr16" draw:text-style-name="P14" draw:layer="layout" svg:width="0.106cm" svg:height="0.478cm" svg:x="19.999cm" svg:y="11.672cm" svg:viewBox="0 0 107 479" draw:points="0,479 107,479 107,0 0,0">
          <text:p/>
        </draw:polygon>
        <draw:frame draw:style-name="gr11" draw:text-style-name="P9" draw:layer="layout" svg:width="11.877cm" svg:height="0.467cm" svg:x="2cm" svg:y="11.163cm">
          <draw:text-box>
            <text:p text:style-name="P1"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text:span text:style-name="T25">=</text:span></text:p>
          </draw:text-box>
        </draw:frame>
        <draw:polygon draw:style-name="gr16" draw:text-style-name="P14" draw:layer="layout" svg:width="0.106cm" svg:height="0.478cm" svg:x="1.894cm" svg:y="12.15cm" svg:viewBox="0 0 107 479" draw:points="0,479 107,479 107,0 0,0">
          <text:p/>
        </draw:polygon>
        <draw:polygon draw:style-name="gr16" draw:text-style-name="P14" draw:layer="layout" svg:width="17.999cm" svg:height="0.478cm" svg:x="2cm" svg:y="12.15cm" svg:viewBox="0 0 18000 479" draw:points="0,479 18000,479 18000,0 0,0">
          <text:p/>
        </draw:polygon>
        <draw:polygon draw:style-name="gr16" draw:text-style-name="P14" draw:layer="layout" svg:width="0.106cm" svg:height="0.478cm" svg:x="19.999cm" svg:y="12.15cm" svg:viewBox="0 0 107 479" draw:points="0,479 107,479 107,0 0,0">
          <text:p/>
        </draw:polygon>
        <draw:frame draw:style-name="gr11" draw:text-style-name="P9" draw:layer="layout" svg:width="9.315cm" svg:height="0.467cm" svg:x="2cm" svg:y="11.641cm">
          <draw:text-box>
            <text:p text:style-name="P1"><text:span text:style-name="T25">S</text:span><text:span text:style-name="T25">t</text:span><text:span text:style-name="T25">r</text:span><text:span text:style-name="T25">i</text:span><text:span text:style-name="T25">p</text:span><text:span text:style-name="T25">p</text:span><text:span text:style-name="T25">i</text:span><text:span text:style-name="T25">n</text:span><text:span text:style-name="T25">g</text:span><text:span text:style-name="T25"> </text:span><text:span text:style-name="T25">N</text:span><text:span text:style-name="T25">S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D</text:span><text:span text:style-name="T25">o</text:span><text:span text:style-name="T25">c</text:span><text:span text:style-name="T25">B</text:span><text:span text:style-name="T25">o</text:span><text:span text:style-name="T25">o</text:span><text:span text:style-name="T25">k</text:span><text:span text:style-name="T25"> </text:span><text:span text:style-name="T25">5</text:span><text:span text:style-name="T25">/</text:span><text:span text:style-name="T25">N</text:span><text:span text:style-name="T25">G</text:span><text:span text:style-name="T25"> </text:span><text:span text:style-name="T25">d</text:span><text:span text:style-name="T25">o</text:span><text:span text:style-name="T25">c</text:span><text:span text:style-name="T25">u</text:span><text:span text:style-name="T25">m</text:span><text:span text:style-name="T25">e</text:span><text:span text:style-name="T25">n</text:span><text:span text:style-name="T25">t</text:span><text:span text:style-name="T25">.</text:span></text:p>
          </draw:text-box>
        </draw:frame>
        <draw:polygon draw:style-name="gr16" draw:text-style-name="P14" draw:layer="layout" svg:width="0.106cm" svg:height="0.478cm" svg:x="1.894cm" svg:y="12.628cm" svg:viewBox="0 0 107 479" draw:points="0,479 107,479 107,0 0,0">
          <text:p/>
        </draw:polygon>
        <draw:polygon draw:style-name="gr16" draw:text-style-name="P14" draw:layer="layout" svg:width="17.999cm" svg:height="0.478cm" svg:x="2cm" svg:y="12.628cm" svg:viewBox="0 0 18000 479" draw:points="0,479 18000,479 18000,0 0,0">
          <text:p/>
        </draw:polygon>
        <draw:polygon draw:style-name="gr16" draw:text-style-name="P14" draw:layer="layout" svg:width="0.106cm" svg:height="0.478cm" svg:x="19.999cm" svg:y="12.628cm" svg:viewBox="0 0 107 479" draw:points="0,479 107,479 107,0 0,0">
          <text:p/>
        </draw:polygon>
        <draw:frame draw:style-name="gr11" draw:text-style-name="P9" draw:layer="layout" svg:width="6.754cm" svg:height="0.467cm" svg:x="2cm" svg:y="12.119cm">
          <draw:text-box>
            <text:p text:style-name="P1"><text:span text:style-name="T25">P</text:span><text:span text:style-name="T25">r</text:span><text:span text:style-name="T25">o</text:span><text:span text:style-name="T25">c</text:span><text:span text:style-name="T25">e</text:span><text:span text:style-name="T25">s</text:span><text:span text:style-name="T25">s</text:span><text:span text:style-name="T25">i</text:span><text:span text:style-name="T25">n</text:span><text:span text:style-name="T25">g</text:span><text:span text:style-name="T25"> </text:span><text:span text:style-name="T25">s</text:span><text:span text:style-name="T25">t</text:span><text:span text:style-name="T25">r</text:span><text:span text:style-name="T25">i</text:span><text:span text:style-name="T25">p</text:span><text:span text:style-name="T25">p</text:span><text:span text:style-name="T25">e</text:span><text:span text:style-name="T25">d</text:span><text:span text:style-name="T25"> </text:span><text:span text:style-name="T25">d</text:span><text:span text:style-name="T25">o</text:span><text:span text:style-name="T25">c</text:span><text:span text:style-name="T25">u</text:span><text:span text:style-name="T25">m</text:span><text:span text:style-name="T25">e</text:span><text:span text:style-name="T25">n</text:span><text:span text:style-name="T25">t</text:span><text:span text:style-name="T25">.</text:span></text:p>
          </draw:text-box>
        </draw:frame>
        <draw:polygon draw:style-name="gr16" draw:text-style-name="P14" draw:layer="layout" svg:width="0.106cm" svg:height="0.478cm" svg:x="1.894cm" svg:y="13.106cm" svg:viewBox="0 0 107 479" draw:points="0,479 107,479 107,0 0,0">
          <text:p/>
        </draw:polygon>
        <draw:polygon draw:style-name="gr16" draw:text-style-name="P14" draw:layer="layout" svg:width="17.999cm" svg:height="0.478cm" svg:x="2cm" svg:y="13.106cm" svg:viewBox="0 0 18000 479" draw:points="0,479 18000,479 18000,0 0,0">
          <text:p/>
        </draw:polygon>
        <draw:polygon draw:style-name="gr16" draw:text-style-name="P14" draw:layer="layout" svg:width="0.106cm" svg:height="0.478cm" svg:x="19.999cm" svg:y="13.106cm" svg:viewBox="0 0 107 479" draw:points="0,479 107,479 107,0 0,0">
          <text:p/>
        </draw:polygon>
        <draw:frame draw:style-name="gr11" draw:text-style-name="P9" draw:layer="layout" svg:width="5.823cm" svg:height="0.467cm" svg:x="2cm" svg:y="12.597cm">
          <draw:text-box>
            <text:p text:style-name="P1"><text:span text:style-name="T25">I</text:span><text:span text:style-name="T25">m</text:span><text:span text:style-name="T25">a</text:span><text:span text:style-name="T25">g</text:span><text:span text:style-name="T25">e</text:span><text:span text:style-name="T25"> </text:span><text:span text:style-name="T25">’</text:span><text:span text:style-name="T25">d</text:span><text:span text:style-name="T25">b</text:span><text:span text:style-name="T25">l</text:span><text:span text:style-name="T25">a</text:span><text:span text:style-name="T25">t</text:span><text:span text:style-name="T25">e</text:span><text:span text:style-name="T25">x</text:span><text:span text:style-name="T25">’</text:span><text:span text:style-name="T25"> </text:span><text:span text:style-name="T25">n</text:span><text:span text:style-name="T25">o</text:span><text:span text:style-name="T25">t</text:span><text:span text:style-name="T25"> </text:span><text:span text:style-name="T25">f</text:span><text:span text:style-name="T25">o</text:span><text:span text:style-name="T25">u</text:span><text:span text:style-name="T25">n</text:span><text:span text:style-name="T25">d</text:span></text:p>
          </draw:text-box>
        </draw:frame>
        <draw:polygon draw:style-name="gr16" draw:text-style-name="P14" draw:layer="layout" svg:width="0.106cm" svg:height="0.478cm" svg:x="1.894cm" svg:y="13.584cm" svg:viewBox="0 0 107 479" draw:points="0,479 107,479 107,0 0,0">
          <text:p/>
        </draw:polygon>
        <draw:polygon draw:style-name="gr16" draw:text-style-name="P14" draw:layer="layout" svg:width="17.999cm" svg:height="0.478cm" svg:x="2cm" svg:y="13.584cm" svg:viewBox="0 0 18000 479" draw:points="0,479 18000,479 18000,0 0,0">
          <text:p/>
        </draw:polygon>
        <draw:polygon draw:style-name="gr16" draw:text-style-name="P14" draw:layer="layout" svg:width="0.106cm" svg:height="0.478cm" svg:x="19.999cm" svg:y="13.584cm" svg:viewBox="0 0 107 479" draw:points="0,479 107,479 107,0 0,0">
          <text:p/>
        </draw:polygon>
        <draw:frame draw:style-name="gr11" draw:text-style-name="P9" draw:layer="layout" svg:width="6.289cm" svg:height="0.467cm" svg:x="2cm" svg:y="13.075cm">
          <draw:text-box>
            <text:p text:style-name="P1"><text:span text:style-name="T25">B</text:span><text:span text:style-name="T25">u</text:span><text:span text:style-name="T25">i</text:span><text:span text:style-name="T25">l</text:span><text:span text:style-name="T25">d</text:span><text:span text:style-name="T25"> 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-</text:span><text:span text:style-name="T25">f</text:span><text:span text:style-name="T25">d</text:span><text:span text:style-name="T25">l</text:span><text:span text:style-name="T25">.</text:span><text:span text:style-name="T25">p</text:span><text:span text:style-name="T25">d</text:span><text:span text:style-name="T25">f</text:span></text:p>
          </draw:text-box>
        </draw:frame>
        <draw:polygon draw:style-name="gr16" draw:text-style-name="P14" draw:layer="layout" svg:width="18.211cm" svg:height="0.105cm" svg:x="1.894cm" svg:y="14.062cm" svg:viewBox="0 0 18212 106" draw:points="0,106 18212,106 18212,0 0,0">
          <text:p/>
        </draw:polygon>
        <draw:frame draw:style-name="gr11" draw:text-style-name="P9" draw:layer="layout" svg:width="9.781cm" svg:height="0.467cm" svg:x="2cm" svg:y="13.553cm">
          <draw:text-box>
            <text:p text:style-name="P1"><text:span text:style-name="T25">’</text:span><text:span text:style-name="T25">b</text:span><text:span text:style-name="T25">h</text:span><text:span text:style-name="T25">a</text:span><text:span text:style-name="T25">x</text:span><text:span text:style-name="T25">-</text:span><text:span text:style-name="T25">t</text:span><text:span text:style-name="T25">e</text:span><text:span text:style-name="T25">x</text:span><text:span text:style-name="T25">t</text:span><text:span text:style-name="T25">b</text:span><text:span text:style-name="T25">o</text:span><text:span text:style-name="T25">o</text:span><text:span text:style-name="T25">k</text:span><text:span text:style-name="T25">-</text:span><text:span text:style-name="T25">f</text:span><text:span text:style-name="T25">d</text:span><text:span text:style-name="T25">l</text:span><text:span text:style-name="T25">.</text:span><text:span text:style-name="T25">p</text:span><text:span text:style-name="T25">d</text:span><text:span text:style-name="T25">f</text:span><text:span text:style-name="T25">’</text:span><text:span text:style-name="T25"> </text:span><text:span text:style-name="T25">s</text:span><text:span text:style-name="T25">u</text:span><text:span text:style-name="T25">c</text:span><text:span text:style-name="T25">c</text:span><text:span text:style-name="T25">e</text:span><text:span text:style-name="T25">s</text:span><text:span text:style-name="T25">s</text:span><text:span text:style-name="T25">f</text:span><text:span text:style-name="T25">u</text:span><text:span text:style-name="T25">l</text:span><text:span text:style-name="T25">l</text:span><text:span text:style-name="T25">y</text:span><text:span text:style-name="T25"> </text:span><text:span text:style-name="T25">b</text:span><text:span text:style-name="T25">u</text:span><text:span text:style-name="T25">i</text:span><text:span text:style-name="T25">l</text:span><text:span text:style-name="T25">t</text:span></text:p>
          </draw:text-box>
        </draw:frame>
        <draw:frame draw:style-name="gr2" draw:text-style-name="P3" draw:layer="layout" svg:width="8.553cm" svg:height="0.569cm" svg:x="2cm" svg:y="14.549cm">
          <draw:text-box>
            <text:p text:style-name="P1"><text:span text:style-name="T2">H</text:span><text:span text:style-name="T2">a</text:span><text:span text:style-name="T2"> </text:span><text:span text:style-name="T2">m</text:span><text:span text:style-name="T2">i</text:span><text:span text:style-name="T2">n</text:span><text:span text:style-name="T2">d</text:span><text:span text:style-name="T2">e</text:span><text:span text:style-name="T2">n</text:span><text:span text:style-name="T2"> </text:span><text:span text:style-name="T2">i</text:span><text:span text:style-name="T2">g</text:span><text:span text:style-name="T2">a</text:span><text:span text:style-name="T2">z</text:span><text:span text:style-name="T2">, </text:span><text:span text:style-name="T2">a</text:span><text:span text:style-name="T2">k</text:span><text:span text:style-name="T2">k</text:span><text:span text:style-name="T2">o</text:span><text:span text:style-name="T2">r</text:span><text:span text:style-name="T2"> </text:span><text:span text:style-name="T2">m</text:span><text:span text:style-name="T2">o</text:span><text:span text:style-name="T2">s</text:span><text:span text:style-name="T2">t </text:span><text:span text:style-name="T2">é</text:span><text:span text:style-name="T2">p</text:span><text:span text:style-name="T2">p</text:span><text:span text:style-name="T2">e</text:span><text:span text:style-name="T2">n</text:span><text:span text:style-name="T2"> </text:span><text:span text:style-name="T2">e</text:span><text:span text:style-name="T2">z</text:span><text:span text:style-name="T2">t </text:span><text:span text:style-name="T2">a</text:span><text:span text:style-name="T2"> </text:span><text:span text:style-name="T2">l</text:span><text:span text:style-name="T2">e</text:span><text:span text:style-name="T2">g</text:span><text:span text:style-name="T2">e</text:span><text:span text:style-name="T2">n</text:span><text:span text:style-name="T2">e</text:span><text:span text:style-name="T2">r</text:span><text:span text:style-name="T2">á</text:span><text:span text:style-name="T2">l</text:span><text:span text:style-name="T2">t</text:span></text:p>
          </draw:text-box>
        </draw:frame>
        <draw:frame draw:style-name="gr2" draw:text-style-name="P3" draw:layer="layout" svg:width="5.336cm" svg:height="0.509cm" svg:x="10.631cm" svg:y="14.593cm">
          <draw:text-box>
            <text:p text:style-name="P1"><text:span text:style-name="T27">b</text:span><text:span text:style-name="T27">h</text:span><text:span text:style-name="T27">a</text:span><text:span text:style-name="T27">x</text:span><text:span text:style-name="T27">-</text:span><text:span text:style-name="T27">t</text:span><text:span text:style-name="T27">e</text:span><text:span text:style-name="T27">x</text:span><text:span text:style-name="T27">t</text:span><text:span text:style-name="T27">b</text:span><text:span text:style-name="T27">o</text:span><text:span text:style-name="T27">o</text:span><text:span text:style-name="T27">k</text:span><text:span text:style-name="T27">-</text:span><text:span text:style-name="T27">f</text:span><text:span text:style-name="T27">d</text:span><text:span text:style-name="T27">l</text:span><text:span text:style-name="T27">.</text:span><text:span text:style-name="T27">p</text:span><text:span text:style-name="T27">d</text:span><text:span text:style-name="T27">f</text:span></text:p>
          </draw:text-box>
        </draw:frame>
        <draw:line draw:style-name="gr5" draw:text-style-name="P6" draw:layer="layout" svg:x1="2.344cm" svg:y1="15.795cm" svg:x2="19.944cm" svg:y2="15.795cm">
          <text:p/>
        </draw:line>
        <draw:path draw:style-name="gr17" draw:text-style-name="P6" draw:layer="layout" svg:width="0.911cm" svg:height="0.912cm" svg:x="2.389cm" svg:y="16.042cm" svg:viewBox="0 0 912 913" svg:d="M57 318l260-260c76-77 200-77 277 0l261 260c76 76 76 200 0 276l-261 261c-77 77-201 77-277 0l-260-261c-76-76-76-200 0-276z">
          <text:p/>
        </draw:path>
        <draw:path draw:style-name="gr18" draw:text-style-name="P15" draw:layer="layout" svg:width="0.134cm" svg:height="0.547cm" svg:x="2.779cm" svg:y="16.238cm" svg:viewBox="0 0 135 548" svg:d="M67 0c23 0 41 3 51 8 11 5 16 14 16 28 0 8-4 40-13 97l-36 232c-5 4-11 5-18 5s-13-1-18-5l-35-232c-9-57-13-89-13-97 0-14 5-23 16-28 10-5 27-8 50-8zM67 548c-18 0-33-7-47-19-13-13-20-29-20-49 0-19 6-35 19-48 13-14 29-21 48-21s36 8 49 21c13 14 19 30 19 48 0 13-3 24-8 35-6 10-14 18-25 24s-22 9-35 9z">
          <text:p/>
        </draw:path>
        <draw:frame draw:style-name="gr2" draw:text-style-name="P3" draw:layer="layout" svg:width="2.212cm" svg:height="0.569cm" svg:x="16.086cm" svg:y="14.549cm">
          <draw:text-box>
            <text:p text:style-name="P1"><text:span text:style-name="T2">f</text:span><text:span text:style-name="T2">á</text:span><text:span text:style-name="T2">j</text:span><text:span text:style-name="T2">l</text:span><text:span text:style-name="T2">t </text:span><text:span text:style-name="T2">o</text:span><text:span text:style-name="T2">l</text:span><text:span text:style-name="T2">v</text:span><text:span text:style-name="T2">a</text:span><text:span text:style-name="T2">s</text:span><text:span text:style-name="T2">o</text:span><text:span text:style-name="T2">d</text:span><text:span text:style-name="T2">.</text:span></text:p>
          </draw:text-box>
        </draw:frame>
        <draw:frame draw:style-name="gr3" draw:text-style-name="P4" draw:layer="layout" svg:width="5.484cm" svg:height="0.548cm" svg:x="3.605cm" svg:y="16.052cm">
          <draw:text-box>
            <text:p text:style-name="P1"><text:span text:style-name="T9">A</text:span><text:span text:style-name="T9"> </text:span><text:span text:style-name="T9">D</text:span><text:span text:style-name="T9">o</text:span><text:span text:style-name="T9">c</text:span><text:span text:style-name="T9">B</text:span><text:span text:style-name="T9">o</text:span><text:span text:style-name="T9">o</text:span><text:span text:style-name="T9">k</text:span><text:span text:style-name="T9"> </text:span><text:span text:style-name="T9">X</text:span><text:span text:style-name="T9">M</text:span><text:span text:style-name="T9">L</text:span><text:span text:style-name="T9"> </text:span><text:span text:style-name="T9">5</text:span><text:span text:style-name="T9">.</text:span><text:span text:style-name="T9">1</text:span><text:span text:style-name="T9"> </text:span><text:span text:style-name="T9">ú</text:span><text:span text:style-name="T9">j </text:span><text:span text:style-name="T9">n</text:span><text:span text:style-name="T9">e</text:span><text:span text:style-name="T9">k</text:span><text:span text:style-name="T9">e</text:span><text:span text:style-name="T9">d</text:span><text:span text:style-name="T9">?</text:span></text:p>
          </draw:text-box>
        </draw:frame>
        <draw:frame draw:style-name="gr3" draw:text-style-name="P4" draw:layer="layout" svg:width="16.554cm" svg:height="0.547cm" svg:x="3.605cm" svg:y="16.562cm">
          <draw:text-box>
            <text:p text:style-name="P1"><text:span text:style-name="T3">E</text:span><text:span text:style-name="T3">z</text:span><text:span text:style-name="T3"> </text:span><text:span text:style-name="T3">e</text:span><text:span text:style-name="T3">s</text:span><text:span text:style-name="T3">e</text:span><text:span text:style-name="T3">t</text:span><text:span text:style-name="T3">b</text:span><text:span text:style-name="T3">e</text:span><text:span text:style-name="T3">n</text:span><text:span text:style-name="T3"> </text:span><text:span text:style-name="T3">f</text:span><text:span text:style-name="T3">o</text:span><text:span text:style-name="T3">r</text:span><text:span text:style-name="T3">g</text:span><text:span text:style-name="T3">a</text:span><text:span text:style-name="T3">s</text:span><text:span text:style-name="T3">d</text:span><text:span text:style-name="T3"> </text:span><text:span text:style-name="T3">a</text:span><text:span text:style-name="T11"> </text:span><text:span text:style-name="T11">h</text:span><text:span text:style-name="T11">t</text:span><text:span text:style-name="T11">t</text:span><text:span text:style-name="T11">p</text:span><text:span text:style-name="T11">s</text:span><text:span text:style-name="T11">:</text:span><text:span text:style-name="T11">/</text:span><text:span text:style-name="T11">/</text:span><text:span text:style-name="T11">t</text:span><text:span text:style-name="T11">d</text:span><text:span text:style-name="T11">g</text:span><text:span text:style-name="T11">.</text:span><text:span text:style-name="T11">d</text:span><text:span text:style-name="T11">o</text:span><text:span text:style-name="T11">c</text:span><text:span text:style-name="T11">b</text:span><text:span text:style-name="T11">o</text:span><text:span text:style-name="T11">o</text:span><text:span text:style-name="T11">k</text:span><text:span text:style-name="T11">.</text:span><text:span text:style-name="T11">o</text:span><text:span text:style-name="T11">r</text:span><text:span text:style-name="T11">g</text:span><text:span text:style-name="T11">/</text:span><text:span text:style-name="T11">t</text:span><text:span text:style-name="T11">d</text:span><text:span text:style-name="T11">g</text:span><text:span text:style-name="T11">/</text:span><text:span text:style-name="T11">5</text:span><text:span text:style-name="T11">.</text:span><text:span text:style-name="T11">1</text:span><text:span text:style-name="T11">/</text:span><text:span text:style-name="T3"> </text:span><text:span text:style-name="T3">k</text:span><text:span text:style-name="T3">ö</text:span><text:span text:style-name="T3">n</text:span><text:span text:style-name="T3">y</text:span><text:span text:style-name="T3">v</text:span><text:span text:style-name="T3">e</text:span><text:span text:style-name="T3">t</text:span><text:span text:style-name="T3">, </text:span><text:span text:style-name="T3">a</text:span><text:span text:style-name="T3"> </text:span><text:span text:style-name="T3">v</text:span><text:span text:style-name="T3">é</text:span><text:span text:style-name="T3">g</text:span><text:span text:style-name="T3">é</text:span><text:span text:style-name="T3">n</text:span><text:span text:style-name="T3"> </text:span><text:span text:style-name="T3">t</text:span><text:span text:style-name="T3">a</text:span><text:span text:style-name="T3">l</text:span><text:span text:style-name="T3">á</text:span><text:span text:style-name="T3">l</text:span><text:span text:style-name="T3">o</text:span><text:span text:style-name="T3">d</text:span><text:span text:style-name="T3"> </text:span><text:span text:style-name="T3">a</text:span><text:span text:style-name="T3">z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k</text:span><text:span text:style-name="T3">a</text:span><text:span text:style-name="T3">i </text:span><text:span text:style-name="T3">s</text:span><text:span text:style-name="T3">z</text:span><text:span text:style-name="T3">ö</text:span><text:span text:style-name="T3">-</text:span></text:p>
          </draw:text-box>
        </draw:frame>
        <draw:line draw:style-name="gr5" draw:text-style-name="P6" draw:layer="layout" svg:x1="2.344cm" svg:y1="17.933cm" svg:x2="19.944cm" svg:y2="17.933cm">
          <text:p/>
        </draw:line>
        <draw:line draw:style-name="gr6" draw:text-style-name="P6" draw:layer="layout" svg:x1="2cm" svg:y1="28.284cm" svg:x2="19.999cm" svg:y2="28.284cm">
          <text:p/>
        </draw:line>
        <draw:frame draw:style-name="gr3" draw:text-style-name="P4" draw:layer="layout" svg:width="11.707cm" svg:height="0.547cm" svg:x="3.605cm" svg:y="17.072cm">
          <draw:text-box>
            <text:p text:style-name="P1"><text:span text:style-name="T3">v</text:span><text:span text:style-name="T3">e</text:span><text:span text:style-name="T3">g</text:span><text:span text:style-name="T3">e</text:span><text:span text:style-name="T3">k</text:span><text:span text:style-name="T3"> </text:span><text:span text:style-name="T3">j</text:span><text:span text:style-name="T3">e</text:span><text:span text:style-name="T3">l</text:span><text:span text:style-name="T3">ö</text:span><text:span text:style-name="T3">l</text:span><text:span text:style-name="T3">é</text:span><text:span text:style-name="T3">s</text:span><text:span text:style-name="T3">é</text:span><text:span text:style-name="T3">r</text:span><text:span text:style-name="T3">e</text:span><text:span text:style-name="T3"> </text:span><text:span text:style-name="T3">h</text:span><text:span text:style-name="T3">a</text:span><text:span text:style-name="T3">s</text:span><text:span text:style-name="T3">z</text:span><text:span text:style-name="T3">n</text:span><text:span text:style-name="T3">á</text:span><text:span text:style-name="T3">l</text:span><text:span text:style-name="T3">h</text:span><text:span text:style-name="T3">a</text:span><text:span text:style-name="T3">t</text:span><text:span text:style-name="T3">ó</text:span><text:span text:style-name="T3"> </text:span><text:span text:style-name="T3">g</text:span><text:span text:style-name="T3">a</text:span><text:span text:style-name="T3">z</text:span><text:span text:style-name="T3">d</text:span><text:span text:style-name="T3">a</text:span><text:span text:style-name="T3">g</text:span><text:span text:style-name="T3"> </text:span><text:span text:style-name="T3">„</text:span><text:span text:style-name="T3">A</text:span><text:span text:style-name="T3">P</text:span><text:span text:style-name="T3">I</text:span><text:span text:style-name="T3">”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k</text:span><text:span text:style-name="T3">é</text:span><text:span text:style-name="T3">n</text:span><text:span text:style-name="T3">t</text:span><text:span text:style-name="T3">i </text:span><text:span text:style-name="T3">b</text:span><text:span text:style-name="T3">e</text:span><text:span text:style-name="T3">m</text:span><text:span text:style-name="T3">u</text:span><text:span text:style-name="T3">t</text:span><text:span text:style-name="T3">a</text:span><text:span text:style-name="T3">t</text:span><text:span text:style-name="T3">á</text:span><text:span text:style-name="T3">s</text:span><text:span text:style-name="T3">á</text:span><text:span text:style-name="T3">t</text:span><text:span text:style-name="T3">.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955cm" svg:height="0.547cm" svg:x="19.05cm" svg:y="1.257cm">
          <draw:text-box>
            <text:p text:style-name="P1"><text:span text:style-name="T3">1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12" draw:text-style-name="P10" draw:layer="layout" svg:width="2.296cm" svg:height="1.28cm" svg:x="9.859cm" svg:y="10.492cm">
          <draw:text-box>
            <text:p text:style-name="P1"><text:span text:style-name="T12">I</text:span><text:span text:style-name="T12">.</text:span><text:span text:style-name="T12"> </text:span><text:span text:style-name="T12">r</text:span><text:span text:style-name="T12">é</text:span><text:span text:style-name="T12">s</text:span><text:span text:style-name="T12">z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12" draw:text-style-name="P10" draw:layer="layout" svg:width="3.609cm" svg:height="1.28cm" svg:x="9.214cm" svg:y="12.46cm">
          <draw:text-box>
            <text:p text:style-name="P1"><text:span text:style-name="T12">B</text:span><text:span text:style-name="T12">e</text:span><text:span text:style-name="T12">v</text:span><text:span text:style-name="T12">e</text:span><text:span text:style-name="T12">z</text:span><text:span text:style-name="T12">e</text:span><text:span text:style-name="T12">t</text:span><text:span text:style-name="T12">é</text:span><text:span text:style-name="T12">s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0.955cm" svg:height="0.547cm" svg:x="19.05cm" svg:y="1.257cm">
          <draw:text-box>
            <text:p text:style-name="P1"><text:span text:style-name="T3">2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12" draw:text-style-name="P10" draw:layer="layout" svg:width="3.317cm" svg:height="1.28cm" svg:x="2cm" svg:y="5.468cm">
          <draw:text-box>
            <text:p text:style-name="P1"><text:span text:style-name="T12">1</text:span><text:span text:style-name="T12">.</text:span><text:span text:style-name="T12"> </text:span><text:span text:style-name="T12">f</text:span><text:span text:style-name="T12">e</text:span><text:span text:style-name="T12">j</text:span><text:span text:style-name="T12">e</text:span><text:span text:style-name="T12">z</text:span><text:span text:style-name="T12">e</text:span><text:span text:style-name="T12">t</text:span></text:p>
          </draw:text-box>
        </draw:frame>
        <draw:frame draw:style-name="gr12" draw:text-style-name="P10" draw:layer="layout" svg:width="1.954cm" svg:height="1.28cm" svg:x="2cm" svg:y="7.436cm">
          <draw:text-box>
            <text:p text:style-name="P1"><text:span text:style-name="T12">V</text:span><text:span text:style-name="T12">í</text:span><text:span text:style-name="T12">z</text:span><text:span text:style-name="T12">i</text:span><text:span text:style-name="T12">ó</text:span></text:p>
          </draw:text-box>
        </draw:frame>
        <draw:frame draw:style-name="gr9" draw:text-style-name="P8" draw:layer="layout" svg:width="0.916cm" svg:height="0.784cm" svg:x="2cm" svg:y="10.121cm">
          <draw:text-box>
            <text:p text:style-name="P1"><text:span text:style-name="T22">1</text:span><text:span text:style-name="T22">.</text:span><text:span text:style-name="T22">1</text:span><text:span text:style-name="T22">.</text:span></text:p>
          </draw:text-box>
        </draw:frame>
        <draw:frame draw:style-name="gr9" draw:text-style-name="P8" draw:layer="layout" svg:width="4.989cm" svg:height="0.784cm" svg:x="3.185cm" svg:y="10.121cm">
          <draw:text-box>
            <text:p text:style-name="P1"><text:span text:style-name="T22">M</text:span><text:span text:style-name="T22">i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o</text:span><text:span text:style-name="T22">z</text:span><text:span text:style-name="T22">á</text:span><text:span text:style-name="T22">s</text:span><text:span text:style-name="T22">?</text:span></text:p>
          </draw:text-box>
        </draw:frame>
        <draw:frame draw:style-name="gr9" draw:text-style-name="P8" draw:layer="layout" svg:width="0.916cm" svg:height="0.784cm" svg:x="2cm" svg:y="11.522cm">
          <draw:text-box>
            <text:p text:style-name="P1"><text:span text:style-name="T22">1</text:span><text:span text:style-name="T22">.</text:span><text:span text:style-name="T22">2</text:span><text:span text:style-name="T22">.</text:span></text:p>
          </draw:text-box>
        </draw:frame>
        <draw:frame draw:style-name="gr9" draw:text-style-name="P8" draw:layer="layout" svg:width="7.491cm" svg:height="0.784cm" svg:x="3.185cm" svg:y="11.522cm">
          <draw:text-box>
            <text:p text:style-name="P1"><text:span text:style-name="T22">M</text:span><text:span text:style-name="T22">i</text:span><text:span text:style-name="T22">l</text:span><text:span text:style-name="T22">y</text:span><text:span text:style-name="T22">e</text:span><text:span text:style-name="T22">n</text:span><text:span text:style-name="T22"> </text:span><text:span text:style-name="T22">d</text:span><text:span text:style-name="T22">o</text:span><text:span text:style-name="T22">k</text:span><text:span text:style-name="T22">s</text:span><text:span text:style-name="T22">i</text:span><text:span text:style-name="T22">k</text:span><text:span text:style-name="T22">a</text:span><text:span text:style-name="T22">t</text:span><text:span text:style-name="T22"> </text:span><text:span text:style-name="T22">o</text:span><text:span text:style-name="T22">l</text:span><text:span text:style-name="T22">v</text:span><text:span text:style-name="T22">a</text:span><text:span text:style-name="T22">s</text:span><text:span text:style-name="T22">s</text:span><text:span text:style-name="T22">a</text:span><text:span text:style-name="T22">k</text:span><text:span text:style-name="T22"> </text:span><text:span text:style-name="T22">e</text:span><text:span text:style-name="T22">l</text:span><text:span text:style-name="T22">?</text:span></text:p>
          </draw:text-box>
        </draw:frame>
        <draw:frame draw:style-name="gr2" draw:text-style-name="P3" draw:layer="layout" svg:width="0.421cm" svg:height="0.569cm" svg:x="2cm" svg:y="12.886cm">
          <draw:text-box>
            <text:p text:style-name="P1"><text:span text:style-name="T2">•</text:span></text:p>
          </draw:text-box>
        </draw:frame>
        <draw:frame draw:style-name="gr2" draw:text-style-name="P3" draw:layer="layout" svg:width="11.585cm" svg:height="0.619cm" svg:x="2.354cm" svg:y="12.886cm">
          <draw:text-box>
            <text:p text:style-name="P1"><text:span text:style-name="T2">O</text:span><text:span text:style-name="T2">l</text:span><text:span text:style-name="T2">v</text:span><text:span text:style-name="T2">a</text:span><text:span text:style-name="T2">s</text:span><text:span text:style-name="T2">g</text:span><text:span text:style-name="T2">a</text:span><text:span text:style-name="T2">s</text:span><text:span text:style-name="T2">d</text:span><text:span text:style-name="T2"> </text:span><text:span text:style-name="T2">a</text:span><text:span text:style-name="T2"> </text:span><text:span text:style-name="T2">k</text:span><text:span text:style-name="T2">é</text:span><text:span text:style-name="T2">z</text:span><text:span text:style-name="T2">i</text:span><text:span text:style-name="T2">k</text:span><text:span text:style-name="T2">ö</text:span><text:span text:style-name="T2">n</text:span><text:span text:style-name="T2">y</text:span><text:span text:style-name="T2">v</text:span><text:span text:style-name="T2"> </text:span><text:span text:style-name="T2">l</text:span><text:span text:style-name="T2">a</text:span><text:span text:style-name="T2">p</text:span><text:span text:style-name="T2">j</text:span><text:span text:style-name="T2">a</text:span><text:span text:style-name="T2">i</text:span><text:span text:style-name="T2">t</text:span><text:span text:style-name="T2">, </text:span><text:span text:style-name="T2">k</text:span><text:span text:style-name="T2">e</text:span><text:span text:style-name="T2">z</text:span><text:span text:style-name="T2">d</text:span><text:span text:style-name="T2"> </text:span><text:span text:style-name="T2">a</text:span><text:span text:style-name="T18"> </text:span><text:span text:style-name="T18">m</text:span><text:span text:style-name="T18">a</text:span><text:span text:style-name="T18">n</text:span><text:span text:style-name="T18"> </text:span><text:span text:style-name="T18">m</text:span><text:span text:style-name="T18">a</text:span><text:span text:style-name="T18">n</text:span><text:span text:style-name="T2"> </text:span><text:span text:style-name="T2">p</text:span><text:span text:style-name="T2">a</text:span><text:span text:style-name="T2">r</text:span><text:span text:style-name="T2">a</text:span><text:span text:style-name="T2">n</text:span><text:span text:style-name="T2">c</text:span><text:span text:style-name="T2">s</text:span><text:span text:style-name="T2"> </text:span><text:span text:style-name="T2">k</text:span><text:span text:style-name="T2">i</text:span><text:span text:style-name="T2">a</text:span><text:span text:style-name="T2">d</text:span><text:span text:style-name="T2">á</text:span><text:span text:style-name="T2">s</text:span><text:span text:style-name="T2">á</text:span><text:span text:style-name="T2">v</text:span><text:span text:style-name="T2">a</text:span><text:span text:style-name="T2">l</text:span><text:span text:style-name="T2">.</text:span></text:p>
          </draw:text-box>
        </draw:frame>
        <draw:frame draw:style-name="gr2" draw:text-style-name="P3" draw:layer="layout" svg:width="5.738cm" svg:height="0.569cm" svg:x="14.147cm" svg:y="12.886cm">
          <draw:text-box>
            <text:p text:style-name="P1"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b</text:span><text:span text:style-name="T2">a</text:span><text:span text:style-name="T2">n</text:span><text:span text:style-name="T2"> </text:span><text:span text:style-name="T2">a</text:span><text:span text:style-name="T2"> </text:span><text:span text:style-name="T2">3</text:span><text:span text:style-name="T2">-</text:span><text:span text:style-name="T2">a</text:span><text:span text:style-name="T2">s</text:span><text:span text:style-name="T2"> </text:span><text:span text:style-name="T2">s</text:span><text:span text:style-name="T2">z</text:span><text:span text:style-name="T2">i</text:span><text:span text:style-name="T2">n</text:span><text:span text:style-name="T2">t</text:span><text:span text:style-name="T2">˝</text:span></text:p>
          </draw:text-box>
        </draw:frame>
        <draw:frame draw:style-name="gr2" draw:text-style-name="P3" draw:layer="layout" svg:width="0.421cm" svg:height="0.569cm" svg:x="19.789cm" svg:y="12.886cm">
          <draw:text-box>
            <text:p text:style-name="P1"><text:span text:style-name="T2">u</text:span></text:p>
          </draw:text-box>
        </draw:frame>
        <draw:frame draw:style-name="gr2" draw:text-style-name="P3" draw:layer="layout" svg:width="6.572cm" svg:height="0.569cm" svg:x="2.354cm" svg:y="13.396cm">
          <draw:text-box>
            <text:p text:style-name="P1"><text:span text:style-name="T2">l</text:span><text:span text:style-name="T2">a</text:span><text:span text:style-name="T2">p</text:span><text:span text:style-name="T2">o</text:span><text:span text:style-name="T2">k</text:span><text:span text:style-name="T2">a</text:span><text:span text:style-name="T2">t </text:span><text:span text:style-name="T2">f</text:span><text:span text:style-name="T2">o</text:span><text:span text:style-name="T2">g</text:span><text:span text:style-name="T2">o</text:span><text:span text:style-name="T2">d</text:span><text:span text:style-name="T2"> </text:span><text:span text:style-name="T2">n</text:span><text:span text:style-name="T2">é</text:span><text:span text:style-name="T2">z</text:span><text:span text:style-name="T2">e</text:span><text:span text:style-name="T2">g</text:span><text:span text:style-name="T2">e</text:span><text:span text:style-name="T2">t</text:span><text:span text:style-name="T2">n</text:span><text:span text:style-name="T2">i</text:span><text:span text:style-name="T2">, </text:span><text:span text:style-name="T2">p</text:span><text:span text:style-name="T2">é</text:span><text:span text:style-name="T2">l</text:span><text:span text:style-name="T2">d</text:span><text:span text:style-name="T2">á</text:span><text:span text:style-name="T2">u</text:span><text:span text:style-name="T2">l </text:span><text:span text:style-name="T2">a</text:span><text:span text:style-name="T2">z</text:span><text:span text:style-name="T2"> </text:span><text:span text:style-name="T2">e</text:span><text:span text:style-name="T2">l</text:span><text:span text:style-name="T2">s</text:span></text:p>
          </draw:text-box>
        </draw:frame>
        <draw:frame draw:style-name="gr2" draw:text-style-name="P3" draw:layer="layout" svg:width="0.421cm" svg:height="0.569cm" svg:x="8.942cm" svg:y="13.392cm">
          <draw:text-box>
            <text:p text:style-name="P1"><text:span text:style-name="T2">˝</text:span></text:p>
          </draw:text-box>
        </draw:frame>
        <draw:frame draw:style-name="gr2" draw:text-style-name="P3" draw:layer="layout" svg:width="6.996cm" svg:height="0.619cm" svg:x="8.907cm" svg:y="13.396cm">
          <draw:text-box>
            <text:p text:style-name="P1"><text:span text:style-name="T2">o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 </text:span><text:span text:style-name="T2">k</text:span><text:span text:style-name="T2">a</text:span><text:span text:style-name="T2">p</text:span><text:span text:style-name="T2">c</text:span><text:span text:style-name="T2">s</text:span><text:span text:style-name="T2">á</text:span><text:span text:style-name="T2">n</text:span><text:span text:style-name="T2"> </text:span><text:span text:style-name="T2">e</text:span><text:span text:style-name="T2">z</text:span><text:span text:style-name="T2">t </text:span><text:span text:style-name="T2">a</text:span><text:span text:style-name="T18"> </text:span><text:span text:style-name="T18">m</text:span><text:span text:style-name="T18">a</text:span><text:span text:style-name="T18">n</text:span><text:span text:style-name="T18"> </text:span><text:span text:style-name="T18">3</text:span><text:span text:style-name="T18"> </text:span><text:span text:style-name="T18">s</text:span><text:span text:style-name="T18">l</text:span><text:span text:style-name="T18">e</text:span><text:span text:style-name="T18">e</text:span><text:span text:style-name="T18">p</text:span><text:span text:style-name="T2"> </text:span><text:span text:style-name="T2">l</text:span><text:span text:style-name="T2">a</text:span><text:span text:style-name="T2">p</text:span><text:span text:style-name="T2">o</text:span><text:span text:style-name="T2">t</text:span></text:p>
          </draw:text-box>
        </draw:frame>
        <draw:frame draw:style-name="gr2" draw:text-style-name="P3" draw:layer="layout" svg:width="0.421cm" svg:height="0.569cm" svg:x="2cm" svg:y="14.257cm">
          <draw:text-box>
            <text:p text:style-name="P1"><text:span text:style-name="T2">•</text:span></text:p>
          </draw:text-box>
        </draw:frame>
        <draw:frame draw:style-name="gr2" draw:text-style-name="P3" draw:layer="layout" svg:width="4.46cm" svg:height="0.569cm" svg:x="2.354cm" svg:y="14.257cm">
          <draw:text-box>
            <text:p text:style-name="P1"><text:span text:style-name="T2">[</text:span><text:span text:style-name="T14">K</text:span><text:span text:style-name="T14">E</text:span><text:span text:style-name="T14">R</text:span><text:span text:style-name="T14">N</text:span><text:span text:style-name="T14">I</text:span><text:span text:style-name="T14">G</text:span><text:span text:style-name="T14">H</text:span><text:span text:style-name="T14">A</text:span><text:span text:style-name="T14">N</text:span><text:span text:style-name="T14">R</text:span><text:span text:style-name="T14">I</text:span><text:span text:style-name="T14">T</text:span><text:span text:style-name="T14">C</text:span><text:span text:style-name="T14">H</text:span><text:span text:style-name="T14">I</text:span><text:span text:style-name="T14">E</text:span><text:span text:style-name="T2">]</text:span></text:p>
          </draw:text-box>
        </draw:frame>
        <draw:frame draw:style-name="gr2" draw:text-style-name="P3" draw:layer="layout" svg:width="0.421cm" svg:height="0.569cm" svg:x="2cm" svg:y="15.118cm">
          <draw:text-box>
            <text:p text:style-name="P1"><text:span text:style-name="T2">•</text:span></text:p>
          </draw:text-box>
        </draw:frame>
        <draw:frame draw:style-name="gr2" draw:text-style-name="P3" draw:layer="layout" svg:width="1.958cm" svg:height="0.569cm" svg:x="2.354cm" svg:y="15.118cm">
          <draw:text-box>
            <text:p text:style-name="P1"><text:span text:style-name="T2">[</text:span><text:span text:style-name="T14">B</text:span><text:span text:style-name="T14">M</text:span><text:span text:style-name="T14">E</text:span><text:span text:style-name="T14">C</text:span><text:span text:style-name="T14">P</text:span><text:span text:style-name="T14">P</text:span><text:span text:style-name="T2">]</text:span></text:p>
          </draw:text-box>
        </draw:frame>
        <draw:frame draw:style-name="gr2" draw:text-style-name="P3" draw:layer="layout" svg:width="0.421cm" svg:height="0.569cm" svg:x="2cm" svg:y="15.979cm">
          <draw:text-box>
            <text:p text:style-name="P1"><text:span text:style-name="T2">•</text:span></text:p>
          </draw:text-box>
        </draw:frame>
        <draw:frame draw:style-name="gr2" draw:text-style-name="P3" draw:layer="layout" svg:width="15.551cm" svg:height="0.569cm" svg:x="2.354cm" svg:y="15.979cm">
          <draw:text-box>
            <text:p text:style-name="P1"><text:span text:style-name="T2">A</text:span><text:span text:style-name="T2">z</text:span><text:span text:style-name="T2"> </text:span><text:span text:style-name="T2">i</text:span><text:span text:style-name="T2">g</text:span><text:span text:style-name="T2">a</text:span><text:span text:style-name="T2">z</text:span><text:span text:style-name="T2">i </text:span><text:span text:style-name="T2">k</text:span><text:span text:style-name="T2">o</text:span><text:span text:style-name="T2">c</text:span><text:span text:style-name="T2">k</text:span><text:span text:style-name="T2">á</text:span><text:span text:style-name="T2">k</text:span><text:span text:style-name="T2"> </text:span><text:span text:style-name="T2">p</text:span><text:span text:style-name="T2">e</text:span><text:span text:style-name="T2">r</text:span><text:span text:style-name="T2">s</text:span><text:span text:style-name="T2">z</text:span><text:span text:style-name="T2">e</text:span><text:span text:style-name="T2"> </text:span><text:span text:style-name="T2">c</text:span><text:span text:style-name="T2">s</text:span><text:span text:style-name="T2">e</text:span><text:span text:style-name="T2">m</text:span><text:span text:style-name="T2">e</text:span><text:span text:style-name="T2">g</text:span><text:span text:style-name="T2">é</text:span><text:span text:style-name="T2">z</text:span><text:span text:style-name="T2">n</text:span><text:span text:style-name="T2">e</text:span><text:span text:style-name="T2">k</text:span><text:span text:style-name="T2"> </text:span><text:span text:style-name="T2">a</text:span><text:span text:style-name="T2"> </text:span><text:span text:style-name="T2">C</text:span><text:span text:style-name="T2"> </text:span><text:span text:style-name="T2">n</text:span><text:span text:style-name="T2">y</text:span><text:span text:style-name="T2">e</text:span><text:span text:style-name="T2">l</text:span><text:span text:style-name="T2">v</text:span><text:span text:style-name="T2">i </text:span><text:span text:style-name="T2">s</text:span><text:span text:style-name="T2">z</text:span><text:span text:style-name="T2">a</text:span><text:span text:style-name="T2">b</text:span><text:span text:style-name="T2">v</text:span><text:span text:style-name="T2">á</text:span><text:span text:style-name="T2">n</text:span><text:span text:style-name="T2">y</text:span><text:span text:style-name="T24"> </text:span><text:span text:style-name="T24">I</text:span><text:span text:style-name="T24">S</text:span><text:span text:style-name="T24">O</text:span><text:span text:style-name="T24">/</text:span><text:span text:style-name="T24">I</text:span><text:span text:style-name="T24">E</text:span><text:span text:style-name="T24">C</text:span><text:span text:style-name="T24"> </text:span><text:span text:style-name="T24">9</text:span><text:span text:style-name="T24">8</text:span><text:span text:style-name="T24">9</text:span><text:span text:style-name="T24">9</text:span><text:span text:style-name="T24">:</text:span><text:span text:style-name="T24">2</text:span><text:span text:style-name="T24">0</text:span><text:span text:style-name="T24">1</text:span><text:span text:style-name="T24">7</text:span><text:span text:style-name="T2"> </text:span><text:span text:style-name="T2">k</text:span><text:span text:style-name="T2">ó</text:span><text:span text:style-name="T2">d</text:span><text:span text:style-name="T2">c</text:span><text:span text:style-name="T2">s</text:span><text:span text:style-name="T2">i</text:span><text:span text:style-name="T2">p</text:span><text:span text:style-name="T2">e</text:span><text:span text:style-name="T2">t</text:span><text:span text:style-name="T2">e</text:span><text:span text:style-name="T2">i</text:span><text:span text:style-name="T2">b</text:span></text:p>
          </draw:text-box>
        </draw:frame>
        <draw:frame draw:style-name="gr2" draw:text-style-name="P3" draw:layer="layout" svg:width="0.421cm" svg:height="0.569cm" svg:x="17.877cm" svg:y="15.975cm">
          <draw:text-box>
            <text:p text:style-name="P1"><text:span text:style-name="T2">˝</text:span></text:p>
          </draw:text-box>
        </draw:frame>
        <draw:frame draw:style-name="gr2" draw:text-style-name="P3" draw:layer="layout" svg:width="0.828cm" svg:height="0.569cm" svg:x="17.842cm" svg:y="15.979cm">
          <draw:text-box>
            <text:p text:style-name="P1"><text:span text:style-name="T2">o</text:span><text:span text:style-name="T2">l </text:span><text:span text:style-name="T2">i</text:span><text:span text:style-name="T2">s</text:span><text:span text:style-name="T2">.</text:span></text:p>
          </draw:text-box>
        </draw:frame>
        <draw:frame draw:style-name="gr9" draw:text-style-name="P8" draw:layer="layout" svg:width="0.916cm" svg:height="0.784cm" svg:x="2cm" svg:y="17.416cm">
          <draw:text-box>
            <text:p text:style-name="P1"><text:span text:style-name="T22">1</text:span><text:span text:style-name="T22">.</text:span><text:span text:style-name="T22">3</text:span><text:span text:style-name="T22">.</text:span></text:p>
          </draw:text-box>
        </draw:frame>
        <draw:frame draw:style-name="gr9" draw:text-style-name="P8" draw:layer="layout" svg:width="7.491cm" svg:height="0.784cm" svg:x="3.185cm" svg:y="17.416cm">
          <draw:text-box>
            <text:p text:style-name="P1"><text:span text:style-name="T22">M</text:span><text:span text:style-name="T22">i</text:span><text:span text:style-name="T22">l</text:span><text:span text:style-name="T22">y</text:span><text:span text:style-name="T22">e</text:span><text:span text:style-name="T22">n</text:span><text:span text:style-name="T22"> </text:span><text:span text:style-name="T22">f</text:span><text:span text:style-name="T22">i</text:span><text:span text:style-name="T22">l</text:span><text:span text:style-name="T22">m</text:span><text:span text:style-name="T22">e</text:span><text:span text:style-name="T22">k</text:span><text:span text:style-name="T22">e</text:span><text:span text:style-name="T22">t</text:span><text:span text:style-name="T22"> </text:span><text:span text:style-name="T22">n</text:span><text:span text:style-name="T22">é</text:span><text:span text:style-name="T22">z</text:span><text:span text:style-name="T22">z</text:span><text:span text:style-name="T22">e</text:span><text:span text:style-name="T22">k</text:span><text:span text:style-name="T22"> </text:span><text:span text:style-name="T22">m</text:span><text:span text:style-name="T22">e</text:span><text:span text:style-name="T22">g</text:span><text:span text:style-name="T22">?</text:span></text:p>
          </draw:text-box>
        </draw:frame>
        <draw:frame draw:style-name="gr2" draw:text-style-name="P3" draw:layer="layout" svg:width="0.421cm" svg:height="0.569cm" svg:x="2cm" svg:y="18.78cm">
          <draw:text-box>
            <text:p text:style-name="P1"><text:span text:style-name="T2">•</text:span></text:p>
          </draw:text-box>
        </draw:frame>
        <draw:frame draw:style-name="gr2" draw:text-style-name="P3" draw:layer="layout" svg:width="17.642cm" svg:height="0.569cm" svg:x="2.354cm" svg:y="18.78cm">
          <draw:text-box>
            <text:p text:style-name="P1"><text:span text:style-name="T2">2</text:span><text:span text:style-name="T2">1</text:span><text:span text:style-name="T2"> </text:span><text:span text:style-name="T2">-</text:span><text:span text:style-name="T2"> </text:span><text:span text:style-name="T2">L</text:span><text:span text:style-name="T2">a</text:span><text:span text:style-name="T2">s</text:span><text:span text:style-name="T2"> </text:span><text:span text:style-name="T2">V</text:span><text:span text:style-name="T2">e</text:span><text:span text:style-name="T2">g</text:span><text:span text:style-name="T2">a</text:span><text:span text:style-name="T2">s</text:span><text:span text:style-name="T2"> </text:span><text:span text:style-name="T2">o</text:span><text:span text:style-name="T2">s</text:span><text:span text:style-name="T2">t</text:span><text:span text:style-name="T2">r</text:span><text:span text:style-name="T2">o</text:span><text:span text:style-name="T2">m</text:span><text:span text:style-name="T2">a</text:span><text:span text:style-name="T2">,</text:span><text:span text:style-name="T24"> </text:span><text:span text:style-name="T24">h</text:span><text:span text:style-name="T24">t</text:span><text:span text:style-name="T24">t</text:span><text:span text:style-name="T24">p</text:span><text:span text:style-name="T24">s</text:span><text:span text:style-name="T24">:</text:span><text:span text:style-name="T24">/</text:span><text:span text:style-name="T24">/</text:span><text:span text:style-name="T24">w</text:span><text:span text:style-name="T24">w</text:span><text:span text:style-name="T24">w</text:span><text:span text:style-name="T24">.</text:span><text:span text:style-name="T24">i</text:span><text:span text:style-name="T24">m</text:span><text:span text:style-name="T24">d</text:span><text:span text:style-name="T24">b</text:span><text:span text:style-name="T24">.</text:span><text:span text:style-name="T24">c</text:span><text:span text:style-name="T24">o</text:span><text:span text:style-name="T24">m</text:span><text:span text:style-name="T24">/</text:span><text:span text:style-name="T24">t</text:span><text:span text:style-name="T24">i</text:span><text:span text:style-name="T24">t</text:span><text:span text:style-name="T24">l</text:span><text:span text:style-name="T24">e</text:span><text:span text:style-name="T24">/</text:span><text:span text:style-name="T24">t</text:span><text:span text:style-name="T24">t</text:span><text:span text:style-name="T24">0</text:span><text:span text:style-name="T24">4</text:span><text:span text:style-name="T24">7</text:span><text:span text:style-name="T24">8</text:span><text:span text:style-name="T24">0</text:span><text:span text:style-name="T24">8</text:span><text:span text:style-name="T24">7</text:span><text:span text:style-name="T24">/</text:span><text:span text:style-name="T2">, </text:span><text:span text:style-name="T2">b</text:span><text:span text:style-name="T2">e</text:span><text:span text:style-name="T2">n</text:span><text:span text:style-name="T2">n</text:span><text:span text:style-name="T2">e</text:span><text:span text:style-name="T2"> </text:span><text:span text:style-name="T2">a</text:span><text:span text:style-name="T19"> </text:span><text:span text:style-name="T19">M</text:span><text:span text:style-name="T19">o</text:span><text:span text:style-name="T19">n</text:span><text:span text:style-name="T19">t</text:span><text:span text:style-name="T19">y</text:span><text:span text:style-name="T19"> </text:span><text:span text:style-name="T19">H</text:span><text:span text:style-name="T19">a</text:span><text:span text:style-name="T19">l</text:span><text:span text:style-name="T19">l </text:span><text:span text:style-name="T19">p</text:span><text:span text:style-name="T19">r</text:span><text:span text:style-name="T19">o</text:span><text:span text:style-name="T19">b</text:span><text:span text:style-name="T19">l</text:span><text:span text:style-name="T19">é</text:span><text:span text:style-name="T19">m</text:span><text:span text:style-name="T19">a</text:span><text:span text:style-name="T2"> </text:span><text:span text:style-name="T2">b</text:span><text:span text:style-name="T2">e</text:span><text:span text:style-name="T2">m</text:span><text:span text:style-name="T2">u</text:span><text:span text:style-name="T2">t</text:span><text:span text:style-name="T2">a</text:span><text:span text:style-name="T2">-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0.764cm" svg:height="0.569cm" svg:x="2.354cm" svg:y="19.29cm">
          <draw:text-box>
            <text:p text:style-name="P1"><text:span text:style-name="T2">t</text:span><text:span text:style-name="T2">á</text:span><text:span text:style-name="T2">s</text:span><text:span text:style-name="T2">a</text:span><text:span text:style-name="T2">.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line draw:style-name="gr5" draw:text-style-name="P6" draw:layer="layout" svg:x1="2.344cm" svg:y1="2.952cm" svg:x2="19.944cm" svg:y2="2.952cm">
          <text:p/>
        </draw:line>
        <draw:path draw:style-name="gr17" draw:text-style-name="P6" draw:layer="layout" svg:width="0.911cm" svg:height="0.911cm" svg:x="2.389cm" svg:y="3.199cm" svg:viewBox="0 0 912 912" svg:d="M57 319l260-260c76-79 200-79 277 0l261 260c76 76 76 200 0 276l-261 260c-77 77-201 77-277 0l-260-260c-76-76-76-200 0-276z">
          <text:p/>
        </draw:path>
        <draw:path draw:style-name="gr18" draw:text-style-name="P15" draw:layer="layout" svg:width="0.134cm" svg:height="0.546cm" svg:x="2.779cm" svg:y="3.396cm" svg:viewBox="0 0 135 547" svg:d="M67 0c23 0 41 3 51 8 11 5 16 14 16 28 0 8-4 40-13 96l-36 234c-5 3-11 5-18 5s-13-2-18-5l-35-234c-9-56-13-88-13-96 0-14 5-23 16-28 10-5 27-8 50-8zM67 547c-18 0-33-6-47-19-13-12-20-28-20-48 0-19 6-35 19-49 13-13 29-20 48-20s36 7 49 21 19 30 19 48c0 13-3 24-8 34-6 11-14 19-25 24-11 6-22 9-35 9z">
          <text:p/>
        </draw:path>
        <draw:frame draw:style-name="gr3" draw:text-style-name="P4" draw:layer="layout" svg:width="0.955cm" svg:height="0.547cm" svg:x="19.05cm" svg:y="1.257cm">
          <draw:text-box>
            <text:p text:style-name="P1"><text:span text:style-name="T3">4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3" draw:text-style-name="P4" draw:layer="layout" svg:width="3.749cm" svg:height="0.548cm" svg:x="3.605cm" svg:y="3.212cm">
          <draw:text-box>
            <text:p text:style-name="P1"><text:span text:style-name="T9">B</text:span><text:span text:style-name="T9">á</text:span><text:span text:style-name="T9">t</text:span><text:span text:style-name="T9">f</text:span><text:span text:style-name="T9">4</text:span><text:span text:style-name="T9">1</text:span><text:span text:style-name="T9"> </text:span><text:span text:style-name="T9">H</text:span><text:span text:style-name="T9">a</text:span><text:span text:style-name="T9">x</text:span><text:span text:style-name="T9">o</text:span><text:span text:style-name="T9">r</text:span><text:span text:style-name="T9"> </text:span><text:span text:style-name="T9">S</text:span><text:span text:style-name="T9">t</text:span><text:span text:style-name="T9">r</text:span><text:span text:style-name="T9">e</text:span><text:span text:style-name="T9">a</text:span><text:span text:style-name="T9">m</text:span></text:p>
          </draw:text-box>
        </draw:frame>
        <draw:frame draw:style-name="gr3" draw:text-style-name="P4" draw:layer="layout" svg:width="2.394cm" svg:height="0.547cm" svg:x="3.605cm" svg:y="3.722cm">
          <draw:text-box>
            <text:p text:style-name="P1"><text:span text:style-name="T3">A</text:span><text:span text:style-name="T3"> </text:span><text:span text:style-name="T3">f</text:span><text:span text:style-name="T3">e</text:span><text:span text:style-name="T3">l</text:span><text:span text:style-name="T3">a</text:span><text:span text:style-name="T3">d</text:span><text:span text:style-name="T3">a</text:span><text:span text:style-name="T3">t</text:span><text:span text:style-name="T3">o</text:span><text:span text:style-name="T3">k</text:span><text:span text:style-name="T3">k</text:span><text:span text:style-name="T3">a</text:span><text:span text:style-name="T3">l</text:span></text:p>
          </draw:text-box>
        </draw:frame>
        <draw:frame draw:style-name="gr3" draw:text-style-name="P4" draw:layer="layout" svg:width="2.415cm" svg:height="0.547cm" svg:x="6.092cm" svg:y="3.722cm">
          <draw:text-box>
            <text:p text:style-name="P1"><text:span text:style-name="T3">k</text:span><text:span text:style-name="T3">a</text:span><text:span text:style-name="T3">p</text:span><text:span text:style-name="T3">c</text:span><text:span text:style-name="T3">s</text:span><text:span text:style-name="T3">o</text:span><text:span text:style-name="T3">l</text:span><text:span text:style-name="T3">a</text:span><text:span text:style-name="T3">t</text:span><text:span text:style-name="T3">o</text:span><text:span text:style-name="T3">s</text:span><text:span text:style-name="T3"> </text:span><text:span text:style-name="T3">é</text:span><text:span text:style-name="T3">l</text:span></text:p>
          </draw:text-box>
        </draw:frame>
        <draw:frame draw:style-name="gr3" draw:text-style-name="P4" draw:layer="layout" svg:width="0.379cm" svg:height="0.547cm" svg:x="8.543cm" svg:y="3.716cm">
          <draw:text-box>
            <text:p text:style-name="P1"><text:span text:style-name="T3">˝</text:span></text:p>
          </draw:text-box>
        </draw:frame>
        <draw:frame draw:style-name="gr3" draw:text-style-name="P4" draw:layer="layout" svg:width="11.644cm" svg:height="0.547cm" svg:x="8.501cm" svg:y="3.722cm">
          <draw:text-box>
            <text:p text:style-name="P1"><text:span text:style-name="T3">o</text:span><text:span text:style-name="T3"> </text:span><text:span text:style-name="T3">a</text:span><text:span text:style-name="T3">d</text:span><text:span text:style-name="T3">á</text:span><text:span text:style-name="T3">s</text:span><text:span text:style-name="T3">o</text:span><text:span text:style-name="T3">k</text:span><text:span text:style-name="T3">a</text:span><text:span text:style-name="T3">t </text:span><text:span text:style-name="T3">s</text:span><text:span text:style-name="T3">u</text:span><text:span text:style-name="T3">g</text:span><text:span text:style-name="T3">á</text:span><text:span text:style-name="T3">r</text:span><text:span text:style-name="T3">o</text:span><text:span text:style-name="T3">z</text:span><text:span text:style-name="T3"> </text:span><text:span text:style-name="T3">a</text:span><text:span text:style-name="T11"> </text:span><text:span text:style-name="T11">h</text:span><text:span text:style-name="T11">t</text:span><text:span text:style-name="T11">t</text:span><text:span text:style-name="T11">p</text:span><text:span text:style-name="T11">s</text:span><text:span text:style-name="T11">:</text:span><text:span text:style-name="T11">/</text:span><text:span text:style-name="T11">/</text:span><text:span text:style-name="T11">w</text:span><text:span text:style-name="T11">w</text:span><text:span text:style-name="T11">w</text:span><text:span text:style-name="T11">.</text:span><text:span text:style-name="T11">t</text:span><text:span text:style-name="T11">w</text:span><text:span text:style-name="T11">i</text:span><text:span text:style-name="T11">t</text:span><text:span text:style-name="T11">c</text:span><text:span text:style-name="T11">h</text:span><text:span text:style-name="T11">.</text:span><text:span text:style-name="T11">t</text:span><text:span text:style-name="T11">v</text:span><text:span text:style-name="T11">/</text:span><text:span text:style-name="T11">n</text:span><text:span text:style-name="T11">b</text:span><text:span text:style-name="T11">a</text:span><text:span text:style-name="T11">t</text:span><text:span text:style-name="T11">f</text:span><text:span text:style-name="T11">a</text:span><text:span text:style-name="T11">i</text:span><text:span text:style-name="T3"> </text:span><text:span text:style-name="T3">c</text:span><text:span text:style-name="T3">s</text:span><text:span text:style-name="T3">a</text:span><text:span text:style-name="T3">t</text:span><text:span text:style-name="T3">o</text:span><text:span text:style-name="T3">r</text:span><text:span text:style-name="T3">n</text:span><text:span text:style-name="T3">a</text:span><text:span text:style-name="T3">, </text:span><text:span text:style-name="T3">m</text:span><text:span text:style-name="T3">e</text:span><text:span text:style-name="T3">l</text:span><text:span text:style-name="T3">y</text:span><text:span text:style-name="T3">n</text:span><text:span text:style-name="T3">e</text:span><text:span text:style-name="T3">k</text:span></text:p>
          </draw:text-box>
        </draw:frame>
        <draw:line draw:style-name="gr5" draw:text-style-name="P6" draw:layer="layout" svg:x1="2.344cm" svg:y1="5.089cm" svg:x2="19.944cm" svg:y2="5.089cm">
          <text:p/>
        </draw:line>
        <draw:line draw:style-name="gr6" draw:text-style-name="P6" draw:layer="layout" svg:x1="2cm" svg:y1="28.284cm" svg:x2="19.999cm" svg:y2="28.284cm">
          <text:p/>
        </draw:line>
        <draw:frame draw:style-name="gr3" draw:text-style-name="P4" draw:layer="layout" svg:width="13.443cm" svg:height="0.547cm" svg:x="3.605cm" svg:y="4.232cm">
          <draw:text-box>
            <text:p text:style-name="P1"><text:span text:style-name="T3">p</text:span><text:span text:style-name="T3">e</text:span><text:span text:style-name="T3">r</text:span><text:span text:style-name="T3">m</text:span><text:span text:style-name="T3">a</text:span><text:span text:style-name="T3">n</text:span><text:span text:style-name="T3">e</text:span><text:span text:style-name="T3">n</text:span><text:span text:style-name="T3">s</text:span><text:span text:style-name="T3"> </text:span><text:span text:style-name="T3">a</text:span><text:span text:style-name="T3">r</text:span><text:span text:style-name="T3">c</text:span><text:span text:style-name="T3">h</text:span><text:span text:style-name="T3">í</text:span><text:span text:style-name="T3">v</text:span><text:span text:style-name="T3">u</text:span><text:span text:style-name="T3">m</text:span><text:span text:style-name="T3">a</text:span><text:span text:style-name="T3"> </text:span><text:span text:style-name="T3">a</text:span><text:span text:style-name="T11"> </text:span><text:span text:style-name="T11">h</text:span><text:span text:style-name="T11">t</text:span><text:span text:style-name="T11">t</text:span><text:span text:style-name="T11">p</text:span><text:span text:style-name="T11">s</text:span><text:span text:style-name="T11">:</text:span><text:span text:style-name="T11">/</text:span><text:span text:style-name="T11">/</text:span><text:span text:style-name="T11">w</text:span><text:span text:style-name="T11">w</text:span><text:span text:style-name="T11">w</text:span><text:span text:style-name="T11">.</text:span><text:span text:style-name="T11">y</text:span><text:span text:style-name="T11">o</text:span><text:span text:style-name="T11">u</text:span><text:span text:style-name="T11">t</text:span><text:span text:style-name="T11">u</text:span><text:span text:style-name="T11">b</text:span><text:span text:style-name="T11">e</text:span><text:span text:style-name="T11">.</text:span><text:span text:style-name="T11">c</text:span><text:span text:style-name="T11">o</text:span><text:span text:style-name="T11">m</text:span><text:span text:style-name="T11">/</text:span><text:span text:style-name="T11">c</text:span><text:span text:style-name="T11">/</text:span><text:span text:style-name="T11">n</text:span><text:span text:style-name="T11">b</text:span><text:span text:style-name="T11">a</text:span><text:span text:style-name="T11">t</text:span><text:span text:style-name="T11">f</text:span><text:span text:style-name="T11">a</text:span><text:span text:style-name="T11">i</text:span><text:span text:style-name="T3"> </text:span><text:span text:style-name="T3">c</text:span><text:span text:style-name="T3">s</text:span><text:span text:style-name="T3">a</text:span><text:span text:style-name="T3">t</text:span><text:span text:style-name="T3">o</text:span><text:span text:style-name="T3">r</text:span><text:span text:style-name="T3">n</text:span><text:span text:style-name="T3">á</text:span><text:span text:style-name="T3">n</text:span><text:span text:style-name="T3"> </text:span><text:span text:style-name="T3">t</text:span><text:span text:style-name="T3">a</text:span><text:span text:style-name="T3">l</text:span><text:span text:style-name="T3">á</text:span><text:span text:style-name="T3">l</text:span><text:span text:style-name="T3">h</text:span><text:span text:style-name="T3">a</text:span><text:span text:style-name="T3">t</text:span><text:span text:style-name="T3">ó</text:span><text:span text:style-name="T3">.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1.166cm" svg:height="0.547cm" svg:x="18.839cm" svg:y="1.257cm">
          <draw:text-box>
            <text:p text:style-name="P1"><text:span text:style-name="T3">2</text:span><text:span text:style-name="T3">6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12" draw:text-style-name="P10" draw:layer="layout" svg:width="2.982cm" svg:height="1.28cm" svg:x="9.519cm" svg:y="10.492cm">
          <draw:text-box>
            <text:p text:style-name="P1"><text:span text:style-name="T12">I</text:span><text:span text:style-name="T12">I</text:span><text:span text:style-name="T12">I</text:span><text:span text:style-name="T12">.</text:span><text:span text:style-name="T12"> </text:span><text:span text:style-name="T12">r</text:span><text:span text:style-name="T12">é</text:span><text:span text:style-name="T12">s</text:span><text:span text:style-name="T12">z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12" draw:text-style-name="P10" draw:layer="layout" svg:width="6.568cm" svg:height="1.28cm" svg:x="7.737cm" svg:y="12.46cm">
          <draw:text-box>
            <text:p text:style-name="P1"><text:span text:style-name="T12">M</text:span><text:span text:style-name="T12">á</text:span><text:span text:style-name="T12">s</text:span><text:span text:style-name="T12">o</text:span><text:span text:style-name="T12">d</text:span><text:span text:style-name="T12">i</text:span><text:span text:style-name="T12">k</text:span><text:span text:style-name="T12"> </text:span><text:span text:style-name="T12">f</text:span><text:span text:style-name="T12">e</text:span><text:span text:style-name="T12">l</text:span><text:span text:style-name="T12">v</text:span><text:span text:style-name="T12">o</text:span><text:span text:style-name="T12">n</text:span><text:span text:style-name="T12">á</text:span><text:span text:style-name="T12">s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1.166cm" svg:height="0.547cm" svg:x="18.839cm" svg:y="1.257cm">
          <draw:text-box>
            <text:p text:style-name="P1"><text:span text:style-name="T3">2</text:span><text:span text:style-name="T3">8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12" draw:text-style-name="P10" draw:layer="layout" svg:width="3.757cm" svg:height="1.28cm" svg:x="2cm" svg:y="5.468cm">
          <draw:text-box>
            <text:p text:style-name="P1"><text:span text:style-name="T12">1</text:span><text:span text:style-name="T12">0</text:span><text:span text:style-name="T12">.</text:span><text:span text:style-name="T12"> </text:span><text:span text:style-name="T12">f</text:span><text:span text:style-name="T12">e</text:span><text:span text:style-name="T12">j</text:span><text:span text:style-name="T12">e</text:span><text:span text:style-name="T12">z</text:span><text:span text:style-name="T12">e</text:span><text:span text:style-name="T12">t</text:span></text:p>
          </draw:text-box>
        </draw:frame>
        <draw:frame draw:style-name="gr12" draw:text-style-name="P10" draw:layer="layout" svg:width="6.098cm" svg:height="1.28cm" svg:x="2cm" svg:y="7.436cm">
          <draw:text-box>
            <text:p text:style-name="P1"><text:span text:style-name="T12">H</text:span><text:span text:style-name="T12">e</text:span><text:span text:style-name="T12">l</text:span><text:span text:style-name="T12">l</text:span><text:span text:style-name="T12">ó</text:span><text:span text:style-name="T12">,</text:span><text:span text:style-name="T12"> </text:span><text:span text:style-name="T12">A</text:span><text:span text:style-name="T12">r</text:span><text:span text:style-name="T12">r</text:span><text:span text:style-name="T12">o</text:span><text:span text:style-name="T12">w</text:span><text:span text:style-name="T12">a</text:span><text:span text:style-name="T12">y</text:span><text:span text:style-name="T12">!</text:span></text:p>
          </draw:text-box>
        </draw:frame>
        <draw:frame draw:style-name="gr9" draw:text-style-name="P8" draw:layer="layout" svg:width="1.221cm" svg:height="0.784cm" svg:x="2cm" svg:y="10.121cm">
          <draw:text-box>
            <text:p text:style-name="P1"><text:span text:style-name="T22">1</text:span><text:span text:style-name="T22">0</text:span><text:span text:style-name="T22">.</text:span><text:span text:style-name="T22">1</text:span><text:span text:style-name="T22">.</text:span></text:p>
          </draw:text-box>
        </draw:frame>
        <draw:frame draw:style-name="gr9" draw:text-style-name="P8" draw:layer="layout" svg:width="9.921cm" svg:height="0.784cm" svg:x="3.489cm" svg:y="10.121cm">
          <draw:text-box>
            <text:p text:style-name="P1"><text:span text:style-name="T22">A</text:span><text:span text:style-name="T22"> </text:span><text:span text:style-name="T22">B</text:span><text:span text:style-name="T22">P</text:span><text:span text:style-name="T22">P</text:span><text:span text:style-name="T22"> </text:span><text:span text:style-name="T22">a</text:span><text:span text:style-name="T22">l</text:span><text:span text:style-name="T22">g</text:span><text:span text:style-name="T22">o</text:span><text:span text:style-name="T22">r</text:span><text:span text:style-name="T22">i</text:span><text:span text:style-name="T22">t</text:span><text:span text:style-name="T22">m</text:span><text:span text:style-name="T22">u</text:span><text:span text:style-name="T22">s</text:span><text:span text:style-name="T22"> </text:span><text:span text:style-name="T22">J</text:span><text:span text:style-name="T22">a</text:span><text:span text:style-name="T22">v</text:span><text:span text:style-name="T22">a</text:span><text:span text:style-name="T22"> </text:span><text:span text:style-name="T22">m</text:span><text:span text:style-name="T22">e</text:span><text:span text:style-name="T22">g</text:span><text:span text:style-name="T22">v</text:span><text:span text:style-name="T22">a</text:span><text:span text:style-name="T22">l</text:span><text:span text:style-name="T22">ó</text:span><text:span text:style-name="T22">s</text:span><text:span text:style-name="T22">í</text:span><text:span text:style-name="T22">t</text:span><text:span text:style-name="T22">á</text:span><text:span text:style-name="T22">s</text:span><text:span text:style-name="T22">a</text:span></text:p>
          </draw:text-box>
        </draw:frame>
        <draw:frame draw:style-name="gr2" draw:text-style-name="P3" draw:layer="layout" svg:width="2.834cm" svg:height="0.569cm" svg:x="2cm" svg:y="11.485cm">
          <draw:text-box>
            <text:p text:style-name="P1"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 </text:span><text:span text:style-name="T2">v</text:span><text:span text:style-name="T2">i</text:span><text:span text:style-name="T2">d</text:span><text:span text:style-name="T2">e</text:span><text:span text:style-name="T2">ó</text:span><text:span text:style-name="T2">:</text:span></text:p>
          </draw:text-box>
        </draw:frame>
        <draw:frame draw:style-name="gr2" draw:text-style-name="P3" draw:layer="layout" svg:width="3.063cm" svg:height="0.569cm" svg:x="2cm" svg:y="12.205cm">
          <draw:text-box>
            <text:p text:style-name="P1"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a</text:span><text:span text:style-name="T2">:</text:span></text:p>
          </draw:text-box>
        </draw:frame>
        <draw:frame draw:style-name="gr2" draw:text-style-name="P3" draw:layer="layout" svg:width="6.864cm" svg:height="0.569cm" svg:x="2cm" svg:y="12.926cm">
          <draw:text-box>
            <text:p text:style-name="P1"><text:span text:style-name="T2">T</text:span><text:span text:style-name="T2">a</text:span><text:span text:style-name="T2">n</text:span><text:span text:style-name="T2">u</text:span><text:span text:style-name="T2">l</text:span><text:span text:style-name="T2">s</text:span><text:span text:style-name="T2">á</text:span><text:span text:style-name="T2">g</text:span><text:span text:style-name="T2">o</text:span><text:span text:style-name="T2">k</text:span><text:span text:style-name="T2">, </text:span><text:span text:style-name="T2">t</text:span><text:span text:style-name="T2">a</text:span><text:span text:style-name="T2">p</text:span><text:span text:style-name="T2">a</text:span><text:span text:style-name="T2">s</text:span><text:span text:style-name="T2">z</text:span><text:span text:style-name="T2">t</text:span><text:span text:style-name="T2">a</text:span><text:span text:style-name="T2">l</text:span><text:span text:style-name="T2">a</text:span><text:span text:style-name="T2">t</text:span><text:span text:style-name="T2">o</text:span><text:span text:style-name="T2">k</text:span><text:span text:style-name="T2">, </text:span><text:span text:style-name="T2">m</text:span><text:span text:style-name="T2">a</text:span><text:span text:style-name="T2">g</text:span><text:span text:style-name="T2">y</text:span><text:span text:style-name="T2">a</text:span><text:span text:style-name="T2">r</text:span><text:span text:style-name="T2">á</text:span><text:span text:style-name="T2">z</text:span><text:span text:style-name="T2">a</text:span><text:span text:style-name="T2">t</text:span><text:span text:style-name="T2">.</text:span><text:span text:style-name="T2">.</text:span><text:span text:style-name="T2">.</text:span></text:p>
          </draw:text-box>
        </draw:frame>
        <draw:frame draw:style-name="gr9" draw:text-style-name="P8" draw:layer="layout" svg:width="1.221cm" svg:height="0.784cm" svg:x="2cm" svg:y="14.363cm">
          <draw:text-box>
            <text:p text:style-name="P1"><text:span text:style-name="T22">1</text:span><text:span text:style-name="T22">0</text:span><text:span text:style-name="T22">.</text:span><text:span text:style-name="T22">2</text:span><text:span text:style-name="T22">.</text:span></text:p>
          </draw:text-box>
        </draw:frame>
        <draw:frame draw:style-name="gr9" draw:text-style-name="P8" draw:layer="layout" svg:width="6.153cm" svg:height="0.784cm" svg:x="3.489cm" svg:y="14.363cm">
          <draw:text-box>
            <text:p text:style-name="P1"><text:span text:style-name="T22">J</text:span><text:span text:style-name="T22">a</text:span><text:span text:style-name="T22">v</text:span><text:span text:style-name="T22">a</text:span><text:span text:style-name="T22"> </text:span><text:span text:style-name="T22">o</text:span><text:span text:style-name="T22">s</text:span><text:span text:style-name="T22">z</text:span><text:span text:style-name="T22">t</text:span><text:span text:style-name="T22">á</text:span><text:span text:style-name="T22">l</text:span><text:span text:style-name="T22">y</text:span><text:span text:style-name="T22">o</text:span><text:span text:style-name="T22">k</text:span><text:span text:style-name="T22"> </text:span><text:span text:style-name="T22">a</text:span><text:span text:style-name="T22"> </text:span><text:span text:style-name="T22">P</text:span><text:span text:style-name="T22">i</text:span><text:span text:style-name="T22">-</text:span><text:span text:style-name="T22">b</text:span><text:span text:style-name="T22">e</text:span><text:span text:style-name="T22">n</text:span></text:p>
          </draw:text-box>
        </draw:frame>
        <draw:frame draw:style-name="gr2" draw:text-style-name="P3" draw:layer="layout" svg:width="0.904cm" svg:height="0.569cm" svg:x="2cm" svg:y="15.727cm">
          <draw:text-box>
            <text:p text:style-name="P1"><text:span text:style-name="T2">A</text:span><text:span text:style-name="T2">z</text:span><text:span text:style-name="T2"> </text:span><text:span text:style-name="T2">e</text:span><text:span text:style-name="T2">l</text:span></text:p>
          </draw:text-box>
        </draw:frame>
        <draw:frame draw:style-name="gr2" draw:text-style-name="P3" draw:layer="layout" svg:width="0.421cm" svg:height="0.569cm" svg:x="2.948cm" svg:y="15.723cm">
          <draw:text-box>
            <text:p text:style-name="P1"><text:span text:style-name="T2">˝</text:span></text:p>
          </draw:text-box>
        </draw:frame>
        <draw:frame draw:style-name="gr2" draw:text-style-name="P3" draw:layer="layout" svg:width="0.421cm" svg:height="0.569cm" svg:x="2.913cm" svg:y="15.727cm">
          <draw:text-box>
            <text:p text:style-name="P1"><text:span text:style-name="T2">o</text:span><text:span text:style-name="T2">z</text:span></text:p>
          </draw:text-box>
        </draw:frame>
        <draw:frame draw:style-name="gr2" draw:text-style-name="P3" draw:layer="layout" svg:width="0.421cm" svg:height="0.569cm" svg:x="3.346cm" svg:y="15.723cm">
          <draw:text-box>
            <text:p text:style-name="P1"><text:span text:style-name="T2">˝</text:span></text:p>
          </draw:text-box>
        </draw:frame>
        <draw:frame draw:style-name="gr2" draw:text-style-name="P3" draw:layer="layout" svg:width="5.425cm" svg:height="0.569cm" svg:x="3.311cm" svg:y="15.727cm">
          <draw:text-box>
            <text:p text:style-name="P1"><text:span text:style-name="T2">o</text:span><text:span text:style-name="T2"> </text:span><text:span text:style-name="T2">f</text:span><text:span text:style-name="T2">e</text:span><text:span text:style-name="T2">l</text:span><text:span text:style-name="T2">a</text:span><text:span text:style-name="T2">d</text:span><text:span text:style-name="T2">a</text:span><text:span text:style-name="T2">t </text:span><text:span text:style-name="T2">k</text:span><text:span text:style-name="T2">ó</text:span><text:span text:style-name="T2">d</text:span><text:span text:style-name="T2">j</text:span><text:span text:style-name="T2">á</text:span><text:span text:style-name="T2">t </text:span><text:span text:style-name="T2">f</text:span><text:span text:style-name="T2">e</text:span><text:span text:style-name="T2">j</text:span><text:span text:style-name="T2">l</text:span><text:span text:style-name="T2">e</text:span><text:span text:style-name="T2">s</text:span><text:span text:style-name="T2">z</text:span><text:span text:style-name="T2">d</text:span><text:span text:style-name="T2"> </text:span><text:span text:style-name="T2">t</text:span><text:span text:style-name="T2">o</text:span><text:span text:style-name="T2">v</text:span><text:span text:style-name="T2">á</text:span><text:span text:style-name="T2">b</text:span><text:span text:style-name="T2">b</text:span><text:span text:style-name="T2">:</text:span></text:p>
          </draw:text-box>
        </draw:frame>
        <draw:frame draw:style-name="gr2" draw:text-style-name="P3" draw:layer="layout" svg:width="11.093cm" svg:height="0.569cm" svg:x="8.913cm" svg:y="15.727cm">
          <draw:text-box>
            <text:p text:style-name="P1"><text:span text:style-name="T2">v</text:span><text:span text:style-name="T2">i</text:span><text:span text:style-name="T2">z</text:span><text:span text:style-name="T2">s</text:span><text:span text:style-name="T2">g</text:span><text:span text:style-name="T2">á</text:span><text:span text:style-name="T2">l</text:span><text:span text:style-name="T2">d</text:span><text:span text:style-name="T2">, </text:span><text:span text:style-name="T2">h</text:span><text:span text:style-name="T2">o</text:span><text:span text:style-name="T2">g</text:span><text:span text:style-name="T2">y</text:span><text:span text:style-name="T2"> </text:span><text:span text:style-name="T2">V</text:span><text:span text:style-name="T2">a</text:span><text:span text:style-name="T2">n</text:span><text:span text:style-name="T2">n</text:span><text:span text:style-name="T2">a</text:span><text:span text:style-name="T2">k</text:span><text:span text:style-name="T2">-</text:span><text:span text:style-name="T2">e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o</text:span><text:span text:style-name="T2">s</text:span><text:span text:style-name="T2">z</text:span><text:span text:style-name="T2">t</text:span><text:span text:style-name="T2">á</text:span><text:span text:style-name="T2">l</text:span><text:span text:style-name="T2">y</text:span><text:span text:style-name="T2">o</text:span><text:span text:style-name="T2">k</text:span><text:span text:style-name="T2"> </text:span><text:span text:style-name="T2">a</text:span><text:span text:style-name="T2"> </text:span><text:span text:style-name="T2">P</text:span><text:span text:style-name="T2">i </text:span><text:span text:style-name="T2">h</text:span><text:span text:style-name="T2">e</text:span><text:span text:style-name="T2">x</text:span><text:span text:style-name="T2">a</text:span><text:span text:style-name="T2">d</text:span><text:span text:style-name="T2">e</text:span><text:span text:style-name="T2">c</text:span><text:span text:style-name="T2">i</text:span><text:span text:style-name="T2">m</text:span><text:span text:style-name="T2">á</text:span><text:span text:style-name="T2">l</text:span><text:span text:style-name="T2">i</text:span><text:span text:style-name="T2">s</text:span><text:span text:style-name="T2"> </text:span><text:span text:style-name="T2">k</text:span><text:span text:style-name="T2">i</text:span><text:span text:style-name="T2">f</text:span><text:span text:style-name="T2">e</text:span><text:span text:style-name="T2">j</text:span><text:span text:style-name="T2">-</text:span></text:p>
          </draw:text-box>
        </draw:frame>
        <draw:frame draw:style-name="gr2" draw:text-style-name="P3" draw:layer="layout" svg:width="1.407cm" svg:height="0.569cm" svg:x="2cm" svg:y="16.236cm">
          <draw:text-box>
            <text:p text:style-name="P1"><text:span text:style-name="T2">t</text:span><text:span text:style-name="T2">é</text:span><text:span text:style-name="T2">s</text:span><text:span text:style-name="T2">é</text:span><text:span text:style-name="T2">b</text:span><text:span text:style-name="T2">e</text:span><text:span text:style-name="T2">n</text:span><text:span text:style-name="T2">!</text:span></text:p>
          </draw:text-box>
        </draw:frame>
        <draw:frame draw:style-name="gr2" draw:text-style-name="P3" draw:layer="layout" svg:width="2.834cm" svg:height="0.569cm" svg:x="2cm" svg:y="16.957cm">
          <draw:text-box>
            <text:p text:style-name="P1"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 </text:span><text:span text:style-name="T2">v</text:span><text:span text:style-name="T2">i</text:span><text:span text:style-name="T2">d</text:span><text:span text:style-name="T2">e</text:span><text:span text:style-name="T2">ó</text:span><text:span text:style-name="T2">:</text:span></text:p>
          </draw:text-box>
        </draw:frame>
        <draw:frame draw:style-name="gr2" draw:text-style-name="P3" draw:layer="layout" svg:width="3.063cm" svg:height="0.569cm" svg:x="2cm" svg:y="17.677cm">
          <draw:text-box>
            <text:p text:style-name="P1"><text:span text:style-name="T2">M</text:span><text:span text:style-name="T2">e</text:span><text:span text:style-name="T2">g</text:span><text:span text:style-name="T2">o</text:span><text:span text:style-name="T2">l</text:span><text:span text:style-name="T2">d</text:span><text:span text:style-name="T2">á</text:span><text:span text:style-name="T2">s</text:span><text:span text:style-name="T2"> </text:span><text:span text:style-name="T2">f</text:span><text:span text:style-name="T2">o</text:span><text:span text:style-name="T2">r</text:span><text:span text:style-name="T2">r</text:span><text:span text:style-name="T2">á</text:span><text:span text:style-name="T2">s</text:span><text:span text:style-name="T2">a</text:span><text:span text:style-name="T2">: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6.864cm" svg:height="0.569cm" svg:x="2cm" svg:y="18.398cm">
          <draw:text-box>
            <text:p text:style-name="P1"><text:span text:style-name="T2">T</text:span><text:span text:style-name="T2">a</text:span><text:span text:style-name="T2">n</text:span><text:span text:style-name="T2">u</text:span><text:span text:style-name="T2">l</text:span><text:span text:style-name="T2">s</text:span><text:span text:style-name="T2">á</text:span><text:span text:style-name="T2">g</text:span><text:span text:style-name="T2">o</text:span><text:span text:style-name="T2">k</text:span><text:span text:style-name="T2">, </text:span><text:span text:style-name="T2">t</text:span><text:span text:style-name="T2">a</text:span><text:span text:style-name="T2">p</text:span><text:span text:style-name="T2">a</text:span><text:span text:style-name="T2">s</text:span><text:span text:style-name="T2">z</text:span><text:span text:style-name="T2">t</text:span><text:span text:style-name="T2">a</text:span><text:span text:style-name="T2">l</text:span><text:span text:style-name="T2">a</text:span><text:span text:style-name="T2">t</text:span><text:span text:style-name="T2">o</text:span><text:span text:style-name="T2">k</text:span><text:span text:style-name="T2">, </text:span><text:span text:style-name="T2">m</text:span><text:span text:style-name="T2">a</text:span><text:span text:style-name="T2">g</text:span><text:span text:style-name="T2">y</text:span><text:span text:style-name="T2">a</text:span><text:span text:style-name="T2">r</text:span><text:span text:style-name="T2">á</text:span><text:span text:style-name="T2">z</text:span><text:span text:style-name="T2">a</text:span><text:span text:style-name="T2">t</text:span><text:span text:style-name="T2">.</text:span><text:span text:style-name="T2">.</text:span><text:span text:style-name="T2">.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1.166cm" svg:height="0.547cm" svg:x="18.839cm" svg:y="1.257cm">
          <draw:text-box>
            <text:p text:style-name="P1"><text:span text:style-name="T3">2</text:span><text:span text:style-name="T3">9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12" draw:text-style-name="P10" draw:layer="layout" svg:width="2.927cm" svg:height="1.28cm" svg:x="9.607cm" svg:y="10.492cm">
          <draw:text-box>
            <text:p text:style-name="P1"><text:span text:style-name="T12">I</text:span><text:span text:style-name="T12">V</text:span><text:span text:style-name="T12">.</text:span><text:span text:style-name="T12"> </text:span><text:span text:style-name="T12">r</text:span><text:span text:style-name="T12">é</text:span><text:span text:style-name="T12">s</text:span><text:span text:style-name="T12">z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12" draw:text-style-name="P10" draw:layer="layout" svg:width="6.344cm" svg:height="1.28cm" svg:x="7.851cm" svg:y="12.46cm">
          <draw:text-box>
            <text:p text:style-name="P1"><text:span text:style-name="T12">I</text:span><text:span text:style-name="T12">r</text:span><text:span text:style-name="T12">o</text:span><text:span text:style-name="T12">d</text:span><text:span text:style-name="T12">a</text:span><text:span text:style-name="T12">l</text:span><text:span text:style-name="T12">o</text:span><text:span text:style-name="T12">m</text:span><text:span text:style-name="T12">j</text:span><text:span text:style-name="T12">e</text:span><text:span text:style-name="T12">g</text:span><text:span text:style-name="T12">y</text:span><text:span text:style-name="T12">z</text:span><text:span text:style-name="T12">é</text:span><text:span text:style-name="T12">k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21.08cm" svg:height="8.912cm" draw:transform="rotate (0.785398163397448) translate (0.057cm 18.905cm)">
          <draw:text-box>
            <text:p text:style-name="P1"><text:span text:style-name="T1">D</text:span><text:span text:style-name="T1">R</text:span><text:span text:style-name="T1">A</text:span><text:span text:style-name="T1">F</text:span><text:span text:style-name="T1">T</text:span></text:p>
          </draw:text-box>
        </draw:frame>
        <draw:frame draw:style-name="gr2" draw:text-style-name="P3" draw:layer="layout" svg:width="4.235cm" svg:height="0.569cm" svg:x="2cm" svg:y="1.248cm">
          <draw:text-box>
            <text:p text:style-name="P1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z</text:span><text:span text:style-name="T2">á</text:span><text:span text:style-name="T2">l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/text:p>
          </draw:text-box>
        </draw:frame>
        <draw:frame draw:style-name="gr3" draw:text-style-name="P4" draw:layer="layout" svg:width="0.379cm" svg:height="0.547cm" svg:x="9.55cm" svg:y="1.257cm">
          <draw:text-box>
            <text:p text:style-name="P1"><text:span text:style-name="T3">W</text:span></text:p>
          </draw:text-box>
        </draw:frame>
        <draw:frame draw:style-name="gr4" draw:text-style-name="P5" draw:layer="layout" svg:width="1.204cm" svg:height="0.437cm" svg:x="9.92cm" svg:y="1.344cm">
          <draw:text-box>
            <text:p text:style-name="P1"><text:span text:style-name="T4">O</text:span><text:span text:style-name="T4">R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3" draw:text-style-name="P4" draw:layer="layout" svg:width="0.379cm" svg:height="0.547cm" svg:x="11.336cm" svg:y="1.257cm">
          <draw:text-box>
            <text:p text:style-name="P1"><text:span text:style-name="T3">P</text:span></text:p>
          </draw:text-box>
        </draw:frame>
        <draw:line draw:style-name="gr5" draw:text-style-name="P6" draw:layer="layout" svg:x1="9.42cm" svg:y1="1.307cm" svg:x2="12.579cm" svg:y2="1.307cm">
          <text:p/>
        </draw:line>
        <draw:line draw:style-name="gr5" draw:text-style-name="P6" draw:layer="layout" svg:x1="9.427cm" svg:y1="1.811cm" svg:x2="9.427cm" svg:y2="1.307cm">
          <text:p/>
        </draw:line>
        <draw:line draw:style-name="gr5" draw:text-style-name="P6" draw:layer="layout" svg:x1="12.572cm" svg:y1="1.811cm" svg:x2="12.572cm" svg:y2="1.307cm">
          <text:p/>
        </draw:line>
        <draw:line draw:style-name="gr5" draw:text-style-name="P6" draw:layer="layout" svg:x1="9.42cm" svg:y1="1.811cm" svg:x2="12.579cm" svg:y2="1.811cm">
          <text:p/>
        </draw:line>
        <draw:frame draw:style-name="gr4" draw:text-style-name="P5" draw:layer="layout" svg:width="0.832cm" svg:height="0.437cm" svg:x="11.567cm" svg:y="1.344cm">
          <draw:text-box>
            <text:p text:style-name="P1"><text:span text:style-name="T4">A</text:span><text:span text:style-name="T4">P</text:span><text:span text:style-name="T4">E</text:span><text:span text:style-name="T4">R</text:span></text:p>
          </draw:text-box>
        </draw:frame>
        <draw:line draw:style-name="gr6" draw:text-style-name="P6" draw:layer="layout" svg:x1="2cm" svg:y1="1.854cm" svg:x2="19.999cm" svg:y2="1.854cm">
          <text:p/>
        </draw:line>
        <draw:frame draw:style-name="gr3" draw:text-style-name="P4" draw:layer="layout" svg:width="1.166cm" svg:height="0.547cm" svg:x="18.839cm" svg:y="1.257cm">
          <draw:text-box>
            <text:p text:style-name="P1"><text:span text:style-name="T3">3</text:span><text:span text:style-name="T3">0</text:span><text:span text:style-name="T3"> </text:span><text:span text:style-name="T3">/ </text:span><text:span text:style-name="T3">3</text:span><text:span text:style-name="T3">0</text:span></text:p>
          </draw:text-box>
        </draw:frame>
        <draw:frame draw:style-name="gr9" draw:text-style-name="P8" draw:layer="layout" svg:width="1.221cm" svg:height="0.784cm" svg:x="2cm" svg:y="2.86cm">
          <draw:text-box>
            <text:p text:style-name="P1"><text:span text:style-name="T22">1</text:span><text:span text:style-name="T22">0</text:span><text:span text:style-name="T22">.</text:span><text:span text:style-name="T22">3</text:span><text:span text:style-name="T22">.</text:span></text:p>
          </draw:text-box>
        </draw:frame>
        <draw:frame draw:style-name="gr9" draw:text-style-name="P8" draw:layer="layout" svg:width="2.466cm" svg:height="0.784cm" svg:x="3.489cm" svg:y="2.86cm">
          <draw:text-box>
            <text:p text:style-name="P1"><text:span text:style-name="T22">Á</text:span><text:span text:style-name="T22">l</text:span><text:span text:style-name="T22">t</text:span><text:span text:style-name="T22">a</text:span><text:span text:style-name="T22">l</text:span><text:span text:style-name="T22">á</text:span><text:span text:style-name="T22">n</text:span><text:span text:style-name="T22">o</text:span><text:span text:style-name="T22">s</text:span></text:p>
          </draw:text-box>
        </draw:frame>
        <draw:frame draw:style-name="gr2" draw:text-style-name="P3" draw:layer="layout" svg:width="1.551cm" svg:height="0.569cm" svg:x="2cm" svg:y="4.224cm">
          <draw:text-box>
            <text:p text:style-name="P1"><text:span text:style-name="T2">[</text:span><text:span text:style-name="T2">M</text:span><text:span text:style-name="T2">A</text:span><text:span text:style-name="T2">R</text:span><text:span text:style-name="T2">X</text:span><text:span text:style-name="T2">]</text:span></text:p>
          </draw:text-box>
        </draw:frame>
        <draw:frame draw:style-name="gr2" draw:text-style-name="P3" draw:layer="layout" svg:width="4.781cm" svg:height="0.573cm" svg:x="4.947cm" svg:y="4.224cm">
          <draw:text-box>
            <text:p text:style-name="P1"><text:span text:style-name="T2">M</text:span><text:span text:style-name="T2">a</text:span><text:span text:style-name="T2">r</text:span><text:span text:style-name="T2">x</text:span><text:span text:style-name="T2">, </text:span><text:span text:style-name="T2">G</text:span><text:span text:style-name="T2">y</text:span><text:span text:style-name="T2">ö</text:span><text:span text:style-name="T2">r</text:span><text:span text:style-name="T2">g</text:span><text:span text:style-name="T2">y</text:span><text:span text:style-name="T2">,</text:span><text:span text:style-name="T13"> </text:span><text:span text:style-name="T13">G</text:span><text:span text:style-name="T13">y</text:span><text:span text:style-name="T13">o</text:span><text:span text:style-name="T13">r</text:span><text:span text:style-name="T13">s</text:span><text:span text:style-name="T13">u</text:span><text:span text:style-name="T13">l</text:span><text:span text:style-name="T13">ó</text:span><text:span text:style-name="T13"> </text:span><text:span text:style-name="T13">i</text:span><text:span text:style-name="T13">d</text:span><text:span text:style-name="T13">˝</text:span></text:p>
          </draw:text-box>
        </draw:frame>
        <draw:frame draw:style-name="gr2" draw:text-style-name="P3" draw:layer="layout" svg:width="3.105cm" svg:height="0.573cm" svg:x="9.535cm" svg:y="4.224cm">
          <draw:text-box>
            <text:p text:style-name="P1"><text:span text:style-name="T13">o</text:span><text:span text:style-name="T2">, </text:span><text:span text:style-name="T2">T</text:span><text:span text:style-name="T2">y</text:span><text:span text:style-name="T2">p</text:span><text:span text:style-name="T2">o</text:span><text:span text:style-name="T2">t</text:span><text:span text:style-name="T2">e</text:span><text:span text:style-name="T2">x</text:span><text:span text:style-name="T2"> </text:span><text:span text:style-name="T2">, </text:span><text:span text:style-name="T2">2</text:span><text:span text:style-name="T2">0</text:span><text:span text:style-name="T2">0</text:span><text:span text:style-name="T2">5</text:span><text:span text:style-name="T2">.</text:span></text:p>
          </draw:text-box>
        </draw:frame>
        <draw:frame draw:style-name="gr9" draw:text-style-name="P8" draw:layer="layout" svg:width="1.221cm" svg:height="0.784cm" svg:x="2cm" svg:y="5.661cm">
          <draw:text-box>
            <text:p text:style-name="P1"><text:span text:style-name="T22">1</text:span><text:span text:style-name="T22">0</text:span><text:span text:style-name="T22">.</text:span><text:span text:style-name="T22">4</text:span><text:span text:style-name="T22">.</text:span></text:p>
          </draw:text-box>
        </draw:frame>
        <draw:frame draw:style-name="gr9" draw:text-style-name="P8" draw:layer="layout" svg:width="0.546cm" svg:height="0.784cm" svg:x="3.489cm" svg:y="5.661cm">
          <draw:text-box>
            <text:p text:style-name="P1"><text:span text:style-name="T22">C</text:span></text:p>
          </draw:text-box>
        </draw:frame>
        <draw:frame draw:style-name="gr2" draw:text-style-name="P3" draw:layer="layout" svg:width="4.46cm" svg:height="0.569cm" svg:x="2cm" svg:y="7.094cm">
          <draw:text-box>
            <text:p text:style-name="P1"><text:span text:style-name="T2">[</text:span><text:span text:style-name="T2">K</text:span><text:span text:style-name="T2">E</text:span><text:span text:style-name="T2">R</text:span><text:span text:style-name="T2">N</text:span><text:span text:style-name="T2">I</text:span><text:span text:style-name="T2">G</text:span><text:span text:style-name="T2">H</text:span><text:span text:style-name="T2">A</text:span><text:span text:style-name="T2">N</text:span><text:span text:style-name="T2">R</text:span><text:span text:style-name="T2">I</text:span><text:span text:style-name="T2">T</text:span><text:span text:style-name="T2">C</text:span><text:span text:style-name="T2">H</text:span><text:span text:style-name="T2">I</text:span><text:span text:style-name="T2">E</text:span><text:span text:style-name="T2">]</text:span></text:p>
          </draw:text-box>
        </draw:frame>
        <draw:frame draw:style-name="gr2" draw:text-style-name="P3" draw:layer="layout" svg:width="1.89cm" svg:height="0.569cm" svg:x="6.657cm" svg:y="7.094cm">
          <draw:text-box>
            <text:p text:style-name="P1"><text:span text:style-name="T2">K</text:span><text:span text:style-name="T2">e</text:span><text:span text:style-name="T2">r</text:span><text:span text:style-name="T2">n</text:span><text:span text:style-name="T2">i</text:span><text:span text:style-name="T2">g</text:span><text:span text:style-name="T2">h</text:span><text:span text:style-name="T2">a</text:span><text:span text:style-name="T2">n</text:span><text:span text:style-name="T2">,</text:span></text:p>
          </draw:text-box>
        </draw:frame>
        <draw:frame draw:style-name="gr2" draw:text-style-name="P3" draw:layer="layout" svg:width="1.551cm" svg:height="0.569cm" svg:x="8.686cm" svg:y="7.094cm">
          <draw:text-box>
            <text:p text:style-name="P1"><text:span text:style-name="T2">B</text:span><text:span text:style-name="T2">r</text:span><text:span text:style-name="T2">i</text:span><text:span text:style-name="T2">a</text:span><text:span text:style-name="T2">n</text:span><text:span text:style-name="T2"> </text:span><text:span text:style-name="T2">W</text:span><text:span text:style-name="T2">.</text:span></text:p>
          </draw:text-box>
        </draw:frame>
        <draw:frame draw:style-name="gr2" draw:text-style-name="P3" draw:layer="layout" svg:width="2.229cm" svg:height="0.569cm" svg:x="10.376cm" svg:y="7.094cm">
          <draw:text-box>
            <text:p text:style-name="P1"><text:span text:style-name="T2">Ã</text:span><text:span text:style-name="T2">©</text:span><text:span text:style-name="T2">s</text:span><text:span text:style-name="T2"> </text:span><text:span text:style-name="T2">R</text:span><text:span text:style-name="T2">i</text:span><text:span text:style-name="T2">t</text:span><text:span text:style-name="T2">c</text:span><text:span text:style-name="T2">h</text:span><text:span text:style-name="T2">i</text:span><text:span text:style-name="T2">e</text:span><text:span text:style-name="T2">,</text:span></text:p>
          </draw:text-box>
        </draw:frame>
        <draw:frame draw:style-name="gr2" draw:text-style-name="P3" draw:layer="layout" svg:width="1.894cm" svg:height="0.569cm" svg:x="12.786cm" svg:y="7.094cm">
          <draw:text-box>
            <text:p text:style-name="P1"><text:span text:style-name="T2">D</text:span><text:span text:style-name="T2">e</text:span><text:span text:style-name="T2">n</text:span><text:span text:style-name="T2">n</text:span><text:span text:style-name="T2">i</text:span><text:span text:style-name="T2">s</text:span><text:span text:style-name="T2"> </text:span><text:span text:style-name="T2">M</text:span><text:span text:style-name="T2">.</text:span><text:span text:style-name="T2">,</text:span></text:p>
          </draw:text-box>
        </draw:frame>
        <draw:frame draw:style-name="gr2" draw:text-style-name="P3" draw:layer="layout" svg:width="4.21cm" svg:height="0.573cm" svg:x="14.864cm" svg:y="7.094cm">
          <draw:text-box>
            <text:p text:style-name="P1"><text:span text:style-name="T13">A</text:span><text:span text:style-name="T13"> </text:span><text:span text:style-name="T13">C</text:span><text:span text:style-name="T13">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text:span text:style-name="T13">o</text:span><text:span text:style-name="T13">z</text:span><text:span text:style-name="T13">á</text:span><text:span text:style-name="T13">s</text:span><text:span text:style-name="T13">i </text:span><text:span text:style-name="T13">n</text:span><text:span text:style-name="T13">y</text:span><text:span text:style-name="T13">e</text:span><text:span text:style-name="T13">l</text:span><text:span text:style-name="T13">v</text:span><text:span text:style-name="T2">,</text:span></text:p>
          </draw:text-box>
        </draw:frame>
        <draw:frame draw:style-name="gr2" draw:text-style-name="P3" draw:layer="layout" svg:width="0.709cm" svg:height="0.569cm" svg:x="19.297cm" svg:y="7.094cm">
          <draw:text-box>
            <text:p text:style-name="P1"><text:span text:style-name="T2">B</text:span><text:span text:style-name="T2">p</text:span><text:span text:style-name="T2">.</text:span><text:span text:style-name="T2">,</text:span></text:p>
          </draw:text-box>
        </draw:frame>
        <draw:frame draw:style-name="gr2" draw:text-style-name="P3" draw:layer="layout" svg:width="0.518cm" svg:height="0.569cm" svg:x="4.947cm" svg:y="7.604cm">
          <draw:text-box>
            <text:p text:style-name="P1"><text:span text:style-name="T2">M</text:span><text:span text:style-name="T2">˝</text:span></text:p>
          </draw:text-box>
        </draw:frame>
        <draw:frame draw:style-name="gr2" draw:text-style-name="P3" draw:layer="layout" svg:width="2.246cm" svg:height="0.569cm" svg:x="5.322cm" svg:y="7.604cm">
          <draw:text-box>
            <text:p text:style-name="P1"><text:span text:style-name="T2">u</text:span><text:span text:style-name="T2">s</text:span><text:span text:style-name="T2">z</text:span><text:span text:style-name="T2">a</text:span><text:span text:style-name="T2">k</text:span><text:span text:style-name="T2">i</text:span><text:span text:style-name="T2">, </text:span><text:span text:style-name="T2">1</text:span><text:span text:style-name="T2">9</text:span><text:span text:style-name="T2">9</text:span><text:span text:style-name="T2">3</text:span><text:span text:style-name="T2">.</text:span></text:p>
          </draw:text-box>
        </draw:frame>
        <draw:frame draw:style-name="gr9" draw:text-style-name="P8" draw:layer="layout" svg:width="1.221cm" svg:height="0.784cm" svg:x="2cm" svg:y="9.041cm">
          <draw:text-box>
            <text:p text:style-name="P1"><text:span text:style-name="T22">1</text:span><text:span text:style-name="T22">0</text:span><text:span text:style-name="T22">.</text:span><text:span text:style-name="T22">5</text:span><text:span text:style-name="T22">.</text:span></text:p>
          </draw:text-box>
        </draw:frame>
        <draw:frame draw:style-name="gr9" draw:text-style-name="P8" draw:layer="layout" svg:width="1.031cm" svg:height="0.784cm" svg:x="3.489cm" svg:y="9.041cm">
          <draw:text-box>
            <text:p text:style-name="P1"><text:span text:style-name="T22">C</text:span><text:span text:style-name="T22">+</text:span><text:span text:style-name="T22">+</text:span></text:p>
          </draw:text-box>
        </draw:frame>
        <draw:frame draw:style-name="gr2" draw:text-style-name="P3" draw:layer="layout" svg:width="1.958cm" svg:height="0.569cm" svg:x="2cm" svg:y="10.474cm">
          <draw:text-box>
            <text:p text:style-name="P1"><text:span text:style-name="T2">[</text:span><text:span text:style-name="T2">B</text:span><text:span text:style-name="T2">M</text:span><text:span text:style-name="T2">E</text:span><text:span text:style-name="T2">C</text:span><text:span text:style-name="T2">P</text:span><text:span text:style-name="T2">P</text:span><text:span text:style-name="T2">]</text:span></text:p>
          </draw:text-box>
        </draw:frame>
        <draw:frame draw:style-name="gr2" draw:text-style-name="P3" draw:layer="layout" svg:width="15.212cm" svg:height="0.573cm" svg:x="4.947cm" svg:y="10.474cm">
          <draw:text-box>
            <text:p text:style-name="P1"><text:span text:style-name="T2">B</text:span><text:span text:style-name="T2">e</text:span><text:span text:style-name="T2">n</text:span><text:span text:style-name="T2">e</text:span><text:span text:style-name="T2">d</text:span><text:span text:style-name="T2">e</text:span><text:span text:style-name="T2">k</text:span><text:span text:style-name="T2">, </text:span><text:span text:style-name="T2">Z</text:span><text:span text:style-name="T2">o</text:span><text:span text:style-name="T2">l</text:span><text:span text:style-name="T2">t</text:span><text:span text:style-name="T2">á</text:span><text:span text:style-name="T2">n</text:span><text:span text:style-name="T2"> </text:span><text:span text:style-name="T2">Ã</text:span><text:span text:style-name="T2">©</text:span><text:span text:style-name="T2">s</text:span><text:span text:style-name="T2"> </text:span><text:span text:style-name="T2">L</text:span><text:span text:style-name="T2">e</text:span><text:span text:style-name="T2">v</text:span><text:span text:style-name="T2">e</text:span><text:span text:style-name="T2">n</text:span><text:span text:style-name="T2">d</text:span><text:span text:style-name="T2">o</text:span><text:span text:style-name="T2">v</text:span><text:span text:style-name="T2">s</text:span><text:span text:style-name="T2">z</text:span><text:span text:style-name="T2">k</text:span><text:span text:style-name="T2">y</text:span><text:span text:style-name="T2">, </text:span><text:span text:style-name="T2">T</text:span><text:span text:style-name="T2">i</text:span><text:span text:style-name="T2">h</text:span><text:span text:style-name="T2">a</text:span><text:span text:style-name="T2">m</text:span><text:span text:style-name="T2">é</text:span><text:span text:style-name="T2">r</text:span><text:span text:style-name="T2">,</text:span><text:span text:style-name="T13"> </text:span><text:span text:style-name="T13">S</text:span><text:span text:style-name="T13">z</text:span><text:span text:style-name="T13">o</text:span><text:span text:style-name="T13">f</text:span><text:span text:style-name="T13">t</text:span><text:span text:style-name="T13">v</text:span><text:span text:style-name="T13">e</text:span><text:span text:style-name="T13">r</text:span><text:span text:style-name="T13">f</text:span><text:span text:style-name="T13">e</text:span><text:span text:style-name="T13">j</text:span><text:span text:style-name="T13">l</text:span><text:span text:style-name="T13">e</text:span><text:span text:style-name="T13">s</text:span><text:span text:style-name="T13">z</text:span><text:span text:style-name="T13">t</text:span><text:span text:style-name="T13">é</text:span><text:span text:style-name="T13">s</text:span><text:span text:style-name="T13"> </text:span><text:span text:style-name="T13">C</text:span><text:span text:style-name="T13">+</text:span><text:span text:style-name="T13">+</text:span><text:span text:style-name="T13"> </text:span><text:span text:style-name="T13">n</text:span><text:span text:style-name="T13">y</text:span><text:span text:style-name="T13">e</text:span><text:span text:style-name="T13">l</text:span><text:span text:style-name="T13">v</text:span><text:span text:style-name="T13">e</text:span><text:span text:style-name="T13">n</text:span><text:span text:style-name="T2">, </text:span><text:span text:style-name="T2">B</text:span><text:span text:style-name="T2">p</text:span><text:span text:style-name="T2">.</text:span><text:span text:style-name="T2">, </text:span><text:span text:style-name="T2">S</text:span><text:span text:style-name="T2">z</text:span><text:span text:style-name="T2">a</text:span><text:span text:style-name="T2">k</text:span></text:p>
          </draw:text-box>
        </draw:frame>
        <draw:frame draw:style-name="gr2" draw:text-style-name="P3" draw:layer="layout" svg:width="2.199cm" svg:height="0.569cm" svg:x="4.947cm" svg:y="10.984cm">
          <draw:text-box>
            <text:p text:style-name="P1"><text:span text:style-name="T2">K</text:span><text:span text:style-name="T2">i</text:span><text:span text:style-name="T2">a</text:span><text:span text:style-name="T2">d</text:span><text:span text:style-name="T2">ó</text:span><text:span text:style-name="T2">, </text:span><text:span text:style-name="T2">2</text:span><text:span text:style-name="T2">0</text:span><text:span text:style-name="T2">1</text:span><text:span text:style-name="T2">3</text:span><text:span text:style-name="T2">.</text:span></text:p>
          </draw:text-box>
        </draw:frame>
        <draw:frame draw:style-name="gr9" draw:text-style-name="P8" draw:layer="layout" svg:width="1.221cm" svg:height="0.784cm" svg:x="2cm" svg:y="12.421cm">
          <draw:text-box>
            <text:p text:style-name="P1"><text:span text:style-name="T22">1</text:span><text:span text:style-name="T22">0</text:span><text:span text:style-name="T22">.</text:span><text:span text:style-name="T22">6</text:span><text:span text:style-name="T22">.</text:span></text:p>
          </draw:text-box>
        </draw:frame>
        <draw:frame draw:style-name="gr9" draw:text-style-name="P8" draw:layer="layout" svg:width="1.128cm" svg:height="0.784cm" svg:x="3.489cm" svg:y="12.421cm">
          <draw:text-box>
            <text:p text:style-name="P1"><text:span text:style-name="T22">L</text:span><text:span text:style-name="T22">i</text:span><text:span text:style-name="T22">s</text:span><text:span text:style-name="T22">p</text:span></text:p>
          </draw:text-box>
        </draw:frame>
        <draw:frame draw:style-name="gr2" draw:text-style-name="P3" draw:layer="layout" svg:width="2.724cm" svg:height="0.569cm" svg:x="2cm" svg:y="13.785cm">
          <draw:text-box>
            <text:p text:style-name="P1"><text:span text:style-name="T2">[</text:span><text:span text:style-name="T2">M</text:span><text:span text:style-name="T2">E</text:span><text:span text:style-name="T2">T</text:span><text:span text:style-name="T2">A</text:span><text:span text:style-name="T2">M</text:span><text:span text:style-name="T2">A</text:span><text:span text:style-name="T2">T</text:span><text:span text:style-name="T2">H</text:span><text:span text:style-name="T2">]</text:span></text:p>
          </draw:text-box>
        </draw:frame>
        <draw:frame draw:style-name="gr2" draw:text-style-name="P3" draw:layer="layout" svg:width="15.09cm" svg:height="0.573cm" svg:x="4.947cm" svg:y="13.785cm">
          <draw:text-box>
            <text:p text:style-name="P1"><text:span text:style-name="T2">C</text:span><text:span text:style-name="T2">h</text:span><text:span text:style-name="T2">a</text:span><text:span text:style-name="T2">i</text:span><text:span text:style-name="T2">t</text:span><text:span text:style-name="T2">i</text:span><text:span text:style-name="T2">n</text:span><text:span text:style-name="T2">, </text:span><text:span text:style-name="T2">G</text:span><text:span text:style-name="T2">r</text:span><text:span text:style-name="T2">e</text:span><text:span text:style-name="T2">g</text:span><text:span text:style-name="T2">o</text:span><text:span text:style-name="T2">r</text:span><text:span text:style-name="T2">y</text:span><text:span text:style-name="T2">,</text:span><text:span text:style-name="T13"> </text:span><text:span text:style-name="T13">M</text:span><text:span text:style-name="T13">E</text:span><text:span text:style-name="T13">T</text:span><text:span text:style-name="T13">A</text:span><text:span text:style-name="T13"> </text:span><text:span text:style-name="T13">M</text:span><text:span text:style-name="T13">A</text:span><text:span text:style-name="T13">T</text:span><text:span text:style-name="T13">H</text:span><text:span text:style-name="T13">!</text:span><text:span text:style-name="T13"> </text:span><text:span text:style-name="T13">T</text:span><text:span text:style-name="T13">h</text:span><text:span text:style-name="T13">e</text:span><text:span text:style-name="T13"> </text:span><text:span text:style-name="T13">Q</text:span><text:span text:style-name="T13">u</text:span><text:span text:style-name="T13">e</text:span><text:span text:style-name="T13">s</text:span><text:span text:style-name="T13">t </text:span><text:span text:style-name="T13">f</text:span><text:span text:style-name="T13">o</text:span><text:span text:style-name="T13">r</text:span><text:span text:style-name="T13"> </text:span><text:span text:style-name="T13">O</text:span><text:span text:style-name="T13">m</text:span><text:span text:style-name="T13">e</text:span><text:span text:style-name="T13">g</text:span><text:span text:style-name="T13">a</text:span><text:span text:style-name="T2">,</text:span><text:span text:style-name="T24"> </text:span><text:span text:style-name="T24">h</text:span><text:span text:style-name="T24">t</text:span><text:span text:style-name="T24">t</text:span><text:span text:style-name="T24">p</text:span><text:span text:style-name="T24">:</text:span><text:span text:style-name="T24">/</text:span><text:span text:style-name="T24">/</text:span><text:span text:style-name="T24">a</text:span><text:span text:style-name="T24">r</text:span><text:span text:style-name="T24">x</text:span><text:span text:style-name="T24">i</text:span><text:span text:style-name="T24">v</text:span><text:span text:style-name="T24">.</text:span><text:span text:style-name="T24">o</text:span><text:span text:style-name="T24">r</text:span><text:span text:style-name="T24">g</text:span><text:span text:style-name="T24">/</text:span><text:span text:style-name="T24">P</text:span><text:span text:style-name="T24">S</text:span><text:span text:style-name="T24">_</text:span><text:span text:style-name="T24">c</text:span><text:span text:style-name="T24">a</text:span><text:span text:style-name="T24">c</text:span><text:span text:style-name="T24">h</text:span><text:span text:style-name="T24">e</text:span><text:span text:style-name="T24">/</text:span><text:span text:style-name="T24">m</text:span><text:span text:style-name="T24">a</text:span><text:span text:style-name="T24">t</text:span><text:span text:style-name="T24">h</text:span><text:span text:style-name="T24">/</text:span><text:span text:style-name="T24">-</text:span></text:p>
          </draw:text-box>
        </draw:frame>
        <draw:frame draw:style-name="gr2" draw:text-style-name="P3" draw:layer="layout" svg:width="5.493cm" svg:height="0.569cm" svg:x="4.947cm" svg:y="14.294cm">
          <draw:text-box>
            <text:p text:style-name="P1"><text:span text:style-name="T24">p</text:span><text:span text:style-name="T24">d</text:span><text:span text:style-name="T24">f</text:span><text:span text:style-name="T24">/</text:span><text:span text:style-name="T24">0</text:span><text:span text:style-name="T24">4</text:span><text:span text:style-name="T24">0</text:span><text:span text:style-name="T24">4</text:span><text:span text:style-name="T24">/</text:span><text:span text:style-name="T24">0</text:span><text:span text:style-name="T24">4</text:span><text:span text:style-name="T24">0</text:span><text:span text:style-name="T24">4</text:span><text:span text:style-name="T24">3</text:span><text:span text:style-name="T24">3</text:span><text:span text:style-name="T24">5</text:span><text:span text:style-name="T24">v</text:span><text:span text:style-name="T24">7</text:span><text:span text:style-name="T24">.</text:span><text:span text:style-name="T24">p</text:span><text:span text:style-name="T24">d</text:span><text:span text:style-name="T24">f</text:span><text:span text:style-name="T2"> </text:span><text:span text:style-name="T2">, </text:span><text:span text:style-name="T2">2</text:span><text:span text:style-name="T2">0</text:span><text:span text:style-name="T2">0</text:span><text:span text:style-name="T2">4</text:span><text:span text:style-name="T2">.</text:span></text:p>
          </draw:text-box>
        </draw:frame>
        <draw:frame draw:style-name="gr2" draw:text-style-name="P3" draw:layer="layout" svg:width="17.926cm" svg:height="0.569cm" svg:x="2cm" svg:y="15.472cm">
          <draw:text-box>
            <text:p text:style-name="P1"><text:span text:style-name="T2">K</text:span><text:span text:style-name="T2">ö</text:span><text:span text:style-name="T2">s</text:span><text:span text:style-name="T2">z</text:span><text:span text:style-name="T2">ö</text:span><text:span text:style-name="T2">n</text:span><text:span text:style-name="T2">e</text:span><text:span text:style-name="T2">t </text:span><text:span text:style-name="T2">i</text:span><text:span text:style-name="T2">l</text:span><text:span text:style-name="T2">l</text:span><text:span text:style-name="T2">e</text:span><text:span text:style-name="T2">t</text:span><text:span text:style-name="T2">i </text:span><text:span text:style-name="T2">a</text:span><text:span text:style-name="T2"> </text:span><text:span text:style-name="T2">N</text:span><text:span text:style-name="T2">E</text:span><text:span text:style-name="T2">M</text:span><text:span text:style-name="T2">E</text:span><text:span text:style-name="T2">S</text:span><text:span text:style-name="T2">P</text:span><text:span text:style-name="T2">O</text:span><text:span text:style-name="T2">R</text:span><text:span text:style-name="T2">,</text:span><text:span text:style-name="T24"> </text:span><text:span text:style-name="T24">h</text:span><text:span text:style-name="T24">t</text:span><text:span text:style-name="T24">t</text:span><text:span text:style-name="T24">p</text:span><text:span text:style-name="T24">s</text:span><text:span text:style-name="T24">:</text:span><text:span text:style-name="T24">/</text:span><text:span text:style-name="T24">/</text:span><text:span text:style-name="T24">g</text:span><text:span text:style-name="T24">r</text:span><text:span text:style-name="T24">o</text:span><text:span text:style-name="T24">u</text:span><text:span text:style-name="T24">p</text:span><text:span text:style-name="T24">s</text:span><text:span text:style-name="T24">.</text:span><text:span text:style-name="T24">g</text:span><text:span text:style-name="T24">o</text:span><text:span text:style-name="T24">o</text:span><text:span text:style-name="T24">g</text:span><text:span text:style-name="T24">l</text:span><text:span text:style-name="T24">e</text:span><text:span text:style-name="T24">.</text:span><text:span text:style-name="T24">c</text:span><text:span text:style-name="T24">o</text:span><text:span text:style-name="T24">m</text:span><text:span text:style-name="T24">/</text:span><text:span text:style-name="T24">f</text:span><text:span text:style-name="T24">o</text:span><text:span text:style-name="T24">r</text:span><text:span text:style-name="T24">u</text:span><text:span text:style-name="T24">m</text:span><text:span text:style-name="T24">/</text:span><text:span text:style-name="T24">#</text:span><text:span text:style-name="T24">!</text:span><text:span text:style-name="T24">f</text:span><text:span text:style-name="T24">o</text:span><text:span text:style-name="T24">r</text:span><text:span text:style-name="T24">u</text:span><text:span text:style-name="T24">m</text:span><text:span text:style-name="T24">/</text:span><text:span text:style-name="T24">n</text:span><text:span text:style-name="T24">e</text:span><text:span text:style-name="T24">m</text:span><text:span text:style-name="T24">e</text:span><text:span text:style-name="T24">s</text:span><text:span text:style-name="T24">p</text:span><text:span text:style-name="T24">o</text:span><text:span text:style-name="T24">r</text:span><text:span text:style-name="T2">, </text:span><text:span text:style-name="T2">a</text:span><text:span text:style-name="T2">z</text:span><text:span text:style-name="T2"> </text:span><text:span text:style-name="T2">U</text:span><text:span text:style-name="T2">D</text:span><text:span text:style-name="T2">P</text:span><text:span text:style-name="T2">R</text:span><text:span text:style-name="T2">O</text:span><text:span text:style-name="T2">G</text:span><text:span text:style-name="T2"> </text:span><text:span text:style-name="T2">t</text:span><text:span text:style-name="T2">a</text:span><text:span text:style-name="T2">n</text:span><text:span text:style-name="T2">u</text:span><text:span text:style-name="T2">l</text:span><text:span text:style-name="T2">ó</text:span><text:span text:style-name="T2">-</text:span></text:p>
          </draw:text-box>
        </draw:frame>
        <draw:frame draw:style-name="gr2" draw:text-style-name="P3" draw:layer="layout" svg:width="11.928cm" svg:height="0.569cm" svg:x="2cm" svg:y="15.981cm">
          <draw:text-box>
            <text:p text:style-name="P1"><text:span text:style-name="T2">s</text:span><text:span text:style-name="T2">z</text:span><text:span text:style-name="T2">o</text:span><text:span text:style-name="T2">b</text:span><text:span text:style-name="T2">a</text:span><text:span text:style-name="T2">,</text:span><text:span text:style-name="T24"> </text:span><text:span text:style-name="T24">h</text:span><text:span text:style-name="T24">t</text:span><text:span text:style-name="T24">t</text:span><text:span text:style-name="T24">p</text:span><text:span text:style-name="T24">s</text:span><text:span text:style-name="T24">:</text:span><text:span text:style-name="T24">/</text:span><text:span text:style-name="T24">/</text:span><text:span text:style-name="T24">w</text:span><text:span text:style-name="T24">w</text:span><text:span text:style-name="T24">w</text:span><text:span text:style-name="T24">.</text:span><text:span text:style-name="T24">f</text:span><text:span text:style-name="T24">a</text:span><text:span text:style-name="T24">c</text:span><text:span text:style-name="T24">e</text:span><text:span text:style-name="T24">b</text:span><text:span text:style-name="T24">o</text:span><text:span text:style-name="T24">o</text:span><text:span text:style-name="T24">k</text:span><text:span text:style-name="T24">.</text:span><text:span text:style-name="T24">c</text:span><text:span text:style-name="T24">o</text:span><text:span text:style-name="T24">m</text:span><text:span text:style-name="T24">/</text:span><text:span text:style-name="T24">g</text:span><text:span text:style-name="T24">r</text:span><text:span text:style-name="T24">o</text:span><text:span text:style-name="T24">u</text:span><text:span text:style-name="T24">p</text:span><text:span text:style-name="T24">s</text:span><text:span text:style-name="T24">/</text:span><text:span text:style-name="T24">u</text:span><text:span text:style-name="T24">d</text:span><text:span text:style-name="T24">p</text:span><text:span text:style-name="T24">r</text:span><text:span text:style-name="T24">o</text:span><text:span text:style-name="T24">g</text:span><text:span text:style-name="T2">, </text:span><text:span text:style-name="T2">a</text:span><text:span text:style-name="T2"> </text:span><text:span text:style-name="T2">D</text:span><text:span text:style-name="T2">E</text:span><text:span text:style-name="T2">A</text:span><text:span text:style-name="T2">C</text:span><text:span text:style-name="T2">-</text:span><text:span text:style-name="T2">H</text:span><text:span text:style-name="T2">a</text:span><text:span text:style-name="T2">c</text:span><text:span text:style-name="T2">k</text:span><text:span text:style-name="T2">e</text:span><text:span text:style-name="T2">r</text:span><text:span text:style-name="T2">s</text:span><text:span text:style-name="T2"> </text:span><text:span text:style-name="T2">e</text:span><text:span text:style-name="T2">l</text:span></text:p>
          </draw:text-box>
        </draw:frame>
        <draw:frame draw:style-name="gr2" draw:text-style-name="P3" draw:layer="layout" svg:width="0.421cm" svg:height="0.569cm" svg:x="13.863cm" svg:y="15.977cm">
          <draw:text-box>
            <text:p text:style-name="P1"><text:span text:style-name="T2">˝</text:span></text:p>
          </draw:text-box>
        </draw:frame>
        <draw:frame draw:style-name="gr2" draw:text-style-name="P3" draw:layer="layout" svg:width="6.225cm" svg:height="0.569cm" svg:x="13.828cm" svg:y="15.981cm">
          <draw:text-box>
            <text:p text:style-name="P1"><text:span text:style-name="T2">o</text:span><text:span text:style-name="T2">s</text:span><text:span text:style-name="T2">z</text:span><text:span text:style-name="T2">o</text:span><text:span text:style-name="T2">b</text:span><text:span text:style-name="T2">a</text:span><text:span text:style-name="T2">,</text:span><text:span text:style-name="T24"> </text:span><text:span text:style-name="T24">h</text:span><text:span text:style-name="T24">t</text:span><text:span text:style-name="T24">t</text:span><text:span text:style-name="T24">p</text:span><text:span text:style-name="T24">s</text:span><text:span text:style-name="T24">:</text:span><text:span text:style-name="T24">/</text:span><text:span text:style-name="T24">/</text:span><text:span text:style-name="T24">w</text:span><text:span text:style-name="T24">w</text:span><text:span text:style-name="T24">w</text:span><text:span text:style-name="T24">.</text:span><text:span text:style-name="T24">f</text:span><text:span text:style-name="T24">a</text:span><text:span text:style-name="T24">c</text:span><text:span text:style-name="T24">e</text:span><text:span text:style-name="T24">b</text:span><text:span text:style-name="T24">o</text:span><text:span text:style-name="T24">o</text:span><text:span text:style-name="T24">k</text:span><text:span text:style-name="T24">.</text:span><text:span text:style-name="T24">c</text:span><text:span text:style-name="T24">o</text:span><text:span text:style-name="T24">m</text:span><text:span text:style-name="T24">/</text:span><text:span text:style-name="T24">-</text:span></text:p>
          </draw:text-box>
        </draw:frame>
        <draw:frame draw:style-name="gr2" draw:text-style-name="P3" draw:layer="layout" svg:width="8.964cm" svg:height="0.569cm" svg:x="2cm" svg:y="16.491cm">
          <draw:text-box>
            <text:p text:style-name="P1"><text:span text:style-name="T24">g</text:span><text:span text:style-name="T24">r</text:span><text:span text:style-name="T24">o</text:span><text:span text:style-name="T24">u</text:span><text:span text:style-name="T24">p</text:span><text:span text:style-name="T24">s</text:span><text:span text:style-name="T24">/</text:span><text:span text:style-name="T24">D</text:span><text:span text:style-name="T24">E</text:span><text:span text:style-name="T24">A</text:span><text:span text:style-name="T24">C</text:span><text:span text:style-name="T24">H</text:span><text:span text:style-name="T24">a</text:span><text:span text:style-name="T24">c</text:span><text:span text:style-name="T24">k</text:span><text:span text:style-name="T24">e</text:span><text:span text:style-name="T24">r</text:span><text:span text:style-name="T24">s</text:span><text:span text:style-name="T2"> </text:span><text:span text:style-name="T2">(</text:span><text:span text:style-name="T2">i</text:span><text:span text:style-name="T2">l</text:span><text:span text:style-name="T2">l</text:span><text:span text:style-name="T2">e</text:span><text:span text:style-name="T2">t</text:span><text:span text:style-name="T2">v</text:span><text:span text:style-name="T2">e</text:span><text:span text:style-name="T2"> </text:span><text:span text:style-name="T2">e</text:span><text:span text:style-name="T2">g</text:span><text:span text:style-name="T2">y</text:span><text:span text:style-name="T2">é</text:span><text:span text:style-name="T2">b</text:span><text:span text:style-name="T2"> </text:span><text:span text:style-name="T2">a</text:span><text:span text:style-name="T2">l</text:span><text:span text:style-name="T2">k</text:span><text:span text:style-name="T2">a</text:span><text:span text:style-name="T2">l</text:span><text:span text:style-name="T2">m</text:span><text:span text:style-name="T2">i </text:span><text:span text:style-name="T2">s</text:span><text:span text:style-name="T2">z</text:span><text:span text:style-name="T2">e</text:span><text:span text:style-name="T2">r</text:span><text:span text:style-name="T2">v</text:span><text:span text:style-name="T2">e</text:span><text:span text:style-name="T2">z</text:span></text:p>
          </draw:text-box>
        </draw:frame>
        <draw:frame draw:style-name="gr2" draw:text-style-name="P3" draw:layer="layout" svg:width="0.421cm" svg:height="0.569cm" svg:x="10.971cm" svg:y="16.487cm">
          <draw:text-box>
            <text:p text:style-name="P1"><text:span text:style-name="T2">˝</text:span></text:p>
          </draw:text-box>
        </draw:frame>
        <draw:frame draw:style-name="gr2" draw:text-style-name="P3" draw:layer="layout" svg:width="0.916cm" svg:height="0.569cm" svg:x="10.935cm" svg:y="16.491cm">
          <draw:text-box>
            <text:p text:style-name="P1"><text:span text:style-name="T2">o</text:span><text:span text:style-name="T2">d</text:span><text:span text:style-name="T2">é</text:span><text:span text:style-name="T2">s</text:span><text:span text:style-name="T2">˝</text:span></text:p>
          </draw:text-box>
        </draw:frame>
        <draw:frame draw:style-name="gr2" draw:text-style-name="P3" draw:layer="layout" svg:width="7.529cm" svg:height="0.569cm" svg:x="11.708cm" svg:y="16.491cm">
          <draw:text-box>
            <text:p text:style-name="P1"><text:span text:style-name="T2">u</text:span><text:span text:style-name="T2"> </text:span><text:span text:style-name="T2">s</text:span><text:span text:style-name="T2">z</text:span><text:span text:style-name="T2">a</text:span><text:span text:style-name="T2">k</text:span><text:span text:style-name="T2">m</text:span><text:span text:style-name="T2">a</text:span><text:span text:style-name="T2">i </text:span><text:span text:style-name="T2">c</text:span><text:span text:style-name="T2">s</text:span><text:span text:style-name="T2">o</text:span><text:span text:style-name="T2">p</text:span><text:span text:style-name="T2">o</text:span><text:span text:style-name="T2">r</text:span><text:span text:style-name="T2">t</text:span><text:span text:style-name="T2">o</text:span><text:span text:style-name="T2">k</text:span><text:span text:style-name="T2">)</text:span><text:span text:style-name="T2"> </text:span><text:span text:style-name="T2">t</text:span><text:span text:style-name="T2">a</text:span><text:span text:style-name="T2">g</text:span><text:span text:style-name="T2">j</text:span><text:span text:style-name="T2">a</text:span><text:span text:style-name="T2">i</text:span><text:span text:style-name="T2">t </text:span><text:span text:style-name="T2">i</text:span><text:span text:style-name="T2">n</text:span><text:span text:style-name="T2">s</text:span><text:span text:style-name="T2">p</text:span><text:span text:style-name="T2">i</text:span><text:span text:style-name="T2">r</text:span><text:span text:style-name="T2">á</text:span><text:span text:style-name="T2">l</text:span><text:span text:style-name="T2">ó</text:span><text:span text:style-name="T2"> </text:span><text:span text:style-name="T2">é</text:span><text:span text:style-name="T2">r</text:span><text:span text:style-name="T2">d</text:span><text:span text:style-name="T2">e</text:span><text:span text:style-name="T2">k</text:span><text:span text:style-name="T2">l</text:span></text:p>
          </draw:text-box>
        </draw:frame>
        <draw:frame draw:style-name="gr2" draw:text-style-name="P3" draw:layer="layout" svg:width="0.421cm" svg:height="0.569cm" svg:x="19.286cm" svg:y="16.487cm">
          <draw:text-box>
            <text:p text:style-name="P1"><text:span text:style-name="T2">˝</text:span></text:p>
          </draw:text-box>
        </draw:frame>
        <draw:frame draw:style-name="gr2" draw:text-style-name="P3" draw:layer="layout" svg:width="0.751cm" svg:height="0.569cm" svg:x="19.251cm" svg:y="16.491cm">
          <draw:text-box>
            <text:p text:style-name="P1"><text:span text:style-name="T2">o</text:span><text:span text:style-name="T2">d</text:span><text:span text:style-name="T2">é</text:span><text:span text:style-name="T2">-</text:span></text:p>
          </draw:text-box>
        </draw:frame>
        <draw:frame draw:style-name="gr2" draw:text-style-name="P3" draw:layer="layout" svg:width="5.793cm" svg:height="0.569cm" svg:x="2cm" svg:y="17cm">
          <draw:text-box>
            <text:p text:style-name="P1"><text:span text:style-name="T2">s</text:span><text:span text:style-name="T2">ü</text:span><text:span text:style-name="T2">k</text:span><text:span text:style-name="T2">é</text:span><text:span text:style-name="T2">r</text:span><text:span text:style-name="T2">t </text:span><text:span text:style-name="T2">é</text:span><text:span text:style-name="T2">s</text:span><text:span text:style-name="T2"> </text:span><text:span text:style-name="T2">h</text:span><text:span text:style-name="T2">a</text:span><text:span text:style-name="T2">s</text:span><text:span text:style-name="T2">z</text:span><text:span text:style-name="T2">n</text:span><text:span text:style-name="T2">o</text:span><text:span text:style-name="T2">s</text:span><text:span text:style-name="T2"> </text:span><text:span text:style-name="T2">é</text:span><text:span text:style-name="T2">s</text:span><text:span text:style-name="T2">z</text:span><text:span text:style-name="T2">r</text:span><text:span text:style-name="T2">e</text:span><text:span text:style-name="T2">v</text:span><text:span text:style-name="T2">é</text:span><text:span text:style-name="T2">t</text:span><text:span text:style-name="T2">e</text:span><text:span text:style-name="T2">l</text:span><text:span text:style-name="T2">e</text:span><text:span text:style-name="T2">i</text:span><text:span text:style-name="T2">k</text:span><text:span text:style-name="T2">é</text:span><text:span text:style-name="T2">r</text:span><text:span text:style-name="T2">t</text:span><text:span text:style-name="T2">.</text:span></text:p>
          </draw:text-box>
        </draw:frame>
        <draw:frame draw:style-name="gr2" draw:text-style-name="P3" draw:layer="layout" svg:width="1.399cm" svg:height="0.569cm" svg:x="2cm" svg:y="17.721cm">
          <draw:text-box>
            <text:p text:style-name="P1"><text:span text:style-name="T2">E</text:span><text:span text:style-name="T2">z</text:span><text:span text:style-name="T2">e</text:span><text:span text:style-name="T2">n</text:span><text:span text:style-name="T2"> </text:span><text:span text:style-name="T2">t</text:span><text:span text:style-name="T2">ú</text:span><text:span text:style-name="T2">l</text:span></text:p>
          </draw:text-box>
        </draw:frame>
        <draw:frame draw:style-name="gr2" draw:text-style-name="P3" draw:layer="layout" svg:width="1.272cm" svg:height="0.569cm" svg:x="3.61cm" svg:y="17.721cm">
          <draw:text-box>
            <text:p text:style-name="P1"><text:span text:style-name="T2">k</text:span><text:span text:style-name="T2">i</text:span><text:span text:style-name="T2">e</text:span><text:span text:style-name="T2">m</text:span><text:span text:style-name="T2">e</text:span><text:span text:style-name="T2">l</text:span><text:span text:style-name="T2">t</text:span></text:p>
          </draw:text-box>
        </draw:frame>
        <draw:frame draw:style-name="gr2" draw:text-style-name="P3" draw:layer="layout" svg:width="1.505cm" svg:height="0.569cm" svg:x="5.036cm" svg:y="17.721cm">
          <draw:text-box>
            <text:p text:style-name="P1"><text:span text:style-name="T2">k</text:span><text:span text:style-name="T2">ö</text:span><text:span text:style-name="T2">s</text:span><text:span text:style-name="T2">z</text:span><text:span text:style-name="T2">ö</text:span><text:span text:style-name="T2">n</text:span><text:span text:style-name="T2">e</text:span><text:span text:style-name="T2">t</text:span></text:p>
          </draw:text-box>
        </draw:frame>
        <draw:frame draw:style-name="gr2" draw:text-style-name="P3" draw:layer="layout" svg:width="0.781cm" svg:height="0.569cm" svg:x="6.696cm" svg:y="17.721cm">
          <draw:text-box>
            <text:p text:style-name="P1"><text:span text:style-name="T2">i</text:span><text:span text:style-name="T2">l</text:span><text:span text:style-name="T2">l</text:span><text:span text:style-name="T2">e</text:span><text:span text:style-name="T2">t</text:span><text:span text:style-name="T2">i</text:span></text:p>
          </draw:text-box>
        </draw:frame>
        <draw:frame draw:style-name="gr2" draw:text-style-name="P3" draw:layer="layout" svg:width="1.776cm" svg:height="0.569cm" svg:x="7.631cm" svg:y="17.721cm">
          <draw:text-box>
            <text:p text:style-name="P1"><text:span text:style-name="T2">a</text:span><text:span text:style-name="T2">z</text:span><text:span text:style-name="T2"> </text:span><text:span text:style-name="T2">e</text:span><text:span text:style-name="T2">m</text:span><text:span text:style-name="T2">l</text:span><text:span text:style-name="T2">í</text:span><text:span text:style-name="T2">t</text:span><text:span text:style-name="T2">e</text:span><text:span text:style-name="T2">t</text:span><text:span text:style-name="T2">t</text:span></text:p>
          </draw:text-box>
        </draw:frame>
        <draw:frame draw:style-name="gr2" draw:text-style-name="P3" draw:layer="layout" svg:width="3.808cm" svg:height="0.569cm" svg:x="9.616cm" svg:y="17.721cm">
          <draw:text-box>
            <text:p text:style-name="P1"><text:span text:style-name="T2">U</text:span><text:span text:style-name="T2">D</text:span><text:span text:style-name="T2">P</text:span><text:span text:style-name="T2">R</text:span><text:span text:style-name="T2">O</text:span><text:span text:style-name="T2">G</text:span><text:span text:style-name="T2"> </text:span><text:span text:style-name="T2">k</text:span><text:span text:style-name="T2">ö</text:span><text:span text:style-name="T2">z</text:span><text:span text:style-name="T2">ö</text:span><text:span text:style-name="T2">s</text:span><text:span text:style-name="T2">s</text:span><text:span text:style-name="T2">é</text:span><text:span text:style-name="T2">g</text:span><text:span text:style-name="T2">e</text:span><text:span text:style-name="T2">t</text:span><text:span text:style-name="T2">,</text:span></text:p>
          </draw:text-box>
        </draw:frame>
        <draw:frame draw:style-name="gr2" draw:text-style-name="P3" draw:layer="layout" svg:width="2.978cm" svg:height="0.569cm" svg:x="13.624cm" svg:y="17.721cm">
          <draw:text-box>
            <text:p text:style-name="P1"><text:span text:style-name="T2">m</text:span><text:span text:style-name="T2">e</text:span><text:span text:style-name="T2">l</text:span><text:span text:style-name="T2">y</text:span><text:span text:style-name="T2"> </text:span><text:span text:style-name="T2">a</text:span><text:span text:style-name="T2"> </text:span><text:span text:style-name="T2">D</text:span><text:span text:style-name="T2">e</text:span><text:span text:style-name="T2">b</text:span><text:span text:style-name="T2">r</text:span><text:span text:style-name="T2">e</text:span><text:span text:style-name="T2">c</text:span><text:span text:style-name="T2">e</text:span><text:span text:style-name="T2">n</text:span><text:span text:style-name="T2">i</text:span></text:p>
          </draw:text-box>
        </draw:frame>
        <draw:frame draw:style-name="gr2" draw:text-style-name="P3" draw:layer="layout" svg:width="3.088cm" svg:height="0.569cm" svg:x="16.871cm" svg:y="17.721cm">
          <draw:text-box>
            <text:p text:style-name="P1"><text:span text:style-name="T2">E</text:span><text:span text:style-name="T2">g</text:span><text:span text:style-name="T2">y</text:span><text:span text:style-name="T2">e</text:span><text:span text:style-name="T2">t</text:span><text:span text:style-name="T2">e</text:span><text:span text:style-name="T2">m</text:span><text:span text:style-name="T2"> </text:span><text:span text:style-name="T2">r</text:span><text:span text:style-name="T2">e</text:span><text:span text:style-name="T2">g</text:span><text:span text:style-name="T2">u</text:span><text:span text:style-name="T2">l</text:span><text:span text:style-name="T2">á</text:span><text:span text:style-name="T2">r</text:span><text:span text:style-name="T2">i</text:span><text:span text:style-name="T2">s</text:span></text:p>
          </draw:text-box>
        </draw:frame>
        <draw:frame draw:style-name="gr2" draw:text-style-name="P3" draw:layer="layout" svg:width="8.998cm" svg:height="0.569cm" svg:x="2cm" svg:y="18.231cm">
          <draw:text-box>
            <text:p text:style-name="P1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o</text:span><text:span text:style-name="T2">z</text:span><text:span text:style-name="T2">á</text:span><text:span text:style-name="T2">s</text:span><text:span text:style-name="T2"> </text:span><text:span text:style-name="T2">o</text:span><text:span text:style-name="T2">k</text:span><text:span text:style-name="T2">t</text:span><text:span text:style-name="T2">a</text:span><text:span text:style-name="T2">t</text:span><text:span text:style-name="T2">á</text:span><text:span text:style-name="T2">s</text:span><text:span text:style-name="T2">a</text:span><text:span text:style-name="T2"> </text:span><text:span text:style-name="T2">t</text:span><text:span text:style-name="T2">a</text:span><text:span text:style-name="T2">r</text:span><text:span text:style-name="T2">t</text:span><text:span text:style-name="T2">a</text:span><text:span text:style-name="T2">l</text:span><text:span text:style-name="T2">m</text:span><text:span text:style-name="T2">i </text:span><text:span text:style-name="T2">s</text:span><text:span text:style-name="T2">z</text:span><text:span text:style-name="T2">e</text:span><text:span text:style-name="T2">r</text:span><text:span text:style-name="T2">v</text:span><text:span text:style-name="T2">e</text:span><text:span text:style-name="T2">z</text:span><text:span text:style-name="T2">é</text:span><text:span text:style-name="T2">s</text:span><text:span text:style-name="T2">é</text:span><text:span text:style-name="T2">t </text:span><text:span text:style-name="T2">t</text:span><text:span text:style-name="T2">á</text:span><text:span text:style-name="T2">m</text:span><text:span text:style-name="T2">o</text:span><text:span text:style-name="T2">g</text:span><text:span text:style-name="T2">a</text:span><text:span text:style-name="T2">t</text:span><text:span text:style-name="T2">j</text:span><text:span text:style-name="T2">a</text:span><text:span text:style-name="T2">.</text:span></text:p>
          </draw:text-box>
        </draw:frame>
        <draw:frame draw:style-name="gr2" draw:text-style-name="P3" draw:layer="layout" svg:width="8.896cm" svg:height="0.569cm" svg:x="11.127cm" svg:y="18.231cm">
          <draw:text-box>
            <text:p text:style-name="P1"><text:span text:style-name="T2">S</text:span><text:span text:style-name="T2">o</text:span><text:span text:style-name="T2">k</text:span><text:span text:style-name="T2"> </text:span><text:span text:style-name="T2">p</text:span><text:span text:style-name="T2">é</text:span><text:span text:style-name="T2">l</text:span><text:span text:style-name="T2">d</text:span><text:span text:style-name="T2">a</text:span><text:span text:style-name="T2"> </text:span><text:span text:style-name="T2">e</text:span><text:span text:style-name="T2">l</text:span><text:span text:style-name="T2">e</text:span><text:span text:style-name="T2">v</text:span><text:span text:style-name="T2">e</text:span><text:span text:style-name="T2"> </text:span><text:span text:style-name="T2">e</text:span><text:span text:style-name="T2">b</text:span><text:span text:style-name="T2">b</text:span><text:span text:style-name="T2">e</text:span><text:span text:style-name="T2">n</text:span><text:span text:style-name="T2"> </text:span><text:span text:style-name="T2">a</text:span><text:span text:style-name="T2"> </text:span><text:span text:style-name="T2">k</text:span><text:span text:style-name="T2">ö</text:span><text:span text:style-name="T2">z</text:span><text:span text:style-name="T2">ö</text:span><text:span text:style-name="T2">s</text:span><text:span text:style-name="T2">s</text:span><text:span text:style-name="T2">é</text:span><text:span text:style-name="T2">g</text:span><text:span text:style-name="T2">b</text:span><text:span text:style-name="T2">e</text:span><text:span text:style-name="T2">n</text:span><text:span text:style-name="T2"> </text:span><text:span text:style-name="T2">s</text:span><text:span text:style-name="T2">z</text:span><text:span text:style-name="T2">ü</text:span><text:span text:style-name="T2">l</text:span><text:span text:style-name="T2">e</text:span><text:span text:style-name="T2">t</text:span><text:span text:style-name="T2">e</text:span><text:span text:style-name="T2">t</text:span><text:span text:style-name="T2">t</text:span><text:span text:style-name="T2">, </text:span><text:span text:style-name="T2">v</text:span><text:span text:style-name="T2">a</text:span><text:span text:style-name="T2">g</text:span><text:span text:style-name="T2">y</text:span></text:p>
          </draw:text-box>
        </draw:frame>
        <draw:line draw:style-name="gr6" draw:text-style-name="P6" draw:layer="layout" svg:x1="2cm" svg:y1="28.284cm" svg:x2="19.999cm" svg:y2="28.284cm">
          <text:p/>
        </draw:line>
        <draw:frame draw:style-name="gr2" draw:text-style-name="P3" draw:layer="layout" svg:width="12.473cm" svg:height="0.569cm" svg:x="2cm" svg:y="18.74cm">
          <draw:text-box>
            <text:p text:style-name="P1"><text:span text:style-name="T2">i</text:span><text:span text:style-name="T2">t</text:span><text:span text:style-name="T2">t </text:span><text:span text:style-name="T2">k</text:span><text:span text:style-name="T2">e</text:span><text:span text:style-name="T2">r</text:span><text:span text:style-name="T2">ü</text:span><text:span text:style-name="T2">l</text:span><text:span text:style-name="T2">t </text:span><text:span text:style-name="T2">e</text:span><text:span text:style-name="T2">m</text:span><text:span text:style-name="T2">l</text:span><text:span text:style-name="T2">í</text:span><text:span text:style-name="T2">t</text:span><text:span text:style-name="T2">é</text:span><text:span text:style-name="T2">s</text:span><text:span text:style-name="T2">r</text:span><text:span text:style-name="T2">e</text:span><text:span text:style-name="T2"> </text:span><text:span text:style-name="T2">é</text:span><text:span text:style-name="T2">s</text:span><text:span text:style-name="T2"> </text:span><text:span text:style-name="T2">a</text:span><text:span text:style-name="T2">d</text:span><text:span text:style-name="T2">o</text:span><text:span text:style-name="T2">t</text:span><text:span text:style-name="T2">t </text:span><text:span text:style-name="T2">e</text:span><text:span text:style-name="T2">s</text:span><text:span text:style-name="T2">e</text:span><text:span text:style-name="T2">t</text:span><text:span text:style-name="T2">e</text:span><text:span text:style-name="T2">k</text:span><text:span text:style-name="T2">b</text:span><text:span text:style-name="T2">e</text:span><text:span text:style-name="T2">n</text:span><text:span text:style-name="T2"> </text:span><text:span text:style-name="T2">s</text:span><text:span text:style-name="T2">z</text:span><text:span text:style-name="T2">e</text:span><text:span text:style-name="T2">r</text:span><text:span text:style-name="T2">e</text:span><text:span text:style-name="T2">p</text:span><text:span text:style-name="T2">e</text:span><text:span text:style-name="T2">t </text:span><text:span text:style-name="T2">k</text:span><text:span text:style-name="T2">a</text:span><text:span text:style-name="T2">p</text:span><text:span text:style-name="T2">o</text:span><text:span text:style-name="T2">t</text:span><text:span text:style-name="T2">t</text:span><text:span text:style-name="T2">, </text:span><text:span text:style-name="T2">m</text:span><text:span text:style-name="T2">i</text:span><text:span text:style-name="T2">n</text:span><text:span text:style-name="T2">t </text:span><text:span text:style-name="T2">o</text:span><text:span text:style-name="T2">k</text:span><text:span text:style-name="T2">t</text:span><text:span text:style-name="T2">a</text:span><text:span text:style-name="T2">t</text:span><text:span text:style-name="T2">á</text:span><text:span text:style-name="T2">s</text:span><text:span text:style-name="T2">i </text:span><text:span text:style-name="T2">p</text:span><text:span text:style-name="T2">é</text:span><text:span text:style-name="T2">l</text:span><text:span text:style-name="T2">d</text:span><text:span text:style-name="T2">a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Nimbus Sans L1" svg:font-family="'Nimbus Sans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0T16:32:32.057759061</dc:date>
    <meta:editing-duration>PT52M54S</meta:editing-duration>
    <meta:editing-cycles>1</meta:editing-cycles>
    <meta:document-statistic meta:object-count="2953"/>
    <meta:generator>LibreOffice/6.2.6.2$Linux_X86_64 LibreOffice_project/20$Build-2</meta:generator>
  </office:meta>
</office:document-meta>
</file>